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Tahoma" svg:font-family="Tahoma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1.93mm"/>
    </style:style>
    <style:style style:name="co2" style:family="table-column">
      <style:table-column-properties fo:break-before="auto" style:column-width="105.6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.73mm"/>
    </style:style>
    <style:style style:name="co5" style:family="table-column">
      <style:table-column-properties fo:break-before="auto" style:column-width="37.11mm"/>
    </style:style>
    <style:style style:name="co6" style:family="table-column">
      <style:table-column-properties fo:break-before="auto" style:column-width="28.96mm"/>
    </style:style>
    <style:style style:name="co7" style:family="table-column">
      <style:table-column-properties fo:break-before="auto" style:column-width="80.91mm"/>
    </style:style>
    <style:style style:name="co8" style:family="table-column">
      <style:table-column-properties fo:break-before="auto" style:column-width="58.21mm"/>
    </style:style>
    <style:style style:name="co9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53.85mm"/>
    </style:style>
    <style:style style:name="co11" style:family="table-column">
      <style:table-column-properties fo:break-before="auto" style:column-width="9.77mm"/>
    </style:style>
    <style:style style:name="co12" style:family="table-column">
      <style:table-column-properties fo:break-before="auto" style:column-width="37.31mm"/>
    </style:style>
    <style:style style:name="co13" style:family="table-column">
      <style:table-column-properties fo:break-before="auto" style:column-width="82.27mm"/>
    </style:style>
    <style:style style:name="co14" style:family="table-column">
      <style:table-column-properties fo:break-before="auto" style:column-width="22.44mm"/>
    </style:style>
    <style:style style:name="co15" style:family="table-column">
      <style:table-column-properties fo:break-before="auto" style:column-width="59.11mm"/>
    </style:style>
    <style:style style:name="co16" style:family="table-column">
      <style:table-column-properties fo:break-before="auto" style:column-width="36.72mm"/>
    </style:style>
    <style:style style:name="co17" style:family="table-column">
      <style:table-column-properties fo:break-before="auto" style:column-width="52.48mm"/>
    </style:style>
    <style:style style:name="co18" style:family="table-column">
      <style:table-column-properties fo:break-before="auto" style:column-width="35.93mm"/>
    </style:style>
    <style:style style:name="co19" style:family="table-column">
      <style:table-column-properties fo:break-before="auto" style:column-width="33.62mm"/>
    </style:style>
    <style:style style:name="co20" style:family="table-column">
      <style:table-column-properties fo:break-before="auto" style:column-width="38.51mm"/>
    </style:style>
    <style:style style:name="co21" style:family="table-column">
      <style:table-column-properties fo:break-before="auto" style:column-width="15.98mm"/>
    </style:style>
    <style:style style:name="co22" style:family="table-column">
      <style:table-column-properties fo:break-before="auto" style:column-width="36.12mm"/>
    </style:style>
    <style:style style:name="co23" style:family="table-column">
      <style:table-column-properties fo:break-before="auto" style:column-width="29mm"/>
    </style:style>
    <style:style style:name="co24" style:family="table-column">
      <style:table-column-properties fo:break-before="auto" style:column-width="78.39mm"/>
    </style:style>
    <style:style style:name="co25" style:family="table-column">
      <style:table-column-properties fo:break-before="auto" style:column-width="28.33mm"/>
    </style:style>
    <style:style style:name="co26" style:family="table-column">
      <style:table-column-properties fo:break-before="auto" style:column-width="9.35mm"/>
    </style:style>
    <style:style style:name="co27" style:family="table-column">
      <style:table-column-properties fo:break-before="auto" style:column-width="48.26mm"/>
    </style:style>
    <style:style style:name="co28" style:family="table-column">
      <style:table-column-properties fo:break-before="auto" style:column-width="9.56mm"/>
    </style:style>
    <style:style style:name="co29" style:family="table-column">
      <style:table-column-properties fo:break-before="auto" style:column-width="22.1mm"/>
    </style:style>
    <style:style style:name="co30" style:family="table-column">
      <style:table-column-properties fo:break-before="auto" style:column-width="89.27mm"/>
    </style:style>
    <style:style style:name="co31" style:family="table-column">
      <style:table-column-properties fo:break-before="auto" style:column-width="85.57mm"/>
    </style:style>
    <style:style style:name="co32" style:family="table-column">
      <style:table-column-properties fo:break-before="auto" style:column-width="9.63mm"/>
    </style:style>
    <style:style style:name="co33" style:family="table-column">
      <style:table-column-properties fo:break-before="auto" style:column-width="40.6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41mm" fo:break-before="auto" style:use-optimal-row-height="true"/>
    </style:style>
    <style:style style:name="ro4" style:family="table-row">
      <style:table-row-properties style:row-height="8.34mm" fo:break-before="auto" style:use-optimal-row-height="true"/>
    </style:style>
    <style:style style:name="ro5" style:family="table-row">
      <style:table-row-properties style:row-height="14.46mm" fo:break-before="auto" style:use-optimal-row-height="true"/>
    </style:style>
    <style:style style:name="ro6" style:family="table-row">
      <style:table-row-properties style:row-height="14.38mm" fo:break-before="auto" style:use-optimal-row-height="true"/>
    </style:style>
    <style:style style:name="ro7" style:family="table-row">
      <style:table-row-properties style:row-height="53.38mm" fo:break-before="auto" style:use-optimal-row-height="true"/>
    </style:style>
    <style:style style:name="ro8" style:family="table-row">
      <style:table-row-properties style:row-height="3.42mm" fo:break-before="auto" style:use-optimal-row-height="true"/>
    </style:style>
    <style:style style:name="ro9" style:family="table-row">
      <style:table-row-properties style:row-height="17.29mm" fo:break-before="auto" style:use-optimal-row-height="true"/>
    </style:style>
    <style:style style:name="ro10" style:family="table-row">
      <style:table-row-properties style:row-height="48.31mm" fo:break-before="auto" style:use-optimal-row-height="true"/>
    </style:style>
    <style:style style:name="ro11" style:family="table-row">
      <style:table-row-properties style:row-height="6.03mm" fo:break-before="auto" style:use-optimal-row-height="true"/>
    </style:style>
    <style:style style:name="ro12" style:family="table-row">
      <style:table-row-properties style:row-height="8.82mm" fo:break-before="auto" style:use-optimal-row-height="true"/>
    </style:style>
    <style:style style:name="ro13" style:family="table-row">
      <style:table-row-properties style:row-height="11.77mm" fo:break-before="auto" style:use-optimal-row-height="true"/>
    </style:style>
    <style:style style:name="ro14" style:family="table-row">
      <style:table-row-properties style:row-height="19.95mm" fo:break-before="auto" style:use-optimal-row-height="true"/>
    </style:style>
    <style:style style:name="ro15" style:family="table-row">
      <style:table-row-properties style:row-height="22.77mm" fo:break-before="auto" style:use-optimal-row-height="false"/>
    </style:style>
    <style:style style:name="ro16" style:family="table-row">
      <style:table-row-properties style:row-height="22.74mm" fo:break-before="auto" style:use-optimal-row-height="true"/>
    </style:style>
    <style:style style:name="ro17" style:family="table-row">
      <style:table-row-properties style:row-height="24.13mm" fo:break-before="auto" style:use-optimal-row-height="false"/>
    </style:style>
    <style:style style:name="ro18" style:family="table-row">
      <style:table-row-properties style:row-height="11.59mm" fo:break-before="auto" style:use-optimal-row-height="true"/>
    </style:style>
    <style:style style:name="ro19" style:family="table-row">
      <style:table-row-properties style:row-height="25.52mm" fo:break-before="auto" style:use-optimal-row-height="true"/>
    </style:style>
    <style:style style:name="ro20" style:family="table-row">
      <style:table-row-properties style:row-height="39.44mm" fo:break-before="auto" style:use-optimal-row-height="true"/>
    </style:style>
    <style:style style:name="ro21" style:family="table-row">
      <style:table-row-properties style:row-height="33.88mm" fo:break-before="auto" style:use-optimal-row-height="true"/>
    </style:style>
    <style:style style:name="ro22" style:family="table-row">
      <style:table-row-properties style:row-height="31.1mm" fo:break-before="auto" style:use-optimal-row-height="true"/>
    </style:style>
    <style:style style:name="ro23" style:family="table-row">
      <style:table-row-properties style:row-height="42.42mm" fo:break-before="auto" style:use-optimal-row-height="false"/>
    </style:style>
    <style:style style:name="ro24" style:family="table-row">
      <style:table-row-properties style:row-height="42.23mm" fo:break-before="auto" style:use-optimal-row-height="true"/>
    </style:style>
    <style:style style:name="ro25" style:family="table-row">
      <style:table-row-properties style:row-height="8.94mm" fo:break-before="auto" style:use-optimal-row-height="true"/>
    </style:style>
    <style:style style:name="ro26" style:family="table-row">
      <style:table-row-properties style:row-height="23.04mm" fo:break-before="auto" style:use-optimal-row-height="true"/>
    </style:style>
    <style:style style:name="ro27" style:family="table-row">
      <style:table-row-properties style:row-height="17.39mm" fo:break-before="auto" style:use-optimal-row-height="true"/>
    </style:style>
    <style:style style:name="ro28" style:family="table-row">
      <style:table-row-properties style:row-height="14.59mm" fo:break-before="auto" style:use-optimal-row-height="true"/>
    </style:style>
    <style:style style:name="ro29" style:family="table-row">
      <style:table-row-properties style:row-height="25.68mm" fo:break-before="auto" style:use-optimal-row-height="true"/>
    </style:style>
    <style:style style:name="ro30" style:family="table-row">
      <style:table-row-properties style:row-height="8.41mm" fo:break-before="auto" style:use-optimal-row-height="true"/>
    </style:style>
    <style:style style:name="ro31" style:family="table-row">
      <style:table-row-properties style:row-height="4.46mm" fo:break-before="auto" style:use-optimal-row-height="true"/>
    </style:style>
    <style:style style:name="ro32" style:family="table-row">
      <style:table-row-properties style:row-height="11.84mm" fo:break-before="auto" style:use-optimal-row-height="true"/>
    </style:style>
    <style:style style:name="ro33" style:family="table-row">
      <style:table-row-properties style:row-height="9.05mm" fo:break-before="auto" style:use-optimal-row-height="true"/>
    </style:style>
    <style:style style:name="ro34" style:family="table-row">
      <style:table-row-properties style:row-height="17.02mm" fo:break-before="auto" style:use-optimal-row-height="true"/>
    </style:style>
    <style:style style:name="ro35" style:family="table-row">
      <style:table-row-properties style:row-height="14.53mm" fo:break-before="auto" style:use-optimal-row-height="true"/>
    </style:style>
    <style:style style:name="ro36" style:family="table-row">
      <style:table-row-properties style:row-height="11.04mm" fo:break-before="auto" style:use-optimal-row-height="true"/>
    </style:style>
    <style:style style:name="ro37" style:family="table-row">
      <style:table-row-properties style:row-height="4.53mm" fo:break-before="auto" style:use-optimal-row-height="true"/>
    </style:style>
    <style:style style:name="ro38" style:family="table-row">
      <style:table-row-properties style:row-height="80.94mm" fo:break-before="auto" style:use-optimal-row-height="true"/>
    </style:style>
    <style:style style:name="ro39" style:family="table-row">
      <style:table-row-properties style:row-height="5.93mm" fo:break-before="auto" style:use-optimal-row-height="true"/>
    </style:style>
    <style:style style:name="ro40" style:family="table-row">
      <style:table-row-properties style:row-height="8.7mm" fo:break-before="auto" style:use-optimal-row-height="true"/>
    </style:style>
    <style:style style:name="ro41" style:family="table-row">
      <style:table-row-properties style:row-height="6.23mm" fo:break-before="auto" style:use-optimal-row-height="true"/>
    </style:style>
    <style:style style:name="ro42" style:family="table-row">
      <style:table-row-properties style:row-height="11.47mm" fo:break-before="auto" style:use-optimal-row-height="true"/>
    </style:style>
    <style:style style:name="ro43" style:family="table-row">
      <style:table-row-properties style:row-height="19.79mm" fo:break-before="auto" style:use-optimal-row-height="true"/>
    </style:style>
    <style:style style:name="ro44" style:family="table-row">
      <style:table-row-properties style:row-height="3.69mm" fo:break-before="auto" style:use-optimal-row-height="true"/>
    </style:style>
    <style:style style:name="ro45" style:family="table-row">
      <style:table-row-properties style:row-height="8.59mm" fo:break-before="auto" style:use-optimal-row-height="true"/>
    </style:style>
    <style:style style:name="ro46" style:family="table-row">
      <style:table-row-properties style:row-height="4.62mm" fo:break-before="auto" style:use-optimal-row-height="true"/>
    </style:style>
    <style:style style:name="ro47" style:family="table-row">
      <style:table-row-properties style:row-height="10.88mm" fo:break-before="auto" style:use-optimal-row-height="false"/>
    </style:style>
    <style:style style:name="ro48" style:family="table-row">
      <style:table-row-properties style:row-height="8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5" style:family="table-cell" style:parent-style-name="Default" style:data-style-name="N84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map style:condition="cell-content()=&quot;ERRORS&quot;" style:apply-style-name="ERRORS" style:base-cell-address="'Yakindu SCT Test Report Setup'.B4"/>
      <style:map style:condition="cell-content()=&quot;Complete&quot;" style:apply-style-name="Complete" style:base-cell-address="'Yakindu SCT Test Report Setup'.B4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 Report Setup'.B5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 style:data-style-name="N100"/>
    <style:style style:name="ce10" style:family="table-cell" style:parent-style-name="Default">
      <style:table-cell-properties fo:wrap-option="wrap"/>
    </style:style>
    <style:style style:name="ce11" style:family="table-cell" style:parent-style-name="Default" style:data-style-name="N99"/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weight-asian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7pt" style:font-size-asian="7pt" style:font-size-complex="7pt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7pt" style:font-size-asian="7pt" style:font-size-complex="7pt"/>
    </style:style>
    <style:style style:name="ce17" style:family="table-cell" style:parent-style-name="Default">
      <style:table-cell-properties fo:wrap-option="wrap"/>
      <style:text-properties style:font-weight-asian="normal"/>
    </style:style>
    <style:style style:name="ce18" style:family="table-cell" style:parent-style-name="Default">
      <style:table-cell-properties fo:border="0.06pt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wrap-option="wrap" fo:border="none" style:vertical-align="middle"/>
      <style:text-properties fo:font-size="7pt" style:font-size-asian="7pt" style:font-size-complex="7pt"/>
    </style:style>
    <style:style style:name="ce20" style:family="table-cell" style:parent-style-name="Default">
      <style:table-cell-properties fo:border="none" style:vertical-align="middle"/>
      <style:text-properties fo:font-size="7pt" style:font-size-asian="7pt" style:font-size-complex="7pt"/>
    </style:style>
    <style:style style:name="ce21" style:family="table-cell" style:parent-style-name="Default" style:data-style-name="N99">
      <style:map style:condition="cell-content()=&quot;Complete&quot;" style:apply-style-name="Complete" style:base-cell-address="'Yakindu SCT Testcase 01 - Installation'.C1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1 - Installation'.C2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size="7pt" style:font-size-asian="7pt" style:font-size-complex="7pt"/>
    </style:style>
    <style:style style:name="ce2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mm"/>
      <style:text-properties fo:font-size="7pt" style:font-size-asian="7pt" style:font-size-complex="7pt"/>
    </style:style>
    <style:style style:name="ce27" style:family="table-cell" style:parent-style-name="Default">
      <style:table-cell-properties style:text-align-source="fix" style:repeat-content="false" fo:border="none" style:vertical-align="top"/>
      <style:paragraph-properties fo:text-align="start" fo:margin-left="0mm"/>
      <style:text-properties fo:font-size="7pt" style:font-size-asian="7pt" style:font-size-complex="7pt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29" style:family="table-cell" style:parent-style-name="Default">
      <style:table-cell-properties fo:wrap-option="wrap" fo:border="0.06pt solid #000000" style:vertical-align="top"/>
      <style:text-properties fo:font-size="7pt" style:font-size-asian="7pt" style:font-size-complex="7pt"/>
    </style:style>
    <style:style style:name="ce30" style:family="table-cell" style:parent-style-name="Default">
      <style:table-cell-properties fo:wrap-option="wrap" fo:border="0.06pt solid #000000" style:vertical-align="top"/>
      <style:text-properties style:font-name="Liberation Sans" fo:font-size="7pt" style:font-size-asian="7pt" style:font-size-complex="7pt"/>
    </style:style>
    <style:style style:name="ce31" style:family="table-cell" style:parent-style-name="Default">
      <style:table-cell-properties fo:wrap-option="wrap" fo:border="none" style:vertical-align="top"/>
      <style:text-properties fo:font-size="7pt" style:font-size-asian="7pt" style:font-size-complex="7pt"/>
    </style:style>
    <style:style style:name="ce32" style:family="table-cell" style:parent-style-name="Default">
      <style:table-cell-properties fo:border="none" style:vertical-align="top"/>
      <style:text-properties fo:font-size="7pt" style:font-size-asian="7pt" style:font-size-complex="7pt"/>
    </style:style>
    <style:style style:name="ce33" style:family="table-cell" style:parent-style-name="Default">
      <style:table-cell-properties fo:wrap-option="wrap" fo:border="0.06pt solid #000000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3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3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1 - Installation'.F17"/>
      <style:map style:condition="cell-content()=&quot;SUCCEDED&quot;" style:apply-style-name="SUCCEDED" style:base-cell-address="'Yakindu SCT Testcase 01 - Installation'.F17"/>
      <style:map style:condition="cell-content()=&quot;OPEN&quot;" style:apply-style-name="OPEN" style:base-cell-address="'Yakindu SCT Testcase 01 - Installation'.F17"/>
      <style:map style:condition="cell-content()=&quot;N/A&quot;" style:apply-style-name="Not_20_Applicable" style:base-cell-address="'Yakindu SCT Testcase 01 - Installation'.F17"/>
    </style:style>
    <style:style style:name="ce3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1 - Installation'.F18"/>
      <style:map style:condition="cell-content()=&quot;SUCCEDED&quot;" style:apply-style-name="SUCCEDED" style:base-cell-address="'Yakindu SCT Testcase 01 - Installation'.F18"/>
      <style:map style:condition="cell-content()=&quot;OPEN&quot;" style:apply-style-name="OPEN" style:base-cell-address="'Yakindu SCT Testcase 01 - Installation'.F18"/>
      <style:map style:condition="cell-content()=&quot;N/A&quot;" style:apply-style-name="Not_20_Applicable" style:base-cell-address="'Yakindu SCT Testcase 01 - Installation'.F18"/>
    </style:style>
    <style:style style:name="ce37" style:family="table-cell" style:parent-style-name="Default">
      <style:table-cell-properties fo:wrap-option="wrap" fo:border="none" style:vertical-align="top"/>
      <style:text-properties fo:font-size="7pt" style:font-size-asian="7pt" style:font-size-complex="7pt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38" style:family="table-cell" style:parent-style-name="Default">
      <style:table-cell-properties fo:border="none" style:vertical-align="top"/>
      <style:text-properties fo:font-size="7pt" style:font-size-asian="7pt" style:font-size-complex="7pt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39" style:family="table-cell" style:parent-style-name="Default">
      <style:table-cell-properties style:vertical-align="top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40" style:family="table-cell" style:parent-style-name="Default"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41" style:family="table-cell" style:parent-style-name="Default">
      <style:text-properties fo:font-size="10pt" style:font-size-asian="10pt" style:font-size-complex="10pt"/>
    </style:style>
    <style:style style:name="ce42" style:family="table-cell" style:parent-style-name="Default">
      <style:text-properties fo:font-size="8pt" style:font-size-asian="8pt" style:font-size-complex="8pt"/>
    </style:style>
    <style:style style:name="ce43" style:family="table-cell" style:parent-style-name="Default" style:data-style-name="N99">
      <style:map style:condition="cell-content()=&quot;Complete&quot;" style:apply-style-name="Complete" style:base-cell-address="'Yakindu SCT Testcase 02 - Editor'.C1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2 - Editor'.C2"/>
    </style:style>
    <style:style style:name="ce45" style:family="table-cell" style:parent-style-name="Default">
      <style:table-cell-properties fo:wrap-option="wrap" fo:border="0.06pt solid #000000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4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6"/>
      <style:map style:condition="cell-content()=&quot;SUCCEDED&quot;" style:apply-style-name="SUCCEDED" style:base-cell-address="'Yakindu SCT Testcase 02 - Editor'.F16"/>
      <style:map style:condition="cell-content()=&quot;OPEN&quot;" style:apply-style-name="OPEN" style:base-cell-address="'Yakindu SCT Testcase 02 - Editor'.F16"/>
      <style:map style:condition="cell-content()=&quot;N/A&quot;" style:apply-style-name="Not_20_Applicable" style:base-cell-address="'Yakindu SCT Testcase 02 - Editor'.F16"/>
    </style:style>
    <style:style style:name="ce4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7"/>
      <style:map style:condition="cell-content()=&quot;SUCCEDED&quot;" style:apply-style-name="SUCCEDED" style:base-cell-address="'Yakindu SCT Testcase 02 - Editor'.F17"/>
      <style:map style:condition="cell-content()=&quot;OPEN&quot;" style:apply-style-name="OPEN" style:base-cell-address="'Yakindu SCT Testcase 02 - Editor'.F17"/>
      <style:map style:condition="cell-content()=&quot;N/A&quot;" style:apply-style-name="Not_20_Applicable" style:base-cell-address="'Yakindu SCT Testcase 02 - Editor'.F17"/>
    </style:style>
    <style:style style:name="ce4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8"/>
      <style:map style:condition="cell-content()=&quot;SUCCEDED&quot;" style:apply-style-name="SUCCEDED" style:base-cell-address="'Yakindu SCT Testcase 02 - Editor'.F18"/>
      <style:map style:condition="cell-content()=&quot;OPEN&quot;" style:apply-style-name="OPEN" style:base-cell-address="'Yakindu SCT Testcase 02 - Editor'.F18"/>
      <style:map style:condition="cell-content()=&quot;N/A&quot;" style:apply-style-name="Not_20_Applicable" style:base-cell-address="'Yakindu SCT Testcase 02 - Editor'.F18"/>
    </style:style>
    <style:style style:name="ce4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9"/>
      <style:map style:condition="cell-content()=&quot;SUCCEDED&quot;" style:apply-style-name="SUCCEDED" style:base-cell-address="'Yakindu SCT Testcase 02 - Editor'.F19"/>
      <style:map style:condition="cell-content()=&quot;OPEN&quot;" style:apply-style-name="OPEN" style:base-cell-address="'Yakindu SCT Testcase 02 - Editor'.F19"/>
      <style:map style:condition="cell-content()=&quot;N/A&quot;" style:apply-style-name="Not_20_Applicable" style:base-cell-address="'Yakindu SCT Testcase 02 - Editor'.F19"/>
    </style:style>
    <style:style style:name="ce5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0"/>
      <style:map style:condition="cell-content()=&quot;SUCCEDED&quot;" style:apply-style-name="SUCCEDED" style:base-cell-address="'Yakindu SCT Testcase 02 - Editor'.F20"/>
      <style:map style:condition="cell-content()=&quot;OPEN&quot;" style:apply-style-name="OPEN" style:base-cell-address="'Yakindu SCT Testcase 02 - Editor'.F20"/>
      <style:map style:condition="cell-content()=&quot;N/A&quot;" style:apply-style-name="Not_20_Applicable" style:base-cell-address="'Yakindu SCT Testcase 02 - Editor'.F20"/>
    </style:style>
    <style:style style:name="ce5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1"/>
      <style:map style:condition="cell-content()=&quot;SUCCEDED&quot;" style:apply-style-name="SUCCEDED" style:base-cell-address="'Yakindu SCT Testcase 02 - Editor'.F21"/>
      <style:map style:condition="cell-content()=&quot;OPEN&quot;" style:apply-style-name="OPEN" style:base-cell-address="'Yakindu SCT Testcase 02 - Editor'.F21"/>
      <style:map style:condition="cell-content()=&quot;N/A&quot;" style:apply-style-name="Not_20_Applicable" style:base-cell-address="'Yakindu SCT Testcase 02 - Editor'.F21"/>
    </style:style>
    <style:style style:name="ce5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2"/>
      <style:map style:condition="cell-content()=&quot;SUCCEDED&quot;" style:apply-style-name="SUCCEDED" style:base-cell-address="'Yakindu SCT Testcase 02 - Editor'.F22"/>
      <style:map style:condition="cell-content()=&quot;OPEN&quot;" style:apply-style-name="OPEN" style:base-cell-address="'Yakindu SCT Testcase 02 - Editor'.F22"/>
      <style:map style:condition="cell-content()=&quot;N/A&quot;" style:apply-style-name="Not_20_Applicable" style:base-cell-address="'Yakindu SCT Testcase 02 - Editor'.F22"/>
    </style:style>
    <style:style style:name="ce5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3"/>
      <style:map style:condition="cell-content()=&quot;SUCCEDED&quot;" style:apply-style-name="SUCCEDED" style:base-cell-address="'Yakindu SCT Testcase 02 - Editor'.F23"/>
      <style:map style:condition="cell-content()=&quot;OPEN&quot;" style:apply-style-name="OPEN" style:base-cell-address="'Yakindu SCT Testcase 02 - Editor'.F23"/>
      <style:map style:condition="cell-content()=&quot;N/A&quot;" style:apply-style-name="Not_20_Applicable" style:base-cell-address="'Yakindu SCT Testcase 02 - Editor'.F23"/>
    </style:style>
    <style:style style:name="ce5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4"/>
      <style:map style:condition="cell-content()=&quot;SUCCEDED&quot;" style:apply-style-name="SUCCEDED" style:base-cell-address="'Yakindu SCT Testcase 02 - Editor'.F24"/>
      <style:map style:condition="cell-content()=&quot;OPEN&quot;" style:apply-style-name="OPEN" style:base-cell-address="'Yakindu SCT Testcase 02 - Editor'.F24"/>
      <style:map style:condition="cell-content()=&quot;N/A&quot;" style:apply-style-name="Not_20_Applicable" style:base-cell-address="'Yakindu SCT Testcase 02 - Editor'.F24"/>
    </style:style>
    <style:style style:name="ce5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5"/>
      <style:map style:condition="cell-content()=&quot;SUCCEDED&quot;" style:apply-style-name="SUCCEDED" style:base-cell-address="'Yakindu SCT Testcase 02 - Editor'.F25"/>
      <style:map style:condition="cell-content()=&quot;OPEN&quot;" style:apply-style-name="OPEN" style:base-cell-address="'Yakindu SCT Testcase 02 - Editor'.F25"/>
      <style:map style:condition="cell-content()=&quot;N/A&quot;" style:apply-style-name="Not_20_Applicable" style:base-cell-address="'Yakindu SCT Testcase 02 - Editor'.F25"/>
    </style:style>
    <style:style style:name="ce5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6"/>
      <style:map style:condition="cell-content()=&quot;SUCCEDED&quot;" style:apply-style-name="SUCCEDED" style:base-cell-address="'Yakindu SCT Testcase 02 - Editor'.F26"/>
      <style:map style:condition="cell-content()=&quot;OPEN&quot;" style:apply-style-name="OPEN" style:base-cell-address="'Yakindu SCT Testcase 02 - Editor'.F26"/>
      <style:map style:condition="cell-content()=&quot;N/A&quot;" style:apply-style-name="Not_20_Applicable" style:base-cell-address="'Yakindu SCT Testcase 02 - Editor'.F26"/>
    </style:style>
    <style:style style:name="ce57" style:family="table-cell" style:parent-style-name="Default">
      <style:table-cell-properties fo:border-bottom="0.06pt solid #000000" fo:border-left="none" fo:border-right="none" fo:border-top="0.06pt solid #000000"/>
    </style:style>
    <style:style style:name="ce5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1"/>
      <style:map style:condition="cell-content()=&quot;SUCCEDED&quot;" style:apply-style-name="SUCCEDED" style:base-cell-address="'Yakindu SCT Testcase 02 - Editor'.F31"/>
      <style:map style:condition="cell-content()=&quot;OPEN&quot;" style:apply-style-name="OPEN" style:base-cell-address="'Yakindu SCT Testcase 02 - Editor'.F31"/>
      <style:map style:condition="cell-content()=&quot;N/A&quot;" style:apply-style-name="Not_20_Applicable" style:base-cell-address="'Yakindu SCT Testcase 02 - Editor'.F31"/>
    </style:style>
    <style:style style:name="ce5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2"/>
      <style:map style:condition="cell-content()=&quot;SUCCEDED&quot;" style:apply-style-name="SUCCEDED" style:base-cell-address="'Yakindu SCT Testcase 02 - Editor'.F32"/>
      <style:map style:condition="cell-content()=&quot;OPEN&quot;" style:apply-style-name="OPEN" style:base-cell-address="'Yakindu SCT Testcase 02 - Editor'.F32"/>
      <style:map style:condition="cell-content()=&quot;N/A&quot;" style:apply-style-name="Not_20_Applicable" style:base-cell-address="'Yakindu SCT Testcase 02 - Editor'.F32"/>
    </style:style>
    <style:style style:name="ce6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3"/>
      <style:map style:condition="cell-content()=&quot;SUCCEDED&quot;" style:apply-style-name="SUCCEDED" style:base-cell-address="'Yakindu SCT Testcase 02 - Editor'.F33"/>
      <style:map style:condition="cell-content()=&quot;OPEN&quot;" style:apply-style-name="OPEN" style:base-cell-address="'Yakindu SCT Testcase 02 - Editor'.F33"/>
      <style:map style:condition="cell-content()=&quot;N/A&quot;" style:apply-style-name="Not_20_Applicable" style:base-cell-address="'Yakindu SCT Testcase 02 - Editor'.F33"/>
    </style:style>
    <style:style style:name="ce6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4"/>
      <style:map style:condition="cell-content()=&quot;SUCCEDED&quot;" style:apply-style-name="SUCCEDED" style:base-cell-address="'Yakindu SCT Testcase 02 - Editor'.F34"/>
      <style:map style:condition="cell-content()=&quot;OPEN&quot;" style:apply-style-name="OPEN" style:base-cell-address="'Yakindu SCT Testcase 02 - Editor'.F34"/>
      <style:map style:condition="cell-content()=&quot;N/A&quot;" style:apply-style-name="Not_20_Applicable" style:base-cell-address="'Yakindu SCT Testcase 02 - Editor'.F34"/>
    </style:style>
    <style:style style:name="ce6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5"/>
      <style:map style:condition="cell-content()=&quot;SUCCEDED&quot;" style:apply-style-name="SUCCEDED" style:base-cell-address="'Yakindu SCT Testcase 02 - Editor'.F35"/>
      <style:map style:condition="cell-content()=&quot;OPEN&quot;" style:apply-style-name="OPEN" style:base-cell-address="'Yakindu SCT Testcase 02 - Editor'.F35"/>
      <style:map style:condition="cell-content()=&quot;N/A&quot;" style:apply-style-name="Not_20_Applicable" style:base-cell-address="'Yakindu SCT Testcase 02 - Editor'.F35"/>
    </style:style>
    <style:style style:name="ce6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6"/>
      <style:map style:condition="cell-content()=&quot;SUCCEDED&quot;" style:apply-style-name="SUCCEDED" style:base-cell-address="'Yakindu SCT Testcase 02 - Editor'.F36"/>
      <style:map style:condition="cell-content()=&quot;OPEN&quot;" style:apply-style-name="OPEN" style:base-cell-address="'Yakindu SCT Testcase 02 - Editor'.F36"/>
      <style:map style:condition="cell-content()=&quot;N/A&quot;" style:apply-style-name="Not_20_Applicable" style:base-cell-address="'Yakindu SCT Testcase 02 - Editor'.F36"/>
    </style:style>
    <style:style style:name="ce64" style:family="table-cell" style:parent-style-name="Default">
      <style:table-cell-properties fo:border="none"/>
      <style:text-properties fo:font-size="8pt" style:font-size-asian="8pt" style:font-size-complex="8pt"/>
    </style:style>
    <style:style style:name="ce65" style:family="table-cell" style:parent-style-name="Default" style:data-style-name="N99">
      <style:map style:condition="cell-content()=&quot;Complete&quot;" style:apply-style-name="Complete" style:base-cell-address="'Yakindu SCT Testcase 03 - Simulation'.C1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3 - Simulation'.C2"/>
    </style:style>
    <style:style style:name="ce6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3 - Simulation'.F16"/>
      <style:map style:condition="cell-content()=&quot;SUCCEDED&quot;" style:apply-style-name="SUCCEDED" style:base-cell-address="'Yakindu SCT Testcase 03 - Simulation'.F16"/>
      <style:map style:condition="cell-content()=&quot;OPEN&quot;" style:apply-style-name="OPEN" style:base-cell-address="'Yakindu SCT Testcase 03 - Simulation'.F16"/>
      <style:map style:condition="cell-content()=&quot;N/A&quot;" style:apply-style-name="Not_20_Applicable" style:base-cell-address="'Yakindu SCT Testcase 03 - Simulation'.F16"/>
    </style:style>
    <style:style style:name="ce6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3 - Simulation'.F17"/>
      <style:map style:condition="cell-content()=&quot;SUCCEDED&quot;" style:apply-style-name="SUCCEDED" style:base-cell-address="'Yakindu SCT Testcase 03 - Simulation'.F17"/>
      <style:map style:condition="cell-content()=&quot;OPEN&quot;" style:apply-style-name="OPEN" style:base-cell-address="'Yakindu SCT Testcase 03 - Simulation'.F17"/>
      <style:map style:condition="cell-content()=&quot;N/A&quot;" style:apply-style-name="Not_20_Applicable" style:base-cell-address="'Yakindu SCT Testcase 03 - Simulation'.F17"/>
    </style:style>
    <style:style style:name="ce6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3 - Simulation'.F18"/>
      <style:map style:condition="cell-content()=&quot;SUCCEDED&quot;" style:apply-style-name="SUCCEDED" style:base-cell-address="'Yakindu SCT Testcase 03 - Simulation'.F18"/>
      <style:map style:condition="cell-content()=&quot;OPEN&quot;" style:apply-style-name="OPEN" style:base-cell-address="'Yakindu SCT Testcase 03 - Simulation'.F18"/>
      <style:map style:condition="cell-content()=&quot;N/A&quot;" style:apply-style-name="Not_20_Applicable" style:base-cell-address="'Yakindu SCT Testcase 03 - Simulation'.F18"/>
    </style:style>
    <style:style style:name="ce70" style:family="table-cell" style:parent-style-name="Default">
      <style:table-cell-properties fo:wrap-option="wrap" fo:border="0.06pt solid #000000" style:vertical-align="top"/>
      <style:text-properties style:font-name="Tahoma" fo:font-size="8pt" style:font-name-asian="Tahoma" style:font-size-asian="8pt" style:font-name-complex="Tahoma" style:font-size-complex="8pt"/>
    </style:style>
    <style:style style:name="ce71" style:family="table-cell" style:parent-style-name="Default" style:data-style-name="N99">
      <style:map style:condition="cell-content()=&quot;Complete&quot;" style:apply-style-name="Complete" style:base-cell-address="'Yakindu SCT Testcase 04 - Help Integration'.C1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4 - Help Integration'.C2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4 - Help Integration'.F16"/>
      <style:map style:condition="cell-content()=&quot;SUCCEDED&quot;" style:apply-style-name="SUCCEDED" style:base-cell-address="'Yakindu SCT Testcase 04 - Help Integration'.F16"/>
      <style:map style:condition="cell-content()=&quot;OPEN&quot;" style:apply-style-name="OPEN" style:base-cell-address="'Yakindu SCT Testcase 04 - Help Integration'.F16"/>
      <style:map style:condition="cell-content()=&quot;N/A&quot;" style:apply-style-name="Not_20_Applicable" style:base-cell-address="'Yakindu SCT Testcase 04 - Help Integration'.F16"/>
    </style:style>
    <style:style style:name="ce7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4 - Help Integration'.F17"/>
      <style:map style:condition="cell-content()=&quot;SUCCEDED&quot;" style:apply-style-name="SUCCEDED" style:base-cell-address="'Yakindu SCT Testcase 04 - Help Integration'.F17"/>
      <style:map style:condition="cell-content()=&quot;OPEN&quot;" style:apply-style-name="OPEN" style:base-cell-address="'Yakindu SCT Testcase 04 - Help Integration'.F17"/>
      <style:map style:condition="cell-content()=&quot;N/A&quot;" style:apply-style-name="Not_20_Applicable" style:base-cell-address="'Yakindu SCT Testcase 04 - Help Integration'.F17"/>
    </style:style>
    <style:style style:name="ce7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4 - Help Integration'.F18"/>
      <style:map style:condition="cell-content()=&quot;SUCCEDED&quot;" style:apply-style-name="SUCCEDED" style:base-cell-address="'Yakindu SCT Testcase 04 - Help Integration'.F18"/>
      <style:map style:condition="cell-content()=&quot;OPEN&quot;" style:apply-style-name="OPEN" style:base-cell-address="'Yakindu SCT Testcase 04 - Help Integration'.F18"/>
      <style:map style:condition="cell-content()=&quot;N/A&quot;" style:apply-style-name="Not_20_Applicable" style:base-cell-address="'Yakindu SCT Testcase 04 - Help Integration'.F18"/>
    </style:style>
    <style:style style:name="ce76" style:family="table-cell" style:parent-style-name="Default" style:data-style-name="N99">
      <style:map style:condition="cell-content()=&quot;Complete&quot;" style:apply-style-name="Complete" style:base-cell-address="'Yakindu SCT Testcase 05 - Validation'.C1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5 - Validation'.C2"/>
    </style:style>
    <style:style style:name="ce7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6"/>
      <style:map style:condition="cell-content()=&quot;SUCCEDED&quot;" style:apply-style-name="SUCCEDED" style:base-cell-address="'Yakindu SCT Testcase 05 - Validation'.F16"/>
      <style:map style:condition="cell-content()=&quot;OPEN&quot;" style:apply-style-name="OPEN" style:base-cell-address="'Yakindu SCT Testcase 05 - Validation'.F16"/>
      <style:map style:condition="cell-content()=&quot;N/A&quot;" style:apply-style-name="Not_20_Applicable" style:base-cell-address="'Yakindu SCT Testcase 05 - Validation'.F16"/>
    </style:style>
    <style:style style:name="ce7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7"/>
      <style:map style:condition="cell-content()=&quot;SUCCEDED&quot;" style:apply-style-name="SUCCEDED" style:base-cell-address="'Yakindu SCT Testcase 05 - Validation'.F17"/>
      <style:map style:condition="cell-content()=&quot;OPEN&quot;" style:apply-style-name="OPEN" style:base-cell-address="'Yakindu SCT Testcase 05 - Validation'.F17"/>
      <style:map style:condition="cell-content()=&quot;N/A&quot;" style:apply-style-name="Not_20_Applicable" style:base-cell-address="'Yakindu SCT Testcase 05 - Validation'.F17"/>
    </style:style>
    <style:style style:name="ce8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8"/>
      <style:map style:condition="cell-content()=&quot;SUCCEDED&quot;" style:apply-style-name="SUCCEDED" style:base-cell-address="'Yakindu SCT Testcase 05 - Validation'.F18"/>
      <style:map style:condition="cell-content()=&quot;OPEN&quot;" style:apply-style-name="OPEN" style:base-cell-address="'Yakindu SCT Testcase 05 - Validation'.F18"/>
      <style:map style:condition="cell-content()=&quot;N/A&quot;" style:apply-style-name="Not_20_Applicable" style:base-cell-address="'Yakindu SCT Testcase 05 - Validation'.F18"/>
    </style:style>
    <style:style style:name="ce8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9"/>
      <style:map style:condition="cell-content()=&quot;SUCCEDED&quot;" style:apply-style-name="SUCCEDED" style:base-cell-address="'Yakindu SCT Testcase 05 - Validation'.F19"/>
      <style:map style:condition="cell-content()=&quot;OPEN&quot;" style:apply-style-name="OPEN" style:base-cell-address="'Yakindu SCT Testcase 05 - Validation'.F19"/>
      <style:map style:condition="cell-content()=&quot;N/A&quot;" style:apply-style-name="Not_20_Applicable" style:base-cell-address="'Yakindu SCT Testcase 05 - Validation'.F19"/>
    </style:style>
    <style:style style:name="ce8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0"/>
      <style:map style:condition="cell-content()=&quot;SUCCEDED&quot;" style:apply-style-name="SUCCEDED" style:base-cell-address="'Yakindu SCT Testcase 05 - Validation'.F20"/>
      <style:map style:condition="cell-content()=&quot;OPEN&quot;" style:apply-style-name="OPEN" style:base-cell-address="'Yakindu SCT Testcase 05 - Validation'.F20"/>
      <style:map style:condition="cell-content()=&quot;N/A&quot;" style:apply-style-name="Not_20_Applicable" style:base-cell-address="'Yakindu SCT Testcase 05 - Validation'.F20"/>
    </style:style>
    <style:style style:name="ce8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1"/>
      <style:map style:condition="cell-content()=&quot;SUCCEDED&quot;" style:apply-style-name="SUCCEDED" style:base-cell-address="'Yakindu SCT Testcase 05 - Validation'.F21"/>
      <style:map style:condition="cell-content()=&quot;OPEN&quot;" style:apply-style-name="OPEN" style:base-cell-address="'Yakindu SCT Testcase 05 - Validation'.F21"/>
      <style:map style:condition="cell-content()=&quot;N/A&quot;" style:apply-style-name="Not_20_Applicable" style:base-cell-address="'Yakindu SCT Testcase 05 - Validation'.F21"/>
    </style:style>
    <style:style style:name="ce8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2"/>
      <style:map style:condition="cell-content()=&quot;SUCCEDED&quot;" style:apply-style-name="SUCCEDED" style:base-cell-address="'Yakindu SCT Testcase 05 - Validation'.F22"/>
      <style:map style:condition="cell-content()=&quot;OPEN&quot;" style:apply-style-name="OPEN" style:base-cell-address="'Yakindu SCT Testcase 05 - Validation'.F22"/>
      <style:map style:condition="cell-content()=&quot;N/A&quot;" style:apply-style-name="Not_20_Applicable" style:base-cell-address="'Yakindu SCT Testcase 05 - Validation'.F22"/>
    </style:style>
    <style:style style:name="ce8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3"/>
      <style:map style:condition="cell-content()=&quot;SUCCEDED&quot;" style:apply-style-name="SUCCEDED" style:base-cell-address="'Yakindu SCT Testcase 05 - Validation'.F23"/>
      <style:map style:condition="cell-content()=&quot;OPEN&quot;" style:apply-style-name="OPEN" style:base-cell-address="'Yakindu SCT Testcase 05 - Validation'.F23"/>
      <style:map style:condition="cell-content()=&quot;N/A&quot;" style:apply-style-name="Not_20_Applicable" style:base-cell-address="'Yakindu SCT Testcase 05 - Validation'.F23"/>
    </style:style>
    <style:style style:name="ce8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4"/>
      <style:map style:condition="cell-content()=&quot;SUCCEDED&quot;" style:apply-style-name="SUCCEDED" style:base-cell-address="'Yakindu SCT Testcase 05 - Validation'.F24"/>
      <style:map style:condition="cell-content()=&quot;OPEN&quot;" style:apply-style-name="OPEN" style:base-cell-address="'Yakindu SCT Testcase 05 - Validation'.F24"/>
      <style:map style:condition="cell-content()=&quot;N/A&quot;" style:apply-style-name="Not_20_Applicable" style:base-cell-address="'Yakindu SCT Testcase 05 - Validation'.F24"/>
    </style:style>
    <style:style style:name="ce8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5"/>
      <style:map style:condition="cell-content()=&quot;SUCCEDED&quot;" style:apply-style-name="SUCCEDED" style:base-cell-address="'Yakindu SCT Testcase 05 - Validation'.F25"/>
      <style:map style:condition="cell-content()=&quot;OPEN&quot;" style:apply-style-name="OPEN" style:base-cell-address="'Yakindu SCT Testcase 05 - Validation'.F25"/>
      <style:map style:condition="cell-content()=&quot;N/A&quot;" style:apply-style-name="Not_20_Applicable" style:base-cell-address="'Yakindu SCT Testcase 05 - Validation'.F25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89" style:family="table-cell" style:parent-style-name="Default" style:data-style-name="N99">
      <style:map style:condition="cell-content()=&quot;Complete&quot;" style:apply-style-name="Complete" style:base-cell-address="'Yakindu SCT Testcase 06 - Expression Language Proposals'.C1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6 - Expression Language Proposals'.C2"/>
    </style:style>
    <style:style style:name="ce91" style:family="table-cell" style:parent-style-name="Default">
      <style:table-cell-properties fo:border="0.06pt solid #000000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2" style:family="table-cell" style:parent-style-name="Default">
      <style:table-cell-properties fo:wrap-option="wrap" fo:border="0.06pt solid #000000" style:vertical-align="top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" style:family="table-cell" style:parent-style-name="Default">
      <style:table-cell-properties fo:wrap-option="wrap" fo:border="0.06pt solid #000000" style:vertical-align="top"/>
      <style:text-properties style:font-name="Liberation Sans" fo:font-size="7pt" style:font-name-asian="WenQuanYi Zen Hei" style:font-size-asian="7pt" style:font-name-complex="Lohit Hindi" style:font-size-complex="7pt"/>
    </style:style>
    <style:style style:name="ce9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6"/>
      <style:map style:condition="cell-content()=&quot;SUCCEDED&quot;" style:apply-style-name="SUCCEDED" style:base-cell-address="'Yakindu SCT Testcase 06 - Expression Language Proposals'.F16"/>
      <style:map style:condition="cell-content()=&quot;OPEN&quot;" style:apply-style-name="OPEN" style:base-cell-address="'Yakindu SCT Testcase 06 - Expression Language Proposals'.F16"/>
      <style:map style:condition="cell-content()=&quot;N/A&quot;" style:apply-style-name="Not_20_Applicable" style:base-cell-address="'Yakindu SCT Testcase 06 - Expression Language Proposals'.F16"/>
    </style:style>
    <style:style style:name="ce9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7"/>
      <style:map style:condition="cell-content()=&quot;SUCCEDED&quot;" style:apply-style-name="SUCCEDED" style:base-cell-address="'Yakindu SCT Testcase 06 - Expression Language Proposals'.F17"/>
      <style:map style:condition="cell-content()=&quot;OPEN&quot;" style:apply-style-name="OPEN" style:base-cell-address="'Yakindu SCT Testcase 06 - Expression Language Proposals'.F17"/>
      <style:map style:condition="cell-content()=&quot;N/A&quot;" style:apply-style-name="Not_20_Applicable" style:base-cell-address="'Yakindu SCT Testcase 06 - Expression Language Proposals'.F17"/>
    </style:style>
    <style:style style:name="ce9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8"/>
      <style:map style:condition="cell-content()=&quot;SUCCEDED&quot;" style:apply-style-name="SUCCEDED" style:base-cell-address="'Yakindu SCT Testcase 06 - Expression Language Proposals'.F18"/>
      <style:map style:condition="cell-content()=&quot;OPEN&quot;" style:apply-style-name="OPEN" style:base-cell-address="'Yakindu SCT Testcase 06 - Expression Language Proposals'.F18"/>
      <style:map style:condition="cell-content()=&quot;N/A&quot;" style:apply-style-name="Not_20_Applicable" style:base-cell-address="'Yakindu SCT Testcase 06 - Expression Language Proposals'.F18"/>
    </style:style>
    <style:style style:name="ce9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9"/>
      <style:map style:condition="cell-content()=&quot;SUCCEDED&quot;" style:apply-style-name="SUCCEDED" style:base-cell-address="'Yakindu SCT Testcase 06 - Expression Language Proposals'.F19"/>
      <style:map style:condition="cell-content()=&quot;OPEN&quot;" style:apply-style-name="OPEN" style:base-cell-address="'Yakindu SCT Testcase 06 - Expression Language Proposals'.F19"/>
      <style:map style:condition="cell-content()=&quot;N/A&quot;" style:apply-style-name="Not_20_Applicable" style:base-cell-address="'Yakindu SCT Testcase 06 - Expression Language Proposals'.F19"/>
    </style:style>
    <style:style style:name="ce9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20"/>
      <style:map style:condition="cell-content()=&quot;SUCCEDED&quot;" style:apply-style-name="SUCCEDED" style:base-cell-address="'Yakindu SCT Testcase 06 - Expression Language Proposals'.F20"/>
      <style:map style:condition="cell-content()=&quot;OPEN&quot;" style:apply-style-name="OPEN" style:base-cell-address="'Yakindu SCT Testcase 06 - Expression Language Proposals'.F20"/>
      <style:map style:condition="cell-content()=&quot;N/A&quot;" style:apply-style-name="Not_20_Applicable" style:base-cell-address="'Yakindu SCT Testcase 06 - Expression Language Proposals'.F20"/>
    </style:style>
    <style:style style:name="ce99" style:family="table-cell" style:parent-style-name="Default">
      <style:text-properties fo:font-size="7pt" style:font-size-asian="7pt" style:font-size-complex="7pt"/>
    </style:style>
    <style:style style:name="ce10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1" style:family="table-cell" style:parent-style-name="Default" style:data-style-name="N99">
      <style:map style:condition="cell-content()=&quot;Complete&quot;" style:apply-style-name="Complete" style:base-cell-address="'Yakindu SCT Testcase 07 - Custom Generators'.C1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7 - Custom Generators'.C2"/>
    </style:style>
    <style:style style:name="ce10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7 - Custom Generators'.F16"/>
      <style:map style:condition="cell-content()=&quot;SUCCEDED&quot;" style:apply-style-name="SUCCEDED" style:base-cell-address="'Yakindu SCT Testcase 07 - Custom Generators'.F16"/>
      <style:map style:condition="cell-content()=&quot;OPEN&quot;" style:apply-style-name="OPEN" style:base-cell-address="'Yakindu SCT Testcase 07 - Custom Generators'.F16"/>
      <style:map style:condition="cell-content()=&quot;N/A&quot;" style:apply-style-name="Not_20_Applicable" style:base-cell-address="'Yakindu SCT Testcase 07 - Custom Generators'.F16"/>
    </style:style>
    <style:style style:name="ce10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7 - Custom Generators'.F17"/>
      <style:map style:condition="cell-content()=&quot;SUCCEDED&quot;" style:apply-style-name="SUCCEDED" style:base-cell-address="'Yakindu SCT Testcase 07 - Custom Generators'.F17"/>
      <style:map style:condition="cell-content()=&quot;OPEN&quot;" style:apply-style-name="OPEN" style:base-cell-address="'Yakindu SCT Testcase 07 - Custom Generators'.F17"/>
      <style:map style:condition="cell-content()=&quot;N/A&quot;" style:apply-style-name="Not_20_Applicable" style:base-cell-address="'Yakindu SCT Testcase 07 - Custom Generators'.F17"/>
    </style:style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106" style:family="table-cell" style:parent-style-name="Default" style:data-style-name="N99">
      <style:map style:condition="cell-content()=&quot;Complete&quot;" style:apply-style-name="Complete" style:base-cell-address="'Yakindu SCT Testcase 08 - Genmodel'.C1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8 - Genmodel'.C2"/>
    </style:style>
    <style:style style:name="ce10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7pt"/>
    </style:style>
    <style:style style:name="ce10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10" style:family="table-cell" style:parent-style-name="Default">
      <style:table-cell-properties fo:wrap-option="wrap" fo:border="0.06pt solid #000000" style:vertical-align="top"/>
      <style:text-properties style:font-name="Liberation Sans" fo:font-size="7pt" fo:font-style="normal" fo:font-weight="normal" style:font-name-asian="WenQuanYi Zen Hei" style:font-size-asian="7pt" style:font-style-asian="normal" style:font-weight-asian="normal" style:font-name-complex="Lohit Hindi" style:font-size-complex="7pt" style:font-style-complex="normal" style:font-weight-complex="normal"/>
    </style:style>
    <style:style style:name="ce111" style:family="table-cell" style:parent-style-name="Default">
      <style:table-cell-properties fo:border="0.06pt solid #000000"/>
    </style:style>
    <style:style style:name="ce11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6"/>
      <style:map style:condition="cell-content()=&quot;SUCCEDED&quot;" style:apply-style-name="SUCCEDED" style:base-cell-address="'Yakindu SCT Testcase 08 - Genmodel'.F16"/>
      <style:map style:condition="cell-content()=&quot;OPEN&quot;" style:apply-style-name="OPEN" style:base-cell-address="'Yakindu SCT Testcase 08 - Genmodel'.F16"/>
      <style:map style:condition="cell-content()=&quot;N/A&quot;" style:apply-style-name="Not_20_Applicable" style:base-cell-address="'Yakindu SCT Testcase 08 - Genmodel'.F16"/>
    </style:style>
    <style:style style:name="ce11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7"/>
      <style:map style:condition="cell-content()=&quot;SUCCEDED&quot;" style:apply-style-name="SUCCEDED" style:base-cell-address="'Yakindu SCT Testcase 08 - Genmodel'.F17"/>
      <style:map style:condition="cell-content()=&quot;OPEN&quot;" style:apply-style-name="OPEN" style:base-cell-address="'Yakindu SCT Testcase 08 - Genmodel'.F17"/>
      <style:map style:condition="cell-content()=&quot;N/A&quot;" style:apply-style-name="Not_20_Applicable" style:base-cell-address="'Yakindu SCT Testcase 08 - Genmodel'.F17"/>
    </style:style>
    <style:style style:name="ce11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8"/>
      <style:map style:condition="cell-content()=&quot;SUCCEDED&quot;" style:apply-style-name="SUCCEDED" style:base-cell-address="'Yakindu SCT Testcase 08 - Genmodel'.F18"/>
      <style:map style:condition="cell-content()=&quot;OPEN&quot;" style:apply-style-name="OPEN" style:base-cell-address="'Yakindu SCT Testcase 08 - Genmodel'.F18"/>
      <style:map style:condition="cell-content()=&quot;N/A&quot;" style:apply-style-name="Not_20_Applicable" style:base-cell-address="'Yakindu SCT Testcase 08 - Genmodel'.F18"/>
    </style:style>
    <style:style style:name="ce11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9"/>
      <style:map style:condition="cell-content()=&quot;SUCCEDED&quot;" style:apply-style-name="SUCCEDED" style:base-cell-address="'Yakindu SCT Testcase 08 - Genmodel'.F19"/>
      <style:map style:condition="cell-content()=&quot;OPEN&quot;" style:apply-style-name="OPEN" style:base-cell-address="'Yakindu SCT Testcase 08 - Genmodel'.F19"/>
      <style:map style:condition="cell-content()=&quot;N/A&quot;" style:apply-style-name="Not_20_Applicable" style:base-cell-address="'Yakindu SCT Testcase 08 - Genmodel'.F19"/>
    </style:style>
    <style:style style:name="ce11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0"/>
      <style:map style:condition="cell-content()=&quot;SUCCEDED&quot;" style:apply-style-name="SUCCEDED" style:base-cell-address="'Yakindu SCT Testcase 08 - Genmodel'.F20"/>
      <style:map style:condition="cell-content()=&quot;OPEN&quot;" style:apply-style-name="OPEN" style:base-cell-address="'Yakindu SCT Testcase 08 - Genmodel'.F20"/>
      <style:map style:condition="cell-content()=&quot;N/A&quot;" style:apply-style-name="Not_20_Applicable" style:base-cell-address="'Yakindu SCT Testcase 08 - Genmodel'.F20"/>
    </style:style>
    <style:style style:name="ce11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1"/>
      <style:map style:condition="cell-content()=&quot;SUCCEDED&quot;" style:apply-style-name="SUCCEDED" style:base-cell-address="'Yakindu SCT Testcase 08 - Genmodel'.F21"/>
      <style:map style:condition="cell-content()=&quot;OPEN&quot;" style:apply-style-name="OPEN" style:base-cell-address="'Yakindu SCT Testcase 08 - Genmodel'.F21"/>
      <style:map style:condition="cell-content()=&quot;N/A&quot;" style:apply-style-name="Not_20_Applicable" style:base-cell-address="'Yakindu SCT Testcase 08 - Genmodel'.F21"/>
    </style:style>
    <style:style style:name="ce11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2"/>
      <style:map style:condition="cell-content()=&quot;SUCCEDED&quot;" style:apply-style-name="SUCCEDED" style:base-cell-address="'Yakindu SCT Testcase 08 - Genmodel'.F22"/>
      <style:map style:condition="cell-content()=&quot;OPEN&quot;" style:apply-style-name="OPEN" style:base-cell-address="'Yakindu SCT Testcase 08 - Genmodel'.F22"/>
      <style:map style:condition="cell-content()=&quot;N/A&quot;" style:apply-style-name="Not_20_Applicable" style:base-cell-address="'Yakindu SCT Testcase 08 - Genmodel'.F22"/>
    </style:style>
    <style:style style:name="ce11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3"/>
      <style:map style:condition="cell-content()=&quot;SUCCEDED&quot;" style:apply-style-name="SUCCEDED" style:base-cell-address="'Yakindu SCT Testcase 08 - Genmodel'.F23"/>
      <style:map style:condition="cell-content()=&quot;OPEN&quot;" style:apply-style-name="OPEN" style:base-cell-address="'Yakindu SCT Testcase 08 - Genmodel'.F23"/>
      <style:map style:condition="cell-content()=&quot;N/A&quot;" style:apply-style-name="Not_20_Applicable" style:base-cell-address="'Yakindu SCT Testcase 08 - Genmodel'.F23"/>
    </style:style>
    <style:style style:name="ce12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4"/>
      <style:map style:condition="cell-content()=&quot;SUCCEDED&quot;" style:apply-style-name="SUCCEDED" style:base-cell-address="'Yakindu SCT Testcase 08 - Genmodel'.F24"/>
      <style:map style:condition="cell-content()=&quot;OPEN&quot;" style:apply-style-name="OPEN" style:base-cell-address="'Yakindu SCT Testcase 08 - Genmodel'.F24"/>
      <style:map style:condition="cell-content()=&quot;N/A&quot;" style:apply-style-name="Not_20_Applicable" style:base-cell-address="'Yakindu SCT Testcase 08 - Genmodel'.F24"/>
    </style:style>
    <style:style style:name="ce12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6"/>
      <style:map style:condition="cell-content()=&quot;SUCCEDED&quot;" style:apply-style-name="SUCCEDED" style:base-cell-address="'Yakindu SCT Testcase 08 - Genmodel'.F26"/>
      <style:map style:condition="cell-content()=&quot;OPEN&quot;" style:apply-style-name="OPEN" style:base-cell-address="'Yakindu SCT Testcase 08 - Genmodel'.F26"/>
      <style:map style:condition="cell-content()=&quot;N/A&quot;" style:apply-style-name="Not_20_Applicable" style:base-cell-address="'Yakindu SCT Testcase 08 - Genmodel'.F26"/>
    </style:style>
    <style:style style:name="ce12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7"/>
      <style:map style:condition="cell-content()=&quot;SUCCEDED&quot;" style:apply-style-name="SUCCEDED" style:base-cell-address="'Yakindu SCT Testcase 08 - Genmodel'.F27"/>
      <style:map style:condition="cell-content()=&quot;OPEN&quot;" style:apply-style-name="OPEN" style:base-cell-address="'Yakindu SCT Testcase 08 - Genmodel'.F27"/>
      <style:map style:condition="cell-content()=&quot;N/A&quot;" style:apply-style-name="Not_20_Applicable" style:base-cell-address="'Yakindu SCT Testcase 08 - Genmodel'.F27"/>
    </style:style>
    <style:style style:name="ce12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8"/>
      <style:map style:condition="cell-content()=&quot;SUCCEDED&quot;" style:apply-style-name="SUCCEDED" style:base-cell-address="'Yakindu SCT Testcase 08 - Genmodel'.F28"/>
      <style:map style:condition="cell-content()=&quot;OPEN&quot;" style:apply-style-name="OPEN" style:base-cell-address="'Yakindu SCT Testcase 08 - Genmodel'.F28"/>
      <style:map style:condition="cell-content()=&quot;N/A&quot;" style:apply-style-name="Not_20_Applicable" style:base-cell-address="'Yakindu SCT Testcase 08 - Genmodel'.F28"/>
    </style:style>
    <style:style style:name="ce12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9"/>
      <style:map style:condition="cell-content()=&quot;SUCCEDED&quot;" style:apply-style-name="SUCCEDED" style:base-cell-address="'Yakindu SCT Testcase 08 - Genmodel'.F29"/>
      <style:map style:condition="cell-content()=&quot;OPEN&quot;" style:apply-style-name="OPEN" style:base-cell-address="'Yakindu SCT Testcase 08 - Genmodel'.F29"/>
      <style:map style:condition="cell-content()=&quot;N/A&quot;" style:apply-style-name="Not_20_Applicable" style:base-cell-address="'Yakindu SCT Testcase 08 - Genmodel'.F29"/>
    </style:style>
    <style:style style:name="ce12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0"/>
      <style:map style:condition="cell-content()=&quot;SUCCEDED&quot;" style:apply-style-name="SUCCEDED" style:base-cell-address="'Yakindu SCT Testcase 08 - Genmodel'.F30"/>
      <style:map style:condition="cell-content()=&quot;OPEN&quot;" style:apply-style-name="OPEN" style:base-cell-address="'Yakindu SCT Testcase 08 - Genmodel'.F30"/>
      <style:map style:condition="cell-content()=&quot;N/A&quot;" style:apply-style-name="Not_20_Applicable" style:base-cell-address="'Yakindu SCT Testcase 08 - Genmodel'.F30"/>
    </style:style>
    <style:style style:name="ce126" style:family="table-cell" style:parent-style-name="Default">
      <style:table-cell-properties fo:border="0.06pt solid #000000"/>
      <style:map style:condition="cell-content()=&quot;FAILED&quot;" style:apply-style-name="FAILED" style:base-cell-address="'Yakindu SCT Testcase 08 - Genmodel'.F31"/>
      <style:map style:condition="cell-content()=&quot;SUCCEDED&quot;" style:apply-style-name="SUCCEDED" style:base-cell-address="'Yakindu SCT Testcase 08 - Genmodel'.F31"/>
      <style:map style:condition="cell-content()=&quot;OPEN&quot;" style:apply-style-name="OPEN" style:base-cell-address="'Yakindu SCT Testcase 08 - Genmodel'.F31"/>
      <style:map style:condition="cell-content()=&quot;N/A&quot;" style:apply-style-name="Not_20_Applicable" style:base-cell-address="'Yakindu SCT Testcase 08 - Genmodel'.F31"/>
    </style:style>
    <style:style style:name="ce12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2"/>
      <style:map style:condition="cell-content()=&quot;SUCCEDED&quot;" style:apply-style-name="SUCCEDED" style:base-cell-address="'Yakindu SCT Testcase 08 - Genmodel'.F32"/>
      <style:map style:condition="cell-content()=&quot;OPEN&quot;" style:apply-style-name="OPEN" style:base-cell-address="'Yakindu SCT Testcase 08 - Genmodel'.F32"/>
      <style:map style:condition="cell-content()=&quot;N/A&quot;" style:apply-style-name="Not_20_Applicable" style:base-cell-address="'Yakindu SCT Testcase 08 - Genmodel'.F32"/>
    </style:style>
    <style:style style:name="ce12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3"/>
      <style:map style:condition="cell-content()=&quot;SUCCEDED&quot;" style:apply-style-name="SUCCEDED" style:base-cell-address="'Yakindu SCT Testcase 08 - Genmodel'.F33"/>
      <style:map style:condition="cell-content()=&quot;OPEN&quot;" style:apply-style-name="OPEN" style:base-cell-address="'Yakindu SCT Testcase 08 - Genmodel'.F33"/>
      <style:map style:condition="cell-content()=&quot;N/A&quot;" style:apply-style-name="Not_20_Applicable" style:base-cell-address="'Yakindu SCT Testcase 08 - Genmodel'.F33"/>
    </style:style>
    <style:style style:name="ce129" style:family="table-cell" style:parent-style-name="Default">
      <style:table-cell-properties fo:border="0.06pt solid #000000"/>
      <style:map style:condition="cell-content()=&quot;FAILED&quot;" style:apply-style-name="FAILED" style:base-cell-address="'Yakindu SCT Testcase 08 - Genmodel'.F34"/>
      <style:map style:condition="cell-content()=&quot;SUCCEDED&quot;" style:apply-style-name="SUCCEDED" style:base-cell-address="'Yakindu SCT Testcase 08 - Genmodel'.F34"/>
      <style:map style:condition="cell-content()=&quot;OPEN&quot;" style:apply-style-name="OPEN" style:base-cell-address="'Yakindu SCT Testcase 08 - Genmodel'.F34"/>
      <style:map style:condition="cell-content()=&quot;N/A&quot;" style:apply-style-name="Not_20_Applicable" style:base-cell-address="'Yakindu SCT Testcase 08 - Genmodel'.F34"/>
    </style:style>
    <style:style style:name="ce13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5"/>
      <style:map style:condition="cell-content()=&quot;SUCCEDED&quot;" style:apply-style-name="SUCCEDED" style:base-cell-address="'Yakindu SCT Testcase 08 - Genmodel'.F35"/>
      <style:map style:condition="cell-content()=&quot;OPEN&quot;" style:apply-style-name="OPEN" style:base-cell-address="'Yakindu SCT Testcase 08 - Genmodel'.F35"/>
      <style:map style:condition="cell-content()=&quot;N/A&quot;" style:apply-style-name="Not_20_Applicable" style:base-cell-address="'Yakindu SCT Testcase 08 - Genmodel'.F35"/>
    </style:style>
    <style:style style:name="ce131" style:family="table-cell" style:parent-style-name="Default" style:data-style-name="N99">
      <style:map style:condition="cell-content()=&quot;Complete&quot;" style:apply-style-name="Complete" style:base-cell-address="'Yakindu SCT Testcase 09 - Templateproposals'.C1"/>
    </style:style>
    <style:style style:name="ce13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9 - Templateproposals'.C2"/>
    </style:style>
    <style:style style:name="ce13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6"/>
      <style:map style:condition="cell-content()=&quot;SUCCEDED&quot;" style:apply-style-name="SUCCEDED" style:base-cell-address="'Yakindu SCT Testcase 09 - Templateproposals'.F16"/>
      <style:map style:condition="cell-content()=&quot;OPEN&quot;" style:apply-style-name="OPEN" style:base-cell-address="'Yakindu SCT Testcase 09 - Templateproposals'.F16"/>
      <style:map style:condition="cell-content()=&quot;N/A&quot;" style:apply-style-name="Not_20_Applicable" style:base-cell-address="'Yakindu SCT Testcase 09 - Templateproposals'.F16"/>
    </style:style>
    <style:style style:name="ce13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7"/>
      <style:map style:condition="cell-content()=&quot;SUCCEDED&quot;" style:apply-style-name="SUCCEDED" style:base-cell-address="'Yakindu SCT Testcase 09 - Templateproposals'.F17"/>
      <style:map style:condition="cell-content()=&quot;OPEN&quot;" style:apply-style-name="OPEN" style:base-cell-address="'Yakindu SCT Testcase 09 - Templateproposals'.F17"/>
      <style:map style:condition="cell-content()=&quot;N/A&quot;" style:apply-style-name="Not_20_Applicable" style:base-cell-address="'Yakindu SCT Testcase 09 - Templateproposals'.F17"/>
    </style:style>
    <style:style style:name="ce13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8"/>
      <style:map style:condition="cell-content()=&quot;SUCCEDED&quot;" style:apply-style-name="SUCCEDED" style:base-cell-address="'Yakindu SCT Testcase 09 - Templateproposals'.F18"/>
      <style:map style:condition="cell-content()=&quot;OPEN&quot;" style:apply-style-name="OPEN" style:base-cell-address="'Yakindu SCT Testcase 09 - Templateproposals'.F18"/>
      <style:map style:condition="cell-content()=&quot;N/A&quot;" style:apply-style-name="Not_20_Applicable" style:base-cell-address="'Yakindu SCT Testcase 09 - Templateproposals'.F18"/>
    </style:style>
    <style:style style:name="ce13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9"/>
      <style:map style:condition="cell-content()=&quot;SUCCEDED&quot;" style:apply-style-name="SUCCEDED" style:base-cell-address="'Yakindu SCT Testcase 09 - Templateproposals'.F19"/>
      <style:map style:condition="cell-content()=&quot;OPEN&quot;" style:apply-style-name="OPEN" style:base-cell-address="'Yakindu SCT Testcase 09 - Templateproposals'.F19"/>
      <style:map style:condition="cell-content()=&quot;N/A&quot;" style:apply-style-name="Not_20_Applicable" style:base-cell-address="'Yakindu SCT Testcase 09 - Templateproposals'.F19"/>
    </style:style>
    <style:style style:name="ce13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0"/>
      <style:map style:condition="cell-content()=&quot;SUCCEDED&quot;" style:apply-style-name="SUCCEDED" style:base-cell-address="'Yakindu SCT Testcase 09 - Templateproposals'.F20"/>
      <style:map style:condition="cell-content()=&quot;OPEN&quot;" style:apply-style-name="OPEN" style:base-cell-address="'Yakindu SCT Testcase 09 - Templateproposals'.F20"/>
      <style:map style:condition="cell-content()=&quot;N/A&quot;" style:apply-style-name="Not_20_Applicable" style:base-cell-address="'Yakindu SCT Testcase 09 - Templateproposals'.F20"/>
    </style:style>
    <style:style style:name="ce13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1"/>
      <style:map style:condition="cell-content()=&quot;SUCCEDED&quot;" style:apply-style-name="SUCCEDED" style:base-cell-address="'Yakindu SCT Testcase 09 - Templateproposals'.F21"/>
      <style:map style:condition="cell-content()=&quot;OPEN&quot;" style:apply-style-name="OPEN" style:base-cell-address="'Yakindu SCT Testcase 09 - Templateproposals'.F21"/>
      <style:map style:condition="cell-content()=&quot;N/A&quot;" style:apply-style-name="Not_20_Applicable" style:base-cell-address="'Yakindu SCT Testcase 09 - Templateproposals'.F21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2"/>
      <style:map style:condition="cell-content()=&quot;SUCCEDED&quot;" style:apply-style-name="SUCCEDED" style:base-cell-address="'Yakindu SCT Testcase 09 - Templateproposals'.F22"/>
      <style:map style:condition="cell-content()=&quot;OPEN&quot;" style:apply-style-name="OPEN" style:base-cell-address="'Yakindu SCT Testcase 09 - Templateproposals'.F22"/>
      <style:map style:condition="cell-content()=&quot;N/A&quot;" style:apply-style-name="Not_20_Applicable" style:base-cell-address="'Yakindu SCT Testcase 09 - Templateproposals'.F22"/>
    </style:style>
    <style:style style:name="ce14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3"/>
      <style:map style:condition="cell-content()=&quot;SUCCEDED&quot;" style:apply-style-name="SUCCEDED" style:base-cell-address="'Yakindu SCT Testcase 09 - Templateproposals'.F23"/>
      <style:map style:condition="cell-content()=&quot;OPEN&quot;" style:apply-style-name="OPEN" style:base-cell-address="'Yakindu SCT Testcase 09 - Templateproposals'.F23"/>
      <style:map style:condition="cell-content()=&quot;N/A&quot;" style:apply-style-name="Not_20_Applicable" style:base-cell-address="'Yakindu SCT Testcase 09 - Templateproposals'.F23"/>
    </style:style>
    <style:style style:name="ce14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4"/>
      <style:map style:condition="cell-content()=&quot;SUCCEDED&quot;" style:apply-style-name="SUCCEDED" style:base-cell-address="'Yakindu SCT Testcase 09 - Templateproposals'.F24"/>
      <style:map style:condition="cell-content()=&quot;OPEN&quot;" style:apply-style-name="OPEN" style:base-cell-address="'Yakindu SCT Testcase 09 - Templateproposals'.F24"/>
      <style:map style:condition="cell-content()=&quot;N/A&quot;" style:apply-style-name="Not_20_Applicable" style:base-cell-address="'Yakindu SCT Testcase 09 - Templateproposals'.F24"/>
    </style:style>
    <style:style style:name="ce14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5"/>
      <style:map style:condition="cell-content()=&quot;SUCCEDED&quot;" style:apply-style-name="SUCCEDED" style:base-cell-address="'Yakindu SCT Testcase 09 - Templateproposals'.F25"/>
      <style:map style:condition="cell-content()=&quot;OPEN&quot;" style:apply-style-name="OPEN" style:base-cell-address="'Yakindu SCT Testcase 09 - Templateproposals'.F25"/>
      <style:map style:condition="cell-content()=&quot;N/A&quot;" style:apply-style-name="Not_20_Applicable" style:base-cell-address="'Yakindu SCT Testcase 09 - Templateproposals'.F25"/>
    </style:style>
    <style:style style:name="ce143" style:family="table-cell" style:parent-style-name="Default" style:data-style-name="N99">
      <style:map style:condition="cell-content()=&quot;Complete&quot;" style:apply-style-name="Complete" style:base-cell-address="'Yakindu SCT Testcase 10 - ExampleFiles'.C1"/>
    </style:style>
    <style:style style:name="ce14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0 - ExampleFiles'.C2"/>
    </style:style>
    <style:style style:name="ce14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0 - ExampleFiles'.F16"/>
      <style:map style:condition="cell-content()=&quot;SUCCEDED&quot;" style:apply-style-name="SUCCEDED" style:base-cell-address="'Yakindu SCT Testcase 10 - ExampleFiles'.F16"/>
      <style:map style:condition="cell-content()=&quot;OPEN&quot;" style:apply-style-name="OPEN" style:base-cell-address="'Yakindu SCT Testcase 10 - ExampleFiles'.F16"/>
      <style:map style:condition="cell-content()=&quot;N/A&quot;" style:apply-style-name="Not_20_Applicable" style:base-cell-address="'Yakindu SCT Testcase 10 - ExampleFiles'.F16"/>
    </style:style>
    <style:style style:name="ce146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147" style:family="table-cell" style:parent-style-name="Default" style:data-style-name="N99">
      <style:map style:condition="cell-content()=&quot;Complete&quot;" style:apply-style-name="Complete" style:base-cell-address="'Yakindu SCT Testcase 11 - Operations'.C1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1 - Operations'.C2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6"/>
      <style:map style:condition="cell-content()=&quot;SUCCEDED&quot;" style:apply-style-name="SUCCEDED" style:base-cell-address="'Yakindu SCT Testcase 11 - Operations'.F16"/>
      <style:map style:condition="cell-content()=&quot;OPEN&quot;" style:apply-style-name="OPEN" style:base-cell-address="'Yakindu SCT Testcase 11 - Operations'.F16"/>
      <style:map style:condition="cell-content()=&quot;N/A&quot;" style:apply-style-name="Not_20_Applicable" style:base-cell-address="'Yakindu SCT Testcase 11 - Operations'.F16"/>
    </style:style>
    <style:style style:name="ce15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7"/>
      <style:map style:condition="cell-content()=&quot;SUCCEDED&quot;" style:apply-style-name="SUCCEDED" style:base-cell-address="'Yakindu SCT Testcase 11 - Operations'.F17"/>
      <style:map style:condition="cell-content()=&quot;OPEN&quot;" style:apply-style-name="OPEN" style:base-cell-address="'Yakindu SCT Testcase 11 - Operations'.F17"/>
      <style:map style:condition="cell-content()=&quot;N/A&quot;" style:apply-style-name="Not_20_Applicable" style:base-cell-address="'Yakindu SCT Testcase 11 - Operations'.F17"/>
    </style:style>
    <style:style style:name="ce15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8"/>
      <style:map style:condition="cell-content()=&quot;SUCCEDED&quot;" style:apply-style-name="SUCCEDED" style:base-cell-address="'Yakindu SCT Testcase 11 - Operations'.F18"/>
      <style:map style:condition="cell-content()=&quot;OPEN&quot;" style:apply-style-name="OPEN" style:base-cell-address="'Yakindu SCT Testcase 11 - Operations'.F18"/>
      <style:map style:condition="cell-content()=&quot;N/A&quot;" style:apply-style-name="Not_20_Applicable" style:base-cell-address="'Yakindu SCT Testcase 11 - Operations'.F18"/>
    </style:style>
    <style:style style:name="ce15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9"/>
      <style:map style:condition="cell-content()=&quot;SUCCEDED&quot;" style:apply-style-name="SUCCEDED" style:base-cell-address="'Yakindu SCT Testcase 11 - Operations'.F19"/>
      <style:map style:condition="cell-content()=&quot;OPEN&quot;" style:apply-style-name="OPEN" style:base-cell-address="'Yakindu SCT Testcase 11 - Operations'.F19"/>
      <style:map style:condition="cell-content()=&quot;N/A&quot;" style:apply-style-name="Not_20_Applicable" style:base-cell-address="'Yakindu SCT Testcase 11 - Operations'.F19"/>
    </style:style>
    <style:style style:name="ce15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20"/>
      <style:map style:condition="cell-content()=&quot;SUCCEDED&quot;" style:apply-style-name="SUCCEDED" style:base-cell-address="'Yakindu SCT Testcase 11 - Operations'.F20"/>
      <style:map style:condition="cell-content()=&quot;OPEN&quot;" style:apply-style-name="OPEN" style:base-cell-address="'Yakindu SCT Testcase 11 - Operations'.F20"/>
      <style:map style:condition="cell-content()=&quot;N/A&quot;" style:apply-style-name="Not_20_Applicable" style:base-cell-address="'Yakindu SCT Testcase 11 - Operations'.F20"/>
    </style:style>
    <style:style style:name="ce15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21"/>
      <style:map style:condition="cell-content()=&quot;SUCCEDED&quot;" style:apply-style-name="SUCCEDED" style:base-cell-address="'Yakindu SCT Testcase 11 - Operations'.F21"/>
      <style:map style:condition="cell-content()=&quot;OPEN&quot;" style:apply-style-name="OPEN" style:base-cell-address="'Yakindu SCT Testcase 11 - Operations'.F21"/>
      <style:map style:condition="cell-content()=&quot;N/A&quot;" style:apply-style-name="Not_20_Applicable" style:base-cell-address="'Yakindu SCT Testcase 11 - Operations'.F21"/>
    </style:style>
    <style:style style:name="ce15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22"/>
      <style:map style:condition="cell-content()=&quot;SUCCEDED&quot;" style:apply-style-name="SUCCEDED" style:base-cell-address="'Yakindu SCT Testcase 11 - Operations'.F22"/>
      <style:map style:condition="cell-content()=&quot;OPEN&quot;" style:apply-style-name="OPEN" style:base-cell-address="'Yakindu SCT Testcase 11 - Operations'.F22"/>
      <style:map style:condition="cell-content()=&quot;N/A&quot;" style:apply-style-name="Not_20_Applicable" style:base-cell-address="'Yakindu SCT Testcase 11 - Operations'.F22"/>
    </style:style>
    <style:style style:name="ce156" style:family="table-cell" style:parent-style-name="Default" style:data-style-name="N99">
      <style:map style:condition="cell-content()=&quot;Complete&quot;" style:apply-style-name="Complete" style:base-cell-address="'Yakindu SCT Testcase 12 - Refactoring'.C1"/>
    </style:style>
    <style:style style:name="ce15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2 - Refactoring'.C2"/>
    </style:style>
    <style:style style:name="ce15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6"/>
      <style:map style:condition="cell-content()=&quot;SUCCEDED&quot;" style:apply-style-name="SUCCEDED" style:base-cell-address="'Yakindu SCT Testcase 12 - Refactoring'.F16"/>
      <style:map style:condition="cell-content()=&quot;OPEN&quot;" style:apply-style-name="OPEN" style:base-cell-address="'Yakindu SCT Testcase 12 - Refactoring'.F16"/>
      <style:map style:condition="cell-content()=&quot;N/A&quot;" style:apply-style-name="Not_20_Applicable" style:base-cell-address="'Yakindu SCT Testcase 12 - Refactoring'.F16"/>
    </style:style>
    <style:style style:name="ce15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7"/>
      <style:map style:condition="cell-content()=&quot;SUCCEDED&quot;" style:apply-style-name="SUCCEDED" style:base-cell-address="'Yakindu SCT Testcase 12 - Refactoring'.F17"/>
      <style:map style:condition="cell-content()=&quot;OPEN&quot;" style:apply-style-name="OPEN" style:base-cell-address="'Yakindu SCT Testcase 12 - Refactoring'.F17"/>
      <style:map style:condition="cell-content()=&quot;N/A&quot;" style:apply-style-name="Not_20_Applicable" style:base-cell-address="'Yakindu SCT Testcase 12 - Refactoring'.F17"/>
    </style:style>
    <style:style style:name="ce16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8"/>
      <style:map style:condition="cell-content()=&quot;SUCCEDED&quot;" style:apply-style-name="SUCCEDED" style:base-cell-address="'Yakindu SCT Testcase 12 - Refactoring'.F18"/>
      <style:map style:condition="cell-content()=&quot;OPEN&quot;" style:apply-style-name="OPEN" style:base-cell-address="'Yakindu SCT Testcase 12 - Refactoring'.F18"/>
      <style:map style:condition="cell-content()=&quot;N/A&quot;" style:apply-style-name="Not_20_Applicable" style:base-cell-address="'Yakindu SCT Testcase 12 - Refactoring'.F18"/>
    </style:style>
    <style:style style:name="ce16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9"/>
      <style:map style:condition="cell-content()=&quot;SUCCEDED&quot;" style:apply-style-name="SUCCEDED" style:base-cell-address="'Yakindu SCT Testcase 12 - Refactoring'.F19"/>
      <style:map style:condition="cell-content()=&quot;OPEN&quot;" style:apply-style-name="OPEN" style:base-cell-address="'Yakindu SCT Testcase 12 - Refactoring'.F19"/>
      <style:map style:condition="cell-content()=&quot;N/A&quot;" style:apply-style-name="Not_20_Applicable" style:base-cell-address="'Yakindu SCT Testcase 12 - Refactoring'.F19"/>
    </style:style>
    <style:style style:name="ce16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20"/>
      <style:map style:condition="cell-content()=&quot;SUCCEDED&quot;" style:apply-style-name="SUCCEDED" style:base-cell-address="'Yakindu SCT Testcase 12 - Refactoring'.F20"/>
      <style:map style:condition="cell-content()=&quot;OPEN&quot;" style:apply-style-name="OPEN" style:base-cell-address="'Yakindu SCT Testcase 12 - Refactoring'.F20"/>
      <style:map style:condition="cell-content()=&quot;N/A&quot;" style:apply-style-name="Not_20_Applicable" style:base-cell-address="'Yakindu SCT Testcase 12 - Refactoring'.F20"/>
    </style:style>
    <style:style style:name="ce16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21"/>
      <style:map style:condition="cell-content()=&quot;SUCCEDED&quot;" style:apply-style-name="SUCCEDED" style:base-cell-address="'Yakindu SCT Testcase 12 - Refactoring'.F21"/>
      <style:map style:condition="cell-content()=&quot;OPEN&quot;" style:apply-style-name="OPEN" style:base-cell-address="'Yakindu SCT Testcase 12 - Refactoring'.F21"/>
      <style:map style:condition="cell-content()=&quot;N/A&quot;" style:apply-style-name="Not_20_Applicable" style:base-cell-address="'Yakindu SCT Testcase 12 - Refactoring'.F21"/>
    </style:style>
    <style:style style:name="ce16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22"/>
      <style:map style:condition="cell-content()=&quot;SUCCEDED&quot;" style:apply-style-name="SUCCEDED" style:base-cell-address="'Yakindu SCT Testcase 12 - Refactoring'.F22"/>
      <style:map style:condition="cell-content()=&quot;OPEN&quot;" style:apply-style-name="OPEN" style:base-cell-address="'Yakindu SCT Testcase 12 - Refactoring'.F22"/>
      <style:map style:condition="cell-content()=&quot;N/A&quot;" style:apply-style-name="Not_20_Applicable" style:base-cell-address="'Yakindu SCT Testcase 12 - Refactoring'.F22"/>
    </style:style>
    <style:style style:name="ce165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6" style:family="table-cell" style:parent-style-name="Default" style:data-style-name="N99">
      <style:map style:condition="cell-content()=&quot;Complete&quot;" style:apply-style-name="Complete" style:base-cell-address="'Yakindu SCT Testcase 13 - State Templates'.C1"/>
    </style:style>
    <style:style style:name="ce16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3 - State Templates'.C2"/>
    </style:style>
    <style:style style:name="ce16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6"/>
      <style:map style:condition="cell-content()=&quot;SUCCEDED&quot;" style:apply-style-name="SUCCEDED" style:base-cell-address="'Yakindu SCT Testcase 13 - State Templates'.F16"/>
      <style:map style:condition="cell-content()=&quot;OPEN&quot;" style:apply-style-name="OPEN" style:base-cell-address="'Yakindu SCT Testcase 13 - State Templates'.F16"/>
      <style:map style:condition="cell-content()=&quot;N/A&quot;" style:apply-style-name="Not_20_Applicable" style:base-cell-address="'Yakindu SCT Testcase 13 - State Templates'.F16"/>
    </style:style>
    <style:style style:name="ce16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7"/>
      <style:map style:condition="cell-content()=&quot;SUCCEDED&quot;" style:apply-style-name="SUCCEDED" style:base-cell-address="'Yakindu SCT Testcase 13 - State Templates'.F17"/>
      <style:map style:condition="cell-content()=&quot;OPEN&quot;" style:apply-style-name="OPEN" style:base-cell-address="'Yakindu SCT Testcase 13 - State Templates'.F17"/>
      <style:map style:condition="cell-content()=&quot;N/A&quot;" style:apply-style-name="Not_20_Applicable" style:base-cell-address="'Yakindu SCT Testcase 13 - State Templates'.F17"/>
    </style:style>
    <style:style style:name="ce17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8"/>
      <style:map style:condition="cell-content()=&quot;SUCCEDED&quot;" style:apply-style-name="SUCCEDED" style:base-cell-address="'Yakindu SCT Testcase 13 - State Templates'.F18"/>
      <style:map style:condition="cell-content()=&quot;OPEN&quot;" style:apply-style-name="OPEN" style:base-cell-address="'Yakindu SCT Testcase 13 - State Templates'.F18"/>
      <style:map style:condition="cell-content()=&quot;N/A&quot;" style:apply-style-name="Not_20_Applicable" style:base-cell-address="'Yakindu SCT Testcase 13 - State Templates'.F18"/>
    </style:style>
    <style:style style:name="ce17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9"/>
      <style:map style:condition="cell-content()=&quot;SUCCEDED&quot;" style:apply-style-name="SUCCEDED" style:base-cell-address="'Yakindu SCT Testcase 13 - State Templates'.F19"/>
      <style:map style:condition="cell-content()=&quot;N/A&quot;" style:apply-style-name="Not_20_Applicable" style:base-cell-address="'Yakindu SCT Testcase 13 - State Templates'.F19"/>
    </style:style>
    <style:style style:name="ce17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20"/>
      <style:map style:condition="cell-content()=&quot;SUCCEDED&quot;" style:apply-style-name="SUCCEDED" style:base-cell-address="'Yakindu SCT Testcase 13 - State Templates'.F20"/>
      <style:map style:condition="cell-content()=&quot;N/A&quot;" style:apply-style-name="Not_20_Applicable" style:base-cell-address="'Yakindu SCT Testcase 13 - State Templates'.F20"/>
    </style:style>
    <style:style style:name="ce17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21"/>
      <style:map style:condition="cell-content()=&quot;SUCCEDED&quot;" style:apply-style-name="SUCCEDED" style:base-cell-address="'Yakindu SCT Testcase 13 - State Templates'.F21"/>
      <style:map style:condition="cell-content()=&quot;N/A&quot;" style:apply-style-name="Not_20_Applicable" style:base-cell-address="'Yakindu SCT Testcase 13 - State Templates'.F21"/>
    </style:style>
    <style:style style:name="T1" style:family="text">
      <style:text-properties fo:color="#3c3c3c" fo:font-size="7pt" fo:country="none" style:country-asian="none" style:country-complex="none" style:font-size-asian="7pt" style:font-size-complex="7pt"/>
    </style:style>
    <style:style style:name="T2" style:family="text">
      <style:text-properties fo:color="#3c3c3c" fo:font-size="7pt" fo:country="none" style:country-asian="none" style:country-complex="none" style:font-size-asian="7pt" style:font-size-complex="7pt" fo:font-weight="bold" style:font-weight-asian="bold" style:font-weight-complex="bold"/>
    </style:style>
    <style:style style:name="T3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7" style:family="text">
      <style:text-properties style:font-name="Liberation Sans" style:font-name-asian="WenQuanYi Zen Hei" style:font-name-complex="Lohit Hindi"/>
    </style:style>
    <style:style style:name="T8" style:family="text">
      <style:text-properties style:font-name="Liberation Sans" style:font-name-asian="WenQuanYi Zen Hei" style:font-name-complex="Lohit Hindi" fo:font-style="italic" style:font-style-asian="italic" style:font-style-complex="italic"/>
    </style:style>
    <style:style style:name="T9" style:family="text">
      <style:text-properties style:font-name="Liberation Sans" style:font-name-asian="WenQuanYi Zen Hei" style:font-name-complex="Lohit Hindi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untry="none" style:country-asian="none" style:country-complex="none"/>
    </style:style>
    <style:style style:name="T12" style:family="text">
      <style:text-properties fo:country="none" style:country-asian="none" style:country-complex="none" fo:font-style="italic" style:font-style-asian="italic" style:font-style-complex="italic"/>
    </style:style>
    <style:style style:name="T13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14" style:family="text">
      <style:text-properties fo:color="#000000" style:font-name="Liberation Sans" fo:font-size="11pt" fo:font-weight="normal" style:text-underline-style="none" style:text-underline-color="font-color" style:text-line-through-type="none" fo:font-style="italic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style:font-style-complex="normal" style:font-name="Liberation Sans" fo:font-size="11pt" fo:font-weight="bold" style:text-underline-style="none" style:text-underline-color="font-color" style:text-line-through-type="none" fo:font-style="normal" style:text-outline="false" style:font-name-asian="Liberation Sans" fo:text-shadow="none" style:font-name-complex="Liberation Sans" style:font-size-asian="11pt" style:font-size-complex="11pt" style:font-weight-asian="bold" style:font-weight-complex="bold" style:font-style-asian="normal" fo:color="#000000"/>
    </style:style>
    <style:style style:name="T17" style:family="text">
      <style:text-properties style:font-style-complex="normal" style:font-name="Liberation Sans" fo:font-size="11pt" style:text-underline-style="none" style:text-underline-color="font-color" style:text-line-through-type="none" fo:font-style="normal" style:text-outline="false" style:font-name-asian="Liberation Sans" fo:text-shadow="none" style:font-name-complex="Liberation Sans" style:font-size-asian="11pt" style:font-size-complex="11pt" style:font-style-asian="normal" fo:color="#000000" fo:font-weight="normal" style:font-weight-asian="normal" style:font-weight-complex="normal"/>
    </style:style>
    <style:style style:name="T18" style:family="text">
      <style:text-properties fo:font-size="7pt"/>
    </style:style>
    <style:style style:name="T19" style:family="text">
      <style:text-properties fo:font-size="7pt" fo:font-style="italic" style:font-style-asian="italic" style:font-style-complex="italic"/>
    </style:style>
    <style:style style:name="T20" style:family="text">
      <style:text-properties fo:color="#000000" fo:font-size="7pt" fo:font-weight="bold" style:font-size-asian="7pt" style:font-size-complex="7pt" style:font-weight-asian="bold" style:font-weight-complex="bold"/>
    </style:style>
    <style:style style:name="T21" style:family="text">
      <style:text-properties fo:color="#000000" fo:font-size="7pt" style:font-size-asian="7pt" style:font-size-complex="7pt"/>
    </style:style>
    <style:style style:name="T22" style:family="text">
      <style:text-properties fo:color="#000000" fo:font-size="7pt" style:font-size-asian="7pt" style:font-size-complex="7pt" fo:font-weight="bold" style:font-weight-asian="bold" style:font-weight-complex="bold"/>
    </style:style>
    <style:style style:name="T23" style:family="text"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name-asian="Liberation Sans1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T24" style:family="text"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name-asian="Liberation Sans1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T25" style:family="text">
      <style:text-properties fo:color="#000000" style:text-outline="false" style:text-line-through-style="none" style:text-line-through-type="none" style:font-name="Liberation Sans1" fo:font-size="11pt" fo:font-style="italic" fo:text-shadow="none" style:text-underline-style="none" fo:font-weight="normal" style:font-name-asian="Liberation Sans1" style:font-size-asian="11pt" style:font-style-asian="italic" style:font-weight-asian="normal" style:font-name-complex="Liberation Sans1" style:font-size-complex="11pt" style:font-style-complex="italic" style:font-weight-complex="normal"/>
    </style:style>
    <style:style style:name="T26" style:family="text">
      <style:text-properties fo:color="#000000" style:text-outline="false" style:text-line-through-style="none" style:text-line-through-type="none" style:font-name="Liberation Sans1" fo:font-size="7pt" fo:font-style="normal" fo:text-shadow="none" style:text-underline-style="none" fo:font-weight="normal" style:font-name-asian="Liberation Sans1" style:font-size-asian="7pt" style:font-style-asian="normal" style:font-weight-asian="normal" style:font-name-complex="Liberation Sans1" style:font-size-complex="7pt" style:font-style-complex="normal" style:font-weight-complex="normal"/>
    </style:style>
    <style:style style:name="T27" style:family="text">
      <style:text-properties fo:color="#000000" style:text-outline="false" style:text-line-through-style="none" style:text-line-through-type="none" style:font-name="Liberation Sans1" fo:font-size="7pt" fo:font-style="normal" fo:text-shadow="none" style:text-underline-style="none" fo:font-weight="bold" style:font-name-asian="Liberation Sans1" style:font-size-asian="7pt" style:font-style-asian="normal" style:font-weight-asian="bold" style:font-name-complex="Liberation Sans1" style:font-size-complex="7pt" style:font-style-complex="normal" style:font-weight-complex="bold"/>
    </style:style>
  </office:automatic-styles>
  <office:body>
    <office:spreadsheet>
      <table:tracked-changes>
        <table:cell-content-change table:id="ct1" table:acceptance-state="accepted">
          <table:cell-address table:column="0" table:row="2" table:table="0"/>
          <office:change-info>
            <dc:creator>Rainer Klute</dc:creator>
            <dc:date>2016-04-04T08:44:14.922307462</dc:date>
          </office:change-info>
          <table:previous>
            <table:change-track-table-cell office:value-type="string">
              <text:p>Id</text:p>
            </table:change-track-table-cell>
          </table:previous>
        </table:cell-content-change>
        <table:cell-content-change table:id="ct2" table:acceptance-state="accepted">
          <table:cell-address table:column="0" table:row="3" table:table="0"/>
          <office:change-info>
            <dc:creator>Rainer Klute</dc:creator>
            <dc:date>2016-04-04T08:44:14.923398851</dc:date>
          </office:change-info>
          <table:previous>
            <table:change-track-table-cell office:value-type="string">
              <text:p>Status</text:p>
            </table:change-track-table-cell>
          </table:previous>
        </table:cell-content-change>
        <table:cell-content-change table:id="ct3" table:acceptance-state="accepted">
          <table:cell-address table:column="1" table:row="4" table:table="0"/>
          <office:change-info>
            <dc:creator>Rainer Klute</dc:creator>
            <dc:date>2016-04-04T08:44:14.924623414</dc:date>
          </office:change-info>
          <table:previous>
            <table:change-track-table-cell office:value-type="float" office:value="0"/>
          </table:previous>
        </table:cell-content-change>
        <table:cell-content-change table:id="ct4" table:acceptance-state="accepted">
          <table:cell-address table:column="1" table:row="5" table:table="0"/>
          <office:change-info>
            <dc:creator>Rainer Klute</dc:creator>
            <dc:date>2016-04-04T08:44:14.925726070</dc:date>
          </office:change-info>
          <table:previous>
            <table:change-track-table-cell office:value-type="float" office:value="96"/>
          </table:previous>
        </table:cell-content-change>
        <table:cell-content-change table:id="ct5" table:acceptance-state="accepted">
          <table:cell-address table:column="0" table:row="6" table:table="0"/>
          <office:change-info>
            <dc:creator>Rainer Klute</dc:creator>
            <dc:date>2016-04-04T08:44:14.926812292</dc:date>
          </office:change-info>
          <table:previous>
            <table:change-track-table-cell office:value-type="string">
              <text:p>Test Counter:</text:p>
            </table:change-track-table-cell>
          </table:previous>
        </table:cell-content-change>
        <table:cell-content-change table:id="ct6" table:acceptance-state="accepted">
          <table:cell-address table:column="1" table:row="6" table:table="0"/>
          <office:change-info>
            <dc:creator>Rainer Klute</dc:creator>
            <dc:date>2016-04-04T08:44:14.926843807</dc:date>
          </office:change-info>
          <table:previous>
            <table:change-track-table-cell office:value-type="float" office:value="96"/>
          </table:previous>
        </table:cell-content-change>
        <table:cell-content-change table:id="ct7" table:acceptance-state="accepted">
          <table:cell-address table:column="0" table:row="10" table:table="0"/>
          <office:change-info>
            <dc:creator>Rainer Klute</dc:creator>
            <dc:date>2016-04-04T08:44:14.930881323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8" table:acceptance-state="accepted">
          <table:cell-address table:column="1" table:row="10" table:table="0"/>
          <office:change-info>
            <dc:creator>Rainer Klute</dc:creator>
            <dc:date>2016-04-04T08:44:14.930899446</dc:date>
          </office:change-info>
          <table:previous>
            <table:change-track-table-cell office:value-type="string">
              <text:p><text:a xlink:href="mailto:Max.mustermann@itemis.de" xlink:type="simple">Max.mustermann@itemis.de</text:a></text:p>
            </table:change-track-table-cell>
          </table:previous>
        </table:cell-content-change>
        <table:cell-content-change table:id="ct9" table:acceptance-state="accepted">
          <table:cell-address table:column="0" table:row="12" table:table="0"/>
          <office:change-info>
            <dc:creator>Rainer Klute</dc:creator>
            <dc:date>2016-04-04T08:44:14.932743063</dc:date>
          </office:change-info>
          <table:previous>
            <table:change-track-table-cell office:value-type="string">
              <text:p>Operating System Used:</text:p>
            </table:change-track-table-cell>
          </table:previous>
        </table:cell-content-change>
        <table:cell-content-change table:id="ct10" table:acceptance-state="accepted">
          <table:cell-address table:column="0" table:row="13" table:table="0"/>
          <office:change-info>
            <dc:creator>Rainer Klute</dc:creator>
            <dc:date>2016-04-04T08:44:14.933745255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11" table:acceptance-state="accepted">
          <table:cell-address table:column="1" table:row="13" table:table="0"/>
          <office:change-info>
            <dc:creator>Rainer Klute</dc:creator>
            <dc:date>2016-04-04T08:44:14.933750502</dc:date>
          </office:change-info>
          <table:previous>
            <table:change-track-table-cell office:value-type="string">
              <text:p>SCT 2.5</text:p>
            </table:change-track-table-cell>
          </table:previous>
        </table:cell-content-change>
        <table:cell-content-change table:id="ct12" table:acceptance-state="accepted">
          <table:cell-address table:column="0" table:row="14" table:table="0"/>
          <office:change-info>
            <dc:creator>Rainer Klute</dc:creator>
            <dc:date>2016-04-04T08:44:14.934674582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13" table:acceptance-state="accepted">
          <table:cell-address table:column="1" table:row="14" table:table="0"/>
          <office:change-info>
            <dc:creator>Rainer Klute</dc:creator>
            <dc:date>2016-04-04T08:44:14.934679479</dc:date>
          </office:change-info>
          <table:previous>
            <table:change-track-table-cell office:value-type="string">
              <text:p>Luna (4.4)</text:p>
            </table:change-track-table-cell>
          </table:previous>
        </table:cell-content-change>
        <table:cell-content-change table:id="ct14" table:acceptance-state="accepted">
          <table:cell-address table:column="0" table:row="16" table:table="0"/>
          <office:change-info>
            <dc:creator>Rainer Klute</dc:creator>
            <dc:date>2016-04-04T08:44:14.936463023</dc:date>
          </office:change-info>
          <table:previous>
            <table:change-track-table-cell office:value-type="string">
              <text:p>Description</text:p>
            </table:change-track-table-cell>
          </table:previous>
        </table:cell-content-change>
        <table:cell-content-change table:id="ct15" table:acceptance-state="accepted">
          <table:cell-address table:column="1" table:row="19" table:table="0"/>
          <office:change-info>
            <dc:creator>Rainer Klute</dc:creator>
            <dc:date>2016-04-04T08:44:14.939537323</dc:date>
          </office:change-info>
          <table:previous>
            <table:change-track-table-cell office:value-type="string">
              <text:p>Incomplete: 3 of 3 open</text:p>
            </table:change-track-table-cell>
          </table:previous>
        </table:cell-content-change>
        <table:cell-content-change table:id="ct16" table:acceptance-state="accepted">
          <table:cell-address table:column="1" table:row="20" table:table="0"/>
          <office:change-info>
            <dc:creator>Rainer Klute</dc:creator>
            <dc:date>2016-04-04T08:44:14.940414016</dc:date>
          </office:change-info>
          <table:previous>
            <table:change-track-table-cell office:value-type="string">
              <text:p>Incomplete: 22 of 22 open</text:p>
            </table:change-track-table-cell>
          </table:previous>
        </table:cell-content-change>
        <table:cell-content-change table:id="ct17" table:acceptance-state="accepted">
          <table:cell-address table:column="1" table:row="21" table:table="0"/>
          <office:change-info>
            <dc:creator>Rainer Klute</dc:creator>
            <dc:date>2016-04-04T08:44:14.941326954</dc:date>
          </office:change-info>
          <table:previous>
            <table:change-track-table-cell office:value-type="string">
              <text:p>Incomplete: 3 of 3 open</text:p>
            </table:change-track-table-cell>
          </table:previous>
        </table:cell-content-change>
        <table:cell-content-change table:id="ct18" table:acceptance-state="accepted">
          <table:cell-address table:column="1" table:row="22" table:table="0"/>
          <office:change-info>
            <dc:creator>Rainer Klute</dc:creator>
            <dc:date>2016-04-04T08:44:14.942263991</dc:date>
          </office:change-info>
          <table:previous>
            <table:change-track-table-cell office:value-type="string">
              <text:p>Incomplete: 3 of 3 open</text:p>
            </table:change-track-table-cell>
          </table:previous>
        </table:cell-content-change>
        <table:cell-content-change table:id="ct19" table:acceptance-state="accepted">
          <table:cell-address table:column="1" table:row="23" table:table="0"/>
          <office:change-info>
            <dc:creator>Rainer Klute</dc:creator>
            <dc:date>2016-04-04T08:44:14.943187831</dc:date>
          </office:change-info>
          <table:previous>
            <table:change-track-table-cell office:value-type="string">
              <text:p>Incomplete: 10 of 10 open</text:p>
            </table:change-track-table-cell>
          </table:previous>
        </table:cell-content-change>
        <table:cell-content-change table:id="ct20" table:acceptance-state="accepted">
          <table:cell-address table:column="1" table:row="24" table:table="0"/>
          <office:change-info>
            <dc:creator>Rainer Klute</dc:creator>
            <dc:date>2016-04-04T08:44:14.944351776</dc:date>
          </office:change-info>
          <table:previous>
            <table:change-track-table-cell office:value-type="string">
              <text:p>Incomplete: 5 of 5 open</text:p>
            </table:change-track-table-cell>
          </table:previous>
        </table:cell-content-change>
        <table:cell-content-change table:id="ct21" table:acceptance-state="accepted">
          <table:cell-address table:column="1" table:row="25" table:table="0"/>
          <office:change-info>
            <dc:creator>Rainer Klute</dc:creator>
            <dc:date>2016-04-04T08:44:14.945343970</dc:date>
          </office:change-info>
          <table:previous>
            <table:change-track-table-cell office:value-type="string">
              <text:p>Incomplete: 2 of 2 open</text:p>
            </table:change-track-table-cell>
          </table:previous>
        </table:cell-content-change>
        <table:cell-content-change table:id="ct22" table:acceptance-state="accepted">
          <table:cell-address table:column="1" table:row="26" table:table="0"/>
          <office:change-info>
            <dc:creator>Rainer Klute</dc:creator>
            <dc:date>2016-04-04T08:44:14.946278206</dc:date>
          </office:change-info>
          <table:previous>
            <table:change-track-table-cell office:value-type="string">
              <text:p>Incomplete: 20 of 20 open</text:p>
            </table:change-track-table-cell>
          </table:previous>
        </table:cell-content-change>
        <table:cell-content-change table:id="ct23" table:acceptance-state="accepted">
          <table:cell-address table:column="1" table:row="27" table:table="0"/>
          <office:change-info>
            <dc:creator>Rainer Klute</dc:creator>
            <dc:date>2016-04-04T08:44:14.947493222</dc:date>
          </office:change-info>
          <table:previous>
            <table:change-track-table-cell office:value-type="string">
              <text:p>Incomplete: 10 of 10 open</text:p>
            </table:change-track-table-cell>
          </table:previous>
        </table:cell-content-change>
        <table:cell-content-change table:id="ct24" table:acceptance-state="accepted">
          <table:cell-address table:column="1" table:row="28" table:table="0"/>
          <office:change-info>
            <dc:creator>Rainer Klute</dc:creator>
            <dc:date>2016-04-04T08:44:14.948455667</dc:date>
          </office:change-info>
          <table:previous>
            <table:change-track-table-cell office:value-type="string">
              <text:p>Incomplete: 1 of 1 open</text:p>
            </table:change-track-table-cell>
          </table:previous>
        </table:cell-content-change>
        <table:cell-content-change table:id="ct25" table:acceptance-state="accepted">
          <table:cell-address table:column="1" table:row="29" table:table="0"/>
          <office:change-info>
            <dc:creator>Rainer Klute</dc:creator>
            <dc:date>2016-04-04T08:44:14.949460275</dc:date>
          </office:change-info>
          <table:previous>
            <table:change-track-table-cell office:value-type="string">
              <text:p>Incomplete: 7 of 7 open</text:p>
            </table:change-track-table-cell>
          </table:previous>
        </table:cell-content-change>
        <table:cell-content-change table:id="ct26" table:acceptance-state="accepted">
          <table:cell-address table:column="1" table:row="30" table:table="0"/>
          <office:change-info>
            <dc:creator>Rainer Klute</dc:creator>
            <dc:date>2016-04-04T08:44:14.950389214</dc:date>
          </office:change-info>
          <table:previous>
            <table:change-track-table-cell office:value-type="string">
              <text:p>Incomplete: 7 of 7 open</text:p>
            </table:change-track-table-cell>
          </table:previous>
        </table:cell-content-change>
        <table:cell-content-change table:id="ct27" table:acceptance-state="accepted">
          <table:cell-address table:column="1" table:row="31" table:table="0"/>
          <office:change-info>
            <dc:creator>Rainer Klute</dc:creator>
            <dc:date>2016-04-04T08:44:14.951364277</dc:date>
          </office:change-info>
          <table:previous>
            <table:change-track-table-cell office:value-type="string">
              <text:p>Incomplete: 3 of 3 open</text:p>
            </table:change-track-table-cell>
          </table:previous>
        </table:cell-content-change>
        <table:cell-content-change table:id="ct28" table:acceptance-state="accepted">
          <table:cell-address table:column="2" table:row="2" table:table="1"/>
          <office:change-info>
            <dc:creator>Rainer Klute</dc:creator>
            <dc:date>2016-04-04T08:44:14.987323849</dc:date>
          </office:change-info>
          <table:previous>
            <table:change-track-table-cell table:cell-address="'Yakindu SCT Testcase 01 - Installation'.C3" table:formula="of:=['Yakindu SCT Test Report Setup'.$B1]" office:value-type="float" office:value="42464"/>
          </table:previous>
        </table:cell-content-change>
        <table:cell-content-change table:id="ct29" table:acceptance-state="accepted">
          <table:cell-address table:column="2" table:row="4" table:table="1"/>
          <office:change-info>
            <dc:creator>Rainer Klute</dc:creator>
            <dc:date>2016-04-04T08:44:14.989136404</dc:date>
          </office:change-info>
          <table:previous>
            <table:change-track-table-cell table:cell-address="'Yakindu SCT Testcase 01 - Installation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30" table:acceptance-state="accepted">
          <table:cell-address table:column="2" table:row="5" table:table="1"/>
          <office:change-info>
            <dc:creator>Rainer Klute</dc:creator>
            <dc:date>2016-04-04T08:44:14.990011645</dc:date>
          </office:change-info>
          <table:previous>
            <table:change-track-table-cell table:cell-address="'Yakindu SCT Testcase 01 - Installation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31" table:acceptance-state="accepted">
          <table:cell-address table:column="1" table:row="6" table:table="1"/>
          <office:change-info>
            <dc:creator>Rainer Klute</dc:creator>
            <dc:date>2016-04-04T08:44:14.990908594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32" table:acceptance-state="accepted">
          <table:cell-address table:column="2" table:row="6" table:table="1"/>
          <office:change-info>
            <dc:creator>Rainer Klute</dc:creator>
            <dc:date>2016-04-04T08:44:14.990919422</dc:date>
          </office:change-info>
          <table:previous>
            <table:change-track-table-cell table:cell-address="'Yakindu SCT Testcase 01 - Installation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33" table:acceptance-state="accepted">
          <table:cell-address table:column="1" table:row="8" table:table="1"/>
          <office:change-info>
            <dc:creator>Rainer Klute</dc:creator>
            <dc:date>2016-04-04T08:44:14.992756240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34" table:acceptance-state="accepted">
          <table:cell-address table:column="2" table:row="8" table:table="1"/>
          <office:change-info>
            <dc:creator>Rainer Klute</dc:creator>
            <dc:date>2016-04-04T08:44:14.992770811</dc:date>
          </office:change-info>
          <table:previous>
            <table:change-track-table-cell table:cell-address="'Yakindu SCT Testcase 01 - Installation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35" table:acceptance-state="accepted">
          <table:cell-address table:column="1" table:row="9" table:table="1"/>
          <office:change-info>
            <dc:creator>Rainer Klute</dc:creator>
            <dc:date>2016-04-04T08:44:14.993697841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36" table:acceptance-state="accepted">
          <table:cell-address table:column="2" table:row="9" table:table="1"/>
          <office:change-info>
            <dc:creator>Rainer Klute</dc:creator>
            <dc:date>2016-04-04T08:44:14.993708888</dc:date>
          </office:change-info>
          <table:previous>
            <table:change-track-table-cell table:cell-address="'Yakindu SCT Testcase 01 - Installation'.C10" table:formula="of:=['Yakindu SCT Test Report Setup'.B14]" office:value-type="string">
              <text:p>SCT 2.5</text:p>
            </table:change-track-table-cell>
          </table:previous>
        </table:cell-content-change>
        <table:cell-content-change table:id="ct37" table:acceptance-state="accepted">
          <table:cell-address table:column="1" table:row="10" table:table="1"/>
          <office:change-info>
            <dc:creator>Rainer Klute</dc:creator>
            <dc:date>2016-04-04T08:44:14.994574074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38" table:acceptance-state="accepted">
          <table:cell-address table:column="2" table:row="10" table:table="1"/>
          <office:change-info>
            <dc:creator>Rainer Klute</dc:creator>
            <dc:date>2016-04-04T08:44:14.994584835</dc:date>
          </office:change-info>
          <table:previous>
            <table:change-track-table-cell table:cell-address="'Yakindu SCT Testcase 01 - Installation'.C11" table:formula="of:=['Yakindu SCT Test Report Setup'.B15]" office:value-type="string">
              <text:p>Luna (4.4)</text:p>
            </table:change-track-table-cell>
          </table:previous>
        </table:cell-content-change>
        <table:cell-content-change table:id="ct39" table:acceptance-state="accepted">
          <table:cell-address table:column="1" table:row="15" table:table="1"/>
          <office:change-info>
            <dc:creator>Rainer Klute</dc:creator>
            <dc:date>2016-04-04T08:44:14.999076279</dc:date>
          </office:change-info>
          <table:previous>
            <table:change-track-table-cell office:value-type="string">
              <text:p>Add Yakindu plugins</text:p>
            </table:change-track-table-cell>
          </table:previous>
        </table:cell-content-change>
        <table:cell-content-change table:id="ct40" table:acceptance-state="accepted">
          <table:cell-address table:column="2" table:row="15" table:table="1"/>
          <office:change-info>
            <dc:creator>Rainer Klute</dc:creator>
            <dc:date>2016-04-04T08:44:14.999099035</dc:date>
          </office:change-info>
          <table:previous>
            <table:change-track-table-cell office:value-type="string">
              <text:p>Eclipse Modeling Distribution</text:p>
              <text:p>(http://www.eclipse.org)</text:p>
            </table:change-track-table-cell>
          </table:previous>
        </table:cell-content-change>
        <table:cell-content-change table:id="ct41" table:acceptance-state="accepted">
          <table:cell-address table:column="3" table:row="15" table:table="1"/>
          <office:change-info>
            <dc:creator>Rainer Klute</dc:creator>
            <dc:date>2016-04-04T08:44:14.999188845</dc:date>
          </office:change-info>
          <table:previous>
            <table:change-track-table-cell office:value-type="string">
              <text:p>Click on <text:span text:style-name="T23">Help-&gt;Install</text:span> new Software...</text:p>
              <text:p>Select <text:span text:style-name="T23">Add...</text:span> in the „Install“ window</text:p>
              <text:p>Enter the update URL http://updates.yakindu.org/sct/luna/milestones/ as Location</text:p>
              <text:p>Click on orgblunan</text:p>
            </table:change-track-table-cell>
          </table:previous>
        </table:cell-content-change>
        <table:cell-content-change table:id="ct42" table:acceptance-state="accepted">
          <table:cell-address table:column="4" table:row="15" table:table="1"/>
          <office:change-info>
            <dc:creator>Rainer Klute</dc:creator>
            <dc:date>2016-04-04T08:44:14.999261571</dc:date>
          </office:change-info>
          <table:previous>
            <table:change-track-table-cell office:value-type="string">
              <text:p>The content of the Yakindu update site should be displayed with two entries:</text:p>
              <text:p>- Xtext Integration Utilities</text:p>
              <text:p>- Yakindu SCT 2</text:p>
            </table:change-track-table-cell>
          </table:previous>
        </table:cell-content-change>
        <table:cell-content-change table:id="ct43" table:acceptance-state="accepted">
          <table:cell-address table:column="1" table:row="16" table:table="1"/>
          <office:change-info>
            <dc:creator>Rainer Klute</dc:creator>
            <dc:date>2016-04-04T08:44:15.000232373</dc:date>
          </office:change-info>
          <table:previous>
            <table:change-track-table-cell office:value-type="string">
              <text:p>Install Yakindu</text:p>
            </table:change-track-table-cell>
          </table:previous>
        </table:cell-content-change>
        <table:cell-content-change table:id="ct44" table:acceptance-state="accepted">
          <table:cell-address table:column="3" table:row="16" table:table="1"/>
          <office:change-info>
            <dc:creator>Rainer Klute</dc:creator>
            <dc:date>2016-04-04T08:44:15.000269566</dc:date>
          </office:change-info>
          <table:previous>
            <table:change-track-table-cell office:value-type="string">
              <text:p>Select Xtext Integration Utilities and Yakindu SCT 2 from the tree Click on <text:span text:style-name="T23">Next</text:span> button <text:span text:style-name="T23">twice</text:span></text:p>
              <text:p>Accept the License Agreement</text:p>
              <text:p>Select <text:span text:style-name="T23">Finish</text:span> Button to start installation</text:p>
              <text:p><text:span text:style-name="T23">If a security warning pops up continue with the installation</text:span></text:p>
            </table:change-track-table-cell>
          </table:previous>
        </table:cell-content-change>
        <table:cell-content-change table:id="ct45" table:acceptance-state="accepted">
          <table:cell-address table:column="4" table:row="17" table:table="1"/>
          <office:change-info>
            <dc:creator>Rainer Klute</dc:creator>
            <dc:date>2016-04-04T08:44:15.001543725</dc:date>
          </office:change-info>
          <table:previous>
            <table:change-track-table-cell office:value-type="string">
              <text:p>Eclipse restarted and following Yakindu Plug-ins</text:p>
              <text:p>Installed:</text:p>
              <text:p/>
              <text:p>- Yakindu SCT C Generator</text:p>
              <text:p>- Yakindu SCT C++ Generator</text:p>
              <text:p>- Yakindu SCT Editor</text:p>
              <text:p>- Yakindu SCT Help</text:p>
              <text:p>- Yakindu SCT SExec Edit Support</text:p>
              <text:p>- Yakindu SCT SExec Model</text:p>
              <text:p>- Yakindu SCT SGraph Edit Support</text:p>
              <text:p>- Yakindu SCT SGraph Model</text:p>
              <text:p>- Yakindu SCT SGraph Model UI</text:p>
              <text:p>- Yakindu SCT Simulation Core</text:p>
              <text:p>- Yakindu SCT Simulation UI</text:p>
              <text:p>- Yakindu SCT SText</text:p>
              <text:p>- Yakindu SCT SText Integration</text:p>
              <text:p>- Yakindu SCT SText Resource</text:p>
              <text:p>- Yakindu SCT SText UI</text:p>
              <text:p>- Yakindu SCT UI</text:p>
            </table:change-track-table-cell>
          </table:previous>
        </table:cell-content-change>
        <table:deletion table:id="ct46" table:acceptance-state="accepted" table:type="row" table:position="37" table:table="2" table:multi-deletion-spanned="4">
          <office:change-info>
            <dc:creator>Rainer Klute</dc:creator>
            <dc:date>2016-04-04T08:44:15.062650614</dc:date>
          </office:change-info>
        </table:deletion>
        <table:deletion table:id="ct47" table:acceptance-state="accepted" table:type="row" table:position="37" table:table="2">
          <office:change-info>
            <dc:creator>Rainer Klute</dc:creator>
            <dc:date>2016-04-04T08:44:15.062773709</dc:date>
          </office:change-info>
          <table:deletions>
            <table:change-deletion table:id="ct46"/>
          </table:deletions>
        </table:deletion>
        <table:deletion table:id="ct48" table:acceptance-state="accepted" table:type="row" table:position="37" table:table="2">
          <office:change-info>
            <dc:creator>Rainer Klute</dc:creator>
            <dc:date>2016-04-04T08:44:15.062814255</dc:date>
          </office:change-info>
          <table:deletions>
            <table:change-deletion table:id="ct47"/>
          </table:deletions>
        </table:deletion>
        <table:deletion table:id="ct49" table:acceptance-state="accepted" table:type="row" table:position="37" table:table="2">
          <office:change-info>
            <dc:creator>Rainer Klute</dc:creator>
            <dc:date>2016-04-04T08:44:15.062845697</dc:date>
          </office:change-info>
          <table:deletions>
            <table:change-deletion table:id="ct48"/>
          </table:deletions>
        </table:deletion>
        <table:cell-content-change table:id="ct50" table:acceptance-state="accepted">
          <table:cell-address table:column="2" table:row="2" table:table="2"/>
          <office:change-info>
            <dc:creator>Rainer Klute</dc:creator>
            <dc:date>2016-04-04T08:44:15.063845556</dc:date>
          </office:change-info>
          <table:previous>
            <table:change-track-table-cell table:cell-address="'Yakindu SCT Testcase 02 - Editor'.C3" table:formula="of:=['Yakindu SCT Test Report Setup'.$B1]" office:value-type="float" office:value="42464"/>
          </table:previous>
        </table:cell-content-change>
        <table:cell-content-change table:id="ct51" table:acceptance-state="accepted">
          <table:cell-address table:column="2" table:row="4" table:table="2"/>
          <office:change-info>
            <dc:creator>Rainer Klute</dc:creator>
            <dc:date>2016-04-04T08:44:15.065653195</dc:date>
          </office:change-info>
          <table:previous>
            <table:change-track-table-cell table:cell-address="'Yakindu SCT Testcase 02 - Editor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52" table:acceptance-state="accepted">
          <table:cell-address table:column="2" table:row="5" table:table="2"/>
          <office:change-info>
            <dc:creator>Rainer Klute</dc:creator>
            <dc:date>2016-04-04T08:44:15.066528183</dc:date>
          </office:change-info>
          <table:previous>
            <table:change-track-table-cell table:cell-address="'Yakindu SCT Testcase 02 - Editor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53" table:acceptance-state="accepted">
          <table:cell-address table:column="1" table:row="6" table:table="2"/>
          <office:change-info>
            <dc:creator>Rainer Klute</dc:creator>
            <dc:date>2016-04-04T08:44:15.067503353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54" table:acceptance-state="accepted">
          <table:cell-address table:column="2" table:row="6" table:table="2"/>
          <office:change-info>
            <dc:creator>Rainer Klute</dc:creator>
            <dc:date>2016-04-04T08:44:15.067514737</dc:date>
          </office:change-info>
          <table:previous>
            <table:change-track-table-cell table:cell-address="'Yakindu SCT Testcase 02 - Editor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55" table:acceptance-state="accepted">
          <table:cell-address table:column="1" table:row="8" table:table="2"/>
          <office:change-info>
            <dc:creator>Rainer Klute</dc:creator>
            <dc:date>2016-04-04T08:44:15.069174692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56" table:acceptance-state="accepted">
          <table:cell-address table:column="2" table:row="8" table:table="2"/>
          <office:change-info>
            <dc:creator>Rainer Klute</dc:creator>
            <dc:date>2016-04-04T08:44:15.069185441</dc:date>
          </office:change-info>
          <table:previous>
            <table:change-track-table-cell table:cell-address="'Yakindu SCT Testcase 02 - Editor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57" table:acceptance-state="accepted">
          <table:cell-address table:column="1" table:row="9" table:table="2"/>
          <office:change-info>
            <dc:creator>Rainer Klute</dc:creator>
            <dc:date>2016-04-04T08:44:15.070086471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58" table:acceptance-state="accepted">
          <table:cell-address table:column="2" table:row="9" table:table="2"/>
          <office:change-info>
            <dc:creator>Rainer Klute</dc:creator>
            <dc:date>2016-04-04T08:44:15.070096587</dc:date>
          </office:change-info>
          <table:previous>
            <table:change-track-table-cell table:cell-address="'Yakindu SCT Testcase 02 - Editor'.C10" table:formula="of:=['Yakindu SCT Test Report Setup'.B14]" office:value-type="string">
              <text:p>SCT 2.5</text:p>
            </table:change-track-table-cell>
          </table:previous>
        </table:cell-content-change>
        <table:cell-content-change table:id="ct59" table:acceptance-state="accepted">
          <table:cell-address table:column="1" table:row="10" table:table="2"/>
          <office:change-info>
            <dc:creator>Rainer Klute</dc:creator>
            <dc:date>2016-04-04T08:44:15.070980987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60" table:acceptance-state="accepted">
          <table:cell-address table:column="2" table:row="10" table:table="2"/>
          <office:change-info>
            <dc:creator>Rainer Klute</dc:creator>
            <dc:date>2016-04-04T08:44:15.070991509</dc:date>
          </office:change-info>
          <table:previous>
            <table:change-track-table-cell table:cell-address="'Yakindu SCT Testcase 02 - Editor'.C11" table:formula="of:=['Yakindu SCT Test Report Setup'.B15]" office:value-type="string">
              <text:p>Luna (4.4)</text:p>
            </table:change-track-table-cell>
          </table:previous>
        </table:cell-content-change>
        <table:cell-content-change table:id="ct61" table:acceptance-state="accepted">
          <table:cell-address table:column="2" table:row="15" table:table="2"/>
          <office:change-info>
            <dc:creator>Rainer Klute</dc:creator>
            <dc:date>2016-04-04T08:44:15.074458885</dc:date>
          </office:change-info>
          <table:previous>
            <table:change-track-table-cell office:value-type="string">
              <text:p>T1.3</text:p>
            </table:change-track-table-cell>
          </table:previous>
        </table:cell-content-change>
        <table:cell-content-change table:id="ct62" table:acceptance-state="accepted">
          <table:cell-address table:column="3" table:row="15" table:table="2"/>
          <office:change-info>
            <dc:creator>Rainer Klute</dc:creator>
            <dc:date>2016-04-04T08:44:15.074551892</dc:date>
          </office:change-info>
          <table:previous>
            <table:change-track-table-cell office:value-type="string">
              <text:p>Click on <text:span text:style-name="T23">File-&gt;New-&gt;Java Project</text:span></text:p>
              <text:p><text:span text:style-name="T24">Enter </text:span><text:span text:style-name="T23">TestProject</text:span><text:span text:style-name="T24"> as new project name</text:span></text:p>
              <text:p><text:span text:style-name="T24">Click on </text:span><text:span text:style-name="T23">Finish</text:span><text:span text:style-name="T24"> button to create the project</text:span></text:p>
            </table:change-track-table-cell>
          </table:previous>
        </table:cell-content-change>
        <table:cell-content-change table:id="ct63" table:acceptance-state="accepted">
          <table:cell-address table:column="3" table:row="16" table:table="2"/>
          <office:change-info>
            <dc:creator>Rainer Klute</dc:creator>
            <dc:date>2016-04-04T08:44:15.075574512</dc:date>
          </office:change-info>
          <table:previous>
            <table:change-track-table-cell office:value-type="string">
              <text:p><text:span text:style-name="T24">Press </text:span><text:span text:style-name="T23">Ctrl-N</text:span><text:span text:style-name="T24"> to open the New Wizard</text:span></text:p>
              <text:p><text:span text:style-name="T24">Expand the </text:span><text:span text:style-name="T23">YAKINDU SCT</text:span><text:span text:style-name="T24"> tree entry and select </text:span><text:span text:style-name="T23">Statechart Model</text:span></text:p>
              <text:p><text:span text:style-name="T24">Click on </text:span><text:span text:style-name="T23">Next</text:span></text:p>
              <text:p><text:span text:style-name="T24">Enter </text:span><text:span text:style-name="T25">Staircase.sct</text:span><text:span text:style-name="T24"> as name and click on </text:span><text:span text:style-name="T23">Finish</text:span><text:span text:style-name="T24"> button to create the statechart</text:span></text:p>
            </table:change-track-table-cell>
          </table:previous>
        </table:cell-content-change>
        <table:cell-content-change table:id="ct64" table:acceptance-state="accepted">
          <table:cell-address table:column="4" table:row="16" table:table="2"/>
          <office:change-info>
            <dc:creator>Rainer Klute</dc:creator>
            <dc:date>2016-04-04T08:44:15.075692127</dc:date>
          </office:change-info>
          <table:previous>
            <table:change-track-table-cell office:value-type="string">
              <text:p>Confirm Perspective Switch dialog pops up</text:p>
            </table:change-track-table-cell>
          </table:previous>
        </table:cell-content-change>
        <table:cell-content-change table:id="ct65" table:acceptance-state="accepted">
          <table:cell-address table:column="3" table:row="17" table:table="2"/>
          <office:change-info>
            <dc:creator>Rainer Klute</dc:creator>
            <dc:date>2016-04-04T08:44:15.076575937</dc:date>
          </office:change-info>
          <table:previous>
            <table:change-track-table-cell office:value-type="string">
              <text:p><text:span text:style-name="T26">Click on </text:span><text:span text:style-name="T27">Yes</text:span><text:span text:style-name="T26"> button to enable the yakindu modeling perspective</text:span></text:p>
            </table:change-track-table-cell>
          </table:previous>
        </table:cell-content-change>
        <table:cell-content-change table:id="ct66" table:acceptance-state="accepted">
          <table:cell-address table:column="4" table:row="17" table:table="2"/>
          <office:change-info>
            <dc:creator>Rainer Klute</dc:creator>
            <dc:date>2016-04-04T08:44:15.076654512</dc:date>
          </office:change-info>
          <table:previous>
            <table:change-track-table-cell office:value-type="string">
              <text:p>A file named <text:span text:style-name="T25">Staircase.sct</text:span> is created in project explorer</text:p>
              <text:p>A new visual editor view “Palette” is available.</text:p>
              <text:p>It contains different elements (Region, State...)</text:p>
              <text:p>The statechart contains the Statechart Specification Element, a Region with an Entry connected with a unnamed state</text:p>
              <text:p>The state should have a name " State A "</text:p>
            </table:change-track-table-cell>
          </table:previous>
        </table:cell-content-change>
        <table:cell-content-change table:id="ct67" table:acceptance-state="accepted">
          <table:cell-address table:column="3" table:row="31" table:table="2"/>
          <office:change-info>
            <dc:creator>Rainer Klute</dc:creator>
            <dc:date>2016-04-04T08:44:15.088910966</dc:date>
          </office:change-info>
          <table:previous>
            <table:change-track-table-cell office:value-type="string">
              <text:p>Enable SC Modeling Perspective</text:p>
              <text:p>Expand the Staircase.sct file in the Package Explorer</text:p>
              <text:p/>
            </table:change-track-table-cell>
          </table:previous>
        </table:cell-content-change>
        <table:cell-content-change table:id="ct68" table:acceptance-state="accepted">
          <table:cell-address table:column="2" table:row="2" table:table="3"/>
          <office:change-info>
            <dc:creator>Rainer Klute</dc:creator>
            <dc:date>2016-04-04T08:44:15.132417002</dc:date>
          </office:change-info>
          <table:previous>
            <table:change-track-table-cell table:cell-address="'Yakindu SCT Testcase 03 - Simulation'.C3" table:formula="of:=['Yakindu SCT Test Report Setup'.$B1]" office:value-type="float" office:value="42464"/>
          </table:previous>
        </table:cell-content-change>
        <table:cell-content-change table:id="ct69" table:acceptance-state="accepted">
          <table:cell-address table:column="2" table:row="4" table:table="3"/>
          <office:change-info>
            <dc:creator>Rainer Klute</dc:creator>
            <dc:date>2016-04-04T08:44:15.134004388</dc:date>
          </office:change-info>
          <table:previous>
            <table:change-track-table-cell table:cell-address="'Yakindu SCT Testcase 03 - Simulation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70" table:acceptance-state="accepted">
          <table:cell-address table:column="2" table:row="5" table:table="3"/>
          <office:change-info>
            <dc:creator>Rainer Klute</dc:creator>
            <dc:date>2016-04-04T08:44:15.134772323</dc:date>
          </office:change-info>
          <table:previous>
            <table:change-track-table-cell table:cell-address="'Yakindu SCT Testcase 03 - Simulation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71" table:acceptance-state="accepted">
          <table:cell-address table:column="1" table:row="6" table:table="3"/>
          <office:change-info>
            <dc:creator>Rainer Klute</dc:creator>
            <dc:date>2016-04-04T08:44:15.135471758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72" table:acceptance-state="accepted">
          <table:cell-address table:column="2" table:row="6" table:table="3"/>
          <office:change-info>
            <dc:creator>Rainer Klute</dc:creator>
            <dc:date>2016-04-04T08:44:15.135478429</dc:date>
          </office:change-info>
          <table:previous>
            <table:change-track-table-cell table:cell-address="'Yakindu SCT Testcase 03 - Simulation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73" table:acceptance-state="accepted">
          <table:cell-address table:column="1" table:row="8" table:table="3"/>
          <office:change-info>
            <dc:creator>Rainer Klute</dc:creator>
            <dc:date>2016-04-04T08:44:15.136936917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74" table:acceptance-state="accepted">
          <table:cell-address table:column="2" table:row="8" table:table="3"/>
          <office:change-info>
            <dc:creator>Rainer Klute</dc:creator>
            <dc:date>2016-04-04T08:44:15.136944742</dc:date>
          </office:change-info>
          <table:previous>
            <table:change-track-table-cell table:cell-address="'Yakindu SCT Testcase 03 - Simulation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75" table:acceptance-state="accepted">
          <table:cell-address table:column="1" table:row="9" table:table="3"/>
          <office:change-info>
            <dc:creator>Rainer Klute</dc:creator>
            <dc:date>2016-04-04T08:44:15.137803005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76" table:acceptance-state="accepted">
          <table:cell-address table:column="2" table:row="9" table:table="3"/>
          <office:change-info>
            <dc:creator>Rainer Klute</dc:creator>
            <dc:date>2016-04-04T08:44:15.137810801</dc:date>
          </office:change-info>
          <table:previous>
            <table:change-track-table-cell table:cell-address="'Yakindu SCT Testcase 03 - Simulation'.C10" table:formula="of:=['Yakindu SCT Test Report Setup'.B14]" office:value-type="string">
              <text:p>SCT 2.5</text:p>
            </table:change-track-table-cell>
          </table:previous>
        </table:cell-content-change>
        <table:cell-content-change table:id="ct77" table:acceptance-state="accepted">
          <table:cell-address table:column="1" table:row="10" table:table="3"/>
          <office:change-info>
            <dc:creator>Rainer Klute</dc:creator>
            <dc:date>2016-04-04T08:44:15.138654682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78" table:acceptance-state="accepted">
          <table:cell-address table:column="2" table:row="10" table:table="3"/>
          <office:change-info>
            <dc:creator>Rainer Klute</dc:creator>
            <dc:date>2016-04-04T08:44:15.138662141</dc:date>
          </office:change-info>
          <table:previous>
            <table:change-track-table-cell table:cell-address="'Yakindu SCT Testcase 03 - Simulation'.C11" table:formula="of:=['Yakindu SCT Test Report Setup'.B15]" office:value-type="string">
              <text:p>Luna (4.4)</text:p>
            </table:change-track-table-cell>
          </table:previous>
        </table:cell-content-change>
        <table:cell-content-change table:id="ct79" table:acceptance-state="accepted">
          <table:cell-address table:column="2" table:row="2" table:table="4"/>
          <office:change-info>
            <dc:creator>Rainer Klute</dc:creator>
            <dc:date>2016-04-04T08:44:15.175793180</dc:date>
          </office:change-info>
          <table:previous>
            <table:change-track-table-cell table:cell-address="'Yakindu SCT Testcase 04 - Help Integration'.C3" table:formula="of:=['Yakindu SCT Test Report Setup'.$B1]" office:value-type="float" office:value="42464"/>
          </table:previous>
        </table:cell-content-change>
        <table:cell-content-change table:id="ct80" table:acceptance-state="accepted">
          <table:cell-address table:column="2" table:row="4" table:table="4"/>
          <office:change-info>
            <dc:creator>Rainer Klute</dc:creator>
            <dc:date>2016-04-04T08:44:15.177285967</dc:date>
          </office:change-info>
          <table:previous>
            <table:change-track-table-cell table:cell-address="'Yakindu SCT Testcase 04 - Help Integration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81" table:acceptance-state="accepted">
          <table:cell-address table:column="2" table:row="5" table:table="4"/>
          <office:change-info>
            <dc:creator>Rainer Klute</dc:creator>
            <dc:date>2016-04-04T08:44:15.178115678</dc:date>
          </office:change-info>
          <table:previous>
            <table:change-track-table-cell table:cell-address="'Yakindu SCT Testcase 04 - Help Integration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82" table:acceptance-state="accepted">
          <table:cell-address table:column="1" table:row="6" table:table="4"/>
          <office:change-info>
            <dc:creator>Rainer Klute</dc:creator>
            <dc:date>2016-04-04T08:44:15.178889918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83" table:acceptance-state="accepted">
          <table:cell-address table:column="2" table:row="6" table:table="4"/>
          <office:change-info>
            <dc:creator>Rainer Klute</dc:creator>
            <dc:date>2016-04-04T08:44:15.178897383</dc:date>
          </office:change-info>
          <table:previous>
            <table:change-track-table-cell table:cell-address="'Yakindu SCT Testcase 04 - Help Integration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84" table:acceptance-state="accepted">
          <table:cell-address table:column="1" table:row="8" table:table="4"/>
          <office:change-info>
            <dc:creator>Rainer Klute</dc:creator>
            <dc:date>2016-04-04T08:44:15.180457534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85" table:acceptance-state="accepted">
          <table:cell-address table:column="2" table:row="8" table:table="4"/>
          <office:change-info>
            <dc:creator>Rainer Klute</dc:creator>
            <dc:date>2016-04-04T08:44:15.180467702</dc:date>
          </office:change-info>
          <table:previous>
            <table:change-track-table-cell table:cell-address="'Yakindu SCT Testcase 04 - Help Integration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86" table:acceptance-state="accepted">
          <table:cell-address table:column="1" table:row="9" table:table="4"/>
          <office:change-info>
            <dc:creator>Rainer Klute</dc:creator>
            <dc:date>2016-04-04T08:44:15.181346901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87" table:acceptance-state="accepted">
          <table:cell-address table:column="2" table:row="9" table:table="4"/>
          <office:change-info>
            <dc:creator>Rainer Klute</dc:creator>
            <dc:date>2016-04-04T08:44:15.181356317</dc:date>
          </office:change-info>
          <table:previous>
            <table:change-track-table-cell table:cell-address="'Yakindu SCT Testcase 04 - Help Integration'.C10" table:formula="of:=['Yakindu SCT Test Report Setup'.B14]" office:value-type="string">
              <text:p>SCT 2.5</text:p>
            </table:change-track-table-cell>
          </table:previous>
        </table:cell-content-change>
        <table:cell-content-change table:id="ct88" table:acceptance-state="accepted">
          <table:cell-address table:column="1" table:row="10" table:table="4"/>
          <office:change-info>
            <dc:creator>Rainer Klute</dc:creator>
            <dc:date>2016-04-04T08:44:15.182122621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89" table:acceptance-state="accepted">
          <table:cell-address table:column="2" table:row="10" table:table="4"/>
          <office:change-info>
            <dc:creator>Rainer Klute</dc:creator>
            <dc:date>2016-04-04T08:44:15.182130608</dc:date>
          </office:change-info>
          <table:previous>
            <table:change-track-table-cell table:cell-address="'Yakindu SCT Testcase 04 - Help Integration'.C11" table:formula="of:=['Yakindu SCT Test Report Setup'.B15]" office:value-type="string">
              <text:p>Luna (4.4)</text:p>
            </table:change-track-table-cell>
          </table:previous>
        </table:cell-content-change>
        <table:cell-content-change table:id="ct90" table:acceptance-state="accepted">
          <table:cell-address table:column="2" table:row="2" table:table="5"/>
          <office:change-info>
            <dc:creator>Rainer Klute</dc:creator>
            <dc:date>2016-04-04T08:44:15.226600159</dc:date>
          </office:change-info>
          <table:previous>
            <table:change-track-table-cell table:cell-address="'Yakindu SCT Testcase 05 - Validation'.C3" table:formula="of:=['Yakindu SCT Test Report Setup'.$B1]" office:value-type="float" office:value="42464"/>
          </table:previous>
        </table:cell-content-change>
        <table:cell-content-change table:id="ct91" table:acceptance-state="accepted">
          <table:cell-address table:column="2" table:row="4" table:table="5"/>
          <office:change-info>
            <dc:creator>Rainer Klute</dc:creator>
            <dc:date>2016-04-04T08:44:15.228116073</dc:date>
          </office:change-info>
          <table:previous>
            <table:change-track-table-cell table:cell-address="'Yakindu SCT Testcase 05 - Validation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92" table:acceptance-state="accepted">
          <table:cell-address table:column="2" table:row="5" table:table="5"/>
          <office:change-info>
            <dc:creator>Rainer Klute</dc:creator>
            <dc:date>2016-04-04T08:44:15.228865266</dc:date>
          </office:change-info>
          <table:previous>
            <table:change-track-table-cell table:cell-address="'Yakindu SCT Testcase 05 - Validation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93" table:acceptance-state="accepted">
          <table:cell-address table:column="1" table:row="6" table:table="5"/>
          <office:change-info>
            <dc:creator>Rainer Klute</dc:creator>
            <dc:date>2016-04-04T08:44:15.229619173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94" table:acceptance-state="accepted">
          <table:cell-address table:column="2" table:row="6" table:table="5"/>
          <office:change-info>
            <dc:creator>Rainer Klute</dc:creator>
            <dc:date>2016-04-04T08:44:15.229626571</dc:date>
          </office:change-info>
          <table:previous>
            <table:change-track-table-cell table:cell-address="'Yakindu SCT Testcase 05 - Validation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95" table:acceptance-state="accepted">
          <table:cell-address table:column="1" table:row="8" table:table="5"/>
          <office:change-info>
            <dc:creator>Rainer Klute</dc:creator>
            <dc:date>2016-04-04T08:44:15.231249347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96" table:acceptance-state="accepted">
          <table:cell-address table:column="2" table:row="8" table:table="5"/>
          <office:change-info>
            <dc:creator>Rainer Klute</dc:creator>
            <dc:date>2016-04-04T08:44:15.231266099</dc:date>
          </office:change-info>
          <table:previous>
            <table:change-track-table-cell table:cell-address="'Yakindu SCT Testcase 05 - Validation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97" table:acceptance-state="accepted">
          <table:cell-address table:column="1" table:row="9" table:table="5"/>
          <office:change-info>
            <dc:creator>Rainer Klute</dc:creator>
            <dc:date>2016-04-04T08:44:15.232000905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98" table:acceptance-state="accepted">
          <table:cell-address table:column="2" table:row="9" table:table="5"/>
          <office:change-info>
            <dc:creator>Rainer Klute</dc:creator>
            <dc:date>2016-04-04T08:44:15.232009738</dc:date>
          </office:change-info>
          <table:previous>
            <table:change-track-table-cell table:cell-address="'Yakindu SCT Testcase 05 - Validation'.C10" table:formula="of:=['Yakindu SCT Test Report Setup'.B14]" office:value-type="string">
              <text:p>SCT 2.5</text:p>
            </table:change-track-table-cell>
          </table:previous>
        </table:cell-content-change>
        <table:cell-content-change table:id="ct99" table:acceptance-state="accepted">
          <table:cell-address table:column="1" table:row="10" table:table="5"/>
          <office:change-info>
            <dc:creator>Rainer Klute</dc:creator>
            <dc:date>2016-04-04T08:44:15.232750552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100" table:acceptance-state="accepted">
          <table:cell-address table:column="2" table:row="10" table:table="5"/>
          <office:change-info>
            <dc:creator>Rainer Klute</dc:creator>
            <dc:date>2016-04-04T08:44:15.232757437</dc:date>
          </office:change-info>
          <table:previous>
            <table:change-track-table-cell table:cell-address="'Yakindu SCT Testcase 05 - Validation'.C11" table:formula="of:=['Yakindu SCT Test Report Setup'.B15]" office:value-type="string">
              <text:p>Luna (4.4)</text:p>
            </table:change-track-table-cell>
          </table:previous>
        </table:cell-content-change>
        <table:cell-content-change table:id="ct101" table:acceptance-state="accepted">
          <table:cell-address table:column="2" table:row="2" table:table="6"/>
          <office:change-info>
            <dc:creator>Rainer Klute</dc:creator>
            <dc:date>2016-04-04T08:44:15.281734483</dc:date>
          </office:change-info>
          <table:previous>
            <table:change-track-table-cell table:cell-address="'Yakindu SCT Testcase 06 - Expression Language Proposals'.C3" table:formula="of:=['Yakindu SCT Test Report Setup'.$B1]" office:value-type="float" office:value="42464"/>
          </table:previous>
        </table:cell-content-change>
        <table:cell-content-change table:id="ct102" table:acceptance-state="accepted">
          <table:cell-address table:column="2" table:row="4" table:table="6"/>
          <office:change-info>
            <dc:creator>Rainer Klute</dc:creator>
            <dc:date>2016-04-04T08:44:15.283340922</dc:date>
          </office:change-info>
          <table:previous>
            <table:change-track-table-cell table:cell-address="'Yakindu SCT Testcase 06 - Expression Language Proposals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103" table:acceptance-state="accepted">
          <table:cell-address table:column="2" table:row="5" table:table="6"/>
          <office:change-info>
            <dc:creator>Rainer Klute</dc:creator>
            <dc:date>2016-04-04T08:44:15.284247930</dc:date>
          </office:change-info>
          <table:previous>
            <table:change-track-table-cell table:cell-address="'Yakindu SCT Testcase 06 - Expression Language Proposals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104" table:acceptance-state="accepted">
          <table:cell-address table:column="1" table:row="6" table:table="6"/>
          <office:change-info>
            <dc:creator>Rainer Klute</dc:creator>
            <dc:date>2016-04-04T08:44:15.285083211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105" table:acceptance-state="accepted">
          <table:cell-address table:column="2" table:row="6" table:table="6"/>
          <office:change-info>
            <dc:creator>Rainer Klute</dc:creator>
            <dc:date>2016-04-04T08:44:15.285093772</dc:date>
          </office:change-info>
          <table:previous>
            <table:change-track-table-cell table:cell-address="'Yakindu SCT Testcase 06 - Expression Language Proposals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106" table:acceptance-state="accepted">
          <table:cell-address table:column="1" table:row="8" table:table="6"/>
          <office:change-info>
            <dc:creator>Rainer Klute</dc:creator>
            <dc:date>2016-04-04T08:44:15.286757549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107" table:acceptance-state="accepted">
          <table:cell-address table:column="2" table:row="8" table:table="6"/>
          <office:change-info>
            <dc:creator>Rainer Klute</dc:creator>
            <dc:date>2016-04-04T08:44:15.286769262</dc:date>
          </office:change-info>
          <table:previous>
            <table:change-track-table-cell table:cell-address="'Yakindu SCT Testcase 06 - Expression Language Proposals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108" table:acceptance-state="accepted">
          <table:cell-address table:column="1" table:row="9" table:table="6"/>
          <office:change-info>
            <dc:creator>Rainer Klute</dc:creator>
            <dc:date>2016-04-04T08:44:15.287804506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109" table:acceptance-state="accepted">
          <table:cell-address table:column="2" table:row="9" table:table="6"/>
          <office:change-info>
            <dc:creator>Rainer Klute</dc:creator>
            <dc:date>2016-04-04T08:44:15.287816633</dc:date>
          </office:change-info>
          <table:previous>
            <table:change-track-table-cell table:cell-address="'Yakindu SCT Testcase 06 - Expression Language Proposals'.C10" table:formula="of:=['Yakindu SCT Test Report Setup'.B14]" office:value-type="string">
              <text:p>SCT 2.5</text:p>
            </table:change-track-table-cell>
          </table:previous>
        </table:cell-content-change>
        <table:cell-content-change table:id="ct110" table:acceptance-state="accepted">
          <table:cell-address table:column="1" table:row="10" table:table="6"/>
          <office:change-info>
            <dc:creator>Rainer Klute</dc:creator>
            <dc:date>2016-04-04T08:44:15.288707997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111" table:acceptance-state="accepted">
          <table:cell-address table:column="2" table:row="10" table:table="6"/>
          <office:change-info>
            <dc:creator>Rainer Klute</dc:creator>
            <dc:date>2016-04-04T08:44:15.288720364</dc:date>
          </office:change-info>
          <table:previous>
            <table:change-track-table-cell table:cell-address="'Yakindu SCT Testcase 06 - Expression Language Proposals'.C11" table:formula="of:=['Yakindu SCT Test Report Setup'.B15]" office:value-type="string">
              <text:p>Luna (4.4)</text:p>
            </table:change-track-table-cell>
          </table:previous>
        </table:cell-content-change>
        <table:cell-content-change table:id="ct112" table:acceptance-state="rejected">
          <table:cell-address table:column="4" table:row="16" table:table="6"/>
          <office:change-info>
            <dc:creator>Rainer Klute</dc:creator>
            <dc:date>2016-04-04T08:44:15.294050669</dc:date>
          </office:change-info>
          <table:previous>
            <table:change-track-table-cell office:value-type="string">
              <text:p>A new statechart OtherStatechart with two interfaces created</text:p>
            </table:change-track-table-cell>
          </table:previous>
        </table:cell-content-change>
        <table:cell-content-change table:id="ct113" table:acceptance-state="accepted">
          <table:cell-address table:column="2" table:row="2" table:table="7"/>
          <office:change-info>
            <dc:creator>Rainer Klute</dc:creator>
            <dc:date>2016-04-04T08:44:15.331005885</dc:date>
          </office:change-info>
          <table:previous>
            <table:change-track-table-cell table:cell-address="'Yakindu SCT Testcase 07 - Custom Generators'.C3" table:formula="of:=['Yakindu SCT Test Report Setup'.$B1]" office:value-type="float" office:value="42464"/>
          </table:previous>
        </table:cell-content-change>
        <table:cell-content-change table:id="ct114" table:acceptance-state="accepted">
          <table:cell-address table:column="2" table:row="4" table:table="7"/>
          <office:change-info>
            <dc:creator>Rainer Klute</dc:creator>
            <dc:date>2016-04-04T08:44:15.332772269</dc:date>
          </office:change-info>
          <table:previous>
            <table:change-track-table-cell table:cell-address="'Yakindu SCT Testcase 07 - Custom Generators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115" table:acceptance-state="accepted">
          <table:cell-address table:column="2" table:row="5" table:table="7"/>
          <office:change-info>
            <dc:creator>Rainer Klute</dc:creator>
            <dc:date>2016-04-04T08:44:15.333628569</dc:date>
          </office:change-info>
          <table:previous>
            <table:change-track-table-cell table:cell-address="'Yakindu SCT Testcase 07 - Custom Generators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116" table:acceptance-state="accepted">
          <table:cell-address table:column="1" table:row="6" table:table="7"/>
          <office:change-info>
            <dc:creator>Rainer Klute</dc:creator>
            <dc:date>2016-04-04T08:44:15.334524834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117" table:acceptance-state="accepted">
          <table:cell-address table:column="2" table:row="6" table:table="7"/>
          <office:change-info>
            <dc:creator>Rainer Klute</dc:creator>
            <dc:date>2016-04-04T08:44:15.334536777</dc:date>
          </office:change-info>
          <table:previous>
            <table:change-track-table-cell table:cell-address="'Yakindu SCT Testcase 07 - Custom Generators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118" table:acceptance-state="accepted">
          <table:cell-address table:column="1" table:row="8" table:table="7"/>
          <office:change-info>
            <dc:creator>Rainer Klute</dc:creator>
            <dc:date>2016-04-04T08:44:15.336192781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119" table:acceptance-state="accepted">
          <table:cell-address table:column="2" table:row="8" table:table="7"/>
          <office:change-info>
            <dc:creator>Rainer Klute</dc:creator>
            <dc:date>2016-04-04T08:44:15.336204466</dc:date>
          </office:change-info>
          <table:previous>
            <table:change-track-table-cell table:cell-address="'Yakindu SCT Testcase 07 - Custom Generators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120" table:acceptance-state="accepted">
          <table:cell-address table:column="1" table:row="9" table:table="7"/>
          <office:change-info>
            <dc:creator>Rainer Klute</dc:creator>
            <dc:date>2016-04-04T08:44:15.337042190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121" table:acceptance-state="accepted">
          <table:cell-address table:column="2" table:row="9" table:table="7"/>
          <office:change-info>
            <dc:creator>Rainer Klute</dc:creator>
            <dc:date>2016-04-04T08:44:15.337052227</dc:date>
          </office:change-info>
          <table:previous>
            <table:change-track-table-cell table:cell-address="'Yakindu SCT Testcase 07 - Custom Generators'.C10" table:formula="of:=['Yakindu SCT Test Report Setup'.B14]" office:value-type="string">
              <text:p>SCT 2.5</text:p>
            </table:change-track-table-cell>
          </table:previous>
        </table:cell-content-change>
        <table:cell-content-change table:id="ct122" table:acceptance-state="accepted">
          <table:cell-address table:column="1" table:row="10" table:table="7"/>
          <office:change-info>
            <dc:creator>Rainer Klute</dc:creator>
            <dc:date>2016-04-04T08:44:15.338127763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123" table:acceptance-state="accepted">
          <table:cell-address table:column="2" table:row="10" table:table="7"/>
          <office:change-info>
            <dc:creator>Rainer Klute</dc:creator>
            <dc:date>2016-04-04T08:44:15.338140376</dc:date>
          </office:change-info>
          <table:previous>
            <table:change-track-table-cell table:cell-address="'Yakindu SCT Testcase 07 - Custom Generators'.C11" table:formula="of:=['Yakindu SCT Test Report Setup'.B15]" office:value-type="string">
              <text:p>Luna (4.4)</text:p>
            </table:change-track-table-cell>
          </table:previous>
        </table:cell-content-change>
        <table:cell-content-change table:id="ct124" table:acceptance-state="accepted">
          <table:cell-address table:column="2" table:row="2" table:table="8"/>
          <office:change-info>
            <dc:creator>Rainer Klute</dc:creator>
            <dc:date>2016-04-04T08:44:15.406776552</dc:date>
          </office:change-info>
          <table:previous>
            <table:change-track-table-cell table:cell-address="'Yakindu SCT Testcase 08 - Genmodel'.C3" table:formula="of:=['Yakindu SCT Test Report Setup'.$B1]" office:value-type="float" office:value="42464"/>
          </table:previous>
        </table:cell-content-change>
        <table:cell-content-change table:id="ct125" table:acceptance-state="accepted">
          <table:cell-address table:column="2" table:row="4" table:table="8"/>
          <office:change-info>
            <dc:creator>Rainer Klute</dc:creator>
            <dc:date>2016-04-04T08:44:15.408457905</dc:date>
          </office:change-info>
          <table:previous>
            <table:change-track-table-cell table:cell-address="'Yakindu SCT Testcase 08 - Genmodel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126" table:acceptance-state="accepted">
          <table:cell-address table:column="2" table:row="5" table:table="8"/>
          <office:change-info>
            <dc:creator>Rainer Klute</dc:creator>
            <dc:date>2016-04-04T08:44:15.409290593</dc:date>
          </office:change-info>
          <table:previous>
            <table:change-track-table-cell table:cell-address="'Yakindu SCT Testcase 08 - Genmodel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127" table:acceptance-state="accepted">
          <table:cell-address table:column="1" table:row="6" table:table="8"/>
          <office:change-info>
            <dc:creator>Rainer Klute</dc:creator>
            <dc:date>2016-04-04T08:44:15.410264830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128" table:acceptance-state="accepted">
          <table:cell-address table:column="2" table:row="6" table:table="8"/>
          <office:change-info>
            <dc:creator>Rainer Klute</dc:creator>
            <dc:date>2016-04-04T08:44:15.410276918</dc:date>
          </office:change-info>
          <table:previous>
            <table:change-track-table-cell table:cell-address="'Yakindu SCT Testcase 08 - Genmodel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129" table:acceptance-state="accepted">
          <table:cell-address table:column="1" table:row="8" table:table="8"/>
          <office:change-info>
            <dc:creator>Rainer Klute</dc:creator>
            <dc:date>2016-04-04T08:44:15.412059446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130" table:acceptance-state="accepted">
          <table:cell-address table:column="2" table:row="8" table:table="8"/>
          <office:change-info>
            <dc:creator>Rainer Klute</dc:creator>
            <dc:date>2016-04-04T08:44:15.412073678</dc:date>
          </office:change-info>
          <table:previous>
            <table:change-track-table-cell table:cell-address="'Yakindu SCT Testcase 08 - Genmodel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131" table:acceptance-state="accepted">
          <table:cell-address table:column="1" table:row="9" table:table="8"/>
          <office:change-info>
            <dc:creator>Rainer Klute</dc:creator>
            <dc:date>2016-04-04T08:44:15.412916676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132" table:acceptance-state="accepted">
          <table:cell-address table:column="2" table:row="9" table:table="8"/>
          <office:change-info>
            <dc:creator>Rainer Klute</dc:creator>
            <dc:date>2016-04-04T08:44:15.412927759</dc:date>
          </office:change-info>
          <table:previous>
            <table:change-track-table-cell table:cell-address="'Yakindu SCT Testcase 08 - Genmodel'.C10" table:formula="of:=['Yakindu SCT Test Report Setup'.B14]" office:value-type="string">
              <text:p>SCT 2.5</text:p>
            </table:change-track-table-cell>
          </table:previous>
        </table:cell-content-change>
        <table:cell-content-change table:id="ct133" table:acceptance-state="accepted">
          <table:cell-address table:column="1" table:row="10" table:table="8"/>
          <office:change-info>
            <dc:creator>Rainer Klute</dc:creator>
            <dc:date>2016-04-04T08:44:15.413795546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134" table:acceptance-state="accepted">
          <table:cell-address table:column="2" table:row="10" table:table="8"/>
          <office:change-info>
            <dc:creator>Rainer Klute</dc:creator>
            <dc:date>2016-04-04T08:44:15.413808943</dc:date>
          </office:change-info>
          <table:previous>
            <table:change-track-table-cell table:cell-address="'Yakindu SCT Testcase 08 - Genmodel'.C11" table:formula="of:=['Yakindu SCT Test Report Setup'.B15]" office:value-type="string">
              <text:p>Luna (4.4)</text:p>
            </table:change-track-table-cell>
          </table:previous>
        </table:cell-content-change>
        <table:cell-content-change table:id="ct135" table:acceptance-state="rejected">
          <table:cell-address table:column="3" table:row="15" table:table="8"/>
          <office:change-info>
            <dc:creator>Rainer Klute</dc:creator>
            <dc:date>2016-04-04T08:44:15.418688701</dc:date>
          </office:change-info>
          <table:previous>
            <table:change-track-table-cell office:value-type="string">
              <text:p>Select <text:span text:style-name="T23">TestProject</text:span> in Package Explorer</text:p>
              <text:p>Select <text:span text:style-name="T23">File-&gt;New-&gt;Other</text:span> (CTRL+N) from the menu</text:p>
              <text:p>Select <text:span text:style-name="T23">Yakindu-&gt;Code Generator Model</text:span></text:p>
              <text:p>Click on <text:span text:style-name="T23">Next</text:span> button</text:p>
              <text:p>Set the name to S<text:span text:style-name="T25">taircaseJava.sgen</text:span></text:p>
              <text:p>Click on <text:span text:style-name="T23">Next</text:span> button</text:p>
              <text:p>Select <text:span text:style-name="T23">YAKINDU SCT Java Code Generator</text:span> and check <text:span text:style-name="T23">Staircase.sct</text:span></text:p>
              <text:p>Click on <text:span text:style-name="T23">Finish</text:span> button</text:p>
            </table:change-track-table-cell>
          </table:previous>
        </table:cell-content-change>
        <table:cell-content-change table:id="ct136" table:acceptance-state="rejected">
          <table:cell-address table:column="3" table:row="25" table:table="8"/>
          <office:change-info>
            <dc:creator>Rainer Klute</dc:creator>
            <dc:date>2016-04-04T08:44:15.428520143</dc:date>
          </office:change-info>
          <table:previous>
            <table:change-track-table-cell office:value-type="string">
              <text:p>Select <text:span text:style-name="T23">TestProject</text:span> in Package Explorer</text:p>
              <text:p>Select <text:span text:style-name="T23">File-&gt;New-&gt;Other</text:span> (CTRL+N) from the menu</text:p>
              <text:p>Select <text:span text:style-name="T23">Yakindu-&gt;Code Generator Model</text:span></text:p>
              <text:p>Click on <text:span text:style-name="T23">Next</text:span> button</text:p>
              <text:p>Set the name to S<text:span text:style-name="T25">taircaseC.sgen</text:span></text:p>
              <text:p>Click on <text:span text:style-name="T23">Next</text:span> button</text:p>
              <text:p>Select <text:span text:style-name="T23">YAKINDU SCT C Code Generator</text:span> and check <text:span text:style-name="T23">Staircase.sct</text:span></text:p>
              <text:p>Click on <text:span text:style-name="T23">Finish</text:span> button</text:p>
            </table:change-track-table-cell>
          </table:previous>
        </table:cell-content-change>
        <table:cell-content-change table:id="ct137" table:acceptance-state="rejected">
          <table:cell-address table:column="3" table:row="27" table:table="8"/>
          <office:change-info>
            <dc:creator>Rainer Klute</dc:creator>
            <dc:date>2016-04-04T08:44:15.430585803</dc:date>
          </office:change-info>
          <table:previous>
            <table:change-track-table-cell office:value-type="string">
              <text:p>Select <text:span text:style-name="T23">TestProject</text:span> in Package Explorer</text:p>
              <text:p>Select <text:span text:style-name="T23">File-&gt;New-&gt;Other</text:span> (CTRL+N) from the menu</text:p>
              <text:p>Select <text:span text:style-name="T23">Yakindu-&gt;YAKINDU Statechart Generator Model</text:span></text:p>
              <text:p>Click on <text:span text:style-name="T23">Next</text:span> button</text:p>
              <text:p>Set the name to S<text:span text:style-name="T25">taircaseC++.sgen</text:span></text:p>
              <text:p>Click on <text:span text:style-name="T23">Next</text:span> button</text:p>
              <text:p>Select <text:span text:style-name="T23">YAKINDU SCT C++ Code Generator</text:span> and check <text:span text:style-name="T23">Staircase.sct</text:span></text:p>
              <text:p>Click on <text:span text:style-name="T23">Finish</text:span> button</text:p>
            </table:change-track-table-cell>
          </table:previous>
        </table:cell-content-change>
        <table:cell-content-change table:id="ct138" table:acceptance-state="rejected">
          <table:cell-address table:column="3" table:row="29" table:table="8"/>
          <office:change-info>
            <dc:creator>Rainer Klute</dc:creator>
            <dc:date>2016-04-04T08:44:15.432810345</dc:date>
          </office:change-info>
          <table:previous>
            <table:change-track-table-cell office:value-type="string">
              <text:p>Select <text:span text:style-name="T23">TestProject</text:span> in Package Explorer</text:p>
              <text:p>Select <text:span text:style-name="T23">File-&gt;New-&gt;Other</text:span> (CTRL+N) from the menu</text:p>
              <text:p>Select <text:span text:style-name="T23">Yakindu-&gt;Code Generator Model</text:span></text:p>
              <text:p>Click on <text:span text:style-name="T23">Next</text:span> button</text:p>
              <text:p>Set the name to S<text:span text:style-name="T25">taircaseXpand.sgen</text:span></text:p>
              <text:p>Click on <text:span text:style-name="T23">Next</text:span> button</text:p>
              <text:p>Select <text:span text:style-name="T23">Custom Xpand-based Generator</text:span> and check <text:span text:style-name="T23">Staircase.sct</text:span></text:p>
              <text:p>Click on <text:span text:style-name="T23">Finish</text:span> button</text:p>
            </table:change-track-table-cell>
          </table:previous>
        </table:cell-content-change>
        <table:cell-content-change table:id="ct139" table:acceptance-state="rejected">
          <table:cell-address table:column="3" table:row="32" table:table="8"/>
          <office:change-info>
            <dc:creator>Rainer Klute</dc:creator>
            <dc:date>2016-04-04T08:44:15.435779842</dc:date>
          </office:change-info>
          <table:previous>
            <table:change-track-table-cell office:value-type="string">
              <text:p>Select <text:span text:style-name="T23">TestProject</text:span> in Package Explorer</text:p>
              <text:p>Select <text:span text:style-name="T23">File-&gt;New-&gt;Other</text:span> (CTRL+N) from the menu</text:p>
              <text:p>Select <text:span text:style-name="T23">Yakindu-&gt;Code Generator Model</text:span></text:p>
              <text:p>Click on <text:span text:style-name="T23">Next</text:span> button</text:p>
              <text:p>Set the name to S<text:span text:style-name="T25">taircaseXtend.sgen</text:span></text:p>
              <text:p>Click on <text:span text:style-name="T23">Next</text:span> button</text:p>
              <text:p>Select <text:span text:style-name="T23">Custom Xtend2/Java-based Generator</text:span></text:p>
              <text:p>Check <text:span text:style-name="T23">Staircase.sct </text:span><text:span text:style-name="T24">file</text:span></text:p>
              <text:p>Click on <text:span text:style-name="T23">Finish</text:span> button</text:p>
            </table:change-track-table-cell>
          </table:previous>
        </table:cell-content-change>
        <table:cell-content-change table:id="ct140" table:acceptance-state="accepted">
          <table:cell-address table:column="2" table:row="2" table:table="9"/>
          <office:change-info>
            <dc:creator>Rainer Klute</dc:creator>
            <dc:date>2016-04-04T08:44:15.485878741</dc:date>
          </office:change-info>
          <table:previous>
            <table:change-track-table-cell table:cell-address="'Yakindu SCT Testcase 09 - Templateproposals'.C3" table:formula="of:=['Yakindu SCT Test Report Setup'.$B1]" office:value-type="float" office:value="42464"/>
          </table:previous>
        </table:cell-content-change>
        <table:cell-content-change table:id="ct141" table:acceptance-state="accepted">
          <table:cell-address table:column="2" table:row="4" table:table="9"/>
          <office:change-info>
            <dc:creator>Rainer Klute</dc:creator>
            <dc:date>2016-04-04T08:44:15.487756104</dc:date>
          </office:change-info>
          <table:previous>
            <table:change-track-table-cell table:cell-address="'Yakindu SCT Testcase 09 - Templateproposals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142" table:acceptance-state="accepted">
          <table:cell-address table:column="2" table:row="5" table:table="9"/>
          <office:change-info>
            <dc:creator>Rainer Klute</dc:creator>
            <dc:date>2016-04-04T08:44:15.488566998</dc:date>
          </office:change-info>
          <table:previous>
            <table:change-track-table-cell table:cell-address="'Yakindu SCT Testcase 09 - Templateproposals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143" table:acceptance-state="accepted">
          <table:cell-address table:column="1" table:row="6" table:table="9"/>
          <office:change-info>
            <dc:creator>Rainer Klute</dc:creator>
            <dc:date>2016-04-04T08:44:15.489449709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144" table:acceptance-state="accepted">
          <table:cell-address table:column="2" table:row="6" table:table="9"/>
          <office:change-info>
            <dc:creator>Rainer Klute</dc:creator>
            <dc:date>2016-04-04T08:44:15.489458579</dc:date>
          </office:change-info>
          <table:previous>
            <table:change-track-table-cell table:cell-address="'Yakindu SCT Testcase 09 - Templateproposals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145" table:acceptance-state="accepted">
          <table:cell-address table:column="1" table:row="8" table:table="9"/>
          <office:change-info>
            <dc:creator>Rainer Klute</dc:creator>
            <dc:date>2016-04-04T08:44:15.491198482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146" table:acceptance-state="accepted">
          <table:cell-address table:column="2" table:row="8" table:table="9"/>
          <office:change-info>
            <dc:creator>Rainer Klute</dc:creator>
            <dc:date>2016-04-04T08:44:15.491208264</dc:date>
          </office:change-info>
          <table:previous>
            <table:change-track-table-cell table:cell-address="'Yakindu SCT Testcase 09 - Templateproposals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147" table:acceptance-state="accepted">
          <table:cell-address table:column="1" table:row="9" table:table="9"/>
          <office:change-info>
            <dc:creator>Rainer Klute</dc:creator>
            <dc:date>2016-04-04T08:44:15.492222042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148" table:acceptance-state="accepted">
          <table:cell-address table:column="2" table:row="9" table:table="9"/>
          <office:change-info>
            <dc:creator>Rainer Klute</dc:creator>
            <dc:date>2016-04-04T08:44:15.492231447</dc:date>
          </office:change-info>
          <table:previous>
            <table:change-track-table-cell table:cell-address="'Yakindu SCT Testcase 09 - Templateproposals'.C10" table:formula="of:=['Yakindu SCT Test Report Setup'.B14]" office:value-type="string">
              <text:p>SCT 2.5</text:p>
            </table:change-track-table-cell>
          </table:previous>
        </table:cell-content-change>
        <table:cell-content-change table:id="ct149" table:acceptance-state="accepted">
          <table:cell-address table:column="1" table:row="10" table:table="9"/>
          <office:change-info>
            <dc:creator>Rainer Klute</dc:creator>
            <dc:date>2016-04-04T08:44:15.493111789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150" table:acceptance-state="accepted">
          <table:cell-address table:column="2" table:row="10" table:table="9"/>
          <office:change-info>
            <dc:creator>Rainer Klute</dc:creator>
            <dc:date>2016-04-04T08:44:15.493120191</dc:date>
          </office:change-info>
          <table:previous>
            <table:change-track-table-cell table:cell-address="'Yakindu SCT Testcase 09 - Templateproposals'.C11" table:formula="of:=['Yakindu SCT Test Report Setup'.B15]" office:value-type="string">
              <text:p>Luna (4.4)</text:p>
            </table:change-track-table-cell>
          </table:previous>
        </table:cell-content-change>
        <table:cell-content-change table:id="ct151" table:acceptance-state="rejected">
          <table:cell-address table:column="3" table:row="18" table:table="9"/>
          <office:change-info>
            <dc:creator>Rainer Klute</dc:creator>
            <dc:date>2016-04-04T08:44:15.499578086</dc:date>
          </office:change-info>
          <table:previous>
            <table:change-track-table-cell office:value-type="string">
              <text:p>enter “namespace” and hit Space and hit Ctrl+Space</text:p>
              <text:p>Expected proposals :</text:p>
            </table:change-track-table-cell>
          </table:previous>
        </table:cell-content-change>
        <table:cell-content-change table:id="ct152" table:acceptance-state="rejected">
          <table:cell-address table:column="3" table:row="20" table:table="9"/>
          <office:change-info>
            <dc:creator>Rainer Klute</dc:creator>
            <dc:date>2016-04-04T08:44:15.501207810</dc:date>
          </office:change-info>
          <table:previous>
            <table:change-track-table-cell office:value-type="string">
              <text:p>enter “after” as keyword and hit Ctrl+Space</text:p>
              <text:p>Expected proposals : Expression</text:p>
              <text:p>Enter a integer value and hit Ctrl+Space again.</text:p>
              <text:p>Expected proposals with documentation :”ms”, “ns”, “us”, “s”,</text:p>
              <text:p>“as”(not time unit)</text:p>
            </table:change-track-table-cell>
          </table:previous>
        </table:cell-content-change>
        <table:cell-content-change table:id="ct153" table:acceptance-state="rejected">
          <table:cell-address table:column="3" table:row="21" table:table="9"/>
          <office:change-info>
            <dc:creator>Rainer Klute</dc:creator>
            <dc:date>2016-04-04T08:44:15.502279554</dc:date>
          </office:change-info>
          <table:previous>
            <table:change-track-table-cell office:value-type="string">
              <text:p>enter “every” as keyword and hit Ctrl+Space</text:p>
              <text:p>Expected proposals : Expression</text:p>
              <text:p>Enter a integer value and hit Ctrl+Space again.</text:p>
              <text:p>Expected proposals with documentation :”ms”, “ns”, “us”, “s”,</text:p>
              <text:p>“as”(not time unit)</text:p>
            </table:change-track-table-cell>
          </table:previous>
        </table:cell-content-change>
        <table:cell-content-change table:id="ct154" table:acceptance-state="rejected">
          <table:cell-address table:column="3" table:row="23" table:table="9"/>
          <office:change-info>
            <dc:creator>Rainer Klute</dc:creator>
            <dc:date>2016-04-04T08:44:15.504292047</dc:date>
          </office:change-info>
          <table:previous>
            <table:change-track-table-cell office:value-type="string">
              <text:p>enter “after” as keyword and hit Ctrl+Space</text:p>
              <text:p>Expected proposals : Expression that evaluates to an integer value</text:p>
              <text:p>Enter a integer value and hit Ctrl+Space again.</text:p>
              <text:p>Expected proposals with documentation :”ms”, “ns”, “us”, “s”,</text:p>
              <text:p>“as”(not time unit)</text:p>
            </table:change-track-table-cell>
          </table:previous>
        </table:cell-content-change>
        <table:cell-content-change table:id="ct155" table:acceptance-state="rejected">
          <table:cell-address table:column="3" table:row="24" table:table="9"/>
          <office:change-info>
            <dc:creator>Rainer Klute</dc:creator>
            <dc:date>2016-04-04T08:44:15.505341037</dc:date>
          </office:change-info>
          <table:previous>
            <table:change-track-table-cell office:value-type="string">
              <text:p>enter “every” as keyword and hit Ctrl+Space</text:p>
              <text:p>Expected proposals : Expression that evaluates to an integer value</text:p>
              <text:p>Enter a integer value and hit Ctrl+Space again.</text:p>
              <text:p>Expected proposals with documentation :”ms”, “ns”, “us”, “s”,</text:p>
              <text:p>“as”(not time unit)</text:p>
            </table:change-track-table-cell>
          </table:previous>
        </table:cell-content-change>
        <table:cell-content-change table:id="ct156" table:acceptance-state="accepted">
          <table:cell-address table:column="2" table:row="2" table:table="10"/>
          <office:change-info>
            <dc:creator>Rainer Klute</dc:creator>
            <dc:date>2016-04-04T08:44:15.539206690</dc:date>
          </office:change-info>
          <table:previous>
            <table:change-track-table-cell table:cell-address="'Yakindu SCT Testcase 10 - ExampleFiles'.C3" table:formula="of:=['Yakindu SCT Test Report Setup'.$B1]" office:value-type="float" office:value="42464"/>
          </table:previous>
        </table:cell-content-change>
        <table:cell-content-change table:id="ct157" table:acceptance-state="accepted">
          <table:cell-address table:column="2" table:row="4" table:table="10"/>
          <office:change-info>
            <dc:creator>Rainer Klute</dc:creator>
            <dc:date>2016-04-04T08:44:15.541029309</dc:date>
          </office:change-info>
          <table:previous>
            <table:change-track-table-cell table:cell-address="'Yakindu SCT Testcase 10 - ExampleFiles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158" table:acceptance-state="accepted">
          <table:cell-address table:column="2" table:row="5" table:table="10"/>
          <office:change-info>
            <dc:creator>Rainer Klute</dc:creator>
            <dc:date>2016-04-04T08:44:15.541988040</dc:date>
          </office:change-info>
          <table:previous>
            <table:change-track-table-cell table:cell-address="'Yakindu SCT Testcase 10 - ExampleFiles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159" table:acceptance-state="accepted">
          <table:cell-address table:column="1" table:row="6" table:table="10"/>
          <office:change-info>
            <dc:creator>Rainer Klute</dc:creator>
            <dc:date>2016-04-04T08:44:15.542902854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160" table:acceptance-state="accepted">
          <table:cell-address table:column="2" table:row="6" table:table="10"/>
          <office:change-info>
            <dc:creator>Rainer Klute</dc:creator>
            <dc:date>2016-04-04T08:44:15.542919100</dc:date>
          </office:change-info>
          <table:previous>
            <table:change-track-table-cell table:cell-address="'Yakindu SCT Testcase 10 - ExampleFiles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161" table:acceptance-state="accepted">
          <table:cell-address table:column="1" table:row="8" table:table="10"/>
          <office:change-info>
            <dc:creator>Rainer Klute</dc:creator>
            <dc:date>2016-04-04T08:44:15.544664022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162" table:acceptance-state="accepted">
          <table:cell-address table:column="2" table:row="8" table:table="10"/>
          <office:change-info>
            <dc:creator>Rainer Klute</dc:creator>
            <dc:date>2016-04-04T08:44:15.544689972</dc:date>
          </office:change-info>
          <table:previous>
            <table:change-track-table-cell table:cell-address="'Yakindu SCT Testcase 10 - ExampleFiles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163" table:acceptance-state="accepted">
          <table:cell-address table:column="1" table:row="9" table:table="10"/>
          <office:change-info>
            <dc:creator>Rainer Klute</dc:creator>
            <dc:date>2016-04-04T08:44:15.545599399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164" table:acceptance-state="accepted">
          <table:cell-address table:column="2" table:row="9" table:table="10"/>
          <office:change-info>
            <dc:creator>Rainer Klute</dc:creator>
            <dc:date>2016-04-04T08:44:15.545614761</dc:date>
          </office:change-info>
          <table:previous>
            <table:change-track-table-cell table:cell-address="'Yakindu SCT Testcase 10 - ExampleFiles'.C10" table:formula="of:=['Yakindu SCT Test Report Setup'.B14]" office:value-type="string">
              <text:p>SCT 2.5</text:p>
            </table:change-track-table-cell>
          </table:previous>
        </table:cell-content-change>
        <table:cell-content-change table:id="ct165" table:acceptance-state="accepted">
          <table:cell-address table:column="1" table:row="10" table:table="10"/>
          <office:change-info>
            <dc:creator>Rainer Klute</dc:creator>
            <dc:date>2016-04-04T08:44:15.546515246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166" table:acceptance-state="accepted">
          <table:cell-address table:column="2" table:row="10" table:table="10"/>
          <office:change-info>
            <dc:creator>Rainer Klute</dc:creator>
            <dc:date>2016-04-04T08:44:15.546531473</dc:date>
          </office:change-info>
          <table:previous>
            <table:change-track-table-cell table:cell-address="'Yakindu SCT Testcase 10 - ExampleFiles'.C11" table:formula="of:=['Yakindu SCT Test Report Setup'.B15]" office:value-type="string">
              <text:p>Luna (4.4)</text:p>
            </table:change-track-table-cell>
          </table:previous>
        </table:cell-content-change>
        <table:cell-content-change table:id="ct167" table:acceptance-state="rejected">
          <table:cell-address table:column="3" table:row="15" table:table="10"/>
          <office:change-info>
            <dc:creator>Rainer Klute</dc:creator>
            <dc:date>2016-04-04T08:44:15.551152418</dc:date>
          </office:change-info>
          <table:previous>
            <table:change-track-table-cell office:value-type="string">
              <text:p>Select File--&gt; New --&gt; Example</text:p>
              <text:p>Choose “Trafficlight Example”, click Next</text:p>
              <text:p>Click Finish</text:p>
              <text:p/>
            </table:change-track-table-cell>
          </table:previous>
        </table:cell-content-change>
        <table:cell-content-change table:id="ct168" table:acceptance-state="rejected">
          <table:cell-address table:column="4" table:row="15" table:table="10"/>
          <office:change-info>
            <dc:creator>Rainer Klute</dc:creator>
            <dc:date>2016-04-04T08:44:15.551231437</dc:date>
          </office:change-info>
          <table:previous>
            <table:change-track-table-cell office:value-type="string">
              <text:p>The Trafficlight Example is created into the workspace</text:p>
            </table:change-track-table-cell>
          </table:previous>
        </table:cell-content-change>
        <table:cell-content-change table:id="ct169" table:acceptance-state="accepted">
          <table:cell-address table:column="2" table:row="2" table:table="11"/>
          <office:change-info>
            <dc:creator>Rainer Klute</dc:creator>
            <dc:date>2016-04-04T08:44:15.593966508</dc:date>
          </office:change-info>
          <table:previous>
            <table:change-track-table-cell table:cell-address="'Yakindu SCT Testcase 11 - Operations'.C3" table:formula="of:=['Yakindu SCT Test Report Setup'.$B1]" office:value-type="float" office:value="42464"/>
          </table:previous>
        </table:cell-content-change>
        <table:cell-content-change table:id="ct170" table:acceptance-state="accepted">
          <table:cell-address table:column="2" table:row="4" table:table="11"/>
          <office:change-info>
            <dc:creator>Rainer Klute</dc:creator>
            <dc:date>2016-04-04T08:44:15.595725089</dc:date>
          </office:change-info>
          <table:previous>
            <table:change-track-table-cell table:cell-address="'Yakindu SCT Testcase 11 - Operations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171" table:acceptance-state="accepted">
          <table:cell-address table:column="2" table:row="5" table:table="11"/>
          <office:change-info>
            <dc:creator>Rainer Klute</dc:creator>
            <dc:date>2016-04-04T08:44:15.596588590</dc:date>
          </office:change-info>
          <table:previous>
            <table:change-track-table-cell table:cell-address="'Yakindu SCT Testcase 11 - Operations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172" table:acceptance-state="accepted">
          <table:cell-address table:column="1" table:row="6" table:table="11"/>
          <office:change-info>
            <dc:creator>Rainer Klute</dc:creator>
            <dc:date>2016-04-04T08:44:15.597427597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173" table:acceptance-state="accepted">
          <table:cell-address table:column="2" table:row="6" table:table="11"/>
          <office:change-info>
            <dc:creator>Rainer Klute</dc:creator>
            <dc:date>2016-04-04T08:44:15.597439163</dc:date>
          </office:change-info>
          <table:previous>
            <table:change-track-table-cell table:cell-address="'Yakindu SCT Testcase 11 - Operations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174" table:acceptance-state="accepted">
          <table:cell-address table:column="1" table:row="8" table:table="11"/>
          <office:change-info>
            <dc:creator>Rainer Klute</dc:creator>
            <dc:date>2016-04-04T08:44:15.599152265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175" table:acceptance-state="accepted">
          <table:cell-address table:column="2" table:row="8" table:table="11"/>
          <office:change-info>
            <dc:creator>Rainer Klute</dc:creator>
            <dc:date>2016-04-04T08:44:15.599165067</dc:date>
          </office:change-info>
          <table:previous>
            <table:change-track-table-cell table:cell-address="'Yakindu SCT Testcase 11 - Operations'.C9" table:formula="of:=['Yakindu SCT Test Report Setup'.B14]" office:value-type="string">
              <text:p>SCT 2.5</text:p>
            </table:change-track-table-cell>
          </table:previous>
        </table:cell-content-change>
        <table:cell-content-change table:id="ct176" table:acceptance-state="accepted">
          <table:cell-address table:column="1" table:row="9" table:table="11"/>
          <office:change-info>
            <dc:creator>Rainer Klute</dc:creator>
            <dc:date>2016-04-04T08:44:15.600077202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177" table:acceptance-state="accepted">
          <table:cell-address table:column="2" table:row="9" table:table="11"/>
          <office:change-info>
            <dc:creator>Rainer Klute</dc:creator>
            <dc:date>2016-04-04T08:44:15.600089770</dc:date>
          </office:change-info>
          <table:previous>
            <table:change-track-table-cell table:cell-address="'Yakindu SCT Testcase 11 - Operations'.C10" table:formula="of:=['Yakindu SCT Test Report Setup'.B15]" office:value-type="string">
              <text:p>Luna (4.4)</text:p>
            </table:change-track-table-cell>
          </table:previous>
        </table:cell-content-change>
        <table:cell-content-change table:id="ct178" table:acceptance-state="accepted">
          <table:cell-address table:column="1" table:row="10" table:table="11"/>
          <office:change-info>
            <dc:creator>Rainer Klute</dc:creator>
            <dc:date>2016-04-04T08:44:15.600912019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179" table:acceptance-state="accepted">
          <table:cell-address table:column="2" table:row="10" table:table="11"/>
          <office:change-info>
            <dc:creator>Rainer Klute</dc:creator>
            <dc:date>2016-04-04T08:44:15.600922683</dc:date>
          </office:change-info>
          <table:previous>
            <table:change-track-table-cell office:value-type="string">
              <text:p>Err:520</text:p>
            </table:change-track-table-cell>
          </table:previous>
        </table:cell-content-change>
        <table:cell-content-change table:id="ct180" table:acceptance-state="rejected">
          <table:cell-address table:column="4" table:row="17" table:table="11"/>
          <office:change-info>
            <dc:creator>Rainer Klute</dc:creator>
            <dc:date>2016-04-04T08:44:15.607558948</dc:date>
          </office:change-info>
          <table:previous>
            <table:change-track-table-cell office:value-type="string">
              <text:p>The operation is executed →</text:p>
              <text:p>a PopUp indicates that an exception occurs and asks to terminate or</text:p>
              <text:p>Relaunch the statechart.</text:p>
            </table:change-track-table-cell>
          </table:previous>
        </table:cell-content-change>
        <table:cell-content-change table:id="ct181" table:acceptance-state="rejected">
          <table:cell-address table:column="4" table:row="18" table:table="11"/>
          <office:change-info>
            <dc:creator>Rainer Klute</dc:creator>
            <dc:date>2016-04-04T08:44:15.608601470</dc:date>
          </office:change-info>
          <table:previous>
            <table:change-track-table-cell office:value-type="string">
              <text:p>The operation is executed → a PopUp indicates that an exception occurs</text:p>
              <text:p>And asks to terminate or relaunch the statechart.</text:p>
            </table:change-track-table-cell>
          </table:previous>
        </table:cell-content-change>
        <table:cell-content-change table:id="ct182" table:acceptance-state="rejected">
          <table:cell-address table:column="4" table:row="19" table:table="11"/>
          <office:change-info>
            <dc:creator>Rainer Klute</dc:creator>
            <dc:date>2016-04-04T08:44:15.609593661</dc:date>
          </office:change-info>
          <table:previous>
            <table:change-track-table-cell office:value-type="string">
              <text:p>The operation is executed → a PopUp indicates that the method is not</text:p>
              <text:p>Supported and asks to terminate or relaunch the statechart.</text:p>
            </table:change-track-table-cell>
          </table:previous>
        </table:cell-content-change>
        <table:cell-content-change table:id="ct183" table:acceptance-state="accepted">
          <table:cell-address table:column="2" table:row="2" table:table="12"/>
          <office:change-info>
            <dc:creator>Rainer Klute</dc:creator>
            <dc:date>2016-04-04T08:44:15.653897263</dc:date>
          </office:change-info>
          <table:previous>
            <table:change-track-table-cell table:cell-address="'Yakindu SCT Testcase 12 - Refactoring'.C3" table:formula="of:=['Yakindu SCT Test Report Setup'.$B1]" office:value-type="float" office:value="42464"/>
          </table:previous>
        </table:cell-content-change>
        <table:cell-content-change table:id="ct184" table:acceptance-state="accepted">
          <table:cell-address table:column="2" table:row="4" table:table="12"/>
          <office:change-info>
            <dc:creator>Rainer Klute</dc:creator>
            <dc:date>2016-04-04T08:44:15.655768319</dc:date>
          </office:change-info>
          <table:previous>
            <table:change-track-table-cell table:cell-address="'Yakindu SCT Testcase 12 - Refactoring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185" table:acceptance-state="accepted">
          <table:cell-address table:column="2" table:row="5" table:table="12"/>
          <office:change-info>
            <dc:creator>Rainer Klute</dc:creator>
            <dc:date>2016-04-04T08:44:15.656697775</dc:date>
          </office:change-info>
          <table:previous>
            <table:change-track-table-cell table:cell-address="'Yakindu SCT Testcase 12 - Refactoring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186" table:acceptance-state="accepted">
          <table:cell-address table:column="1" table:row="6" table:table="12"/>
          <office:change-info>
            <dc:creator>Rainer Klute</dc:creator>
            <dc:date>2016-04-04T08:44:15.657504245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187" table:acceptance-state="accepted">
          <table:cell-address table:column="2" table:row="6" table:table="12"/>
          <office:change-info>
            <dc:creator>Rainer Klute</dc:creator>
            <dc:date>2016-04-04T08:44:15.657515693</dc:date>
          </office:change-info>
          <table:previous>
            <table:change-track-table-cell table:cell-address="'Yakindu SCT Testcase 12 - Refactoring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188" table:acceptance-state="accepted">
          <table:cell-address table:column="1" table:row="8" table:table="12"/>
          <office:change-info>
            <dc:creator>Rainer Klute</dc:creator>
            <dc:date>2016-04-04T08:44:15.659257839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189" table:acceptance-state="accepted">
          <table:cell-address table:column="2" table:row="8" table:table="12"/>
          <office:change-info>
            <dc:creator>Rainer Klute</dc:creator>
            <dc:date>2016-04-04T08:44:15.659270724</dc:date>
          </office:change-info>
          <table:previous>
            <table:change-track-table-cell table:cell-address="'Yakindu SCT Testcase 12 - Refactoring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190" table:acceptance-state="accepted">
          <table:cell-address table:column="1" table:row="9" table:table="12"/>
          <office:change-info>
            <dc:creator>Rainer Klute</dc:creator>
            <dc:date>2016-04-04T08:44:15.660113418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191" table:acceptance-state="accepted">
          <table:cell-address table:column="2" table:row="9" table:table="12"/>
          <office:change-info>
            <dc:creator>Rainer Klute</dc:creator>
            <dc:date>2016-04-04T08:44:15.660124288</dc:date>
          </office:change-info>
          <table:previous>
            <table:change-track-table-cell table:cell-address="'Yakindu SCT Testcase 12 - Refactoring'.C10" table:formula="of:=['Yakindu SCT Test Report Setup'.B14]" office:value-type="string">
              <text:p>SCT 2.5</text:p>
            </table:change-track-table-cell>
          </table:previous>
        </table:cell-content-change>
        <table:cell-content-change table:id="ct192" table:acceptance-state="accepted">
          <table:cell-address table:column="1" table:row="10" table:table="12"/>
          <office:change-info>
            <dc:creator>Rainer Klute</dc:creator>
            <dc:date>2016-04-04T08:44:15.660941713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193" table:acceptance-state="accepted">
          <table:cell-address table:column="2" table:row="10" table:table="12"/>
          <office:change-info>
            <dc:creator>Rainer Klute</dc:creator>
            <dc:date>2016-04-04T08:44:15.660952269</dc:date>
          </office:change-info>
          <table:previous>
            <table:change-track-table-cell table:cell-address="'Yakindu SCT Testcase 12 - Refactoring'.C11" table:formula="of:=['Yakindu SCT Test Report Setup'.B15]" office:value-type="string">
              <text:p>Luna (4.4)</text:p>
            </table:change-track-table-cell>
          </table:previous>
        </table:cell-content-change>
        <table:cell-content-change table:id="ct194" table:acceptance-state="rejected">
          <table:cell-address table:column="1" table:row="16" table:table="12"/>
          <office:change-info>
            <dc:creator>Rainer Klute</dc:creator>
            <dc:date>2016-04-04T08:44:15.666076194</dc:date>
          </office:change-info>
          <table:previous>
            <table:change-track-table-cell office:value-type="string">
              <text:p>Simulate</text:p>
            </table:change-track-table-cell>
          </table:previous>
        </table:cell-content-change>
        <table:cell-content-change table:id="ct195" table:acceptance-state="rejected">
          <table:cell-address table:column="3" table:row="17" table:table="12"/>
          <office:change-info>
            <dc:creator>Rainer Klute</dc:creator>
            <dc:date>2016-04-04T08:44:15.667071844</dc:date>
          </office:change-info>
          <table:previous>
            <table:change-track-table-cell office:value-type="string">
              <text:p>Select composite state “LightSwitch”</text:p>
              <text:p>Right click → Refactor → 'Extract Subdiagram'</text:p>
              <text:p>Hoover over the 'sub diagram' – decorator</text:p>
              <text:p>Click on the 'sub diagram' – decorator in the lower right corner to open the subdiagram.</text:p>
            </table:change-track-table-cell>
          </table:previous>
        </table:cell-content-change>
        <table:cell-content-change table:id="ct196" table:acceptance-state="rejected">
          <table:cell-address table:column="4" table:row="17" table:table="12"/>
          <office:change-info>
            <dc:creator>Rainer Klute</dc:creator>
            <dc:date>2016-04-04T08:44:15.667159279</dc:date>
          </office:change-info>
          <table:previous>
            <table:change-track-table-cell office:value-type="string">
              <text:p>No specification errors should appear</text:p>
              <text:p>hoover→ preview image of the sub diagram is displayed</text:p>
              <text:p>Click → sub diagram opens in a additional editor tab</text:p>
              <text:p/>
            </table:change-track-table-cell>
          </table:previous>
        </table:cell-content-change>
        <table:cell-content-change table:id="ct197" table:acceptance-state="rejected">
          <table:cell-address table:column="1" table:row="18" table:table="12"/>
          <office:change-info>
            <dc:creator>Rainer Klute</dc:creator>
            <dc:date>2016-04-04T08:44:15.668060667</dc:date>
          </office:change-info>
          <table:previous>
            <table:change-track-table-cell office:value-type="string">
              <text:p>Simulate</text:p>
            </table:change-track-table-cell>
          </table:previous>
        </table:cell-content-change>
        <table:cell-content-change table:id="ct198" table:acceptance-state="rejected">
          <table:cell-address table:column="4" table:row="19" table:table="12"/>
          <office:change-info>
            <dc:creator>Rainer Klute</dc:creator>
            <dc:date>2016-04-04T08:44:15.668986509</dc:date>
          </office:change-info>
          <table:previous>
            <table:change-track-table-cell office:value-type="string">
              <text:p>No specification errors should appear</text:p>
              <text:p>The subdiagram view is closed</text:p>
              <text:p>The 'LightOn' and 'LightOff' state are wrapped in the 'LightSwitch' state.</text:p>
            </table:change-track-table-cell>
          </table:previous>
        </table:cell-content-change>
        <table:cell-content-change table:id="ct199" table:acceptance-state="rejected">
          <table:cell-address table:column="1" table:row="20" table:table="12"/>
          <office:change-info>
            <dc:creator>Rainer Klute</dc:creator>
            <dc:date>2016-04-04T08:44:15.669881193</dc:date>
          </office:change-info>
          <table:previous>
            <table:change-track-table-cell office:value-type="string">
              <text:p>Simulate</text:p>
            </table:change-track-table-cell>
          </table:previous>
        </table:cell-content-change>
        <table:cell-content-change table:id="ct200" table:acceptance-state="accepted">
          <table:cell-address table:column="2" table:row="2" table:table="13"/>
          <office:change-info>
            <dc:creator>Rainer Klute</dc:creator>
            <dc:date>2016-04-04T08:44:15.705218072</dc:date>
          </office:change-info>
          <table:previous>
            <table:change-track-table-cell table:cell-address="'Yakindu SCT Testcase 13 - State Templates'.C3" table:formula="of:=['Yakindu SCT Test Report Setup'.$B1]" office:value-type="float" office:value="42464"/>
          </table:previous>
        </table:cell-content-change>
        <table:cell-content-change table:id="ct201" table:acceptance-state="accepted">
          <table:cell-address table:column="2" table:row="4" table:table="13"/>
          <office:change-info>
            <dc:creator>Rainer Klute</dc:creator>
            <dc:date>2016-04-04T08:44:15.707326760</dc:date>
          </office:change-info>
          <table:previous>
            <table:change-track-table-cell table:cell-address="'Yakindu SCT Testcase 13 - State Templates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202" table:acceptance-state="accepted">
          <table:cell-address table:column="2" table:row="5" table:table="13"/>
          <office:change-info>
            <dc:creator>Rainer Klute</dc:creator>
            <dc:date>2016-04-04T08:44:15.708078351</dc:date>
          </office:change-info>
          <table:previous>
            <table:change-track-table-cell table:cell-address="'Yakindu SCT Testcase 13 - State Templates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203" table:acceptance-state="accepted">
          <table:cell-address table:column="1" table:row="6" table:table="13"/>
          <office:change-info>
            <dc:creator>Rainer Klute</dc:creator>
            <dc:date>2016-04-04T08:44:15.708782215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204" table:acceptance-state="accepted">
          <table:cell-address table:column="2" table:row="6" table:table="13"/>
          <office:change-info>
            <dc:creator>Rainer Klute</dc:creator>
            <dc:date>2016-04-04T08:44:15.708790387</dc:date>
          </office:change-info>
          <table:previous>
            <table:change-track-table-cell table:cell-address="'Yakindu SCT Testcase 13 - State Templates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205" table:acceptance-state="accepted">
          <table:cell-address table:column="1" table:row="8" table:table="13"/>
          <office:change-info>
            <dc:creator>Rainer Klute</dc:creator>
            <dc:date>2016-04-04T08:44:15.710425076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206" table:acceptance-state="accepted">
          <table:cell-address table:column="2" table:row="8" table:table="13"/>
          <office:change-info>
            <dc:creator>Rainer Klute</dc:creator>
            <dc:date>2016-04-04T08:44:15.710435813</dc:date>
          </office:change-info>
          <table:previous>
            <table:change-track-table-cell table:cell-address="'Yakindu SCT Testcase 13 - State Templates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207" table:acceptance-state="accepted">
          <table:cell-address table:column="1" table:row="9" table:table="13"/>
          <office:change-info>
            <dc:creator>Rainer Klute</dc:creator>
            <dc:date>2016-04-04T08:44:15.711175161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208" table:acceptance-state="accepted">
          <table:cell-address table:column="2" table:row="9" table:table="13"/>
          <office:change-info>
            <dc:creator>Rainer Klute</dc:creator>
            <dc:date>2016-04-04T08:44:15.711183048</dc:date>
          </office:change-info>
          <table:previous>
            <table:change-track-table-cell table:cell-address="'Yakindu SCT Testcase 13 - State Templates'.C10" table:formula="of:=['Yakindu SCT Test Report Setup'.B14]" office:value-type="string">
              <text:p>SCT 2.5</text:p>
            </table:change-track-table-cell>
          </table:previous>
        </table:cell-content-change>
        <table:cell-content-change table:id="ct209" table:acceptance-state="accepted">
          <table:cell-address table:column="1" table:row="10" table:table="13"/>
          <office:change-info>
            <dc:creator>Rainer Klute</dc:creator>
            <dc:date>2016-04-04T08:44:15.711935178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210" table:acceptance-state="accepted">
          <table:cell-address table:column="2" table:row="10" table:table="13"/>
          <office:change-info>
            <dc:creator>Rainer Klute</dc:creator>
            <dc:date>2016-04-04T08:44:15.711943517</dc:date>
          </office:change-info>
          <table:previous>
            <table:change-track-table-cell table:cell-address="'Yakindu SCT Testcase 13 - State Templates'.C11" table:formula="of:=['Yakindu SCT Test Report Setup'.B15]" office:value-type="string">
              <text:p>Luna (4.4)</text:p>
            </table:change-track-table-cell>
          </table:previous>
        </table:cell-content-change>
        <table:cell-content-change table:id="ct211" table:acceptance-state="rejected">
          <table:cell-address table:column="3" table:row="15" table:table="13"/>
          <office:change-info>
            <dc:creator>Rainer Klute</dc:creator>
            <dc:date>2016-04-04T08:44:15.715923060</dc:date>
          </office:change-info>
          <table:previous>
            <table:change-track-table-cell office:value-type="string">
              <text:p>Select a state ans hit CTRL + space</text:p>
            </table:change-track-table-cell>
          </table:previous>
        </table:cell-content-change>
        <table:cell-content-change table:id="ct212" table:acceptance-state="rejected">
          <table:cell-address table:column="4" table:row="17" table:table="13"/>
          <office:change-info>
            <dc:creator>Rainer Klute</dc:creator>
            <dc:date>2016-04-04T08:44:15.717547256</dc:date>
          </office:change-info>
          <table:previous>
            <table:change-track-table-cell office:value-type="string">
              <text:p>A new state should be added. A transition should be drawn from the selected state to the new state.</text:p>
            </table:change-track-table-cell>
          </table:previous>
        </table:cell-content-change>
        <table:cell-content-change table:id="ct213" table:acceptance-state="accepted" table:rejecting-change-id="ct112">
          <table:cell-address table:column="4" table:row="16" table:table="6"/>
          <office:change-info>
            <dc:creator>Rainer Klute</dc:creator>
            <dc:date>2016-04-04T08:50:03.277523116</dc:date>
          </office:change-info>
          <table:previous table:id="ct112">
            <table:change-track-table-cell office:value-type="string">
              <text:p>A new statechart OtherStatechart with two interfaces created </text:p>
            </table:change-track-table-cell>
          </table:previous>
        </table:cell-content-change>
        <table:cell-content-change table:id="ct214" table:acceptance-state="accepted" table:rejecting-change-id="ct135">
          <table:cell-address table:column="3" table:row="15" table:table="8"/>
          <office:change-info>
            <dc:creator>Rainer Klute</dc:creator>
            <dc:date>2016-04-04T08:50:26.197232277</dc:date>
          </office:change-info>
          <table:previous table:id="ct135">
            <table:change-track-table-cell office:value-type="string">
              <text:p>Select TestProject in Package Explorer</text:p>
              <text:p>Select File-&gt;New-&gt;Other (CTRL+N) from the menu</text:p>
              <text:p>Select YAKINDU-&gt;Code Generator Model</text:p>
              <text:p>Click on Next button</text:p>
              <text:p>Set the name to StaircaseJava.sgen</text:p>
              <text:p>Click on Next button</text:p>
              <text:p>Select YAKINDU SCT Java Code Generator and check Staircase.sct</text:p>
              <text:p>Click on Finish button</text:p>
            </table:change-track-table-cell>
          </table:previous>
        </table:cell-content-change>
        <table:cell-content-change table:id="ct215" table:acceptance-state="accepted" table:rejecting-change-id="ct136">
          <table:cell-address table:column="3" table:row="25" table:table="8"/>
          <office:change-info>
            <dc:creator>Rainer Klute</dc:creator>
            <dc:date>2016-04-04T08:50:29.445069845</dc:date>
          </office:change-info>
          <table:previous table:id="ct136">
            <table:change-track-table-cell office:value-type="string">
              <text:p>Select TestProject in Package Explorer</text:p>
              <text:p>Select File-&gt;New-&gt;Other (CTRL+N) from the menu</text:p>
              <text:p>Select YAKINDU-&gt;Code Generator Model</text:p>
              <text:p>Click on Next button</text:p>
              <text:p>Set the name to StaircaseC.sgen</text:p>
              <text:p>Click on Next button</text:p>
              <text:p>Select YAKINDU SCT C Code Generator and check Staircase.sct</text:p>
              <text:p>Click on Finish button</text:p>
            </table:change-track-table-cell>
          </table:previous>
        </table:cell-content-change>
        <table:cell-content-change table:id="ct216" table:acceptance-state="accepted" table:rejecting-change-id="ct137">
          <table:cell-address table:column="3" table:row="27" table:table="8"/>
          <office:change-info>
            <dc:creator>Rainer Klute</dc:creator>
            <dc:date>2016-04-04T08:50:30.196992117</dc:date>
          </office:change-info>
          <table:previous table:id="ct137">
            <table:change-track-table-cell office:value-type="string">
              <text:p>Select TestProject in Package Explorer</text:p>
              <text:p>Select File-&gt;New-&gt;Other (CTRL+N) from the menu</text:p>
              <text:p>Select YAKINDU-&gt;YAKINDU Statechart Generator Model</text:p>
              <text:p>Click on Next button</text:p>
              <text:p>Set the name to StaircaseC++.sgen</text:p>
              <text:p>Click on Next button</text:p>
              <text:p>Select YAKINDU SCT C++ Code Generator and check Staircase.sct</text:p>
              <text:p>Click on Finish button</text:p>
            </table:change-track-table-cell>
          </table:previous>
        </table:cell-content-change>
        <table:cell-content-change table:id="ct217" table:acceptance-state="accepted" table:rejecting-change-id="ct138">
          <table:cell-address table:column="3" table:row="29" table:table="8"/>
          <office:change-info>
            <dc:creator>Rainer Klute</dc:creator>
            <dc:date>2016-04-04T08:50:31.293073861</dc:date>
          </office:change-info>
          <table:previous table:id="ct138">
            <table:change-track-table-cell office:value-type="string">
              <text:p>Select TestProject in Package Explorer</text:p>
              <text:p>Select File-&gt;New-&gt;Other (CTRL+N) from the menu</text:p>
              <text:p>Select YAKINDU-&gt;Code Generator Model</text:p>
              <text:p>Click on Next button</text:p>
              <text:p>Set the name to StaircaseXpand.sgen</text:p>
              <text:p>Click on Next button</text:p>
              <text:p>Select Custom Xpand-based Generator and check Staircase.sct</text:p>
              <text:p>Click on Finish button</text:p>
            </table:change-track-table-cell>
          </table:previous>
        </table:cell-content-change>
        <table:cell-content-change table:id="ct218" table:acceptance-state="accepted" table:rejecting-change-id="ct139">
          <table:cell-address table:column="3" table:row="32" table:table="8"/>
          <office:change-info>
            <dc:creator>Rainer Klute</dc:creator>
            <dc:date>2016-04-04T08:50:32.620986741</dc:date>
          </office:change-info>
          <table:previous table:id="ct139">
            <table:change-track-table-cell office:value-type="string">
              <text:p>Select TestProject in Package Explorer</text:p>
              <text:p>Select File-&gt;New-&gt;Other (CTRL+N) from the menu</text:p>
              <text:p>Select YAKINDU-&gt;Code Generator Model</text:p>
              <text:p>Click on Next button</text:p>
              <text:p>Set the name to StaircaseXtend.sgen</text:p>
              <text:p>Click on Next button</text:p>
              <text:p>Select Custom Xtend2/Java-based Generator</text:p>
              <text:p>Check Staircase.sct file</text:p>
              <text:p>Click on Finish button</text:p>
            </table:change-track-table-cell>
          </table:previous>
        </table:cell-content-change>
        <table:cell-content-change table:id="ct219" table:acceptance-state="accepted" table:rejecting-change-id="ct151">
          <table:cell-address table:column="3" table:row="18" table:table="9"/>
          <office:change-info>
            <dc:creator>Rainer Klute</dc:creator>
            <dc:date>2016-04-04T08:50:45.780888560</dc:date>
          </office:change-info>
          <table:previous table:id="ct151">
            <table:change-track-table-cell office:value-type="string">
              <text:p>enter “namespace” and hit Space and hit Ctrl+Space</text:p>
              <text:p>Expected proposals : </text:p>
            </table:change-track-table-cell>
          </table:previous>
        </table:cell-content-change>
        <table:cell-content-change table:id="ct220" table:acceptance-state="accepted" table:rejecting-change-id="ct152">
          <table:cell-address table:column="3" table:row="20" table:table="9"/>
          <office:change-info>
            <dc:creator>Rainer Klute</dc:creator>
            <dc:date>2016-04-04T08:50:46.660871648</dc:date>
          </office:change-info>
          <table:previous table:id="ct152">
            <table:change-track-table-cell office:value-type="string">
              <text:p>enter “after” as keyword and hit Ctrl+Space</text:p>
              <text:p>Expected proposals : Expression </text:p>
              <text:p>Enter a integer value and hit Ctrl+Space again.</text:p>
              <text:p>Expected proposals with documentation :”ms”, “ns”, “us”, “s”, </text:p>
              <text:p>“as”(not time unit)</text:p>
            </table:change-track-table-cell>
          </table:previous>
        </table:cell-content-change>
        <table:cell-content-change table:id="ct221" table:acceptance-state="accepted" table:rejecting-change-id="ct153">
          <table:cell-address table:column="3" table:row="21" table:table="9"/>
          <office:change-info>
            <dc:creator>Rainer Klute</dc:creator>
            <dc:date>2016-04-04T08:50:47.516837762</dc:date>
          </office:change-info>
          <table:previous table:id="ct153">
            <table:change-track-table-cell office:value-type="string">
              <text:p>enter “every” as keyword and hit Ctrl+Space</text:p>
              <text:p>Expected proposals : Expression </text:p>
              <text:p>Enter a integer value and hit Ctrl+Space again.</text:p>
              <text:p>Expected proposals with documentation :”ms”, “ns”, “us”, “s”, </text:p>
              <text:p>“as”(not time unit)</text:p>
            </table:change-track-table-cell>
          </table:previous>
        </table:cell-content-change>
        <table:cell-content-change table:id="ct222" table:acceptance-state="accepted" table:rejecting-change-id="ct154">
          <table:cell-address table:column="3" table:row="23" table:table="9"/>
          <office:change-info>
            <dc:creator>Rainer Klute</dc:creator>
            <dc:date>2016-04-04T08:50:48.076791119</dc:date>
          </office:change-info>
          <table:previous table:id="ct154">
            <table:change-track-table-cell office:value-type="string">
              <text:p>enter “after” as keyword and hit Ctrl+Space</text:p>
              <text:p>Expected proposals : Expression that evaluates to an integer value</text:p>
              <text:p>Enter a integer value and hit Ctrl+Space again.</text:p>
              <text:p>Expected proposals with documentation :”ms”, “ns”, “us”, “s”, </text:p>
              <text:p>“as”(not time unit)</text:p>
            </table:change-track-table-cell>
          </table:previous>
        </table:cell-content-change>
        <table:cell-content-change table:id="ct223" table:acceptance-state="accepted" table:rejecting-change-id="ct155">
          <table:cell-address table:column="3" table:row="24" table:table="9"/>
          <office:change-info>
            <dc:creator>Rainer Klute</dc:creator>
            <dc:date>2016-04-04T08:50:48.908848796</dc:date>
          </office:change-info>
          <table:previous table:id="ct155">
            <table:change-track-table-cell office:value-type="string">
              <text:p>enter “every” as keyword and hit Ctrl+Space</text:p>
              <text:p>Expected proposals : Expression that evaluates to an integer value</text:p>
              <text:p>Enter a integer value and hit Ctrl+Space again.</text:p>
              <text:p>Expected proposals with documentation :”ms”, “ns”, “us”, “s”, </text:p>
              <text:p>“as”(not time unit)</text:p>
            </table:change-track-table-cell>
          </table:previous>
        </table:cell-content-change>
        <table:cell-content-change table:id="ct224" table:acceptance-state="accepted" table:rejecting-change-id="ct167">
          <table:cell-address table:column="3" table:row="15" table:table="10"/>
          <office:change-info>
            <dc:creator>Rainer Klute</dc:creator>
            <dc:date>2016-04-04T08:51:04.148631802</dc:date>
          </office:change-info>
          <table:previous table:id="ct167">
            <table:change-track-table-cell office:value-type="string">
              <text:p>Select File--&gt; New --&gt; Example </text:p>
              <text:p>Choose “Trafficlight Example”, click Next</text:p>
              <text:p>Click Finish</text:p>
              <text:p/>
            </table:change-track-table-cell>
          </table:previous>
        </table:cell-content-change>
        <table:cell-content-change table:id="ct225" table:acceptance-state="accepted" table:rejecting-change-id="ct168">
          <table:cell-address table:column="4" table:row="15" table:table="10"/>
          <office:change-info>
            <dc:creator>Rainer Klute</dc:creator>
            <dc:date>2016-04-04T08:51:06.252593595</dc:date>
          </office:change-info>
          <table:previous table:id="ct168">
            <table:change-track-table-cell office:value-type="string">
              <text:p>The Trafficlight Example is created into the workspace </text:p>
            </table:change-track-table-cell>
          </table:previous>
        </table:cell-content-change>
        <table:cell-content-change table:id="ct226" table:acceptance-state="accepted" table:rejecting-change-id="ct180">
          <table:cell-address table:column="4" table:row="17" table:table="11"/>
          <office:change-info>
            <dc:creator>Rainer Klute</dc:creator>
            <dc:date>2016-04-04T08:51:19.084606239</dc:date>
          </office:change-info>
          <table:previous table:id="ct180">
            <table:change-track-table-cell office:value-type="string">
              <text:p>The operation is executed →</text:p>
              <text:p>a PopUp indicates that an exception occurs and asks to terminate or </text:p>
              <text:p>Relaunch the statechart. </text:p>
            </table:change-track-table-cell>
          </table:previous>
        </table:cell-content-change>
        <table:cell-content-change table:id="ct227" table:acceptance-state="accepted" table:rejecting-change-id="ct181">
          <table:cell-address table:column="4" table:row="18" table:table="11"/>
          <office:change-info>
            <dc:creator>Rainer Klute</dc:creator>
            <dc:date>2016-04-04T08:51:20.668457807</dc:date>
          </office:change-info>
          <table:previous table:id="ct181">
            <table:change-track-table-cell office:value-type="string">
              <text:p>The operation is executed → a PopUp indicates that an exception occurs</text:p>
              <text:p>And asks to terminate or relaunch the statechart. </text:p>
            </table:change-track-table-cell>
          </table:previous>
        </table:cell-content-change>
        <table:cell-content-change table:id="ct228" table:acceptance-state="accepted" table:rejecting-change-id="ct182">
          <table:cell-address table:column="4" table:row="19" table:table="11"/>
          <office:change-info>
            <dc:creator>Rainer Klute</dc:creator>
            <dc:date>2016-04-04T08:51:21.300382048</dc:date>
          </office:change-info>
          <table:previous table:id="ct182">
            <table:change-track-table-cell office:value-type="string">
              <text:p>The operation is executed → a PopUp indicates that the method is not</text:p>
              <text:p>Supported and asks to terminate or relaunch the statechart. </text:p>
            </table:change-track-table-cell>
          </table:previous>
        </table:cell-content-change>
        <table:cell-content-change table:id="ct229" table:acceptance-state="accepted" table:rejecting-change-id="ct194">
          <table:cell-address table:column="1" table:row="16" table:table="12"/>
          <office:change-info>
            <dc:creator>Rainer Klute</dc:creator>
            <dc:date>2016-04-04T08:51:34.460438896</dc:date>
          </office:change-info>
          <table:previous table:id="ct194">
            <table:change-track-table-cell office:value-type="string">
              <text:p>Simulate </text:p>
            </table:change-track-table-cell>
          </table:previous>
        </table:cell-content-change>
        <table:cell-content-change table:id="ct230" table:acceptance-state="accepted" table:rejecting-change-id="ct195">
          <table:cell-address table:column="3" table:row="17" table:table="12"/>
          <office:change-info>
            <dc:creator>Rainer Klute</dc:creator>
            <dc:date>2016-04-04T08:51:47.524073868</dc:date>
          </office:change-info>
          <table:previous table:id="ct195">
            <table:change-track-table-cell office:value-type="string">
              <text:p>Select composite state “LightSwitch”</text:p>
              <text:p>Right click → Refactor → 'Extract Subdiagram'</text:p>
              <text:p>Hoover over the 'sub diagram' – decorator </text:p>
              <text:p>Click on the 'sub diagram' – decorator in the lower right corner to open the subdiagram.</text:p>
            </table:change-track-table-cell>
          </table:previous>
        </table:cell-content-change>
        <table:cell-content-change table:id="ct231" table:acceptance-state="accepted" table:rejecting-change-id="ct196">
          <table:cell-address table:column="4" table:row="17" table:table="12"/>
          <office:change-info>
            <dc:creator>Rainer Klute</dc:creator>
            <dc:date>2016-04-04T08:51:50.900029285</dc:date>
          </office:change-info>
          <table:previous table:id="ct196">
            <table:change-track-table-cell office:value-type="string">
              <text:p>No specification errors should appear </text:p>
              <text:p>hoover→ preview image of the sub diagram is displayed</text:p>
              <text:p>Click → sub diagram opens in a additional editor tab</text:p>
              <text:p/>
            </table:change-track-table-cell>
          </table:previous>
        </table:cell-content-change>
        <table:cell-content-change table:id="ct232" table:acceptance-state="accepted" table:rejecting-change-id="ct197">
          <table:cell-address table:column="1" table:row="18" table:table="12"/>
          <office:change-info>
            <dc:creator>Rainer Klute</dc:creator>
            <dc:date>2016-04-04T08:51:51.867979182</dc:date>
          </office:change-info>
          <table:previous table:id="ct197">
            <table:change-track-table-cell office:value-type="string">
              <text:p>Simulate </text:p>
            </table:change-track-table-cell>
          </table:previous>
        </table:cell-content-change>
        <table:cell-content-change table:id="ct233" table:acceptance-state="accepted" table:rejecting-change-id="ct198">
          <table:cell-address table:column="4" table:row="19" table:table="12"/>
          <office:change-info>
            <dc:creator>Rainer Klute</dc:creator>
            <dc:date>2016-04-04T08:51:53.220082969</dc:date>
          </office:change-info>
          <table:previous table:id="ct198">
            <table:change-track-table-cell office:value-type="string">
              <text:p>No specification errors should appear </text:p>
              <text:p>The subdiagram view is closed</text:p>
              <text:p>The 'LightOn' and 'LightOff' state are wrapped in the 'LightSwitch' state. </text:p>
            </table:change-track-table-cell>
          </table:previous>
        </table:cell-content-change>
        <table:cell-content-change table:id="ct234" table:acceptance-state="accepted" table:rejecting-change-id="ct199">
          <table:cell-address table:column="1" table:row="20" table:table="12"/>
          <office:change-info>
            <dc:creator>Rainer Klute</dc:creator>
            <dc:date>2016-04-04T08:51:54.275920860</dc:date>
          </office:change-info>
          <table:previous table:id="ct199">
            <table:change-track-table-cell office:value-type="string">
              <text:p>Simulate </text:p>
            </table:change-track-table-cell>
          </table:previous>
        </table:cell-content-change>
        <table:cell-content-change table:id="ct235" table:acceptance-state="accepted" table:rejecting-change-id="ct211">
          <table:cell-address table:column="3" table:row="15" table:table="13"/>
          <office:change-info>
            <dc:creator>Rainer Klute</dc:creator>
            <dc:date>2016-04-04T08:52:04.539987488</dc:date>
          </office:change-info>
          <table:previous table:id="ct211">
            <table:change-track-table-cell office:value-type="string">
              <text:p>Select a state ans hit CTRL + space </text:p>
            </table:change-track-table-cell>
          </table:previous>
        </table:cell-content-change>
        <table:cell-content-change table:id="ct236" table:acceptance-state="accepted" table:rejecting-change-id="ct212">
          <table:cell-address table:column="4" table:row="17" table:table="13"/>
          <office:change-info>
            <dc:creator>Rainer Klute</dc:creator>
            <dc:date>2016-04-04T08:52:11.331692590</dc:date>
          </office:change-info>
          <table:previous table:id="ct212">
            <table:change-track-table-cell office:value-type="string">
              <text:p>A new state should be added. A transition should be drawn from the selected state to the new state. </text:p>
            </table:change-track-table-cell>
          </table:previous>
        </table:cell-content-change>
      </table:tracked-changes>
      <table:content-validations>
        <table:content-validation table:name="val1" table:condition="of:cell-content-is-in-list(&quot;FAILED&quot;;&quot;SUCCEDED&quot;;&quot;N/A&quot;;&quot;&quot;)" table:allow-empty-cell="true" table:display-list="unsorted" table:base-cell-address="'Yakindu SCT Test Report Setup'.B2">
          <table:error-message table:message-type="stop" table:display="true"/>
        </table:content-validation>
        <table:content-validation table:name="val2" table:condition="of:cell-content-is-in-list(&quot;FAILED&quot;;&quot;SUCCEDED&quot;;&quot;OPEN&quot;;&quot;N/A&quot;;&quot;&quot;)" table:allow-empty-cell="true" table:display-list="unsorted" table:base-cell-address="'Yakindu SCT Testcase 01 - Installation'.F16">
          <table:error-message table:message-type="stop" table:display="true"/>
        </table:content-validation>
      </table:content-validations>
      <table:table table:name="Yakindu SCT Test Report Setup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ate of Test:</text:p>
          </table:table-cell>
          <table:table-cell table:style-name="ce5" table:formula="of:=TODAY()" office:value-type="date" office:date-value="2016-04-04" calcext:value-type="date">
            <text:p>2016-04-04</text:p>
          </table:table-cell>
          <table:table-cell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table:style-name="ce1" office:value-type="string" calcext:value-type="string">
            <text:p>ID:</text:p>
          </table:table-cell>
          <table:table-cell office:value-type="string" calcext:value-type="string">
            <text:p>testid</text:p>
          </table:table-cell>
          <table:table-cell/>
        </table:table-row>
        <table:table-row table:style-name="ro3">
          <table:table-cell table:style-name="ce1" office:value-type="string" calcext:value-type="string">
            <text:p>Status:</text:p>
          </table:table-cell>
          <table:table-cell table:style-name="ce6" table:formula="of:=IF([.B5]=0;IF([.B5]&gt;0; &quot;Complete&quot;; &quot;Incomplete: &quot; &amp; [.B6] &amp; &quot; of &quot; &amp; [.B7] &amp; &quot; open&quot;);&quot;ERRORS&quot;)" office:value-type="string" office:string-value="Incomplete: 96 of 96 open" calcext:value-type="string">
            <text:p>Incomplete: 96 of 96 open</text:p>
          </table:table-cell>
          <table:table-cell table:style-name="ce11"/>
        </table:table-row>
        <table:table-row table:style-name="ro3">
          <table:table-cell table:style-name="ce1" office:value-type="string" calcext:value-type="string">
            <text:p>Errors:</text:p>
          </table:table-cell>
          <table:table-cell table:style-name="ce7" table:formula="of:=[$'Yakindu SCT Testcase 01 - Installation'.C2] + [$'Yakindu SCT Testcase 02 - Editor'.C2] + [$'Yakindu SCT Testcase 03 - Simulation'.C2] + [$'Yakindu SCT Testcase 04 - Help Integration'.C2] + [$'Yakindu SCT Testcase 05 - Validation'.C2] + [$'Yakindu SCT Testcase 06 - Expression Language Proposals'.C2] + [$'Yakindu SCT Testcase 07 - Custom Generators'.C2] + [$'Yakindu SCT Testcase 08 - Genmodel'.C2] + [$'Yakindu SCT Testcase 09 - Templateproposals'.C2] + [$'Yakindu SCT Testcase 10 - ExampleFiles'.C2] + [$'Yakindu SCT Testcase 11 - Operations'.C2] + [$'Yakindu SCT Testcase 12 - Refactoring'.C2] + [$'Yakindu SCT Testcase 13 - State Templates'.C2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string" calcext:value-type="string">
            <text:p>Open Tests:</text:p>
          </table:table-cell>
          <table:table-cell table:style-name="ce8" table:formula="of:=COUNTIF(['Yakindu SCT Testcase 01 - Installation'.F16:'Yakindu SCT Testcase 01 - Installation'.F100];&quot;OPEN&quot;)+ COUNTIF(['Yakindu SCT Testcase 02 - Editor'.F16:'Yakindu SCT Testcase 02 - Editor'.F103];&quot;OPEN&quot;)+ COUNTIF(['Yakindu SCT Testcase 03 - Simulation'.F16:'Yakindu SCT Testcase 03 - Simulation'.F100];&quot;OPEN&quot;)+ COUNTIF(['Yakindu SCT Testcase 04 - Help Integration'.F16:'Yakindu SCT Testcase 04 - Help Integration'.F100];&quot;OPEN&quot;)+ COUNTIF(['Yakindu SCT Testcase 05 - Validation'.F16:'Yakindu SCT Testcase 05 - Validation'.F100];&quot;OPEN&quot;)+ COUNTIF(['Yakindu SCT Testcase 06 - Expression Language Proposals'.F16:'Yakindu SCT Testcase 06 - Expression Language Proposals'.F100];&quot;OPEN&quot;)+ COUNTIF(['Yakindu SCT Testcase 07 - Custom Generators'.F16:'Yakindu SCT Testcase 07 - Custom Generators'.F100];&quot;OPEN&quot;)+ COUNTIF(['Yakindu SCT Testcase 08 - Genmodel'.F16:'Yakindu SCT Testcase 08 - Genmodel'.F102];&quot;OPEN&quot;)+ COUNTIF(['Yakindu SCT Testcase 09 - Templateproposals'.F16:'Yakindu SCT Testcase 09 - Templateproposals'.F99];&quot;OPEN&quot;)+ COUNTIF(['Yakindu SCT Testcase 10 - ExampleFiles'.F16:'Yakindu SCT Testcase 10 - ExampleFiles'.F100];&quot;OPEN&quot;)+ COUNTIF(['Yakindu SCT Testcase 11 - Operations'.F16:'Yakindu SCT Testcase 11 - Operations'.F100];&quot;OPEN&quot;)+ COUNTIF(['Yakindu SCT Testcase 12 - Refactoring'.F16:'Yakindu SCT Testcase 12 - Refactoring'.F100];&quot;OPEN&quot;)+ COUNTIF(['Yakindu SCT Testcase 13 - State Templates'.F16:'Yakindu SCT Testcase 13 - State Templates'.F100];&quot;OPEN&quot;)" office:value-type="float" office:value="96" calcext:value-type="float">
            <text:p>96</text:p>
          </table:table-cell>
          <table:table-cell/>
        </table:table-row>
        <table:table-row table:style-name="ro2">
          <table:table-cell table:style-name="ce2" office:value-type="string" calcext:value-type="string">
            <text:p>Test counter:</text:p>
          </table:table-cell>
          <table:table-cell table:style-name="ce8" table:formula="of:=COUNTIF(['Yakindu SCT Testcase 01 - Installation'.F16:'Yakindu SCT Testcase 01 - Installation'.F100];&quot;.*&quot;)+ COUNTIF(['Yakindu SCT Testcase 02 - Editor'.F16:'Yakindu SCT Testcase 02 - Editor'.F103];&quot;.*&quot;)+ COUNTIF(['Yakindu SCT Testcase 03 - Simulation'.F16:'Yakindu SCT Testcase 03 - Simulation'.F100];&quot;.*&quot;)+ COUNTIF(['Yakindu SCT Testcase 04 - Help Integration'.F16:'Yakindu SCT Testcase 04 - Help Integration'.F100];&quot;.*&quot;)+ COUNTIF(['Yakindu SCT Testcase 05 - Validation'.F16:'Yakindu SCT Testcase 05 - Validation'.F100];&quot;.*&quot;)+ COUNTIF(['Yakindu SCT Testcase 06 - Expression Language Proposals'.F16:'Yakindu SCT Testcase 06 - Expression Language Proposals'.F100];&quot;.*&quot;)+ COUNTIF(['Yakindu SCT Testcase 07 - Custom Generators'.F16:'Yakindu SCT Testcase 07 - Custom Generators'.F100];&quot;.*&quot;)+ COUNTIF(['Yakindu SCT Testcase 08 - Genmodel'.F16:'Yakindu SCT Testcase 08 - Genmodel'.F102];&quot;.*&quot;)+ COUNTIF(['Yakindu SCT Testcase 09 - Templateproposals'.F16:'Yakindu SCT Testcase 09 - Templateproposals'.F99];&quot;.*&quot;)+ COUNTIF(['Yakindu SCT Testcase 10 - ExampleFiles'.F16:'Yakindu SCT Testcase 10 - ExampleFiles'.F100];&quot;.*&quot;)+ COUNTIF(['Yakindu SCT Testcase 11 - Operations'.F16:'Yakindu SCT Testcase 11 - Operations'.F100];&quot;.*&quot;)+ COUNTIF(['Yakindu SCT Testcase 12 - Refactoring'.F16:'Yakindu SCT Testcase 12 - Refactoring'.F100];&quot;.*&quot;)+ COUNTIF(['Yakindu SCT Testcase 13 - State Templates'.F16:'Yakindu SCT Testcase 13 - State Templates'.F100];&quot;.*&quot;)" office:value-type="float" office:value="96" calcext:value-type="float">
            <text:p>96</text:p>
          </table:table-cell>
          <table:table-cell/>
        </table:table-row>
        <table:table-row table:style-name="ro2">
          <table:table-cell table:style-name="Default"/>
          <table:table-cell table:number-columns-repeated="2"/>
        </table:table-row>
        <table:table-row table:style-name="ro2">
          <table:table-cell table:style-name="ce1" office:value-type="string" calcext:value-type="string">
            <text:p>Name:</text:p>
          </table:table-cell>
          <table:table-cell table:style-name="ce9" office:value-type="string" calcext:value-type="string">
            <text:p>Mustermann</text:p>
          </table:table-cell>
          <table:table-cell/>
        </table:table-row>
        <table:table-row table:style-name="ro2">
          <table:table-cell table:style-name="ce1" office:value-type="string" calcext:value-type="string">
            <text:p>Surname:</text:p>
          </table:table-cell>
          <table:table-cell table:style-name="ce9" office:value-type="string" calcext:value-type="string">
            <text:p>Max</text:p>
          </table:table-cell>
          <table:table-cell/>
        </table:table-row>
        <table:table-row table:style-name="ro1">
          <table:table-cell table:style-name="ce1" office:value-type="string" calcext:value-type="string">
            <text:p>E-Mail:</text:p>
          </table:table-cell>
          <table:table-cell table:style-name="ce9" office:value-type="string" calcext:value-type="string">
            <text:p>max.mustermann@itemis.de</text:p>
          </table:table-cell>
          <table:table-cell/>
        </table:table-row>
        <table:table-row table:style-name="ro2">
          <table:table-cell table:style-name="ce1"/>
          <table:table-cell table:style-name="ce9"/>
          <table:table-cell/>
        </table:table-row>
        <table:table-row table:style-name="ro2">
          <table:table-cell table:style-name="ce1" office:value-type="string" calcext:value-type="string">
            <text:p>Operating system:</text:p>
          </table:table-cell>
          <table:table-cell table:style-name="ce9" office:value-type="string" calcext:value-type="string">
            <text:p>Win7 x64</text:p>
          </table:table-cell>
          <table:table-cell/>
        </table:table-row>
        <table:table-row table:style-name="ro1">
          <table:table-cell table:style-name="ce2" office:value-type="string" calcext:value-type="string">
            <text:p>YAKINDU version:</text:p>
          </table:table-cell>
          <table:table-cell table:style-name="ce9" office:value-type="string" calcext:value-type="string">
            <text:p>SCT 2.6</text:p>
          </table:table-cell>
          <table:table-cell/>
        </table:table-row>
        <table:table-row table:style-name="ro1">
          <table:table-cell table:style-name="ce2" office:value-type="string" calcext:value-type="string">
            <text:p>Eclipse version:</text:p>
          </table:table-cell>
          <table:table-cell table:style-name="ce9" office:value-type="string" calcext:value-type="string">
            <text:p>Mars (4.5.2)</text:p>
          </table:table-cell>
          <table:table-cell/>
        </table:table-row>
        <table:table-row table:style-name="ro2">
          <table:table-cell table:style-name="ce1"/>
          <table:table-cell table:style-name="ce9"/>
          <table:table-cell/>
        </table:table-row>
        <table:table-row table:style-name="ro4">
          <table:table-cell table:style-name="ce1" office:value-type="string" calcext:value-type="string">
            <text:p>Description:</text:p>
          </table:table-cell>
          <table:table-cell table:style-name="ce10" office:value-type="string" calcext:value-type="string">
            <text:p>describe for what purpose the test is executed: e.g. release test ….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Status</text:p>
          </table:table-cell>
          <table:table-cell/>
        </table:table-row>
        <table:table-row table:style-name="ro3">
          <table:table-cell table:style-name="ce4" office:value-type="string" calcext:value-type="string">
            <text:p>01 – Installation</text:p>
          </table:table-cell>
          <table:table-cell table:style-name="ce6" table:formula="of:=[$'Yakindu SCT Testcase 01 - Installation'.C1]" office:value-type="string" office:string-value="Incomplete: 3 of 3 open" calcext:value-type="string">
            <text:p>Incomplete: 3 of 3 open</text:p>
          </table:table-cell>
          <table:table-cell/>
        </table:table-row>
        <table:table-row table:style-name="ro3">
          <table:table-cell table:style-name="ce4" office:value-type="string" calcext:value-type="string">
            <text:p>02 - Editor</text:p>
          </table:table-cell>
          <table:table-cell table:style-name="ce6" table:formula="of:=[$'Yakindu SCT Testcase 02 - Editor'.C1]" office:value-type="string" office:string-value="Incomplete: 22 of 22 open" calcext:value-type="string">
            <text:p>Incomplete: 22 of 22 open</text:p>
          </table:table-cell>
          <table:table-cell/>
        </table:table-row>
        <table:table-row table:style-name="ro3">
          <table:table-cell table:style-name="ce4" office:value-type="string" calcext:value-type="string">
            <text:p>03 - Simulation</text:p>
          </table:table-cell>
          <table:table-cell table:style-name="ce6" table:formula="of:=[$'Yakindu SCT Testcase 03 - Simulation'.C1]" office:value-type="string" office:string-value="Incomplete: 3 of 3 open" calcext:value-type="string">
            <text:p>Incomplete: 3 of 3 open</text:p>
          </table:table-cell>
          <table:table-cell/>
        </table:table-row>
        <table:table-row table:style-name="ro3">
          <table:table-cell table:style-name="ce4" office:value-type="string" calcext:value-type="string">
            <text:p>04 - Help Integration</text:p>
          </table:table-cell>
          <table:table-cell table:style-name="ce6" table:formula="of:=[$'Yakindu SCT Testcase 04 - Help Integration'.C1]" office:value-type="string" office:string-value="Incomplete: 3 of 3 open" calcext:value-type="string">
            <text:p>Incomplete: 3 of 3 open</text:p>
          </table:table-cell>
          <table:table-cell/>
        </table:table-row>
        <table:table-row table:style-name="ro3">
          <table:table-cell table:style-name="ce4" office:value-type="string" calcext:value-type="string">
            <text:p>05 - Validation</text:p>
          </table:table-cell>
          <table:table-cell table:style-name="ce6" table:formula="of:=[$'Yakindu SCT Testcase 05 - Validation'.C1]" office:value-type="string" office:string-value="Incomplete: 10 of 10 open" calcext:value-type="string">
            <text:p>Incomplete: 10 of 10 open</text:p>
          </table:table-cell>
          <table:table-cell/>
        </table:table-row>
        <table:table-row table:style-name="ro3">
          <table:table-cell table:style-name="ce4" office:value-type="string" calcext:value-type="string">
            <text:p>06 - Expression Language Proposals</text:p>
          </table:table-cell>
          <table:table-cell table:style-name="ce6" table:formula="of:=[$'Yakindu SCT Testcase 06 - Expression Language Proposals'.C1]" office:value-type="string" office:string-value="Incomplete: 5 of 5 open" calcext:value-type="string">
            <text:p>Incomplete: 5 of 5 open</text:p>
          </table:table-cell>
          <table:table-cell/>
        </table:table-row>
        <table:table-row table:style-name="ro3">
          <table:table-cell table:style-name="ce4" office:value-type="string" calcext:value-type="string">
            <text:p>07 - Custom Generators</text:p>
          </table:table-cell>
          <table:table-cell table:style-name="ce6" table:formula="of:=[$'Yakindu SCT Testcase 07 - Custom Generators'.C1]" office:value-type="string" office:string-value="Incomplete: 2 of 2 open" calcext:value-type="string">
            <text:p>Incomplete: 2 of 2 open</text:p>
          </table:table-cell>
          <table:table-cell/>
        </table:table-row>
        <table:table-row table:style-name="ro3">
          <table:table-cell table:style-name="ce4" office:value-type="string" calcext:value-type="string">
            <text:p>08 - Genmodel</text:p>
          </table:table-cell>
          <table:table-cell table:style-name="ce6" table:formula="of:=[$'Yakindu SCT Testcase 08 - Genmodel'.C1]" office:value-type="string" office:string-value="Incomplete: 20 of 20 open" calcext:value-type="string">
            <text:p>Incomplete: 20 of 20 open</text:p>
          </table:table-cell>
          <table:table-cell/>
        </table:table-row>
        <table:table-row table:style-name="ro3">
          <table:table-cell table:style-name="ce4" office:value-type="string" calcext:value-type="string">
            <text:p>09 - Templateproposals</text:p>
          </table:table-cell>
          <table:table-cell table:style-name="ce6" table:formula="of:=[$'Yakindu SCT Testcase 09 - Templateproposals'.C1]" office:value-type="string" office:string-value="Incomplete: 10 of 10 open" calcext:value-type="string">
            <text:p>Incomplete: 10 of 10 open</text:p>
          </table:table-cell>
          <table:table-cell/>
        </table:table-row>
        <table:table-row table:style-name="ro3">
          <table:table-cell table:style-name="ce4" office:value-type="string" calcext:value-type="string">
            <text:p>10 - ExampleFiles</text:p>
          </table:table-cell>
          <table:table-cell table:style-name="ce6" table:formula="of:=[$'Yakindu SCT Testcase 10 - ExampleFiles'.C1]" office:value-type="string" office:string-value="Incomplete: 1 of 1 open" calcext:value-type="string">
            <text:p>Incomplete: 1 of 1 open</text:p>
          </table:table-cell>
          <table:table-cell/>
        </table:table-row>
        <table:table-row table:style-name="ro3">
          <table:table-cell table:style-name="ce4" office:value-type="string" calcext:value-type="string">
            <text:p>11 - Operations</text:p>
          </table:table-cell>
          <table:table-cell table:style-name="ce6" table:formula="of:=[$'Yakindu SCT Testcase 11 - Operations'.C1]" office:value-type="string" office:string-value="Incomplete: 7 of 7 open" calcext:value-type="string">
            <text:p>Incomplete: 7 of 7 open</text:p>
          </table:table-cell>
          <table:table-cell/>
        </table:table-row>
        <table:table-row table:style-name="ro3">
          <table:table-cell table:style-name="ce4" office:value-type="string" calcext:value-type="string">
            <text:p>12 - Refactoring</text:p>
          </table:table-cell>
          <table:table-cell table:style-name="ce6" table:formula="of:=[$'Yakindu SCT Testcase 12 - Refactoring'.C1]" office:value-type="string" office:string-value="Incomplete: 7 of 7 open" calcext:value-type="string">
            <text:p>Incomplete: 7 of 7 open</text:p>
          </table:table-cell>
          <table:table-cell/>
        </table:table-row>
        <table:table-row table:style-name="ro3">
          <table:table-cell table:style-name="ce4" office:value-type="string" calcext:value-type="string">
            <text:p>13 - State Templates</text:p>
          </table:table-cell>
          <table:table-cell table:style-name="ce6" table:formula="of:=[$'Yakindu SCT Testcase 13 - State Templates'.C1]" office:value-type="string" office:string-value="Incomplete: 3 of 3 open" calcext:value-type="string">
            <text:p>Incomplete: 3 of 3 open</text:p>
          </table:table-cell>
          <table:table-cell/>
        </table:table-row>
        <table:table-row table:style-name="ro3" table:number-rows-repeated="3">
          <table:table-cell/>
          <table:table-cell table:style-name="ce6"/>
          <table:table-cell/>
        </table:table-row>
        <table:table-row table:style-name="ro3" table:number-rows-repeated="1048540">
          <table:table-cell table:number-columns-repeated="3"/>
        </table:table-row>
        <table:table-row table:style-name="ro3">
          <table:table-cell table:number-columns-repeated="3"/>
        </table:table-row>
        <calcext:conditional-formats>
          <calcext:conditional-format calcext:target-range-address="'Yakindu SCT Test Report Setup'.B4:'Yakindu SCT Test Report Setup'.B4 'Yakindu SCT Test Report Setup'.B20:'Yakindu SCT Test Report Setup'.B35">
            <calcext:condition calcext:apply-style-name="ERRORS" calcext:value="=&quot;ERRORS&quot;" calcext:base-cell-address="'Yakindu SCT Test Report Setup'.B4"/>
            <calcext:condition calcext:apply-style-name="Complete" calcext:value="=&quot;Complete&quot;" calcext:base-cell-address="'Yakindu SCT Test Report Setup'.B4"/>
          </calcext:conditional-format>
          <calcext:conditional-format calcext:target-range-address="'Yakindu SCT Test Report Setup'.B5:'Yakindu SCT Test Report Setup'.B5">
            <calcext:condition calcext:apply-style-name="ERRORS" calcext:value="&gt;0" calcext:base-cell-address="'Yakindu SCT Test Report Setup'.B5"/>
          </calcext:conditional-format>
        </calcext:conditional-formats>
      </table:table>
      <table:table table:name="Yakindu SCT Testcase 01 - Installation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21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3 of 3 open" calcext:value-type="string">
            <text:p>Incomplete: 3 of 3 ope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22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4" calcext:value-type="date">
            <text:p>2016-04-04</text:p>
          </table:table-cell>
          <table:table-cell/>
          <table:table-cell table:style-name="ce8"/>
          <table:table-cell table:number-columns-repeated="1019"/>
        </table:table-row>
        <table:table-row table:style-name="ro2">
          <table:table-cell/>
          <table:table-cell table:style-name="ce2"/>
          <table:table-cell table:number-columns-repeated="2"/>
          <table:table-cell table:style-name="ce8"/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/>
          <table:table-cell table:style-name="ce9"/>
          <table:table-cell table:content-validation-name="val1"/>
          <table:table-cell table:number-columns-repeated="1018"/>
        </table:table-row>
        <table:table-row table:style-name="ro2">
          <table:table-cell/>
          <table:table-cell table:style-name="ce2"/>
          <table:table-cell table:style-name="ce23"/>
          <table:table-cell table:number-columns-repeated="2"/>
          <table:table-cell table:content-validation-name="val1"/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5">
          <table:table-cell table:style-name="ce14" office:value-type="string" calcext:value-type="string">
            <text:p>T1.1</text:p>
          </table:table-cell>
          <table:table-cell table:style-name="ce14" office:value-type="string" calcext:value-type="string">
            <text:p>Add YAKINDU plugins</text:p>
          </table:table-cell>
          <table:table-cell table:style-name="ce25" office:value-type="string" calcext:value-type="string">
            <text:p>Eclipse Modeling Tools distribution</text:p>
            <text:p>(<text:a xlink:href="http://www.eclipse.org/" xlink:type="simple">http://www.eclipse.org</text:a>) is installed and being executed.</text:p>
          </table:table-cell>
          <table:table-cell table:style-name="ce29" office:value-type="string" calcext:value-type="string">
            <text:p>Select "Help → Install New Software…"</text:p>
            <text:p>In the "Install" window, select "Add…" </text:p>
            <text:p>Enter update URL http://updates.yakindu.org/sct/mars/milestones/ into the "Location" field</text:p>
            <text:p>Click on "OK"</text:p>
          </table:table-cell>
          <table:table-cell table:style-name="ce29" office:value-type="string" calcext:value-type="string">
            <text:p>The content of the YAKINDU update site should be displayed with two entries:</text:p>
            <text:p>- Xtext Integration Utilities</text:p>
            <text:p>- YAKINDU SCT 2</text:p>
          </table:table-cell>
          <table:table-cell table:style-name="ce34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6">
          <table:table-cell table:style-name="ce14" office:value-type="string" calcext:value-type="string">
            <text:p>T1.2</text:p>
          </table:table-cell>
          <table:table-cell table:style-name="ce14" office:value-type="string" calcext:value-type="string">
            <text:p>Install YAKINDU</text:p>
          </table:table-cell>
          <table:table-cell table:style-name="ce14" office:value-type="string" calcext:value-type="string">
            <text:p>T1.1</text:p>
          </table:table-cell>
          <table:table-cell table:style-name="ce29" office:value-type="string" calcext:value-type="string">
            <text:p>Select Xtext Integration Utilities and YAKINDU SCT 2 from the tree Click on Next button twice</text:p>
            <text:p>Accept the License Agreement</text:p>
            <text:p>Select Finish Button to start installation</text:p>
            <text:p>If a security warning pops up continue with the installation</text:p>
          </table:table-cell>
          <table:table-cell table:style-name="ce33" office:value-type="string" calcext:value-type="string">
            <text:p>An information box asking you to restart</text:p>
          </table:table-cell>
          <table:table-cell table:style-name="ce35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7">
          <table:table-cell table:style-name="ce14" office:value-type="string" calcext:value-type="string">
            <text:p>T1.3</text:p>
          </table:table-cell>
          <table:table-cell table:style-name="ce14" office:value-type="string" calcext:value-type="string">
            <text:p>Complete the installation</text:p>
          </table:table-cell>
          <table:table-cell table:style-name="ce14" office:value-type="string" calcext:value-type="string">
            <text:p>T1.2</text:p>
          </table:table-cell>
          <table:table-cell table:style-name="ce30" office:value-type="string" calcext:value-type="string">
            <text:p>Accept to restart Eclipse</text:p>
            <text:p><text:span text:style-name="T1">Select </text:span><text:span text:style-name="T2">Help-&gt;About Eclipse</text:span></text:p>
            <text:p><text:span text:style-name="T1">Click on </text:span><text:span text:style-name="T2">Installation Details</text:span><text:span text:style-name="T1"> button</text:span></text:p>
            <text:p><text:span text:style-name="T1">Select the </text:span><text:span text:style-name="T2">Plug-ins</text:span><text:span text:style-name="T1"> tab</text:span></text:p>
          </table:table-cell>
          <table:table-cell table:style-name="ce29" office:value-type="string" calcext:value-type="string">
            <text:p>Eclipse restarted and following YAKINDU Plug-ins</text:p>
            <text:p>Installed:</text:p>
            <text:p/>
            <text:p>- YAKINDU SCT C Generator</text:p>
            <text:p>- YAKINDU SCT C++ Generator</text:p>
            <text:p>- YAKINDU SCT Editor</text:p>
            <text:p>- YAKINDU SCT Help</text:p>
            <text:p>- YAKINDU SCT SExec Edit Support</text:p>
            <text:p>- YAKINDU SCT SExec Model</text:p>
            <text:p>- YAKINDU SCT SGraph Edit Support</text:p>
            <text:p>- YAKINDU SCT SGraph Model</text:p>
            <text:p>- YAKINDU SCT SGraph Model UI</text:p>
            <text:p>- YAKINDU SCT Simulation Core</text:p>
            <text:p>- YAKINDU SCT Simulation UI</text:p>
            <text:p>- YAKINDU SCT SText </text:p>
            <text:p>- YAKINDU SCT SText Integration</text:p>
            <text:p>- YAKINDU SCT SText Resource</text:p>
            <text:p>- YAKINDU SCT SText UI</text:p>
            <text:p>- YAKINDU SCT UI</text:p>
          </table:table-cell>
          <table:table-cell table:style-name="ce3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8" table:number-rows-repeated="18">
          <table:table-cell table:style-name="ce15"/>
          <table:table-cell table:style-name="ce19"/>
          <table:table-cell table:style-name="ce26"/>
          <table:table-cell table:style-name="ce31" table:number-columns-repeated="2"/>
          <table:table-cell table:style-name="ce37"/>
          <table:table-cell table:style-name="ce31"/>
          <table:table-cell table:style-name="ce42" table:number-columns-repeated="1017"/>
        </table:table-row>
        <table:table-row table:style-name="ro8" table:number-rows-repeated="4">
          <table:table-cell table:style-name="ce15"/>
          <table:table-cell table:style-name="ce19"/>
          <table:table-cell table:style-name="ce26"/>
          <table:table-cell table:style-name="ce31" table:number-columns-repeated="2"/>
          <table:table-cell table:style-name="ce37"/>
          <table:table-cell table:style-name="ce31"/>
          <table:table-cell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2"/>
          <table:table-cell table:style-name="ce38"/>
          <table:table-cell table:style-name="ce32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2"/>
          <table:table-cell table:style-name="ce39"/>
          <table:table-cell table:style-name="ce3"/>
          <table:table-cell table:number-columns-repeated="1017"/>
        </table:table-row>
        <table:table-row table:style-name="ro8" table:number-rows-repeated="48">
          <table:table-cell table:number-columns-repeated="5"/>
          <table:table-cell table:style-name="ce40"/>
          <table:table-cell table:number-columns-repeated="1018"/>
        </table:table-row>
        <table:table-row table:style-name="ro8" table:number-rows-repeated="65437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Yakindu SCT Testcase 01 - Installation'.C1:'Yakindu SCT Testcase 01 - Installation'.C1">
            <calcext:condition calcext:apply-style-name="Complete" calcext:value="=&quot;Complete&quot;" calcext:base-cell-address="'Yakindu SCT Testcase 01 - Installation'.C1"/>
          </calcext:conditional-format>
          <calcext:conditional-format calcext:target-range-address="'Yakindu SCT Testcase 01 - Installation'.C2:'Yakindu SCT Testcase 01 - Installation'.C2">
            <calcext:condition calcext:apply-style-name="ERRORS" calcext:value="&gt;0" calcext:base-cell-address="'Yakindu SCT Testcase 01 - Installation'.C2"/>
          </calcext:conditional-format>
          <calcext:conditional-format calcext:target-range-address="'Yakindu SCT Testcase 01 - Installation'.F16:'Yakindu SCT Testcase 01 - Installation'.F16 'Yakindu SCT Testcase 01 - Installation'.F19:'Yakindu SCT Testcase 01 - Installation'.F100">
            <calcext:condition calcext:apply-style-name="FAILED" calcext:value="=&quot;FAILED&quot;" calcext:base-cell-address="'Yakindu SCT Testcase 01 - Installation'.F16"/>
            <calcext:condition calcext:apply-style-name="SUCCEDED" calcext:value="=&quot;SUCCEDED&quot;" calcext:base-cell-address="'Yakindu SCT Testcase 01 - Installation'.F16"/>
            <calcext:condition calcext:apply-style-name="OPEN" calcext:value="=&quot;OPEN&quot;" calcext:base-cell-address="'Yakindu SCT Testcase 01 - Installation'.F16"/>
            <calcext:condition calcext:apply-style-name="Not Applicable" calcext:value="=&quot;N/A&quot;" calcext:base-cell-address="'Yakindu SCT Testcase 01 - Installation'.F16"/>
          </calcext:conditional-format>
          <calcext:conditional-format calcext:target-range-address="'Yakindu SCT Testcase 01 - Installation'.F17:'Yakindu SCT Testcase 01 - Installation'.F17">
            <calcext:condition calcext:apply-style-name="FAILED" calcext:value="=&quot;FAILED&quot;" calcext:base-cell-address="'Yakindu SCT Testcase 01 - Installation'.F17"/>
            <calcext:condition calcext:apply-style-name="SUCCEDED" calcext:value="=&quot;SUCCEDED&quot;" calcext:base-cell-address="'Yakindu SCT Testcase 01 - Installation'.F17"/>
            <calcext:condition calcext:apply-style-name="OPEN" calcext:value="=&quot;OPEN&quot;" calcext:base-cell-address="'Yakindu SCT Testcase 01 - Installation'.F17"/>
            <calcext:condition calcext:apply-style-name="Not Applicable" calcext:value="=&quot;N/A&quot;" calcext:base-cell-address="'Yakindu SCT Testcase 01 - Installation'.F17"/>
          </calcext:conditional-format>
          <calcext:conditional-format calcext:target-range-address="'Yakindu SCT Testcase 01 - Installation'.F18:'Yakindu SCT Testcase 01 - Installation'.F18">
            <calcext:condition calcext:apply-style-name="FAILED" calcext:value="=&quot;FAILED&quot;" calcext:base-cell-address="'Yakindu SCT Testcase 01 - Installation'.F18"/>
            <calcext:condition calcext:apply-style-name="SUCCEDED" calcext:value="=&quot;SUCCEDED&quot;" calcext:base-cell-address="'Yakindu SCT Testcase 01 - Installation'.F18"/>
            <calcext:condition calcext:apply-style-name="OPEN" calcext:value="=&quot;OPEN&quot;" calcext:base-cell-address="'Yakindu SCT Testcase 01 - Installation'.F18"/>
            <calcext:condition calcext:apply-style-name="Not Applicable" calcext:value="=&quot;N/A&quot;" calcext:base-cell-address="'Yakindu SCT Testcase 01 - Installation'.F18"/>
          </calcext:conditional-format>
        </calcext:conditional-formats>
      </table:table>
      <table:table table:name="Yakindu SCT Testcase 02 - Editor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43" table:formula="of:=IF(COUNTIF([.F16:.F107];&quot;FAILED&quot;)=0;IF(COUNTIF([.F16:.F107];&quot;SUCCEDED&quot;) = COUNTIF([.F16:.F106];&quot;.*&quot;); &quot;Complete&quot;; &quot;Incomplete: &quot; &amp; COUNTIF([.F16:.F103];&quot;OPEN&quot;) &amp; &quot; of &quot; &amp; COUNTIF([.F16:.F103];&quot;.*&quot;) &amp; &quot; open&quot;);&quot;ERRORS&quot;)" office:value-type="string" office:string-value="Incomplete: 22 of 22 open" calcext:value-type="string">
            <text:p>Incomplete: 22 of 22 ope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44" table:formula="of:=COUNTIF([.F16:.F105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4" calcext:value-type="date">
            <text:p>2016-04-04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5">
          <table:table-cell table:style-name="ce14" office:value-type="string" calcext:value-type="string">
            <text:p>T2.1</text:p>
          </table:table-cell>
          <table:table-cell table:style-name="ce14" office:value-type="string" calcext:value-type="string">
            <text:p>Create a Java project</text:p>
          </table:table-cell>
          <table:table-cell table:style-name="ce14" office:value-type="string" calcext:value-type="string">
            <text:p>T1.3</text:p>
            <text:p>or</text:p>
            <text:p>YAKINDU SCT product installed and running</text:p>
          </table:table-cell>
          <table:table-cell table:style-name="ce29" office:value-type="string" calcext:value-type="string">
            <text:p><text:span text:style-name="T3">Select </text:span><text:span text:style-name="T4">File→New→Project…→Java→Java Project</text:span></text:p>
            <text:p><text:span text:style-name="T5">Click </text:span><text:span text:style-name="T4">Next</text:span></text:p>
            <text:p><text:span text:style-name="T5">Enter </text:span><text:span text:style-name="T4">TestProject</text:span><text:span text:style-name="T5"> into field </text:span><text:span text:style-name="T6">Project name</text:span><text:span text:style-name="T5">.</text:span></text:p>
            <text:p><text:span text:style-name="T5">Click </text:span><text:span text:style-name="T4">Finish</text:span><text:span text:style-name="T5">.</text:span></text:p>
            <text:p><text:span text:style-name="T7">In the </text:span><text:span text:style-name="T8">Confirm Perspective Switch</text:span><text:span text:style-name="T7"> dialog, click </text:span><text:span text:style-name="T9">Yes</text:span><text:span text:style-name="T7">.</text:span></text:p>
          </table:table-cell>
          <table:table-cell table:style-name="ce29" office:value-type="string" calcext:value-type="string">
            <text:p>An new project TestProject is created in the workspace</text:p>
          </table:table-cell>
          <table:table-cell table:style-name="ce4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9">
          <table:table-cell table:style-name="ce14" office:value-type="string" calcext:value-type="string">
            <text:p>T2.2</text:p>
          </table:table-cell>
          <table:table-cell table:style-name="ce14" office:value-type="string" calcext:value-type="string">
            <text:p>Create a statechart</text:p>
          </table:table-cell>
          <table:table-cell table:style-name="ce14" office:value-type="string" calcext:value-type="string">
            <text:p>T2.1</text:p>
          </table:table-cell>
          <table:table-cell table:style-name="ce29" office:value-type="string" calcext:value-type="string">
            <text:p>Press <text:span text:style-name="T4">Ctrl-N</text:span> to open the New wizard</text:p>
            <text:p>Expand the YAKINDU SCT tree entry and select <text:span text:style-name="T4">Statechart Model</text:span></text:p>
            <text:p>Click <text:span text:style-name="T4">Next</text:span></text:p>
            <text:p>In the <text:span text:style-name="T10">Select Statechart Domain</text:span> dialog, click <text:span text:style-name="T4">Next</text:span>.</text:p>
            <text:p>Enter <text:span text:style-name="T4">Staircase.sct</text:span> into the <text:span text:style-name="T10">File name</text:span> field.</text:p>
            <text:p>Click <text:span text:style-name="T4">Finish</text:span>.</text:p>
          </table:table-cell>
          <table:table-cell table:style-name="ce33" office:value-type="string" calcext:value-type="string">
            <text:p><text:span text:style-name="T10">Confirm Perspective Switch</text:span> dialog opens.</text:p>
          </table:table-cell>
          <table:table-cell table:style-name="ce4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0">
          <table:table-cell table:style-name="ce14" office:value-type="string" calcext:value-type="string">
            <text:p>T2.3</text:p>
          </table:table-cell>
          <table:table-cell table:style-name="ce14" office:value-type="string" calcext:value-type="string">
            <text:p>Complete statechart creating</text:p>
          </table:table-cell>
          <table:table-cell table:style-name="ce14" office:value-type="string" calcext:value-type="string">
            <text:p>T2.2</text:p>
          </table:table-cell>
          <table:table-cell table:style-name="ce45" office:value-type="string" calcext:value-type="string">
            <text:p>In the <text:span text:style-name="T10">Confirm Perspective Switch</text:span> dialog, click <text:span text:style-name="T4">Yes</text:span>.</text:p>
          </table:table-cell>
          <table:table-cell table:style-name="ce29" office:value-type="string" calcext:value-type="string">
            <text:p>A file named <text:span text:style-name="T10">Staircase.sct</text:span> is created and is shown in project explorer.</text:p>
            <text:p/>
            <text:p>The statechart editor displays the definition section (left), the statechart model (center), and the <text:span text:style-name="T10">Palette</text:span> (right).</text:p>
            <text:p/>
            <text:p><text:span text:style-name="T7">The statechart contains a region named "main region". That region contains an entry state and a transition leading to state "StateA".</text:span></text:p>
            <text:p/>
            <text:p><text:span text:style-name="T7">There are no warning or error markers.</text:span></text:p>
            <text:p/>
            <text:p><text:span text:style-name="T7">The </text:span><text:span text:style-name="T8">Problems</text:span><text:span text:style-name="T7"> view contains no entries.</text:span></text:p>
            <text:p/>
            <text:p>The <text:span text:style-name="T10">Palette</text:span> contains various tools, like "Transition", "State" etc.</text:p>
          </table:table-cell>
          <table:table-cell table:style-name="ce4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14" office:value-type="string" calcext:value-type="string">
            <text:p>T2.4</text:p>
          </table:table-cell>
          <table:table-cell table:style-name="ce14" office:value-type="string" calcext:value-type="string">
            <text:p>Open Properties View</text:p>
          </table:table-cell>
          <table:table-cell table:style-name="ce14" office:value-type="string" calcext:value-type="string">
            <text:p>T2.3</text:p>
          </table:table-cell>
          <table:table-cell table:style-name="ce29" office:value-type="string" calcext:value-type="string">
            <text:p>Do a right click on the state to open the context menu</text:p>
            <text:p>Select Show Properties View</text:p>
          </table:table-cell>
          <table:table-cell table:style-name="ce29" office:value-type="string" calcext:value-type="string">
            <text:p>The properties view is opened displaying the selected state properties</text:p>
          </table:table-cell>
          <table:table-cell table:style-name="ce49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2">
          <table:table-cell table:style-name="ce14" office:value-type="string" calcext:value-type="string">
            <text:p>T2.5</text:p>
          </table:table-cell>
          <table:table-cell table:style-name="ce14" office:value-type="string" calcext:value-type="string">
            <text:p>Change state name</text:p>
          </table:table-cell>
          <table:table-cell table:style-name="ce14" office:value-type="string" calcext:value-type="string">
            <text:p>T2.4</text:p>
          </table:table-cell>
          <table:table-cell table:style-name="ce29" office:value-type="string" calcext:value-type="string">
            <text:p>Enter <text:span text:style-name="T10">LightOff</text:span> as new “State name:” in properties view</text:p>
            <text:p>Press tab to change focus</text:p>
          </table:table-cell>
          <table:table-cell table:style-name="ce29" office:value-type="string" calcext:value-type="string">
            <text:p>The states name should change to<text:span text:style-name="T10"> LightOff</text:span></text:p>
            <text:p>The error markers disappear</text:p>
            <text:p>The editor is marked as dirty</text:p>
          </table:table-cell>
          <table:table-cell table:style-name="ce50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3">
          <table:table-cell table:style-name="ce14" office:value-type="string" calcext:value-type="string">
            <text:p>T2.6</text:p>
          </table:table-cell>
          <table:table-cell table:style-name="ce14" office:value-type="string" calcext:value-type="string">
            <text:p>Ja</text:p>
          </table:table-cell>
          <table:table-cell table:style-name="ce14" office:value-type="string" calcext:value-type="string">
            <text:p>T2.5</text:p>
          </table:table-cell>
          <table:table-cell table:style-name="ce29" office:value-type="string" calcext:value-type="string">
            <text:p>Click on the state icon in the tools palette</text:p>
            <text:p>Click inside the region to insert a new state</text:p>
            <text:p>Change the state name to <text:span text:style-name="T10">LightOn</text:span></text:p>
          </table:table-cell>
          <table:table-cell table:style-name="ce29" office:value-type="string" calcext:value-type="string">
            <text:p>A state named LightOn is created in the region</text:p>
            <text:p>following error is displayed on state:</text:p>
            <text:p>Node is not reachable due to missing incoming transition</text:p>
          </table:table-cell>
          <table:table-cell table:style-name="ce51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4">
          <table:table-cell table:style-name="ce14" office:value-type="string" calcext:value-type="string">
            <text:p>T2.7</text:p>
          </table:table-cell>
          <table:table-cell table:style-name="ce14" office:value-type="string" calcext:value-type="string">
            <text:p>Create a variable and an event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Enter following code in the Statechart Specification Element:</text:p>
            <text:p/>
            <text:p>internal:</text:p>
            <text:p>var light : boolean</text:p>
            <text:p/>
            <text:p>interface:</text:p>
            <text:p>in event keypress</text:p>
          </table:table-cell>
          <table:table-cell table:style-name="ce29" office:value-type="string" calcext:value-type="string">
            <text:p>No specification errors should appear</text:p>
          </table:table-cell>
          <table:table-cell table:style-name="ce52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4">
          <table:table-cell table:style-name="ce14" office:value-type="string" calcext:value-type="string">
            <text:p>T2.8</text:p>
          </table:table-cell>
          <table:table-cell table:style-name="ce14" office:value-type="string" calcext:value-type="string">
            <text:p>Add actions to states</text:p>
          </table:table-cell>
          <table:table-cell table:style-name="ce14" office:value-type="string" calcext:value-type="string">
            <text:p>T2.7</text:p>
          </table:table-cell>
          <table:table-cell table:style-name="ce29" office:value-type="string" calcext:value-type="string">
            <text:p>Enter following code in state specification of state <text:span text:style-name="T10">LightOff</text:span>:</text:p>
            <text:p/>
            <text:p>entry / light = false</text:p>
            <text:p/>
            <text:p>Enter following code in state specification of state <text:span text:style-name="T10">LightOn</text:span>:</text:p>
            <text:p/>
            <text:p>entry / light = true</text:p>
          </table:table-cell>
          <table:table-cell table:style-name="ce29" office:value-type="string" calcext:value-type="string">
            <text:p>No specification errors should appear</text:p>
          </table:table-cell>
          <table:table-cell table:style-name="ce53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5">
          <table:table-cell table:style-name="ce14" office:value-type="string" calcext:value-type="string">
            <text:p>T2.9</text:p>
          </table:table-cell>
          <table:table-cell table:style-name="ce14" office:value-type="string" calcext:value-type="string">
            <text:p>Create Transitions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Click on the Transition icon in the palette view</text:p>
            <text:p>Connect the <text:span text:style-name="T10">LightOff</text:span> state with the <text:span text:style-name="T10">LightOn</text:span> state</text:p>
            <text:p>Enter event k<text:span text:style-name="T10">eypress</text:span> as trigger</text:p>
            <text:p>Create a second Transition from <text:span text:style-name="T10">LightOn</text:span> to <text:span text:style-name="T10">LightOff</text:span> state</text:p>
            <text:p>Enter <text:span text:style-name="T10">after 30s</text:span> as trigger</text:p>
          </table:table-cell>
          <table:table-cell table:style-name="ce29" office:value-type="string" calcext:value-type="string">
            <text:p>A new transition with trigger <text:span text:style-name="T10">keypress</text:span> is created</text:p>
            <text:p>A new transition with trigger <text:span text:style-name="T10">after 30s</text:span> is created</text:p>
          </table:table-cell>
          <table:table-cell table:style-name="ce54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6">
          <table:table-cell table:style-name="ce14" office:value-type="string" calcext:value-type="string">
            <text:p>T2.10</text:p>
          </table:table-cell>
          <table:table-cell table:style-name="ce14" office:value-type="string" calcext:value-type="string">
            <text:p>Add additional elements</text:p>
          </table:table-cell>
          <table:table-cell table:style-name="ce14" office:value-type="string" calcext:value-type="string">
            <text:p>T2.9</text:p>
          </table:table-cell>
          <table:table-cell table:style-name="ce29" office:value-type="string" calcext:value-type="string">
            <text:p>Add following elements to the main region:</text:p>
            <text:p>- Compartment State</text:p>
            <text:p>- Shallow History</text:p>
            <text:p>- Deep History</text:p>
            <text:p>- Final State</text:p>
            <text:p>- Exit Node</text:p>
            <text:p>- Choice</text:p>
            <text:p>- Synchronization</text:p>
          </table:table-cell>
          <table:table-cell table:style-name="ce29" office:value-type="string" calcext:value-type="string">
            <text:p>Check if every element is drawed correctly (size, color, appearance etc.)</text:p>
            <text:p/>
            <text:p>Check if error markers are set correctly if incoming transitions or names are missing and 'Dublicate NamedElement “xyz” in Region Main_region'</text:p>
          </table:table-cell>
          <table:table-cell table:style-name="ce55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14" office:value-type="string" calcext:value-type="string">
            <text:p>T2.10.1</text:p>
          </table:table-cell>
          <table:table-cell table:style-name="ce14" office:value-type="string" calcext:value-type="string">
            <text:p>Naming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Change the name of: initial entry node, Shallow History, Deep History and Exit.</text:p>
          </table:table-cell>
          <table:table-cell table:style-name="ce29" office:value-type="string" calcext:value-type="string">
            <text:p>The names should appear beside or below of the element</text:p>
          </table:table-cell>
          <table:table-cell table:style-name="ce5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6">
          <table:table-cell table:style-name="ce14" office:value-type="string" calcext:value-type="string">
            <text:p>T2.11</text:p>
          </table:table-cell>
          <table:table-cell table:style-name="ce14" office:value-type="string" calcext:value-type="string">
            <text:p>Copy &amp; Paste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Select the a state</text:p>
            <text:p>Select <text:span text:style-name="T4">Edit-&gt;Copy</text:span> (CTRL+C) to copy the state</text:p>
            <text:p>Select the main region</text:p>
            <text:p>Select <text:span text:style-name="T4">Edit-&gt;Paste</text:span> (CTRL+V) to paste a copy of the state to the main region</text:p>
          </table:table-cell>
          <table:table-cell table:style-name="ce29" office:value-type="string" calcext:value-type="string">
            <text:p>state should be copied with all including elements</text:p>
          </table:table-cell>
          <table:table-cell table:style-name="ce5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6">
          <table:table-cell table:style-name="ce14" office:value-type="string" calcext:value-type="string">
            <text:p>T2.12</text:p>
          </table:table-cell>
          <table:table-cell table:style-name="ce14" office:value-type="string" calcext:value-type="string">
            <text:p>Copy &amp; Paste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Select the main region</text:p>
            <text:p>Select <text:span text:style-name="T4">Edit-&gt;Copy</text:span> (CTRL+C) to copy the region</text:p>
            <text:p>Select the diagram canvas</text:p>
            <text:p>Select <text:span text:style-name="T4">Edit-&gt;Paste</text:span> (CTRL+V) to paste a copy of the region to the canvas</text:p>
          </table:table-cell>
          <table:table-cell table:style-name="ce29" office:value-type="string" calcext:value-type="string">
            <text:p>Region should be copied with all including elements</text:p>
          </table:table-cell>
          <table:table-cell table:style-name="ce5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6">
          <table:table-cell table:style-name="ce14" office:value-type="string" calcext:value-type="string">
            <text:p>T2.13</text:p>
          </table:table-cell>
          <table:table-cell table:style-name="ce14" office:value-type="string" calcext:value-type="string">
            <text:p>Delete &amp; Paste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Select the a state</text:p>
            <text:p>Select <text:span text:style-name="T4">Edit-&gt;Cut</text:span> (CTRL+X) to delete the state</text:p>
            <text:p>Select the main region</text:p>
            <text:p>Select <text:span text:style-name="T4">Edit-&gt;Paste</text:span> (CTRL+V) to paste a copy of the state to the main region</text:p>
          </table:table-cell>
          <table:table-cell table:style-name="ce29" office:value-type="string" calcext:value-type="string">
            <text:p>state should be delete and copied with all including elements</text:p>
          </table:table-cell>
          <table:table-cell table:style-name="ce5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6">
          <table:table-cell table:style-name="ce14" office:value-type="string" calcext:value-type="string">
            <text:p>T2.14</text:p>
          </table:table-cell>
          <table:table-cell table:style-name="ce14" office:value-type="string" calcext:value-type="string">
            <text:p>Delete &amp; Paste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Select the main region</text:p>
            <text:p>Select <text:span text:style-name="T4">Edit-&gt;Cut</text:span> (CTRL+X) to copy the region</text:p>
            <text:p>Select the diagram canvas</text:p>
            <text:p>Select <text:span text:style-name="T4">Edit-&gt;Paste</text:span> (CTRL+V) to paste a copy of the region to the canvas</text:p>
          </table:table-cell>
          <table:table-cell table:style-name="ce29" office:value-type="string" calcext:value-type="string">
            <text:p>Region should be delete and copied with all including elements</text:p>
          </table:table-cell>
          <table:table-cell table:style-name="ce57" table:content-validation-name="val2" office:value-type="string" calcext:value-type="string">
            <text:p>OPEN</text:p>
          </table:table-cell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/>
        </table:table-row>
        <table:table-row table:style-name="ro12">
          <table:table-cell table:style-name="ce14" office:value-type="string" calcext:value-type="string">
            <text:p>T2.15</text:p>
          </table:table-cell>
          <table:table-cell table:style-name="ce14" office:value-type="string" calcext:value-type="string">
            <text:p>Delete</text:p>
          </table:table-cell>
          <table:table-cell table:style-name="ce14" office:value-type="string" calcext:value-type="string">
            <text:p>T2.11</text:p>
          </table:table-cell>
          <table:table-cell table:style-name="ce29" office:value-type="string" calcext:value-type="string">
            <text:p>Remove following elements from the diagram:</text:p>
            <text:p>- Copied Region</text:p>
            <text:p>- Elements added in T.2.10</text:p>
          </table:table-cell>
          <table:table-cell table:style-name="ce29" office:value-type="string" calcext:value-type="string">
            <text:p>All elements should be removed</text:p>
          </table:table-cell>
          <table:table-cell table:style-name="ce5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2">
          <table:table-cell table:style-name="ce14" office:value-type="string" calcext:value-type="string">
            <text:p>T2.16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2</text:p>
          </table:table-cell>
          <table:table-cell table:style-name="ce29" office:value-type="string" calcext:value-type="string">
            <text:p>Enable SC Modeling Perspective </text:p>
            <text:p>Expand the Staircase.sct file in the Package Explorer</text:p>
            <text:p/>
          </table:table-cell>
          <table:table-cell table:style-name="ce29" office:value-type="string" calcext:value-type="string">
            <text:p>Statechart Staircase should be displayed as child with icon</text:p>
          </table:table-cell>
          <table:table-cell table:style-name="ce59" table:content-validation-name="val2" office:value-type="string" calcext:value-type="string">
            <text:p>OPEN</text:p>
          </table:table-cell>
          <table:table-cell table:style-name="ce29"/>
          <table:table-cell table:style-name="ce64" table:number-columns-repeated="1017"/>
        </table:table-row>
        <table:table-row table:style-name="ro11">
          <table:table-cell table:style-name="ce14" office:value-type="string" calcext:value-type="string">
            <text:p>T2.16.1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6</text:p>
          </table:table-cell>
          <table:table-cell table:style-name="ce29" office:value-type="string" calcext:value-type="string">
            <text:p>Expand the Statechart Staircase entry in the tree view</text:p>
            <text:p/>
          </table:table-cell>
          <table:table-cell table:style-name="ce29" office:value-type="string" calcext:value-type="string">
            <text:p>The two interfaces and the region should be displayed as children with icons.</text:p>
          </table:table-cell>
          <table:table-cell table:style-name="ce60" table:content-validation-name="val2" office:value-type="string" calcext:value-type="string">
            <text:p>OPEN</text:p>
          </table:table-cell>
          <table:table-cell table:style-name="ce29"/>
          <table:table-cell table:style-name="ce64" table:number-columns-repeated="1017"/>
        </table:table-row>
        <table:table-row table:style-name="ro11">
          <table:table-cell table:style-name="ce14" office:value-type="string" calcext:value-type="string">
            <text:p>T2.16.2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6.1</text:p>
          </table:table-cell>
          <table:table-cell table:style-name="ce29" office:value-type="string" calcext:value-type="string">
            <text:p>Expand the interface entries in the tree view</text:p>
            <text:p/>
          </table:table-cell>
          <table:table-cell table:style-name="ce29" office:value-type="string" calcext:value-type="string">
            <text:p>The variables and events of the interfaces should be listed as children with icons.</text:p>
          </table:table-cell>
          <table:table-cell table:style-name="ce61" table:content-validation-name="val2" office:value-type="string" calcext:value-type="string">
            <text:p>OPEN</text:p>
          </table:table-cell>
          <table:table-cell table:style-name="ce29"/>
          <table:table-cell table:style-name="ce64" table:number-columns-repeated="1017"/>
        </table:table-row>
        <table:table-row table:style-name="ro12">
          <table:table-cell table:style-name="ce14" office:value-type="string" calcext:value-type="string">
            <text:p>T2.16.3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6.2</text:p>
          </table:table-cell>
          <table:table-cell table:style-name="ce29" office:value-type="string" calcext:value-type="string">
            <text:p>Expand the region entry in the tree view</text:p>
            <text:p/>
          </table:table-cell>
          <table:table-cell table:style-name="ce29" office:value-type="string" calcext:value-type="string">
            <text:p>The initial state and the states LightOff and LightOn should be displayed as children with icons.</text:p>
          </table:table-cell>
          <table:table-cell table:style-name="ce62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14" office:value-type="string" calcext:value-type="string">
            <text:p>T2.16.4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6.3</text:p>
          </table:table-cell>
          <table:table-cell table:style-name="ce29" office:value-type="string" calcext:value-type="string">
            <text:p>Expand the states entries in the tree view</text:p>
            <text:p/>
          </table:table-cell>
          <table:table-cell table:style-name="ce29" office:value-type="string" calcext:value-type="string">
            <text:p>The outgoing transitions of the states should be displayed with icon and trigger/guard</text:p>
          </table:table-cell>
          <table:table-cell table:style-name="ce63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14" office:value-type="string" calcext:value-type="string">
            <text:p>T2.17</text:p>
          </table:table-cell>
          <table:table-cell table:style-name="ce14" office:value-type="string" calcext:value-type="string">
            <text:p>View</text:p>
          </table:table-cell>
          <table:table-cell table:style-name="ce14" office:value-type="string" calcext:value-type="string">
            <text:p>T2.16</text:p>
          </table:table-cell>
          <table:table-cell table:style-name="ce29" office:value-type="string" calcext:value-type="string">
            <text:p>Press <text:span text:style-name="T4">Ctrl and +</text:span> to zoom in and press <text:span text:style-name="T4">Ctrl and –</text:span> to zoom out</text:p>
            <text:p/>
          </table:table-cell>
          <table:table-cell table:style-name="ce29" office:value-type="string" calcext:value-type="string">
            <text:p>The view should zoom in and out</text:p>
          </table:table-cell>
          <table:table-cell table:style-name="ce63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8" table:number-rows-repeated="3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8" table:number-rows-repeated="65485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Yakindu SCT Testcase 02 - Editor'.C1:'Yakindu SCT Testcase 02 - Editor'.C1">
            <calcext:condition calcext:apply-style-name="Complete" calcext:value="=&quot;Complete&quot;" calcext:base-cell-address="'Yakindu SCT Testcase 02 - Editor'.C1"/>
          </calcext:conditional-format>
          <calcext:conditional-format calcext:target-range-address="'Yakindu SCT Testcase 02 - Editor'.C2:'Yakindu SCT Testcase 02 - Editor'.C2">
            <calcext:condition calcext:apply-style-name="ERRORS" calcext:value="&gt;0" calcext:base-cell-address="'Yakindu SCT Testcase 02 - Editor'.C2"/>
          </calcext:conditional-format>
          <calcext:conditional-format calcext:target-range-address="'Yakindu SCT Testcase 02 - Editor'.F16:'Yakindu SCT Testcase 02 - Editor'.F16">
            <calcext:condition calcext:apply-style-name="FAILED" calcext:value="=&quot;FAILED&quot;" calcext:base-cell-address="'Yakindu SCT Testcase 02 - Editor'.F16"/>
            <calcext:condition calcext:apply-style-name="SUCCEDED" calcext:value="=&quot;SUCCEDED&quot;" calcext:base-cell-address="'Yakindu SCT Testcase 02 - Editor'.F16"/>
            <calcext:condition calcext:apply-style-name="OPEN" calcext:value="=&quot;OPEN&quot;" calcext:base-cell-address="'Yakindu SCT Testcase 02 - Editor'.F16"/>
            <calcext:condition calcext:apply-style-name="Not Applicable" calcext:value="=&quot;N/A&quot;" calcext:base-cell-address="'Yakindu SCT Testcase 02 - Editor'.F16"/>
          </calcext:conditional-format>
          <calcext:conditional-format calcext:target-range-address="'Yakindu SCT Testcase 02 - Editor'.F17:'Yakindu SCT Testcase 02 - Editor'.F17">
            <calcext:condition calcext:apply-style-name="FAILED" calcext:value="=&quot;FAILED&quot;" calcext:base-cell-address="'Yakindu SCT Testcase 02 - Editor'.F17"/>
            <calcext:condition calcext:apply-style-name="SUCCEDED" calcext:value="=&quot;SUCCEDED&quot;" calcext:base-cell-address="'Yakindu SCT Testcase 02 - Editor'.F17"/>
            <calcext:condition calcext:apply-style-name="OPEN" calcext:value="=&quot;OPEN&quot;" calcext:base-cell-address="'Yakindu SCT Testcase 02 - Editor'.F17"/>
            <calcext:condition calcext:apply-style-name="Not Applicable" calcext:value="=&quot;N/A&quot;" calcext:base-cell-address="'Yakindu SCT Testcase 02 - Editor'.F17"/>
          </calcext:conditional-format>
          <calcext:conditional-format calcext:target-range-address="'Yakindu SCT Testcase 02 - Editor'.F18:'Yakindu SCT Testcase 02 - Editor'.F18">
            <calcext:condition calcext:apply-style-name="FAILED" calcext:value="=&quot;FAILED&quot;" calcext:base-cell-address="'Yakindu SCT Testcase 02 - Editor'.F18"/>
            <calcext:condition calcext:apply-style-name="SUCCEDED" calcext:value="=&quot;SUCCEDED&quot;" calcext:base-cell-address="'Yakindu SCT Testcase 02 - Editor'.F18"/>
            <calcext:condition calcext:apply-style-name="OPEN" calcext:value="=&quot;OPEN&quot;" calcext:base-cell-address="'Yakindu SCT Testcase 02 - Editor'.F18"/>
            <calcext:condition calcext:apply-style-name="Not Applicable" calcext:value="=&quot;N/A&quot;" calcext:base-cell-address="'Yakindu SCT Testcase 02 - Editor'.F18"/>
          </calcext:conditional-format>
          <calcext:conditional-format calcext:target-range-address="'Yakindu SCT Testcase 02 - Editor'.F19:'Yakindu SCT Testcase 02 - Editor'.F19">
            <calcext:condition calcext:apply-style-name="FAILED" calcext:value="=&quot;FAILED&quot;" calcext:base-cell-address="'Yakindu SCT Testcase 02 - Editor'.F19"/>
            <calcext:condition calcext:apply-style-name="SUCCEDED" calcext:value="=&quot;SUCCEDED&quot;" calcext:base-cell-address="'Yakindu SCT Testcase 02 - Editor'.F19"/>
            <calcext:condition calcext:apply-style-name="OPEN" calcext:value="=&quot;OPEN&quot;" calcext:base-cell-address="'Yakindu SCT Testcase 02 - Editor'.F19"/>
            <calcext:condition calcext:apply-style-name="Not Applicable" calcext:value="=&quot;N/A&quot;" calcext:base-cell-address="'Yakindu SCT Testcase 02 - Editor'.F19"/>
          </calcext:conditional-format>
          <calcext:conditional-format calcext:target-range-address="'Yakindu SCT Testcase 02 - Editor'.F20:'Yakindu SCT Testcase 02 - Editor'.F20">
            <calcext:condition calcext:apply-style-name="FAILED" calcext:value="=&quot;FAILED&quot;" calcext:base-cell-address="'Yakindu SCT Testcase 02 - Editor'.F20"/>
            <calcext:condition calcext:apply-style-name="SUCCEDED" calcext:value="=&quot;SUCCEDED&quot;" calcext:base-cell-address="'Yakindu SCT Testcase 02 - Editor'.F20"/>
            <calcext:condition calcext:apply-style-name="OPEN" calcext:value="=&quot;OPEN&quot;" calcext:base-cell-address="'Yakindu SCT Testcase 02 - Editor'.F20"/>
            <calcext:condition calcext:apply-style-name="Not Applicable" calcext:value="=&quot;N/A&quot;" calcext:base-cell-address="'Yakindu SCT Testcase 02 - Editor'.F20"/>
          </calcext:conditional-format>
          <calcext:conditional-format calcext:target-range-address="'Yakindu SCT Testcase 02 - Editor'.F21:'Yakindu SCT Testcase 02 - Editor'.F21">
            <calcext:condition calcext:apply-style-name="FAILED" calcext:value="=&quot;FAILED&quot;" calcext:base-cell-address="'Yakindu SCT Testcase 02 - Editor'.F21"/>
            <calcext:condition calcext:apply-style-name="SUCCEDED" calcext:value="=&quot;SUCCEDED&quot;" calcext:base-cell-address="'Yakindu SCT Testcase 02 - Editor'.F21"/>
            <calcext:condition calcext:apply-style-name="OPEN" calcext:value="=&quot;OPEN&quot;" calcext:base-cell-address="'Yakindu SCT Testcase 02 - Editor'.F21"/>
            <calcext:condition calcext:apply-style-name="Not Applicable" calcext:value="=&quot;N/A&quot;" calcext:base-cell-address="'Yakindu SCT Testcase 02 - Editor'.F21"/>
          </calcext:conditional-format>
          <calcext:conditional-format calcext:target-range-address="'Yakindu SCT Testcase 02 - Editor'.F22:'Yakindu SCT Testcase 02 - Editor'.F22">
            <calcext:condition calcext:apply-style-name="FAILED" calcext:value="=&quot;FAILED&quot;" calcext:base-cell-address="'Yakindu SCT Testcase 02 - Editor'.F22"/>
            <calcext:condition calcext:apply-style-name="SUCCEDED" calcext:value="=&quot;SUCCEDED&quot;" calcext:base-cell-address="'Yakindu SCT Testcase 02 - Editor'.F22"/>
            <calcext:condition calcext:apply-style-name="OPEN" calcext:value="=&quot;OPEN&quot;" calcext:base-cell-address="'Yakindu SCT Testcase 02 - Editor'.F22"/>
            <calcext:condition calcext:apply-style-name="Not Applicable" calcext:value="=&quot;N/A&quot;" calcext:base-cell-address="'Yakindu SCT Testcase 02 - Editor'.F22"/>
          </calcext:conditional-format>
          <calcext:conditional-format calcext:target-range-address="'Yakindu SCT Testcase 02 - Editor'.F23:'Yakindu SCT Testcase 02 - Editor'.F23">
            <calcext:condition calcext:apply-style-name="FAILED" calcext:value="=&quot;FAILED&quot;" calcext:base-cell-address="'Yakindu SCT Testcase 02 - Editor'.F23"/>
            <calcext:condition calcext:apply-style-name="SUCCEDED" calcext:value="=&quot;SUCCEDED&quot;" calcext:base-cell-address="'Yakindu SCT Testcase 02 - Editor'.F23"/>
            <calcext:condition calcext:apply-style-name="OPEN" calcext:value="=&quot;OPEN&quot;" calcext:base-cell-address="'Yakindu SCT Testcase 02 - Editor'.F23"/>
            <calcext:condition calcext:apply-style-name="Not Applicable" calcext:value="=&quot;N/A&quot;" calcext:base-cell-address="'Yakindu SCT Testcase 02 - Editor'.F23"/>
          </calcext:conditional-format>
          <calcext:conditional-format calcext:target-range-address="'Yakindu SCT Testcase 02 - Editor'.F24:'Yakindu SCT Testcase 02 - Editor'.F24">
            <calcext:condition calcext:apply-style-name="FAILED" calcext:value="=&quot;FAILED&quot;" calcext:base-cell-address="'Yakindu SCT Testcase 02 - Editor'.F24"/>
            <calcext:condition calcext:apply-style-name="SUCCEDED" calcext:value="=&quot;SUCCEDED&quot;" calcext:base-cell-address="'Yakindu SCT Testcase 02 - Editor'.F24"/>
            <calcext:condition calcext:apply-style-name="OPEN" calcext:value="=&quot;OPEN&quot;" calcext:base-cell-address="'Yakindu SCT Testcase 02 - Editor'.F24"/>
            <calcext:condition calcext:apply-style-name="Not Applicable" calcext:value="=&quot;N/A&quot;" calcext:base-cell-address="'Yakindu SCT Testcase 02 - Editor'.F24"/>
          </calcext:conditional-format>
          <calcext:conditional-format calcext:target-range-address="'Yakindu SCT Testcase 02 - Editor'.F25:'Yakindu SCT Testcase 02 - Editor'.F25">
            <calcext:condition calcext:apply-style-name="FAILED" calcext:value="=&quot;FAILED&quot;" calcext:base-cell-address="'Yakindu SCT Testcase 02 - Editor'.F25"/>
            <calcext:condition calcext:apply-style-name="SUCCEDED" calcext:value="=&quot;SUCCEDED&quot;" calcext:base-cell-address="'Yakindu SCT Testcase 02 - Editor'.F25"/>
            <calcext:condition calcext:apply-style-name="OPEN" calcext:value="=&quot;OPEN&quot;" calcext:base-cell-address="'Yakindu SCT Testcase 02 - Editor'.F25"/>
            <calcext:condition calcext:apply-style-name="Not Applicable" calcext:value="=&quot;N/A&quot;" calcext:base-cell-address="'Yakindu SCT Testcase 02 - Editor'.F25"/>
          </calcext:conditional-format>
          <calcext:conditional-format calcext:target-range-address="'Yakindu SCT Testcase 02 - Editor'.F26:'Yakindu SCT Testcase 02 - Editor'.F26">
            <calcext:condition calcext:apply-style-name="FAILED" calcext:value="=&quot;FAILED&quot;" calcext:base-cell-address="'Yakindu SCT Testcase 02 - Editor'.F26"/>
            <calcext:condition calcext:apply-style-name="SUCCEDED" calcext:value="=&quot;SUCCEDED&quot;" calcext:base-cell-address="'Yakindu SCT Testcase 02 - Editor'.F26"/>
            <calcext:condition calcext:apply-style-name="OPEN" calcext:value="=&quot;OPEN&quot;" calcext:base-cell-address="'Yakindu SCT Testcase 02 - Editor'.F26"/>
            <calcext:condition calcext:apply-style-name="Not Applicable" calcext:value="=&quot;N/A&quot;" calcext:base-cell-address="'Yakindu SCT Testcase 02 - Editor'.F26"/>
          </calcext:conditional-format>
          <calcext:conditional-format calcext:target-range-address="'Yakindu SCT Testcase 02 - Editor'.F31:'Yakindu SCT Testcase 02 - Editor'.F31">
            <calcext:condition calcext:apply-style-name="FAILED" calcext:value="=&quot;FAILED&quot;" calcext:base-cell-address="'Yakindu SCT Testcase 02 - Editor'.F31"/>
            <calcext:condition calcext:apply-style-name="SUCCEDED" calcext:value="=&quot;SUCCEDED&quot;" calcext:base-cell-address="'Yakindu SCT Testcase 02 - Editor'.F31"/>
            <calcext:condition calcext:apply-style-name="OPEN" calcext:value="=&quot;OPEN&quot;" calcext:base-cell-address="'Yakindu SCT Testcase 02 - Editor'.F31"/>
            <calcext:condition calcext:apply-style-name="Not Applicable" calcext:value="=&quot;N/A&quot;" calcext:base-cell-address="'Yakindu SCT Testcase 02 - Editor'.F31"/>
          </calcext:conditional-format>
          <calcext:conditional-format calcext:target-range-address="'Yakindu SCT Testcase 02 - Editor'.F32:'Yakindu SCT Testcase 02 - Editor'.F32">
            <calcext:condition calcext:apply-style-name="FAILED" calcext:value="=&quot;FAILED&quot;" calcext:base-cell-address="'Yakindu SCT Testcase 02 - Editor'.F32"/>
            <calcext:condition calcext:apply-style-name="SUCCEDED" calcext:value="=&quot;SUCCEDED&quot;" calcext:base-cell-address="'Yakindu SCT Testcase 02 - Editor'.F32"/>
            <calcext:condition calcext:apply-style-name="OPEN" calcext:value="=&quot;OPEN&quot;" calcext:base-cell-address="'Yakindu SCT Testcase 02 - Editor'.F32"/>
            <calcext:condition calcext:apply-style-name="Not Applicable" calcext:value="=&quot;N/A&quot;" calcext:base-cell-address="'Yakindu SCT Testcase 02 - Editor'.F32"/>
          </calcext:conditional-format>
          <calcext:conditional-format calcext:target-range-address="'Yakindu SCT Testcase 02 - Editor'.F33:'Yakindu SCT Testcase 02 - Editor'.F33">
            <calcext:condition calcext:apply-style-name="FAILED" calcext:value="=&quot;FAILED&quot;" calcext:base-cell-address="'Yakindu SCT Testcase 02 - Editor'.F33"/>
            <calcext:condition calcext:apply-style-name="SUCCEDED" calcext:value="=&quot;SUCCEDED&quot;" calcext:base-cell-address="'Yakindu SCT Testcase 02 - Editor'.F33"/>
            <calcext:condition calcext:apply-style-name="OPEN" calcext:value="=&quot;OPEN&quot;" calcext:base-cell-address="'Yakindu SCT Testcase 02 - Editor'.F33"/>
            <calcext:condition calcext:apply-style-name="Not Applicable" calcext:value="=&quot;N/A&quot;" calcext:base-cell-address="'Yakindu SCT Testcase 02 - Editor'.F33"/>
          </calcext:conditional-format>
          <calcext:conditional-format calcext:target-range-address="'Yakindu SCT Testcase 02 - Editor'.F34:'Yakindu SCT Testcase 02 - Editor'.F34">
            <calcext:condition calcext:apply-style-name="FAILED" calcext:value="=&quot;FAILED&quot;" calcext:base-cell-address="'Yakindu SCT Testcase 02 - Editor'.F34"/>
            <calcext:condition calcext:apply-style-name="SUCCEDED" calcext:value="=&quot;SUCCEDED&quot;" calcext:base-cell-address="'Yakindu SCT Testcase 02 - Editor'.F34"/>
            <calcext:condition calcext:apply-style-name="OPEN" calcext:value="=&quot;OPEN&quot;" calcext:base-cell-address="'Yakindu SCT Testcase 02 - Editor'.F34"/>
            <calcext:condition calcext:apply-style-name="Not Applicable" calcext:value="=&quot;N/A&quot;" calcext:base-cell-address="'Yakindu SCT Testcase 02 - Editor'.F34"/>
          </calcext:conditional-format>
          <calcext:conditional-format calcext:target-range-address="'Yakindu SCT Testcase 02 - Editor'.F35:'Yakindu SCT Testcase 02 - Editor'.F35">
            <calcext:condition calcext:apply-style-name="FAILED" calcext:value="=&quot;FAILED&quot;" calcext:base-cell-address="'Yakindu SCT Testcase 02 - Editor'.F35"/>
            <calcext:condition calcext:apply-style-name="SUCCEDED" calcext:value="=&quot;SUCCEDED&quot;" calcext:base-cell-address="'Yakindu SCT Testcase 02 - Editor'.F35"/>
            <calcext:condition calcext:apply-style-name="OPEN" calcext:value="=&quot;OPEN&quot;" calcext:base-cell-address="'Yakindu SCT Testcase 02 - Editor'.F35"/>
            <calcext:condition calcext:apply-style-name="Not Applicable" calcext:value="=&quot;N/A&quot;" calcext:base-cell-address="'Yakindu SCT Testcase 02 - Editor'.F35"/>
          </calcext:conditional-format>
          <calcext:conditional-format calcext:target-range-address="'Yakindu SCT Testcase 02 - Editor'.F36:'Yakindu SCT Testcase 02 - Editor'.F37">
            <calcext:condition calcext:apply-style-name="FAILED" calcext:value="=&quot;FAILED&quot;" calcext:base-cell-address="'Yakindu SCT Testcase 02 - Editor'.F36"/>
            <calcext:condition calcext:apply-style-name="SUCCEDED" calcext:value="=&quot;SUCCEDED&quot;" calcext:base-cell-address="'Yakindu SCT Testcase 02 - Editor'.F36"/>
            <calcext:condition calcext:apply-style-name="OPEN" calcext:value="=&quot;OPEN&quot;" calcext:base-cell-address="'Yakindu SCT Testcase 02 - Editor'.F36"/>
            <calcext:condition calcext:apply-style-name="Not Applicable" calcext:value="=&quot;N/A&quot;" calcext:base-cell-address="'Yakindu SCT Testcase 02 - Editor'.F36"/>
          </calcext:conditional-format>
        </calcext:conditional-formats>
      </table:table>
      <table:table table:name="Yakindu SCT Testcase 03 - Simulation" table:style-name="ta1">
        <office:forms form:automatic-focus="false" form:apply-design-mode="false"/>
        <table:table-column table:style-name="co4" table:default-cell-style-name="Default"/>
        <table:table-column table:style-name="co16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65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3 of 3 open" calcext:value-type="string">
            <text:p>Incomplete: 3 of 3 ope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66" table:formula="of:=COUNTIF([.F15:.F101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4" calcext:value-type="date">
            <text:p>2016-04-04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17">
          <table:table-cell table:style-name="ce14" office:value-type="string" calcext:value-type="string">
            <text:p>T3.1</text:p>
          </table:table-cell>
          <table:table-cell table:style-name="ce14" office:value-type="string" calcext:value-type="string">
            <text:p>Run Configuration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Select the TestProject</text:p>
            <text:p>Select <text:span text:style-name="T4">Run-&gt;Run Configurations...</text:span></text:p>
            <text:p>Select <text:span text:style-name="T10">Statechart Simulation</text:span></text:p>
            <text:p>Click on the <text:span text:style-name="T4">New</text:span> button (Upper left corner)</text:p>
            <text:p>Enter <text:span text:style-name="T10">Staircase</text:span> as name</text:p>
            <text:p>Choose <text:span text:style-name="T10">Staircase.sct</text:span> as model file</text:p>
            <text:p>Click on <text:span text:style-name="T4">Apply</text:span> button to save settings</text:p>
            <text:p>Click on <text:span text:style-name="T4">Run</text:span> button to start simulation</text:p>
          </table:table-cell>
          <table:table-cell table:style-name="ce29" office:value-type="string" calcext:value-type="string">
            <text:p>The simulation is started</text:p>
            <text:p>The <text:span text:style-name="T10">SC Simulation</text:span> perspective is enabled</text:p>
            <text:p>State <text:span text:style-name="T10">LightOff</text:span> is highlighted (red)</text:p>
            <text:p>The Declarations View displays the variable <text:span text:style-name="T10">light</text:span> (Value false) and the event <text:span text:style-name="T10">keypress</text:span></text:p>
          </table:table-cell>
          <table:table-cell table:style-name="ce67" table:content-validation-name="val2" office:value-type="string" calcext:value-type="string">
            <text:p>OPEN</text:p>
          </table:table-cell>
          <table:table-cell table:style-name="ce70"/>
          <table:table-cell table:style-name="ce42" table:number-columns-repeated="1017"/>
        </table:table-row>
        <table:table-row table:style-name="ro16">
          <table:table-cell table:style-name="ce14" office:value-type="string" calcext:value-type="string">
            <text:p>T3.2</text:p>
          </table:table-cell>
          <table:table-cell table:style-name="ce14" office:value-type="string" calcext:value-type="string">
            <text:p>Change the state</text:p>
          </table:table-cell>
          <table:table-cell table:style-name="ce14" office:value-type="string" calcext:value-type="string">
            <text:p>T3.1</text:p>
          </table:table-cell>
          <table:table-cell table:style-name="ce29" office:value-type="string" calcext:value-type="string">
            <text:p>Click on the event <text:span text:style-name="T10">keypress</text:span> in the Declarations View</text:p>
          </table:table-cell>
          <table:table-cell table:style-name="ce33" office:value-type="string" calcext:value-type="string">
            <text:p>State <text:span text:style-name="T10">LightOn</text:span> is highlighted (red)</text:p>
            <text:p>The transition from <text:span text:style-name="T10">LightOff</text:span> to <text:span text:style-name="T10">LightOn</text:span> is colored orange</text:p>
            <text:p>Variable <text:span text:style-name="T10">light</text:span> is set to true</text:p>
            <text:p/>
            <text:p>After 30 seconds state<text:span text:style-name="T10"> LightOff</text:span> and it's incoming transition are highlighted</text:p>
            <text:p>Variable <text:span text:style-name="T10">light</text:span> is set to false</text:p>
          </table:table-cell>
          <table:table-cell table:style-name="ce6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2">
          <table:table-cell table:style-name="ce14" office:value-type="string" calcext:value-type="string">
            <text:p>T3.3</text:p>
          </table:table-cell>
          <table:table-cell table:style-name="ce14" office:value-type="string" calcext:value-type="string">
            <text:p>Stop the simulation</text:p>
          </table:table-cell>
          <table:table-cell table:style-name="ce14" office:value-type="string" calcext:value-type="string">
            <text:p>T3.2</text:p>
          </table:table-cell>
          <table:table-cell table:style-name="ce45" office:value-type="string" calcext:value-type="string">
            <text:p>Click on the <text:span text:style-name="T4">Terminate</text:span> button in the Debug View to stop the simulation</text:p>
          </table:table-cell>
          <table:table-cell table:style-name="ce29" office:value-type="string" calcext:value-type="string">
            <text:p>Simulation is stopped</text:p>
            <text:p>No state is highlighted</text:p>
            <text:p>The Declarations View is empty</text:p>
          </table:table-cell>
          <table:table-cell table:style-name="ce69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8" table:number-rows-repeated="4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1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8" table:number-rows-repeated="65485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Yakindu SCT Testcase 03 - Simulation'.C1:'Yakindu SCT Testcase 03 - Simulation'.C1">
            <calcext:condition calcext:apply-style-name="Complete" calcext:value="=&quot;Complete&quot;" calcext:base-cell-address="'Yakindu SCT Testcase 03 - Simulation'.C1"/>
          </calcext:conditional-format>
          <calcext:conditional-format calcext:target-range-address="'Yakindu SCT Testcase 03 - Simulation'.C2:'Yakindu SCT Testcase 03 - Simulation'.C2">
            <calcext:condition calcext:apply-style-name="ERRORS" calcext:value="&gt;0" calcext:base-cell-address="'Yakindu SCT Testcase 03 - Simulation'.C2"/>
          </calcext:conditional-format>
          <calcext:conditional-format calcext:target-range-address="'Yakindu SCT Testcase 03 - Simulation'.F16:'Yakindu SCT Testcase 03 - Simulation'.F16">
            <calcext:condition calcext:apply-style-name="FAILED" calcext:value="=&quot;FAILED&quot;" calcext:base-cell-address="'Yakindu SCT Testcase 03 - Simulation'.F16"/>
            <calcext:condition calcext:apply-style-name="SUCCEDED" calcext:value="=&quot;SUCCEDED&quot;" calcext:base-cell-address="'Yakindu SCT Testcase 03 - Simulation'.F16"/>
            <calcext:condition calcext:apply-style-name="OPEN" calcext:value="=&quot;OPEN&quot;" calcext:base-cell-address="'Yakindu SCT Testcase 03 - Simulation'.F16"/>
            <calcext:condition calcext:apply-style-name="Not Applicable" calcext:value="=&quot;N/A&quot;" calcext:base-cell-address="'Yakindu SCT Testcase 03 - Simulation'.F16"/>
          </calcext:conditional-format>
          <calcext:conditional-format calcext:target-range-address="'Yakindu SCT Testcase 03 - Simulation'.F17:'Yakindu SCT Testcase 03 - Simulation'.F17">
            <calcext:condition calcext:apply-style-name="FAILED" calcext:value="=&quot;FAILED&quot;" calcext:base-cell-address="'Yakindu SCT Testcase 03 - Simulation'.F17"/>
            <calcext:condition calcext:apply-style-name="SUCCEDED" calcext:value="=&quot;SUCCEDED&quot;" calcext:base-cell-address="'Yakindu SCT Testcase 03 - Simulation'.F17"/>
            <calcext:condition calcext:apply-style-name="OPEN" calcext:value="=&quot;OPEN&quot;" calcext:base-cell-address="'Yakindu SCT Testcase 03 - Simulation'.F17"/>
            <calcext:condition calcext:apply-style-name="Not Applicable" calcext:value="=&quot;N/A&quot;" calcext:base-cell-address="'Yakindu SCT Testcase 03 - Simulation'.F17"/>
          </calcext:conditional-format>
          <calcext:conditional-format calcext:target-range-address="'Yakindu SCT Testcase 03 - Simulation'.F18:'Yakindu SCT Testcase 03 - Simulation'.F18">
            <calcext:condition calcext:apply-style-name="FAILED" calcext:value="=&quot;FAILED&quot;" calcext:base-cell-address="'Yakindu SCT Testcase 03 - Simulation'.F18"/>
            <calcext:condition calcext:apply-style-name="SUCCEDED" calcext:value="=&quot;SUCCEDED&quot;" calcext:base-cell-address="'Yakindu SCT Testcase 03 - Simulation'.F18"/>
            <calcext:condition calcext:apply-style-name="OPEN" calcext:value="=&quot;OPEN&quot;" calcext:base-cell-address="'Yakindu SCT Testcase 03 - Simulation'.F18"/>
            <calcext:condition calcext:apply-style-name="Not Applicable" calcext:value="=&quot;N/A&quot;" calcext:base-cell-address="'Yakindu SCT Testcase 03 - Simulation'.F18"/>
          </calcext:conditional-format>
        </calcext:conditional-formats>
      </table:table>
      <table:table table:name="Yakindu SCT Testcase 04 - Help Integration" table:style-name="ta1">
        <office:forms form:automatic-focus="false" form:apply-design-mode="false"/>
        <table:table-column table:style-name="co4" table:default-cell-style-name="Default"/>
        <table:table-column table:style-name="co18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71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3 of 3 open" calcext:value-type="string">
            <text:p>Incomplete: 3 of 3 ope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72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4" calcext:value-type="date">
            <text:p>2016-04-04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11">
          <table:table-cell table:style-name="ce14" office:value-type="string" calcext:value-type="string">
            <text:p>T4.1</text:p>
          </table:table-cell>
          <table:table-cell table:style-name="ce14" office:value-type="string" calcext:value-type="string">
            <text:p>Open Help Documentation</text:p>
          </table:table-cell>
          <table:table-cell table:style-name="ce14" office:value-type="string" calcext:value-type="string">
            <text:p>T1.2</text:p>
          </table:table-cell>
          <table:table-cell table:style-name="ce29" office:value-type="string" calcext:value-type="string">
            <text:p>Click on Help-&gt;Help Contents</text:p>
            <text:p>Select Statechart Tools User Guide</text:p>
          </table:table-cell>
          <table:table-cell table:style-name="ce29" office:value-type="string" calcext:value-type="string">
            <text:p>Check if YAKINDU help contains list of contents</text:p>
          </table:table-cell>
          <table:table-cell table:style-name="ce73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14" office:value-type="string" calcext:value-type="string">
            <text:p>T4.2</text:p>
          </table:table-cell>
          <table:table-cell table:style-name="ce14" office:value-type="string" calcext:value-type="string">
            <text:p>Welcome page</text:p>
          </table:table-cell>
          <table:table-cell table:style-name="ce14" office:value-type="string" calcext:value-type="string">
            <text:p>T1.2</text:p>
          </table:table-cell>
          <table:table-cell table:style-name="ce29" office:value-type="string" calcext:value-type="string">
            <text:p>Click on Help-&gt;Welcome</text:p>
          </table:table-cell>
          <table:table-cell table:style-name="ce29" office:value-type="string" calcext:value-type="string">
            <text:p>Check whether YAKINDU Statechart Tools welcome page is shown.</text:p>
          </table:table-cell>
          <table:table-cell table:style-name="ce74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14" office:value-type="string" calcext:value-type="string">
            <text:p>T4.3</text:p>
          </table:table-cell>
          <table:table-cell table:style-name="ce14" office:value-type="string" calcext:value-type="string">
            <text:p>Links on welcome page</text:p>
          </table:table-cell>
          <table:table-cell table:style-name="ce14" office:value-type="string" calcext:value-type="string">
            <text:p>T4.2</text:p>
          </table:table-cell>
          <table:table-cell table:style-name="ce29" office:value-type="string" calcext:value-type="string">
            <text:p>Click on each link.</text:p>
          </table:table-cell>
          <table:table-cell table:style-name="ce29" office:value-type="string" calcext:value-type="string">
            <text:p>Check whether each link a) works and b) points to what the link text implies.</text:p>
          </table:table-cell>
          <table:table-cell table:style-name="ce75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8" table:number-rows-repeated="6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1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8" table:number-rows-repeated="65485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Yakindu SCT Testcase 04 - Help Integration'.C1:'Yakindu SCT Testcase 04 - Help Integration'.C1">
            <calcext:condition calcext:apply-style-name="Complete" calcext:value="=&quot;Complete&quot;" calcext:base-cell-address="'Yakindu SCT Testcase 04 - Help Integration'.C1"/>
          </calcext:conditional-format>
          <calcext:conditional-format calcext:target-range-address="'Yakindu SCT Testcase 04 - Help Integration'.C2:'Yakindu SCT Testcase 04 - Help Integration'.C2">
            <calcext:condition calcext:apply-style-name="ERRORS" calcext:value="&gt;0" calcext:base-cell-address="'Yakindu SCT Testcase 04 - Help Integration'.C2"/>
          </calcext:conditional-format>
          <calcext:conditional-format calcext:target-range-address="'Yakindu SCT Testcase 04 - Help Integration'.F16:'Yakindu SCT Testcase 04 - Help Integration'.F16">
            <calcext:condition calcext:apply-style-name="FAILED" calcext:value="=&quot;FAILED&quot;" calcext:base-cell-address="'Yakindu SCT Testcase 04 - Help Integration'.F16"/>
            <calcext:condition calcext:apply-style-name="SUCCEDED" calcext:value="=&quot;SUCCEDED&quot;" calcext:base-cell-address="'Yakindu SCT Testcase 04 - Help Integration'.F16"/>
            <calcext:condition calcext:apply-style-name="OPEN" calcext:value="=&quot;OPEN&quot;" calcext:base-cell-address="'Yakindu SCT Testcase 04 - Help Integration'.F16"/>
            <calcext:condition calcext:apply-style-name="Not Applicable" calcext:value="=&quot;N/A&quot;" calcext:base-cell-address="'Yakindu SCT Testcase 04 - Help Integration'.F16"/>
          </calcext:conditional-format>
          <calcext:conditional-format calcext:target-range-address="'Yakindu SCT Testcase 04 - Help Integration'.F17:'Yakindu SCT Testcase 04 - Help Integration'.F17">
            <calcext:condition calcext:apply-style-name="FAILED" calcext:value="=&quot;FAILED&quot;" calcext:base-cell-address="'Yakindu SCT Testcase 04 - Help Integration'.F17"/>
            <calcext:condition calcext:apply-style-name="SUCCEDED" calcext:value="=&quot;SUCCEDED&quot;" calcext:base-cell-address="'Yakindu SCT Testcase 04 - Help Integration'.F17"/>
            <calcext:condition calcext:apply-style-name="OPEN" calcext:value="=&quot;OPEN&quot;" calcext:base-cell-address="'Yakindu SCT Testcase 04 - Help Integration'.F17"/>
            <calcext:condition calcext:apply-style-name="Not Applicable" calcext:value="=&quot;N/A&quot;" calcext:base-cell-address="'Yakindu SCT Testcase 04 - Help Integration'.F17"/>
          </calcext:conditional-format>
          <calcext:conditional-format calcext:target-range-address="'Yakindu SCT Testcase 04 - Help Integration'.F18:'Yakindu SCT Testcase 04 - Help Integration'.F18">
            <calcext:condition calcext:apply-style-name="FAILED" calcext:value="=&quot;FAILED&quot;" calcext:base-cell-address="'Yakindu SCT Testcase 04 - Help Integration'.F18"/>
            <calcext:condition calcext:apply-style-name="SUCCEDED" calcext:value="=&quot;SUCCEDED&quot;" calcext:base-cell-address="'Yakindu SCT Testcase 04 - Help Integration'.F18"/>
            <calcext:condition calcext:apply-style-name="OPEN" calcext:value="=&quot;OPEN&quot;" calcext:base-cell-address="'Yakindu SCT Testcase 04 - Help Integration'.F18"/>
            <calcext:condition calcext:apply-style-name="Not Applicable" calcext:value="=&quot;N/A&quot;" calcext:base-cell-address="'Yakindu SCT Testcase 04 - Help Integration'.F18"/>
          </calcext:conditional-format>
        </calcext:conditional-formats>
      </table:table>
      <table:table table:name="Yakindu SCT Testcase 05 - Validation" table:style-name="ta1">
        <office:forms form:automatic-focus="false" form:apply-design-mode="false"/>
        <table:table-column table:style-name="co4" table:default-cell-style-name="Default"/>
        <table:table-column table:style-name="co19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76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10 of 10 open" calcext:value-type="string">
            <text:p>Incomplete: 10 of 10 ope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77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4" calcext:value-type="date">
            <text:p>2016-04-04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6">
          <table:table-cell table:style-name="ce14" office:value-type="string" calcext:value-type="string">
            <text:p>T5.2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checkout ExpressionError01.sct from svn repository</text:p>
          </table:table-cell>
          <table:table-cell table:style-name="ce14" office:value-type="string" calcext:value-type="string">
            <text:p>Open statechart ExpressionError01.sct</text:p>
          </table:table-cell>
          <table:table-cell table:style-name="ce29" office:value-type="string" calcext:value-type="string">
            <text:p>There should be four error markers with error message:</text:p>
            <text:p/>
            <text:p>"entry, exit, events are allowed as local reactions only."</text:p>
          </table:table-cell>
          <table:table-cell table:style-name="ce7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6">
          <table:table-cell table:style-name="ce14" office:value-type="string" calcext:value-type="string">
            <text:p>T5.3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checkout ExpressionError03.sct from svn repository</text:p>
          </table:table-cell>
          <table:table-cell table:style-name="ce14" office:value-type="string" calcext:value-type="string">
            <text:p>Open statechart ExpressionError03.sct</text:p>
          </table:table-cell>
          <table:table-cell table:style-name="ce29" office:value-type="string" calcext:value-type="string">
            <text:p>There should be an error marker on statechart specification with error message:</text:p>
            <text:p/>
            <text:p>"In/Out declarations are not allowed in internal scope."</text:p>
          </table:table-cell>
          <table:table-cell table:style-name="ce79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6">
          <table:table-cell table:style-name="ce14" office:value-type="string" calcext:value-type="string">
            <text:p>T5.4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checkout ExpressionError04.sct from svn repository</text:p>
          </table:table-cell>
          <table:table-cell table:style-name="ce14" office:value-type="string" calcext:value-type="string">
            <text:p>Open statechart ExpressionError04.sct</text:p>
          </table:table-cell>
          <table:table-cell table:style-name="ce29" office:value-type="string" calcext:value-type="string">
            <text:p>There should be an error marker on statechart specification with error message:</text:p>
            <text:p/>
            <text:p>"Local declarations are not allowed in interface scope."</text:p>
          </table:table-cell>
          <table:table-cell table:style-name="ce80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8">
          <table:table-cell table:style-name="ce14" office:value-type="string" calcext:value-type="string">
            <text:p>T5.5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checkout ExpressionError05.sct from svn repository</text:p>
          </table:table-cell>
          <table:table-cell table:style-name="ce14" office:value-type="string" calcext:value-type="string">
            <text:p>Open statechart ExpressionError05.sct</text:p>
          </table:table-cell>
          <table:table-cell table:style-name="ce29" office:value-type="string" calcext:value-type="string">
            <text:p>There should be an error marker on statechart specification with error message:</text:p>
            <text:p/>
            <text:p>"Only one default/unnamed interface is allowed"</text:p>
          </table:table-cell>
          <table:table-cell table:style-name="ce81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8">
          <table:table-cell table:style-name="ce14" office:value-type="string" calcext:value-type="string">
            <text:p>T5.6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checkout StatechartError01.sct from svn repository</text:p>
          </table:table-cell>
          <table:table-cell table:style-name="ce14" office:value-type="string" calcext:value-type="string">
            <text:p>Open statechart StatechartError01.sct</text:p>
          </table:table-cell>
          <table:table-cell table:style-name="ce29" office:value-type="string" calcext:value-type="string">
            <text:p>There should be an error marker on the state with error message:</text:p>
            <text:p/>
            <text:p>"A state must have a name"</text:p>
          </table:table-cell>
          <table:table-cell table:style-name="ce82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6">
          <table:table-cell table:style-name="ce14" office:value-type="string" calcext:value-type="string">
            <text:p>T5.7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checkout StatechartError02.sct from svn repository</text:p>
          </table:table-cell>
          <table:table-cell table:style-name="ce14" office:value-type="string" calcext:value-type="string">
            <text:p>Open statechart StatechartError02.sct</text:p>
          </table:table-cell>
          <table:table-cell table:style-name="ce29" office:value-type="string" calcext:value-type="string">
            <text:p>There should be an error marker on the transition with error message:</text:p>
            <text:p/>
            <text:p>"Outgoing Transitions from Entries can not have a Trigger or Guard"</text:p>
          </table:table-cell>
          <table:table-cell table:style-name="ce83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6">
          <table:table-cell table:style-name="ce14" office:value-type="string" calcext:value-type="string">
            <text:p>T5.8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checkout StatechartError03.sct from svn repository</text:p>
          </table:table-cell>
          <table:table-cell table:style-name="ce14" office:value-type="string" calcext:value-type="string">
            <text:p>Open statechart StatechartError03.sct</text:p>
          </table:table-cell>
          <table:table-cell table:style-name="ce29" office:value-type="string" calcext:value-type="string">
            <text:p>There should be an error marker on the states with error message:</text:p>
            <text:p/>
            <text:p>"Duplicate SpecificationElement 'A' in Region 'main region'"</text:p>
          </table:table-cell>
          <table:table-cell table:style-name="ce84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8">
          <table:table-cell table:style-name="ce14" office:value-type="string" calcext:value-type="string">
            <text:p>T5.9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checkout StatechartError04.sct from svn repository</text:p>
          </table:table-cell>
          <table:table-cell table:style-name="ce14" office:value-type="string" calcext:value-type="string">
            <text:p>Open statechart StatechartError04.sct</text:p>
          </table:table-cell>
          <table:table-cell table:style-name="ce29" office:value-type="string" calcext:value-type="string">
            <text:p>There should be an error marker on state 'B' with error message:</text:p>
            <text:p/>
            <text:p>"Node is not reachable"</text:p>
          </table:table-cell>
          <table:table-cell table:style-name="ce85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6">
          <table:table-cell table:style-name="ce14" office:value-type="string" calcext:value-type="string">
            <text:p>T5.10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checkout StatechartError05.sct from svn repository</text:p>
          </table:table-cell>
          <table:table-cell table:style-name="ce14" office:value-type="string" calcext:value-type="string">
            <text:p>Open statechart StatechartError05.sct</text:p>
          </table:table-cell>
          <table:table-cell table:style-name="ce29" office:value-type="string" calcext:value-type="string">
            <text:p>There should be an error marker on Entry with error message:</text:p>
            <text:p/>
            <text:p>"Entries must not have more than one outgoing transition'"</text:p>
          </table:table-cell>
          <table:table-cell table:style-name="ce8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9">
          <table:table-cell table:style-name="ce14" office:value-type="string" calcext:value-type="string">
            <text:p>T5.11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checkout StatechartError06.sct from svn repository</text:p>
          </table:table-cell>
          <table:table-cell table:style-name="ce14" office:value-type="string" calcext:value-type="string">
            <text:p>Open statechart StatechartError06.sct</text:p>
          </table:table-cell>
          <table:table-cell table:style-name="ce29" office:value-type="string" calcext:value-type="string">
            <text:p>There should be an error marker on Choice with error message:</text:p>
            <text:p/>
            <text:p>"Choices must have at least one outgoing transition'"</text:p>
            <text:p>There should be a warning maker on Choice with warning message:</text:p>
            <text:p>“Transisition is never taken. Use 'oncycle' or 'always' instead”</text:p>
          </table:table-cell>
          <table:table-cell table:style-name="ce8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8" table:number-rows-repeated="7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8" table:number-rows-repeated="65488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Yakindu SCT Testcase 05 - Validation'.C1:'Yakindu SCT Testcase 05 - Validation'.C1">
            <calcext:condition calcext:apply-style-name="Complete" calcext:value="=&quot;Complete&quot;" calcext:base-cell-address="'Yakindu SCT Testcase 05 - Validation'.C1"/>
          </calcext:conditional-format>
          <calcext:conditional-format calcext:target-range-address="'Yakindu SCT Testcase 05 - Validation'.C2:'Yakindu SCT Testcase 05 - Validation'.C2">
            <calcext:condition calcext:apply-style-name="ERRORS" calcext:value="&gt;0" calcext:base-cell-address="'Yakindu SCT Testcase 05 - Validation'.C2"/>
          </calcext:conditional-format>
          <calcext:conditional-format calcext:target-range-address="'Yakindu SCT Testcase 05 - Validation'.F16:'Yakindu SCT Testcase 05 - Validation'.F16">
            <calcext:condition calcext:apply-style-name="FAILED" calcext:value="=&quot;FAILED&quot;" calcext:base-cell-address="'Yakindu SCT Testcase 05 - Validation'.F16"/>
            <calcext:condition calcext:apply-style-name="SUCCEDED" calcext:value="=&quot;SUCCEDED&quot;" calcext:base-cell-address="'Yakindu SCT Testcase 05 - Validation'.F16"/>
            <calcext:condition calcext:apply-style-name="OPEN" calcext:value="=&quot;OPEN&quot;" calcext:base-cell-address="'Yakindu SCT Testcase 05 - Validation'.F16"/>
            <calcext:condition calcext:apply-style-name="Not Applicable" calcext:value="=&quot;N/A&quot;" calcext:base-cell-address="'Yakindu SCT Testcase 05 - Validation'.F16"/>
          </calcext:conditional-format>
          <calcext:conditional-format calcext:target-range-address="'Yakindu SCT Testcase 05 - Validation'.F17:'Yakindu SCT Testcase 05 - Validation'.F17">
            <calcext:condition calcext:apply-style-name="FAILED" calcext:value="=&quot;FAILED&quot;" calcext:base-cell-address="'Yakindu SCT Testcase 05 - Validation'.F17"/>
            <calcext:condition calcext:apply-style-name="SUCCEDED" calcext:value="=&quot;SUCCEDED&quot;" calcext:base-cell-address="'Yakindu SCT Testcase 05 - Validation'.F17"/>
            <calcext:condition calcext:apply-style-name="OPEN" calcext:value="=&quot;OPEN&quot;" calcext:base-cell-address="'Yakindu SCT Testcase 05 - Validation'.F17"/>
            <calcext:condition calcext:apply-style-name="Not Applicable" calcext:value="=&quot;N/A&quot;" calcext:base-cell-address="'Yakindu SCT Testcase 05 - Validation'.F17"/>
          </calcext:conditional-format>
          <calcext:conditional-format calcext:target-range-address="'Yakindu SCT Testcase 05 - Validation'.F18:'Yakindu SCT Testcase 05 - Validation'.F18">
            <calcext:condition calcext:apply-style-name="FAILED" calcext:value="=&quot;FAILED&quot;" calcext:base-cell-address="'Yakindu SCT Testcase 05 - Validation'.F18"/>
            <calcext:condition calcext:apply-style-name="SUCCEDED" calcext:value="=&quot;SUCCEDED&quot;" calcext:base-cell-address="'Yakindu SCT Testcase 05 - Validation'.F18"/>
            <calcext:condition calcext:apply-style-name="OPEN" calcext:value="=&quot;OPEN&quot;" calcext:base-cell-address="'Yakindu SCT Testcase 05 - Validation'.F18"/>
            <calcext:condition calcext:apply-style-name="Not Applicable" calcext:value="=&quot;N/A&quot;" calcext:base-cell-address="'Yakindu SCT Testcase 05 - Validation'.F18"/>
          </calcext:conditional-format>
          <calcext:conditional-format calcext:target-range-address="'Yakindu SCT Testcase 05 - Validation'.F19:'Yakindu SCT Testcase 05 - Validation'.F19">
            <calcext:condition calcext:apply-style-name="FAILED" calcext:value="=&quot;FAILED&quot;" calcext:base-cell-address="'Yakindu SCT Testcase 05 - Validation'.F19"/>
            <calcext:condition calcext:apply-style-name="SUCCEDED" calcext:value="=&quot;SUCCEDED&quot;" calcext:base-cell-address="'Yakindu SCT Testcase 05 - Validation'.F19"/>
            <calcext:condition calcext:apply-style-name="OPEN" calcext:value="=&quot;OPEN&quot;" calcext:base-cell-address="'Yakindu SCT Testcase 05 - Validation'.F19"/>
            <calcext:condition calcext:apply-style-name="Not Applicable" calcext:value="=&quot;N/A&quot;" calcext:base-cell-address="'Yakindu SCT Testcase 05 - Validation'.F19"/>
          </calcext:conditional-format>
          <calcext:conditional-format calcext:target-range-address="'Yakindu SCT Testcase 05 - Validation'.F20:'Yakindu SCT Testcase 05 - Validation'.F20">
            <calcext:condition calcext:apply-style-name="FAILED" calcext:value="=&quot;FAILED&quot;" calcext:base-cell-address="'Yakindu SCT Testcase 05 - Validation'.F20"/>
            <calcext:condition calcext:apply-style-name="SUCCEDED" calcext:value="=&quot;SUCCEDED&quot;" calcext:base-cell-address="'Yakindu SCT Testcase 05 - Validation'.F20"/>
            <calcext:condition calcext:apply-style-name="OPEN" calcext:value="=&quot;OPEN&quot;" calcext:base-cell-address="'Yakindu SCT Testcase 05 - Validation'.F20"/>
            <calcext:condition calcext:apply-style-name="Not Applicable" calcext:value="=&quot;N/A&quot;" calcext:base-cell-address="'Yakindu SCT Testcase 05 - Validation'.F20"/>
          </calcext:conditional-format>
          <calcext:conditional-format calcext:target-range-address="'Yakindu SCT Testcase 05 - Validation'.F21:'Yakindu SCT Testcase 05 - Validation'.F21">
            <calcext:condition calcext:apply-style-name="FAILED" calcext:value="=&quot;FAILED&quot;" calcext:base-cell-address="'Yakindu SCT Testcase 05 - Validation'.F21"/>
            <calcext:condition calcext:apply-style-name="SUCCEDED" calcext:value="=&quot;SUCCEDED&quot;" calcext:base-cell-address="'Yakindu SCT Testcase 05 - Validation'.F21"/>
            <calcext:condition calcext:apply-style-name="OPEN" calcext:value="=&quot;OPEN&quot;" calcext:base-cell-address="'Yakindu SCT Testcase 05 - Validation'.F21"/>
            <calcext:condition calcext:apply-style-name="Not Applicable" calcext:value="=&quot;N/A&quot;" calcext:base-cell-address="'Yakindu SCT Testcase 05 - Validation'.F21"/>
          </calcext:conditional-format>
          <calcext:conditional-format calcext:target-range-address="'Yakindu SCT Testcase 05 - Validation'.F22:'Yakindu SCT Testcase 05 - Validation'.F22">
            <calcext:condition calcext:apply-style-name="FAILED" calcext:value="=&quot;FAILED&quot;" calcext:base-cell-address="'Yakindu SCT Testcase 05 - Validation'.F22"/>
            <calcext:condition calcext:apply-style-name="SUCCEDED" calcext:value="=&quot;SUCCEDED&quot;" calcext:base-cell-address="'Yakindu SCT Testcase 05 - Validation'.F22"/>
            <calcext:condition calcext:apply-style-name="OPEN" calcext:value="=&quot;OPEN&quot;" calcext:base-cell-address="'Yakindu SCT Testcase 05 - Validation'.F22"/>
            <calcext:condition calcext:apply-style-name="Not Applicable" calcext:value="=&quot;N/A&quot;" calcext:base-cell-address="'Yakindu SCT Testcase 05 - Validation'.F22"/>
          </calcext:conditional-format>
          <calcext:conditional-format calcext:target-range-address="'Yakindu SCT Testcase 05 - Validation'.F23:'Yakindu SCT Testcase 05 - Validation'.F23">
            <calcext:condition calcext:apply-style-name="FAILED" calcext:value="=&quot;FAILED&quot;" calcext:base-cell-address="'Yakindu SCT Testcase 05 - Validation'.F23"/>
            <calcext:condition calcext:apply-style-name="SUCCEDED" calcext:value="=&quot;SUCCEDED&quot;" calcext:base-cell-address="'Yakindu SCT Testcase 05 - Validation'.F23"/>
            <calcext:condition calcext:apply-style-name="OPEN" calcext:value="=&quot;OPEN&quot;" calcext:base-cell-address="'Yakindu SCT Testcase 05 - Validation'.F23"/>
            <calcext:condition calcext:apply-style-name="Not Applicable" calcext:value="=&quot;N/A&quot;" calcext:base-cell-address="'Yakindu SCT Testcase 05 - Validation'.F23"/>
          </calcext:conditional-format>
          <calcext:conditional-format calcext:target-range-address="'Yakindu SCT Testcase 05 - Validation'.F24:'Yakindu SCT Testcase 05 - Validation'.F24">
            <calcext:condition calcext:apply-style-name="FAILED" calcext:value="=&quot;FAILED&quot;" calcext:base-cell-address="'Yakindu SCT Testcase 05 - Validation'.F24"/>
            <calcext:condition calcext:apply-style-name="SUCCEDED" calcext:value="=&quot;SUCCEDED&quot;" calcext:base-cell-address="'Yakindu SCT Testcase 05 - Validation'.F24"/>
            <calcext:condition calcext:apply-style-name="OPEN" calcext:value="=&quot;OPEN&quot;" calcext:base-cell-address="'Yakindu SCT Testcase 05 - Validation'.F24"/>
            <calcext:condition calcext:apply-style-name="Not Applicable" calcext:value="=&quot;N/A&quot;" calcext:base-cell-address="'Yakindu SCT Testcase 05 - Validation'.F24"/>
          </calcext:conditional-format>
          <calcext:conditional-format calcext:target-range-address="'Yakindu SCT Testcase 05 - Validation'.F25:'Yakindu SCT Testcase 05 - Validation'.F25">
            <calcext:condition calcext:apply-style-name="FAILED" calcext:value="=&quot;FAILED&quot;" calcext:base-cell-address="'Yakindu SCT Testcase 05 - Validation'.F25"/>
            <calcext:condition calcext:apply-style-name="SUCCEDED" calcext:value="=&quot;SUCCEDED&quot;" calcext:base-cell-address="'Yakindu SCT Testcase 05 - Validation'.F25"/>
            <calcext:condition calcext:apply-style-name="OPEN" calcext:value="=&quot;OPEN&quot;" calcext:base-cell-address="'Yakindu SCT Testcase 05 - Validation'.F25"/>
            <calcext:condition calcext:apply-style-name="Not Applicable" calcext:value="=&quot;N/A&quot;" calcext:base-cell-address="'Yakindu SCT Testcase 05 - Validation'.F25"/>
          </calcext:conditional-format>
        </calcext:conditional-formats>
      </table:table>
      <table:table table:name="Yakindu SCT Testcase 06 - Expression Language Proposals" table:style-name="ta1">
        <office:forms form:automatic-focus="false" form:apply-design-mode="false"/>
        <table:table-column table:style-name="co4" table:default-cell-style-name="Default"/>
        <table:table-column table:style-name="co19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89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5 of 5 open" calcext:value-type="string">
            <text:p>Incomplete: 5 of 5 ope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90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4" calcext:value-type="date">
            <text:p>2016-04-04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20">
          <table:table-cell table:style-name="ce14" office:value-type="string" calcext:value-type="string">
            <text:p>T6.1</text:p>
          </table:table-cell>
          <table:table-cell table:style-name="ce14" office:value-type="string" calcext:value-type="string">
            <text:p>Extend statechart interface</text:p>
          </table:table-cell>
          <table:table-cell table:style-name="ce14" office:value-type="string" calcext:value-type="string">
            <text:p>T1.2</text:p>
          </table:table-cell>
          <table:table-cell table:style-name="ce29" office:value-type="string" calcext:value-type="string">
            <text:p>Extend the Statechart specification:</text:p>
            <text:p/>
            <text:p>namespace Staircase</text:p>
            <text:p>internal:</text:p>
            <text:p>var light : boolean</text:p>
            <text:p/>
            <text:p>interface A:</text:p>
            <text:p>in event keypress</text:p>
            <text:p/>
            <text:p>interface B:</text:p>
            <text:p>in event keypress</text:p>
            <text:p/>
            <text:p>Select transition with <text:span text:style-name="T10">keypress</text:span> trigger</text:p>
            <text:p>Enter an A. before <text:span text:style-name="T10">keypress</text:span> to qualify the event</text:p>
          </table:table-cell>
          <table:table-cell table:style-name="ce29" office:value-type="string" calcext:value-type="string">
            <text:p>Qualified events as transition trigger</text:p>
          </table:table-cell>
          <table:table-cell table:style-name="ce94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1">
          <table:table-cell table:style-name="ce88" office:value-type="string" calcext:value-type="string">
            <text:p>T6.2</text:p>
          </table:table-cell>
          <table:table-cell table:style-name="ce88" office:value-type="string" calcext:value-type="string">
            <text:p>Create another statechart</text:p>
          </table:table-cell>
          <table:table-cell table:style-name="ce88" office:value-type="string" calcext:value-type="string">
            <text:p>T6.1</text:p>
          </table:table-cell>
          <table:table-cell table:style-name="ce91" office:value-type="string" calcext:value-type="string">
            <text:p>Create a new statechart and name it <text:span text:style-name="T10">OtherStatechart</text:span></text:p>
            <text:p>Set a name to the state created by the wizard to solve the error</text:p>
            <text:p>Extend the statechart specification:</text:p>
            <text:p/>
            <text:p>namespace OtherStatechart</text:p>
            <text:p>interface A:</text:p>
            <text:p>out event e1</text:p>
            <text:p>in event e2</text:p>
            <text:p/>
            <text:p>interface B:</text:p>
            <text:p>out event e1</text:p>
            <text:p>in event e2</text:p>
          </table:table-cell>
          <table:table-cell table:style-name="ce92" office:value-type="string" calcext:value-type="string">
            <text:p>A new statechart OtherStatechart with two interfaces created</text:p>
          </table:table-cell>
          <table:table-cell table:style-name="ce95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22">
          <table:table-cell table:style-name="ce14" office:value-type="string" calcext:value-type="string">
            <text:p>T6.3</text:p>
          </table:table-cell>
          <table:table-cell table:style-name="ce14" office:value-type="string" calcext:value-type="string">
            <text:p>Test State Proposals</text:p>
          </table:table-cell>
          <table:table-cell table:style-name="ce14" office:value-type="string" calcext:value-type="string">
            <text:p>T6.2</text:p>
          </table:table-cell>
          <table:table-cell table:style-name="ce29" office:value-type="string" calcext:value-type="string">
            <text:p>Open statechart <text:span text:style-name="T10">Staircase.sct</text:span></text:p>
            <text:p>Select state LightOff</text:p>
            <text:p>Open properties view</text:p>
            <text:p>Place the cursor before the expression in the state specification and press CTRL+Space</text:p>
          </table:table-cell>
          <table:table-cell table:style-name="ce33" office:value-type="string" calcext:value-type="string">
            <text:p>Only following proposals should be displayed:</text:p>
            <text:p>- A</text:p>
            <text:p>- B</text:p>
            <text:p>- light</text:p>
            <text:p>- [</text:p>
            <text:p>- after</text:p>
            <text:p>- always</text:p>
            <text:p>- entry</text:p>
            <text:p>- every</text:p>
            <text:p>- exit</text:p>
            <text:p>- oncycle</text:p>
          </table:table-cell>
          <table:table-cell table:style-name="ce9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3">
          <table:table-cell table:style-name="ce14" office:value-type="string" calcext:value-type="string">
            <text:p>T6.4</text:p>
          </table:table-cell>
          <table:table-cell table:style-name="ce14" office:value-type="string" calcext:value-type="string">
            <text:p>Test Connection Proposals</text:p>
          </table:table-cell>
          <table:table-cell table:style-name="ce14" office:value-type="string" calcext:value-type="string">
            <text:p>T6.3</text:p>
          </table:table-cell>
          <table:table-cell table:style-name="ce45" office:value-type="string" calcext:value-type="string">
            <text:p>Select transition with trigger <text:span text:style-name="T10">A.keypress</text:span> Open properties view</text:p>
            <text:p>Move cursor before <text:span text:style-name="T10">A.keypress</text:span> and press CTRL-Space</text:p>
          </table:table-cell>
          <table:table-cell table:style-name="ce93" office:value-type="string" calcext:value-type="string">
            <text:p>Only following proposals should be displayed:</text:p>
            <text:p>- A</text:p>
            <text:p>- B</text:p>
            <text:p>- /</text:p>
            <text:p>- #</text:p>
            <text:p>- [</text:p>
            <text:p>- after</text:p>
            <text:p>- always</text:p>
            <text:p>- default</text:p>
            <text:p>- else</text:p>
            <text:p>- every</text:p>
            <text:p>- oncycle</text:p>
          </table:table-cell>
          <table:table-cell table:style-name="ce9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4">
          <table:table-cell table:style-name="ce14" office:value-type="string" calcext:value-type="string">
            <text:p>T6.5</text:p>
          </table:table-cell>
          <table:table-cell table:style-name="ce14" office:value-type="string" calcext:value-type="string">
            <text:p>Test Connection Proposals</text:p>
          </table:table-cell>
          <table:table-cell table:style-name="ce14" office:value-type="string" calcext:value-type="string">
            <text:p>T6.4</text:p>
          </table:table-cell>
          <table:table-cell table:style-name="ce45" office:value-type="string" calcext:value-type="string">
            <text:p><text:span text:style-name="T11">Move cursor after </text:span><text:span text:style-name="T12">A.keypress</text:span><text:span text:style-name="T11"> and press CTRL-Space</text:span></text:p>
          </table:table-cell>
          <table:table-cell table:style-name="ce93" office:value-type="string" calcext:value-type="string">
            <text:p>Only following proposals should be displayed:</text:p>
            <text:p>- keypress</text:p>
            <text:p>- #</text:p>
            <text:p>- ,</text:p>
            <text:p>- .</text:p>
            <text:p>- /</text:p>
            <text:p>- [</text:p>
          </table:table-cell>
          <table:table-cell table:style-name="ce9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8" table:number-rows-repeated="5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1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8" table:number-rows-repeated="65484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Yakindu SCT Testcase 06 - Expression Language Proposals'.C1:'Yakindu SCT Testcase 06 - Expression Language Proposals'.C1">
            <calcext:condition calcext:apply-style-name="Complete" calcext:value="=&quot;Complete&quot;" calcext:base-cell-address="'Yakindu SCT Testcase 06 - Expression Language Proposals'.C1"/>
          </calcext:conditional-format>
          <calcext:conditional-format calcext:target-range-address="'Yakindu SCT Testcase 06 - Expression Language Proposals'.C2:'Yakindu SCT Testcase 06 - Expression Language Proposals'.C2">
            <calcext:condition calcext:apply-style-name="ERRORS" calcext:value="&gt;0" calcext:base-cell-address="'Yakindu SCT Testcase 06 - Expression Language Proposals'.C2"/>
          </calcext:conditional-format>
          <calcext:conditional-format calcext:target-range-address="'Yakindu SCT Testcase 06 - Expression Language Proposals'.F16:'Yakindu SCT Testcase 06 - Expression Language Proposals'.F16">
            <calcext:condition calcext:apply-style-name="FAILED" calcext:value="=&quot;FAILED&quot;" calcext:base-cell-address="'Yakindu SCT Testcase 06 - Expression Language Proposals'.F16"/>
            <calcext:condition calcext:apply-style-name="SUCCEDED" calcext:value="=&quot;SUCCEDED&quot;" calcext:base-cell-address="'Yakindu SCT Testcase 06 - Expression Language Proposals'.F16"/>
            <calcext:condition calcext:apply-style-name="OPEN" calcext:value="=&quot;OPEN&quot;" calcext:base-cell-address="'Yakindu SCT Testcase 06 - Expression Language Proposals'.F16"/>
            <calcext:condition calcext:apply-style-name="Not Applicable" calcext:value="=&quot;N/A&quot;" calcext:base-cell-address="'Yakindu SCT Testcase 06 - Expression Language Proposals'.F16"/>
          </calcext:conditional-format>
          <calcext:conditional-format calcext:target-range-address="'Yakindu SCT Testcase 06 - Expression Language Proposals'.F17:'Yakindu SCT Testcase 06 - Expression Language Proposals'.F17">
            <calcext:condition calcext:apply-style-name="FAILED" calcext:value="=&quot;FAILED&quot;" calcext:base-cell-address="'Yakindu SCT Testcase 06 - Expression Language Proposals'.F17"/>
            <calcext:condition calcext:apply-style-name="SUCCEDED" calcext:value="=&quot;SUCCEDED&quot;" calcext:base-cell-address="'Yakindu SCT Testcase 06 - Expression Language Proposals'.F17"/>
            <calcext:condition calcext:apply-style-name="OPEN" calcext:value="=&quot;OPEN&quot;" calcext:base-cell-address="'Yakindu SCT Testcase 06 - Expression Language Proposals'.F17"/>
            <calcext:condition calcext:apply-style-name="Not Applicable" calcext:value="=&quot;N/A&quot;" calcext:base-cell-address="'Yakindu SCT Testcase 06 - Expression Language Proposals'.F17"/>
          </calcext:conditional-format>
          <calcext:conditional-format calcext:target-range-address="'Yakindu SCT Testcase 06 - Expression Language Proposals'.F18:'Yakindu SCT Testcase 06 - Expression Language Proposals'.F18">
            <calcext:condition calcext:apply-style-name="FAILED" calcext:value="=&quot;FAILED&quot;" calcext:base-cell-address="'Yakindu SCT Testcase 06 - Expression Language Proposals'.F18"/>
            <calcext:condition calcext:apply-style-name="SUCCEDED" calcext:value="=&quot;SUCCEDED&quot;" calcext:base-cell-address="'Yakindu SCT Testcase 06 - Expression Language Proposals'.F18"/>
            <calcext:condition calcext:apply-style-name="OPEN" calcext:value="=&quot;OPEN&quot;" calcext:base-cell-address="'Yakindu SCT Testcase 06 - Expression Language Proposals'.F18"/>
            <calcext:condition calcext:apply-style-name="Not Applicable" calcext:value="=&quot;N/A&quot;" calcext:base-cell-address="'Yakindu SCT Testcase 06 - Expression Language Proposals'.F18"/>
          </calcext:conditional-format>
          <calcext:conditional-format calcext:target-range-address="'Yakindu SCT Testcase 06 - Expression Language Proposals'.F19:'Yakindu SCT Testcase 06 - Expression Language Proposals'.F19">
            <calcext:condition calcext:apply-style-name="FAILED" calcext:value="=&quot;FAILED&quot;" calcext:base-cell-address="'Yakindu SCT Testcase 06 - Expression Language Proposals'.F19"/>
            <calcext:condition calcext:apply-style-name="SUCCEDED" calcext:value="=&quot;SUCCEDED&quot;" calcext:base-cell-address="'Yakindu SCT Testcase 06 - Expression Language Proposals'.F19"/>
            <calcext:condition calcext:apply-style-name="OPEN" calcext:value="=&quot;OPEN&quot;" calcext:base-cell-address="'Yakindu SCT Testcase 06 - Expression Language Proposals'.F19"/>
            <calcext:condition calcext:apply-style-name="Not Applicable" calcext:value="=&quot;N/A&quot;" calcext:base-cell-address="'Yakindu SCT Testcase 06 - Expression Language Proposals'.F19"/>
          </calcext:conditional-format>
          <calcext:conditional-format calcext:target-range-address="'Yakindu SCT Testcase 06 - Expression Language Proposals'.F20:'Yakindu SCT Testcase 06 - Expression Language Proposals'.F20">
            <calcext:condition calcext:apply-style-name="FAILED" calcext:value="=&quot;FAILED&quot;" calcext:base-cell-address="'Yakindu SCT Testcase 06 - Expression Language Proposals'.F20"/>
            <calcext:condition calcext:apply-style-name="SUCCEDED" calcext:value="=&quot;SUCCEDED&quot;" calcext:base-cell-address="'Yakindu SCT Testcase 06 - Expression Language Proposals'.F20"/>
            <calcext:condition calcext:apply-style-name="OPEN" calcext:value="=&quot;OPEN&quot;" calcext:base-cell-address="'Yakindu SCT Testcase 06 - Expression Language Proposals'.F20"/>
            <calcext:condition calcext:apply-style-name="Not Applicable" calcext:value="=&quot;N/A&quot;" calcext:base-cell-address="'Yakindu SCT Testcase 06 - Expression Language Proposals'.F20"/>
          </calcext:conditional-format>
        </calcext:conditional-formats>
      </table:table>
      <table:table table:name="Yakindu SCT Testcase 07 - Custom Generators" table:style-name="ta1">
        <office:forms form:automatic-focus="false" form:apply-design-mode="false"/>
        <table:table-column table:style-name="co4" table:default-cell-style-name="Default"/>
        <table:table-column table:style-name="co16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101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2 of 2 open" calcext:value-type="string">
            <text:p>Incomplete: 2 of 2 ope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102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4" calcext:value-type="date">
            <text:p>2016-04-04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24">
          <table:table-cell table:style-name="ce88" office:value-type="string" calcext:value-type="string">
            <text:p>T7.1</text:p>
          </table:table-cell>
          <table:table-cell table:style-name="ce100" office:value-type="string" calcext:value-type="string">
            <text:p>Create Xpand Generator</text:p>
          </table:table-cell>
          <table:table-cell table:style-name="ce100" office:value-type="string" calcext:value-type="string">
            <text:p>T2.6</text:p>
            <text:p>Xpand (via Install Modeling Components)</text:p>
          </table:table-cell>
          <table:table-cell table:style-name="ce91" office:value-type="string" calcext:value-type="string">
            <text:p>Select the TestProject in the Package Explorer</text:p>
            <text:p>Select File-&gt;New-&gt;Project...</text:p>
            <text:p/>
            <text:p>Select YAKINDU SCT-&gt;Xpand Generator Project</text:p>
            <text:p>Click on Next button</text:p>
            <text:p/>
            <text:p>Enter TestProject.generator.xpand as Project name</text:p>
            <text:p>Check Configure for Plugin Export with following settings:</text:p>
            <text:p>- Generator ID: custom::xpand</text:p>
            <text:p>- Generator name: xpand text generator</text:p>
            <text:p>- Generator class: testproject.generator.xpand.TextGenerator</text:p>
            <text:p>- Generator description: A generator to create text</text:p>
            <text:p/>
            <text:p>Check Create Feature Library checkbox</text:p>
            <text:p>Click on Finish button</text:p>
          </table:table-cell>
          <table:table-cell table:style-name="ce92" office:value-type="string" calcext:value-type="string">
            <text:p>Project TestProject.generator.xpand created in workspace</text:p>
            <text:p/>
          </table:table-cell>
          <table:table-cell table:style-name="ce103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21">
          <table:table-cell table:style-name="ce14" office:value-type="string" calcext:value-type="string">
            <text:p>T7.2</text:p>
          </table:table-cell>
          <table:table-cell table:style-name="ce100" office:value-type="string" calcext:value-type="string">
            <text:p>Create Xtend2/Java Generator</text:p>
          </table:table-cell>
          <table:table-cell table:style-name="ce100" office:value-type="string" calcext:value-type="string">
            <text:p>T2.6</text:p>
            <text:p>Xtext (via Install Modeling Components)</text:p>
          </table:table-cell>
          <table:table-cell table:style-name="ce91" office:value-type="string" calcext:value-type="string">
            <text:p>Select the TestProject in the Package Explorer</text:p>
            <text:p>Select File-&gt;New-&gt;Project...</text:p>
            <text:p/>
            <text:p>Select YAKINDU SCT-&gt;Xtend2/Java Generator Project</text:p>
            <text:p>Click on Next button</text:p>
            <text:p/>
            <text:p>Enter TestProject.generator.xtend as Project name</text:p>
            <text:p>Enter testproject.generator.xtend.XtendGenerator as Generator class</text:p>
            <text:p/>
            <text:p>Check Use Xtend checkbox</text:p>
            <text:p/>
            <text:p>Click on Finish button</text:p>
          </table:table-cell>
          <table:table-cell table:style-name="ce92" office:value-type="string" calcext:value-type="string">
            <text:p>TestProject.generator.xtend created in workspace</text:p>
            <text:p/>
          </table:table-cell>
          <table:table-cell table:style-name="ce104" table:content-validation-name="val2" office:value-type="string" calcext:value-type="string">
            <text:p>OPEN</text:p>
          </table:table-cell>
          <table:table-cell table:style-name="ce91"/>
          <table:table-cell table:style-name="ce42" table:number-columns-repeated="1017"/>
        </table:table-row>
        <table:table-row table:style-name="ro8" table:number-rows-repeated="5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1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8" table:number-rows-repeated="65487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Yakindu SCT Testcase 07 - Custom Generators'.C1:'Yakindu SCT Testcase 07 - Custom Generators'.C1">
            <calcext:condition calcext:apply-style-name="Complete" calcext:value="=&quot;Complete&quot;" calcext:base-cell-address="'Yakindu SCT Testcase 07 - Custom Generators'.C1"/>
          </calcext:conditional-format>
          <calcext:conditional-format calcext:target-range-address="'Yakindu SCT Testcase 07 - Custom Generators'.C2:'Yakindu SCT Testcase 07 - Custom Generators'.C2">
            <calcext:condition calcext:apply-style-name="ERRORS" calcext:value="&gt;0" calcext:base-cell-address="'Yakindu SCT Testcase 07 - Custom Generators'.C2"/>
          </calcext:conditional-format>
          <calcext:conditional-format calcext:target-range-address="'Yakindu SCT Testcase 07 - Custom Generators'.F16:'Yakindu SCT Testcase 07 - Custom Generators'.F16">
            <calcext:condition calcext:apply-style-name="FAILED" calcext:value="=&quot;FAILED&quot;" calcext:base-cell-address="'Yakindu SCT Testcase 07 - Custom Generators'.F16"/>
            <calcext:condition calcext:apply-style-name="SUCCEDED" calcext:value="=&quot;SUCCEDED&quot;" calcext:base-cell-address="'Yakindu SCT Testcase 07 - Custom Generators'.F16"/>
            <calcext:condition calcext:apply-style-name="OPEN" calcext:value="=&quot;OPEN&quot;" calcext:base-cell-address="'Yakindu SCT Testcase 07 - Custom Generators'.F16"/>
            <calcext:condition calcext:apply-style-name="Not Applicable" calcext:value="=&quot;N/A&quot;" calcext:base-cell-address="'Yakindu SCT Testcase 07 - Custom Generators'.F16"/>
          </calcext:conditional-format>
          <calcext:conditional-format calcext:target-range-address="'Yakindu SCT Testcase 07 - Custom Generators'.F17:'Yakindu SCT Testcase 07 - Custom Generators'.F17">
            <calcext:condition calcext:apply-style-name="FAILED" calcext:value="=&quot;FAILED&quot;" calcext:base-cell-address="'Yakindu SCT Testcase 07 - Custom Generators'.F17"/>
            <calcext:condition calcext:apply-style-name="SUCCEDED" calcext:value="=&quot;SUCCEDED&quot;" calcext:base-cell-address="'Yakindu SCT Testcase 07 - Custom Generators'.F17"/>
            <calcext:condition calcext:apply-style-name="OPEN" calcext:value="=&quot;OPEN&quot;" calcext:base-cell-address="'Yakindu SCT Testcase 07 - Custom Generators'.F17"/>
            <calcext:condition calcext:apply-style-name="Not Applicable" calcext:value="=&quot;N/A&quot;" calcext:base-cell-address="'Yakindu SCT Testcase 07 - Custom Generators'.F17"/>
          </calcext:conditional-format>
        </calcext:conditional-formats>
      </table:table>
      <table:table table:name="Yakindu SCT Testcase 08 - Genmodel" table:style-name="ta1">
        <office:forms form:automatic-focus="false" form:apply-design-mode="false"/>
        <table:table-column table:style-name="co4" table:default-cell-style-name="Default"/>
        <table:table-column table:style-name="co20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106" table:formula="of:=IF(COUNTIF([.F16:.F106];&quot;FAILED&quot;)=0;IF(COUNTIF([.F16:.F106];&quot;SUCCEDED&quot;) = COUNTIF([.F16:.F105];&quot;.*&quot;); &quot;Complete&quot;; &quot;Incomplete: &quot; &amp; COUNTIF([.F16:.F102];&quot;OPEN&quot;) &amp; &quot; of &quot; &amp; COUNTIF([.F16:.F102];&quot;.*&quot;) &amp; &quot; open&quot;);&quot;ERRORS&quot;)" office:value-type="string" office:string-value="Incomplete: 20 of 20 open" calcext:value-type="string">
            <text:p>Incomplete: 20 of 20 ope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107" table:formula="of:=COUNTIF([.F16:.F104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4" calcext:value-type="date">
            <text:p>2016-04-04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16">
          <table:table-cell table:style-name="ce88" office:value-type="string" calcext:value-type="string">
            <text:p>T8.1</text:p>
          </table:table-cell>
          <table:table-cell table:style-name="ce100" office:value-type="string" calcext:value-type="string">
            <text:p>Create Generator Model</text:p>
            <text:p>for Java</text:p>
          </table:table-cell>
          <table:table-cell table:style-name="ce88" office:value-type="string" calcext:value-type="string">
            <text:p>T2.6</text:p>
          </table:table-cell>
          <table:table-cell table:style-name="ce91" office:value-type="string" calcext:value-type="string">
            <text:p>Select <text:span text:style-name="T13">TestProject</text:span> in Package Explorer</text:p>
            <text:p>Select <text:span text:style-name="T13">File-&gt;New-&gt;Other</text:span> (CTRL+N) from the menu</text:p>
            <text:p>Select <text:span text:style-name="T13">Yakindu-&gt;Code Generator Model</text:span></text:p>
            <text:p>Click on <text:span text:style-name="T13">Next</text:span> button</text:p>
            <text:p>Set the name to S<text:span text:style-name="T14">taircaseJava.sgen</text:span></text:p>
            <text:p>Click on <text:span text:style-name="T13">Next</text:span> button</text:p>
            <text:p>Select <text:span text:style-name="T13">YAKINDU SCT Java Code Generator</text:span> and check <text:span text:style-name="T13">Staircase.sct</text:span></text:p>
            <text:p>Click on <text:span text:style-name="T13">Finish</text:span> button</text:p>
          </table:table-cell>
          <table:table-cell table:style-name="ce92" office:value-type="string" calcext:value-type="string">
            <text:p>File <text:span text:style-name="T10">StaircaseJava.sgen</text:span> created with initial settings</text:p>
            <text:p>Folder <text:span text:style-name="T10">src-gen</text:span> created by builder</text:p>
          </table:table-cell>
          <table:table-cell table:style-name="ce112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1">
          <table:table-cell table:style-name="ce88" office:value-type="string" calcext:value-type="string">
            <text:p>T8.1.1</text:p>
          </table:table-cell>
          <table:table-cell table:style-name="ce100" office:value-type="string" calcext:value-type="string">
            <text:p>Change Output Folder</text:p>
          </table:table-cell>
          <table:table-cell table:style-name="ce88" office:value-type="string" calcext:value-type="string">
            <text:p>T8.1</text:p>
          </table:table-cell>
          <table:table-cell table:style-name="ce91" office:value-type="string" calcext:value-type="string">
            <text:p>Open file <text:span text:style-name="T10">StaircaseJava.sgen</text:span></text:p>
            <text:p>Change targetFolder to <text:span text:style-name="T10">src-gen-java</text:span></text:p>
          </table:table-cell>
          <table:table-cell table:style-name="ce92" office:value-type="string" calcext:value-type="string">
            <text:p>Folder <text:span text:style-name="T10">src-gen-java</text:span> with generated code created.</text:p>
          </table:table-cell>
          <table:table-cell table:style-name="ce113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3">
          <table:table-cell table:style-name="ce88" office:value-type="string" calcext:value-type="string">
            <text:p>T8.1.2</text:p>
          </table:table-cell>
          <table:table-cell table:style-name="ce100" office:value-type="string" calcext:value-type="string">
            <text:p>Help Integration</text:p>
          </table:table-cell>
          <table:table-cell table:style-name="ce88" office:value-type="string" calcext:value-type="string">
            <text:p>T8.1</text:p>
          </table:table-cell>
          <table:table-cell table:style-name="ce91" office:value-type="string" calcext:value-type="string">
            <text:p>Click on feature 'Outlet'</text:p>
          </table:table-cell>
          <table:table-cell table:style-name="ce92" office:value-type="string" calcext:value-type="string">
            <text:p>The help for the feature should pop up</text:p>
          </table:table-cell>
          <table:table-cell table:style-name="ce114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1">
          <table:table-cell table:style-name="ce88" office:value-type="string" calcext:value-type="string">
            <text:p>T8.1.3</text:p>
          </table:table-cell>
          <table:table-cell table:style-name="ce100" office:value-type="string" calcext:value-type="string">
            <text:p>Help Integration</text:p>
          </table:table-cell>
          <table:table-cell table:style-name="ce88" office:value-type="string" calcext:value-type="string">
            <text:p>T8.1</text:p>
          </table:table-cell>
          <table:table-cell table:style-name="ce91" office:value-type="string" calcext:value-type="string">
            <text:p>Add feature 'Debug' to sgen file</text:p>
            <text:p>Click on feature 'Debug'</text:p>
          </table:table-cell>
          <table:table-cell table:style-name="ce110" office:value-type="string" calcext:value-type="string">
            <text:p>The help for the feature should pop up</text:p>
          </table:table-cell>
          <table:table-cell table:style-name="ce115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1">
          <table:table-cell table:style-name="ce88" office:value-type="string" calcext:value-type="string">
            <text:p>T8.1.4</text:p>
          </table:table-cell>
          <table:table-cell table:style-name="ce100" office:value-type="string" calcext:value-type="string">
            <text:p>Help Integration</text:p>
          </table:table-cell>
          <table:table-cell table:style-name="ce88" office:value-type="string" calcext:value-type="string">
            <text:p>T8.1</text:p>
          </table:table-cell>
          <table:table-cell table:style-name="ce91" office:value-type="string" calcext:value-type="string">
            <text:p>Add feature 'FunctionInlining' to sgen file</text:p>
            <text:p>Click on feature 'FunctionInlining'</text:p>
          </table:table-cell>
          <table:table-cell table:style-name="ce92" office:value-type="string" calcext:value-type="string">
            <text:p>The help for the feature should pop up</text:p>
          </table:table-cell>
          <table:table-cell table:style-name="ce116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1">
          <table:table-cell table:style-name="ce88" office:value-type="string" calcext:value-type="string">
            <text:p>T8.1.5</text:p>
          </table:table-cell>
          <table:table-cell table:style-name="ce100" office:value-type="string" calcext:value-type="string">
            <text:p>Help Integration</text:p>
          </table:table-cell>
          <table:table-cell table:style-name="ce88" office:value-type="string" calcext:value-type="string">
            <text:p>T8.1</text:p>
          </table:table-cell>
          <table:table-cell table:style-name="ce91" office:value-type="string" calcext:value-type="string">
            <text:p>Add feature 'GeneralFeatures' to sgen file</text:p>
            <text:p>Click on feature 'GeneralFeatures'</text:p>
          </table:table-cell>
          <table:table-cell table:style-name="ce92" office:value-type="string" calcext:value-type="string">
            <text:p>The help for the feature should pop up</text:p>
          </table:table-cell>
          <table:table-cell table:style-name="ce117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1">
          <table:table-cell table:style-name="ce88" office:value-type="string" calcext:value-type="string">
            <text:p>T8.1.6</text:p>
          </table:table-cell>
          <table:table-cell table:style-name="ce100" office:value-type="string" calcext:value-type="string">
            <text:p>Help Integration</text:p>
          </table:table-cell>
          <table:table-cell table:style-name="ce88" office:value-type="string" calcext:value-type="string">
            <text:p>T8.1</text:p>
          </table:table-cell>
          <table:table-cell table:style-name="ce91" office:value-type="string" calcext:value-type="string">
            <text:p>Add feature 'LicenseHeader' to sgen file</text:p>
            <text:p>Click on feature 'LicenseHeader'</text:p>
          </table:table-cell>
          <table:table-cell table:style-name="ce92" office:value-type="string" calcext:value-type="string">
            <text:p>The help for the feature should pop up</text:p>
          </table:table-cell>
          <table:table-cell table:style-name="ce118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1">
          <table:table-cell table:style-name="ce88" office:value-type="string" calcext:value-type="string">
            <text:p>T8.1.7</text:p>
          </table:table-cell>
          <table:table-cell table:style-name="ce100" office:value-type="string" calcext:value-type="string">
            <text:p>Help Integration</text:p>
          </table:table-cell>
          <table:table-cell table:style-name="ce88" office:value-type="string" calcext:value-type="string">
            <text:p>T8.1</text:p>
          </table:table-cell>
          <table:table-cell table:style-name="ce91" office:value-type="string" calcext:value-type="string">
            <text:p>Add feature 'Naming' to sgen file</text:p>
            <text:p>Click on feature 'Naming'</text:p>
          </table:table-cell>
          <table:table-cell table:style-name="ce92" office:value-type="string" calcext:value-type="string">
            <text:p>The help for the feature should pop up</text:p>
          </table:table-cell>
          <table:table-cell table:style-name="ce119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1">
          <table:table-cell table:style-name="ce88" office:value-type="string" calcext:value-type="string">
            <text:p>T8.1.8</text:p>
          </table:table-cell>
          <table:table-cell table:style-name="ce100" office:value-type="string" calcext:value-type="string">
            <text:p>Help Integration</text:p>
          </table:table-cell>
          <table:table-cell table:style-name="ce88" office:value-type="string" calcext:value-type="string">
            <text:p>T8.1</text:p>
          </table:table-cell>
          <table:table-cell table:style-name="ce91" office:value-type="string" calcext:value-type="string">
            <text:p>Add feature 'RunnableWrapper' to sgen file</text:p>
            <text:p>Click on feature 'RunnableWrapper'</text:p>
          </table:table-cell>
          <table:table-cell table:style-name="ce92" office:value-type="string" calcext:value-type="string">
            <text:p>The help for the feature should pop up</text:p>
          </table:table-cell>
          <table:table-cell table:style-name="ce120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25">
          <table:table-cell table:style-name="ce14" office:value-type="string" calcext:value-type="string">
            <text:p>T8.1.9</text:p>
          </table:table-cell>
          <table:table-cell table:style-name="ce14" office:value-type="string" calcext:value-type="string">
            <text:p>Open Statechart</text:p>
          </table:table-cell>
          <table:table-cell table:style-name="ce88" office:value-type="string" calcext:value-type="string">
            <text:p>T8.1</text:p>
          </table:table-cell>
          <table:table-cell table:style-name="ce91" office:value-type="string" calcext:value-type="string">
            <text:p>Open file <text:span text:style-name="T10">StaircaseJava.sgen</text:span></text:p>
            <text:p>Hover over the statechart reference and press Ctrl</text:p>
            <text:p>Click on the hyperlink</text:p>
          </table:table-cell>
          <table:table-cell table:style-name="ce92" office:value-type="string" calcext:value-type="string">
            <text:p>Statechart opens in statechart diagram editor</text:p>
          </table:table-cell>
          <table:table-cell table:style-name="ce113" table:content-validation-name="val2" office:value-type="string" calcext:value-type="string">
            <text:p>OPEN</text:p>
          </table:table-cell>
          <table:table-cell table:style-name="ce91"/>
          <table:table-cell table:style-name="ce42" table:number-columns-repeated="1017"/>
        </table:table-row>
        <table:table-row table:style-name="ro26">
          <table:table-cell table:style-name="ce14" office:value-type="string" calcext:value-type="string">
            <text:p>T8.2</text:p>
          </table:table-cell>
          <table:table-cell table:style-name="ce14" office:value-type="string" calcext:value-type="string">
            <text:p>Create Generator Model</text:p>
            <text:p>For C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Select <text:span text:style-name="T13">TestProject</text:span> in Package Explorer</text:p>
            <text:p>Select <text:span text:style-name="T13">File-&gt;New-&gt;Other</text:span> (CTRL+N) from the menu</text:p>
            <text:p>Select <text:span text:style-name="T13">Yakindu-&gt;Code Generator Model</text:span></text:p>
            <text:p>Click on <text:span text:style-name="T13">Next</text:span> button</text:p>
            <text:p>Set the name to S<text:span text:style-name="T14">taircaseC.sgen</text:span></text:p>
            <text:p>Click on <text:span text:style-name="T13">Next</text:span> button</text:p>
            <text:p>Select <text:span text:style-name="T13">YAKINDU SCT C Code Generator</text:span> and check <text:span text:style-name="T13">Staircase.sct</text:span></text:p>
            <text:p>Click on <text:span text:style-name="T13">Finish</text:span> button</text:p>
          </table:table-cell>
          <table:table-cell table:style-name="ce92" office:value-type="string" calcext:value-type="string">
            <text:p>File <text:span text:style-name="T10">StaircaseC.sgen</text:span> created with initial settings</text:p>
            <text:p>Folder <text:span text:style-name="T10">src-gen</text:span> created by builder</text:p>
          </table:table-cell>
          <table:table-cell table:style-name="ce121" table:content-validation-name="val2" office:value-type="string" calcext:value-type="string">
            <text:p>OPEN</text:p>
          </table:table-cell>
          <table:table-cell table:style-name="ce29"/>
          <table:table-cell table:style-name="ce99" table:number-columns-repeated="1017"/>
        </table:table-row>
        <table:table-row table:style-name="ro25">
          <table:table-cell table:style-name="ce88" office:value-type="string" calcext:value-type="string">
            <text:p>T8.2.1</text:p>
          </table:table-cell>
          <table:table-cell table:style-name="ce100" office:value-type="string" calcext:value-type="string">
            <text:p>Change Output Folder</text:p>
          </table:table-cell>
          <table:table-cell table:style-name="ce88" office:value-type="string" calcext:value-type="string">
            <text:p>T8.2</text:p>
          </table:table-cell>
          <table:table-cell table:style-name="ce91" office:value-type="string" calcext:value-type="string">
            <text:p>Open file <text:span text:style-name="T10">StaircaseC.sgen</text:span></text:p>
            <text:p>Change targetFolder to <text:span text:style-name="T10">src-gen-c</text:span></text:p>
            <text:p><text:span text:style-name="T15">Save the file</text:span></text:p>
          </table:table-cell>
          <table:table-cell table:style-name="ce92" office:value-type="string" calcext:value-type="string">
            <text:p>Folder <text:span text:style-name="T10">src-gen-c</text:span> with generated code created.</text:p>
          </table:table-cell>
          <table:table-cell table:style-name="ce122" table:content-validation-name="val2" office:value-type="string" calcext:value-type="string">
            <text:p>OPEN</text:p>
          </table:table-cell>
          <table:table-cell table:style-name="ce91"/>
          <table:table-cell table:style-name="ce42" table:number-columns-repeated="1017"/>
        </table:table-row>
        <table:table-row table:style-name="ro26">
          <table:table-cell table:style-name="ce14" office:value-type="string" calcext:value-type="string">
            <text:p>T8.3</text:p>
          </table:table-cell>
          <table:table-cell table:style-name="ce14" office:value-type="string" calcext:value-type="string">
            <text:p>Create Generator Model</text:p>
            <text:p>for C++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Select <text:span text:style-name="T13">TestProject</text:span> in Package Explorer</text:p>
            <text:p>Select <text:span text:style-name="T13">File-&gt;New-&gt;Other</text:span> (CTRL+N) from the menu</text:p>
            <text:p>Select <text:span text:style-name="T13">Yakindu-&gt;YAKINDU Statechart Generator Model</text:span></text:p>
            <text:p>Click on <text:span text:style-name="T13">Next</text:span> button</text:p>
            <text:p>Set the name to S<text:span text:style-name="T14">taircaseC++.sgen</text:span></text:p>
            <text:p>Click on <text:span text:style-name="T13">Next</text:span> button</text:p>
            <text:p>Select <text:span text:style-name="T13">YAKINDU SCT C++ Code Generator</text:span> and check <text:span text:style-name="T13">Staircase.sct</text:span></text:p>
            <text:p>Click on <text:span text:style-name="T13">Finish</text:span> button</text:p>
          </table:table-cell>
          <table:table-cell table:style-name="ce92" office:value-type="string" calcext:value-type="string">
            <text:p>File <text:span text:style-name="T10">StaircaseC++.sgen</text:span> created with initial settings</text:p>
            <text:p>Folder <text:span text:style-name="T10">src-gen</text:span> created by builder</text:p>
          </table:table-cell>
          <table:table-cell table:style-name="ce123" table:content-validation-name="val2" office:value-type="string" calcext:value-type="string">
            <text:p>OPEN</text:p>
          </table:table-cell>
          <table:table-cell table:style-name="ce29"/>
          <table:table-cell table:style-name="ce99" table:number-columns-repeated="1017"/>
        </table:table-row>
        <table:table-row table:style-name="ro25">
          <table:table-cell table:style-name="ce88" office:value-type="string" calcext:value-type="string">
            <text:p>T8.3.1</text:p>
          </table:table-cell>
          <table:table-cell table:style-name="ce100" office:value-type="string" calcext:value-type="string">
            <text:p>Change Output Folder</text:p>
          </table:table-cell>
          <table:table-cell table:style-name="ce88" office:value-type="string" calcext:value-type="string">
            <text:p>T8.2</text:p>
          </table:table-cell>
          <table:table-cell table:style-name="ce91" office:value-type="string" calcext:value-type="string">
            <text:p>Open file <text:span text:style-name="T10">StaircaseC++.sgen</text:span></text:p>
            <text:p>Change targetFolder to <text:span text:style-name="T10">src-gen-cpp</text:span></text:p>
            <text:p><text:span text:style-name="T15">Save the file</text:span></text:p>
          </table:table-cell>
          <table:table-cell table:style-name="ce92" office:value-type="string" calcext:value-type="string">
            <text:p>Folder <text:span text:style-name="T10">src-gen-cpp</text:span> with generated code created.</text:p>
          </table:table-cell>
          <table:table-cell table:style-name="ce124" table:content-validation-name="val2" office:value-type="string" calcext:value-type="string">
            <text:p>OPEN</text:p>
          </table:table-cell>
          <table:table-cell table:style-name="ce91"/>
          <table:table-cell table:style-name="ce42" table:number-columns-repeated="1017"/>
        </table:table-row>
        <table:table-row table:style-name="ro26">
          <table:table-cell table:style-name="ce14" office:value-type="string" calcext:value-type="string">
            <text:p>T8.4</text:p>
          </table:table-cell>
          <table:table-cell table:style-name="ce14" office:value-type="string" calcext:value-type="string">
            <text:p>Create Generator Model</text:p>
            <text:p>for Custom Xpand Generator</text:p>
          </table:table-cell>
          <table:table-cell table:style-name="ce14" office:value-type="string" calcext:value-type="string">
            <text:p>T7.1</text:p>
          </table:table-cell>
          <table:table-cell table:style-name="ce29" office:value-type="string" calcext:value-type="string">
            <text:p>Select <text:span text:style-name="T13">TestProject</text:span> in Package Explorer</text:p>
            <text:p>Select <text:span text:style-name="T13">File-&gt;New-&gt;Other</text:span> (CTRL+N) from the menu</text:p>
            <text:p>Select <text:span text:style-name="T13">Yakindu-&gt;Code Generator Model</text:span></text:p>
            <text:p>Click on <text:span text:style-name="T13">Next</text:span> button</text:p>
            <text:p>Set the name to S<text:span text:style-name="T14">taircaseXpand.sgen</text:span></text:p>
            <text:p>Click on <text:span text:style-name="T13">Next</text:span> button</text:p>
            <text:p>Select <text:span text:style-name="T13">Custom Xpand-based Generator</text:span> and check <text:span text:style-name="T13">Staircase.sct</text:span></text:p>
            <text:p>Click on <text:span text:style-name="T13">Finish</text:span> button</text:p>
          </table:table-cell>
          <table:table-cell table:style-name="ce92" office:value-type="string" calcext:value-type="string">
            <text:p>File <text:span text:style-name="T10">StaircaseXpand.sgen</text:span> created with initial settings</text:p>
          </table:table-cell>
          <table:table-cell table:style-name="ce125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7">
          <table:table-cell table:style-name="ce14" office:value-type="string" calcext:value-type="string">
            <text:p>T8.4.1</text:p>
          </table:table-cell>
          <table:table-cell table:style-name="ce105" office:value-type="string" calcext:value-type="string">
            <text:p>add Project to buildpath</text:p>
          </table:table-cell>
          <table:table-cell table:style-name="ce14" office:value-type="string" calcext:value-type="string">
            <text:p>T8.4</text:p>
          </table:table-cell>
          <table:table-cell table:style-name="ce108" office:value-type="string" calcext:value-type="string">
            <text:p>Open the properties of the Project TestProject(rightclick -&gt; Properties or Alt+Enter)</text:p>
            <text:p>Select “Java Build Path”</text:p>
            <text:p>Select the reiter “Projects”</text:p>
            <text:p>Click on “Add...”</text:p>
            <text:p>Add “<text:span text:style-name="T10">TestProject.generator.xpand”</text:span></text:p>
          </table:table-cell>
          <table:table-cell table:style-name="ce111"/>
          <table:table-cell table:style-name="ce12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8">
          <table:table-cell table:style-name="ce14" office:value-type="string" calcext:value-type="string">
            <text:p>T8.4.2</text:p>
          </table:table-cell>
          <table:table-cell table:style-name="ce14" office:value-type="string" calcext:value-type="string">
            <text:p>Setup Xpand Generator Model</text:p>
          </table:table-cell>
          <table:table-cell table:style-name="ce14" office:value-type="string" calcext:value-type="string">
            <text:p>T8.4.1</text:p>
          </table:table-cell>
          <table:table-cell table:style-name="ce93" office:value-type="string" calcext:value-type="string">
            <text:p>Open file <text:span text:style-name="T10">StaircaseXpand.sgen and set following features:</text:span></text:p>
            <text:p>- targetFolder = "src-gen-xpand"</text:p>
            <text:p><text:span text:style-name="T15">- templateProject = "TestProject.generator.xpand"</text:span></text:p>
            <text:p><text:span text:style-name="T15">- templatePath = "testproject::generator::xpand::TextGenerator::main"</text:span></text:p>
            <text:p><text:span text:style-name="T15">Save the file</text:span></text:p>
          </table:table-cell>
          <table:table-cell table:style-name="ce29" office:value-type="string" calcext:value-type="string">
            <text:p>Folder <text:span text:style-name="T10">src-gen-xpand</text:span> with generated code created.</text:p>
          </table:table-cell>
          <table:table-cell table:style-name="ce12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9">
          <table:table-cell table:style-name="ce14" office:value-type="string" calcext:value-type="string">
            <text:p>T8.5</text:p>
          </table:table-cell>
          <table:table-cell table:style-name="ce14" office:value-type="string" calcext:value-type="string">
            <text:p>Create Generator Model for Custom Xtend/Java Generator</text:p>
          </table:table-cell>
          <table:table-cell table:style-name="ce14" office:value-type="string" calcext:value-type="string">
            <text:p>T7.1</text:p>
          </table:table-cell>
          <table:table-cell table:style-name="ce29" office:value-type="string" calcext:value-type="string">
            <text:p>Select <text:span text:style-name="T13">TestProject</text:span> in Package Explorer</text:p>
            <text:p>Select <text:span text:style-name="T13">File-&gt;New-&gt;Other</text:span> (CTRL+N) from the menu</text:p>
            <text:p>Select <text:span text:style-name="T13">Yakindu-&gt;Code Generator Model</text:span></text:p>
            <text:p>Click on <text:span text:style-name="T13">Next</text:span> button</text:p>
            <text:p>Set the name to S<text:span text:style-name="T14">taircaseXtend.sgen</text:span></text:p>
            <text:p>Click on <text:span text:style-name="T13">Next</text:span> button</text:p>
            <text:p>Select <text:span text:style-name="T13">Custom Xtend2/Java-based Generator</text:span></text:p>
            <text:p>Check <text:span text:style-name="T16">Staircase.sct </text:span><text:span text:style-name="T17">file</text:span></text:p>
            <text:p>Click on <text:span text:style-name="T13">Finish</text:span> button</text:p>
          </table:table-cell>
          <table:table-cell table:style-name="ce92" office:value-type="string" calcext:value-type="string">
            <text:p>File <text:span text:style-name="T10">StaircaseXtend.sgen</text:span> created with initial settings</text:p>
          </table:table-cell>
          <table:table-cell table:style-name="ce12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7">
          <table:table-cell table:style-name="ce14" office:value-type="string" calcext:value-type="string">
            <text:p>T8.5.1</text:p>
          </table:table-cell>
          <table:table-cell table:style-name="ce105" office:value-type="string" calcext:value-type="string">
            <text:p>add Project to buildpath</text:p>
          </table:table-cell>
          <table:table-cell table:style-name="ce14" office:value-type="string" calcext:value-type="string">
            <text:p>T8.5</text:p>
          </table:table-cell>
          <table:table-cell table:style-name="ce109" office:value-type="string" calcext:value-type="string">
            <text:p><text:span text:style-name="T18">Open the properties of the Project TestProject(rightclick -&gt; Properties or Alt+Enter)</text:span></text:p>
            <text:p><text:span text:style-name="T18">Select “Java Build Path”</text:span></text:p>
            <text:p><text:span text:style-name="T18">Select the reiter “Projects”</text:span></text:p>
            <text:p><text:span text:style-name="T18">Click on “Add...”</text:span></text:p>
            <text:p><text:span text:style-name="T18">Add “</text:span><text:span text:style-name="T19">TestProject.generator.xtend”</text:span></text:p>
          </table:table-cell>
          <table:table-cell table:style-name="ce111"/>
          <table:table-cell table:style-name="ce129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8">
          <table:table-cell table:style-name="ce14" office:value-type="string" calcext:value-type="string">
            <text:p>T8.5.2</text:p>
          </table:table-cell>
          <table:table-cell table:style-name="ce14" office:value-type="string" calcext:value-type="string">
            <text:p>Setup Xtend Generator Model</text:p>
          </table:table-cell>
          <table:table-cell table:style-name="ce14" office:value-type="string" calcext:value-type="string">
            <text:p>T8.5.1</text:p>
          </table:table-cell>
          <table:table-cell table:style-name="ce93" office:value-type="string" calcext:value-type="string">
            <text:p>Open file <text:span text:style-name="T10">StaircaseXtend.sgen and set following features:</text:span></text:p>
            <text:p>- targetFolder = "src-gen-xtend"</text:p>
            <text:p><text:span text:style-name="T15">- generatorProject = "TestProject.generator.xtend"</text:span></text:p>
            <text:p><text:span text:style-name="T15">- generatorClass = "testproject.generator.xtend.XtendGenerator"</text:span></text:p>
            <text:p><text:span text:style-name="T15">Save the file</text:span></text:p>
          </table:table-cell>
          <table:table-cell table:style-name="ce29" office:value-type="string" calcext:value-type="string">
            <text:p>Folder <text:span text:style-name="T10">src-gen-xtend</text:span> with generated code created.</text:p>
          </table:table-cell>
          <table:table-cell table:style-name="ce130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8" table:number-rows-repeated="3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42" table:number-columns-repeated="1017"/>
        </table:table-row>
        <table:table-row table:style-name="ro8" table:number-rows-repeated="8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8" table:number-rows-repeated="65483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Yakindu SCT Testcase 08 - Genmodel'.C1:'Yakindu SCT Testcase 08 - Genmodel'.C1">
            <calcext:condition calcext:apply-style-name="Complete" calcext:value="=&quot;Complete&quot;" calcext:base-cell-address="'Yakindu SCT Testcase 08 - Genmodel'.C1"/>
          </calcext:conditional-format>
          <calcext:conditional-format calcext:target-range-address="'Yakindu SCT Testcase 08 - Genmodel'.C2:'Yakindu SCT Testcase 08 - Genmodel'.C2">
            <calcext:condition calcext:apply-style-name="ERRORS" calcext:value="&gt;0" calcext:base-cell-address="'Yakindu SCT Testcase 08 - Genmodel'.C2"/>
          </calcext:conditional-format>
          <calcext:conditional-format calcext:target-range-address="'Yakindu SCT Testcase 08 - Genmodel'.F16:'Yakindu SCT Testcase 08 - Genmodel'.F16">
            <calcext:condition calcext:apply-style-name="FAILED" calcext:value="=&quot;FAILED&quot;" calcext:base-cell-address="'Yakindu SCT Testcase 08 - Genmodel'.F16"/>
            <calcext:condition calcext:apply-style-name="SUCCEDED" calcext:value="=&quot;SUCCEDED&quot;" calcext:base-cell-address="'Yakindu SCT Testcase 08 - Genmodel'.F16"/>
            <calcext:condition calcext:apply-style-name="OPEN" calcext:value="=&quot;OPEN&quot;" calcext:base-cell-address="'Yakindu SCT Testcase 08 - Genmodel'.F16"/>
            <calcext:condition calcext:apply-style-name="Not Applicable" calcext:value="=&quot;N/A&quot;" calcext:base-cell-address="'Yakindu SCT Testcase 08 - Genmodel'.F16"/>
          </calcext:conditional-format>
          <calcext:conditional-format calcext:target-range-address="'Yakindu SCT Testcase 08 - Genmodel'.F17:'Yakindu SCT Testcase 08 - Genmodel'.F17 'Yakindu SCT Testcase 08 - Genmodel'.F25:'Yakindu SCT Testcase 08 - Genmodel'.F25">
            <calcext:condition calcext:apply-style-name="FAILED" calcext:value="=&quot;FAILED&quot;" calcext:base-cell-address="'Yakindu SCT Testcase 08 - Genmodel'.F17"/>
            <calcext:condition calcext:apply-style-name="SUCCEDED" calcext:value="=&quot;SUCCEDED&quot;" calcext:base-cell-address="'Yakindu SCT Testcase 08 - Genmodel'.F17"/>
            <calcext:condition calcext:apply-style-name="OPEN" calcext:value="=&quot;OPEN&quot;" calcext:base-cell-address="'Yakindu SCT Testcase 08 - Genmodel'.F17"/>
            <calcext:condition calcext:apply-style-name="Not Applicable" calcext:value="=&quot;N/A&quot;" calcext:base-cell-address="'Yakindu SCT Testcase 08 - Genmodel'.F17"/>
          </calcext:conditional-format>
          <calcext:conditional-format calcext:target-range-address="'Yakindu SCT Testcase 08 - Genmodel'.F18:'Yakindu SCT Testcase 08 - Genmodel'.F18">
            <calcext:condition calcext:apply-style-name="FAILED" calcext:value="=&quot;FAILED&quot;" calcext:base-cell-address="'Yakindu SCT Testcase 08 - Genmodel'.F18"/>
            <calcext:condition calcext:apply-style-name="SUCCEDED" calcext:value="=&quot;SUCCEDED&quot;" calcext:base-cell-address="'Yakindu SCT Testcase 08 - Genmodel'.F18"/>
            <calcext:condition calcext:apply-style-name="OPEN" calcext:value="=&quot;OPEN&quot;" calcext:base-cell-address="'Yakindu SCT Testcase 08 - Genmodel'.F18"/>
            <calcext:condition calcext:apply-style-name="Not Applicable" calcext:value="=&quot;N/A&quot;" calcext:base-cell-address="'Yakindu SCT Testcase 08 - Genmodel'.F18"/>
          </calcext:conditional-format>
          <calcext:conditional-format calcext:target-range-address="'Yakindu SCT Testcase 08 - Genmodel'.F19:'Yakindu SCT Testcase 08 - Genmodel'.F19">
            <calcext:condition calcext:apply-style-name="FAILED" calcext:value="=&quot;FAILED&quot;" calcext:base-cell-address="'Yakindu SCT Testcase 08 - Genmodel'.F19"/>
            <calcext:condition calcext:apply-style-name="SUCCEDED" calcext:value="=&quot;SUCCEDED&quot;" calcext:base-cell-address="'Yakindu SCT Testcase 08 - Genmodel'.F19"/>
            <calcext:condition calcext:apply-style-name="OPEN" calcext:value="=&quot;OPEN&quot;" calcext:base-cell-address="'Yakindu SCT Testcase 08 - Genmodel'.F19"/>
            <calcext:condition calcext:apply-style-name="Not Applicable" calcext:value="=&quot;N/A&quot;" calcext:base-cell-address="'Yakindu SCT Testcase 08 - Genmodel'.F19"/>
          </calcext:conditional-format>
          <calcext:conditional-format calcext:target-range-address="'Yakindu SCT Testcase 08 - Genmodel'.F20:'Yakindu SCT Testcase 08 - Genmodel'.F20">
            <calcext:condition calcext:apply-style-name="FAILED" calcext:value="=&quot;FAILED&quot;" calcext:base-cell-address="'Yakindu SCT Testcase 08 - Genmodel'.F20"/>
            <calcext:condition calcext:apply-style-name="SUCCEDED" calcext:value="=&quot;SUCCEDED&quot;" calcext:base-cell-address="'Yakindu SCT Testcase 08 - Genmodel'.F20"/>
            <calcext:condition calcext:apply-style-name="OPEN" calcext:value="=&quot;OPEN&quot;" calcext:base-cell-address="'Yakindu SCT Testcase 08 - Genmodel'.F20"/>
            <calcext:condition calcext:apply-style-name="Not Applicable" calcext:value="=&quot;N/A&quot;" calcext:base-cell-address="'Yakindu SCT Testcase 08 - Genmodel'.F20"/>
          </calcext:conditional-format>
          <calcext:conditional-format calcext:target-range-address="'Yakindu SCT Testcase 08 - Genmodel'.F21:'Yakindu SCT Testcase 08 - Genmodel'.F21">
            <calcext:condition calcext:apply-style-name="FAILED" calcext:value="=&quot;FAILED&quot;" calcext:base-cell-address="'Yakindu SCT Testcase 08 - Genmodel'.F21"/>
            <calcext:condition calcext:apply-style-name="SUCCEDED" calcext:value="=&quot;SUCCEDED&quot;" calcext:base-cell-address="'Yakindu SCT Testcase 08 - Genmodel'.F21"/>
            <calcext:condition calcext:apply-style-name="OPEN" calcext:value="=&quot;OPEN&quot;" calcext:base-cell-address="'Yakindu SCT Testcase 08 - Genmodel'.F21"/>
            <calcext:condition calcext:apply-style-name="Not Applicable" calcext:value="=&quot;N/A&quot;" calcext:base-cell-address="'Yakindu SCT Testcase 08 - Genmodel'.F21"/>
          </calcext:conditional-format>
          <calcext:conditional-format calcext:target-range-address="'Yakindu SCT Testcase 08 - Genmodel'.F22:'Yakindu SCT Testcase 08 - Genmodel'.F22">
            <calcext:condition calcext:apply-style-name="FAILED" calcext:value="=&quot;FAILED&quot;" calcext:base-cell-address="'Yakindu SCT Testcase 08 - Genmodel'.F22"/>
            <calcext:condition calcext:apply-style-name="SUCCEDED" calcext:value="=&quot;SUCCEDED&quot;" calcext:base-cell-address="'Yakindu SCT Testcase 08 - Genmodel'.F22"/>
            <calcext:condition calcext:apply-style-name="OPEN" calcext:value="=&quot;OPEN&quot;" calcext:base-cell-address="'Yakindu SCT Testcase 08 - Genmodel'.F22"/>
            <calcext:condition calcext:apply-style-name="Not Applicable" calcext:value="=&quot;N/A&quot;" calcext:base-cell-address="'Yakindu SCT Testcase 08 - Genmodel'.F22"/>
          </calcext:conditional-format>
          <calcext:conditional-format calcext:target-range-address="'Yakindu SCT Testcase 08 - Genmodel'.F23:'Yakindu SCT Testcase 08 - Genmodel'.F23">
            <calcext:condition calcext:apply-style-name="FAILED" calcext:value="=&quot;FAILED&quot;" calcext:base-cell-address="'Yakindu SCT Testcase 08 - Genmodel'.F23"/>
            <calcext:condition calcext:apply-style-name="SUCCEDED" calcext:value="=&quot;SUCCEDED&quot;" calcext:base-cell-address="'Yakindu SCT Testcase 08 - Genmodel'.F23"/>
            <calcext:condition calcext:apply-style-name="OPEN" calcext:value="=&quot;OPEN&quot;" calcext:base-cell-address="'Yakindu SCT Testcase 08 - Genmodel'.F23"/>
            <calcext:condition calcext:apply-style-name="Not Applicable" calcext:value="=&quot;N/A&quot;" calcext:base-cell-address="'Yakindu SCT Testcase 08 - Genmodel'.F23"/>
          </calcext:conditional-format>
          <calcext:conditional-format calcext:target-range-address="'Yakindu SCT Testcase 08 - Genmodel'.F24:'Yakindu SCT Testcase 08 - Genmodel'.F24">
            <calcext:condition calcext:apply-style-name="FAILED" calcext:value="=&quot;FAILED&quot;" calcext:base-cell-address="'Yakindu SCT Testcase 08 - Genmodel'.F24"/>
            <calcext:condition calcext:apply-style-name="SUCCEDED" calcext:value="=&quot;SUCCEDED&quot;" calcext:base-cell-address="'Yakindu SCT Testcase 08 - Genmodel'.F24"/>
            <calcext:condition calcext:apply-style-name="OPEN" calcext:value="=&quot;OPEN&quot;" calcext:base-cell-address="'Yakindu SCT Testcase 08 - Genmodel'.F24"/>
            <calcext:condition calcext:apply-style-name="Not Applicable" calcext:value="=&quot;N/A&quot;" calcext:base-cell-address="'Yakindu SCT Testcase 08 - Genmodel'.F24"/>
          </calcext:conditional-format>
          <calcext:conditional-format calcext:target-range-address="'Yakindu SCT Testcase 08 - Genmodel'.F26:'Yakindu SCT Testcase 08 - Genmodel'.F26">
            <calcext:condition calcext:apply-style-name="FAILED" calcext:value="=&quot;FAILED&quot;" calcext:base-cell-address="'Yakindu SCT Testcase 08 - Genmodel'.F26"/>
            <calcext:condition calcext:apply-style-name="SUCCEDED" calcext:value="=&quot;SUCCEDED&quot;" calcext:base-cell-address="'Yakindu SCT Testcase 08 - Genmodel'.F26"/>
            <calcext:condition calcext:apply-style-name="OPEN" calcext:value="=&quot;OPEN&quot;" calcext:base-cell-address="'Yakindu SCT Testcase 08 - Genmodel'.F26"/>
            <calcext:condition calcext:apply-style-name="Not Applicable" calcext:value="=&quot;N/A&quot;" calcext:base-cell-address="'Yakindu SCT Testcase 08 - Genmodel'.F26"/>
          </calcext:conditional-format>
          <calcext:conditional-format calcext:target-range-address="'Yakindu SCT Testcase 08 - Genmodel'.F27:'Yakindu SCT Testcase 08 - Genmodel'.F27">
            <calcext:condition calcext:apply-style-name="FAILED" calcext:value="=&quot;FAILED&quot;" calcext:base-cell-address="'Yakindu SCT Testcase 08 - Genmodel'.F27"/>
            <calcext:condition calcext:apply-style-name="SUCCEDED" calcext:value="=&quot;SUCCEDED&quot;" calcext:base-cell-address="'Yakindu SCT Testcase 08 - Genmodel'.F27"/>
            <calcext:condition calcext:apply-style-name="OPEN" calcext:value="=&quot;OPEN&quot;" calcext:base-cell-address="'Yakindu SCT Testcase 08 - Genmodel'.F27"/>
            <calcext:condition calcext:apply-style-name="Not Applicable" calcext:value="=&quot;N/A&quot;" calcext:base-cell-address="'Yakindu SCT Testcase 08 - Genmodel'.F27"/>
          </calcext:conditional-format>
          <calcext:conditional-format calcext:target-range-address="'Yakindu SCT Testcase 08 - Genmodel'.F28:'Yakindu SCT Testcase 08 - Genmodel'.F28">
            <calcext:condition calcext:apply-style-name="FAILED" calcext:value="=&quot;FAILED&quot;" calcext:base-cell-address="'Yakindu SCT Testcase 08 - Genmodel'.F28"/>
            <calcext:condition calcext:apply-style-name="SUCCEDED" calcext:value="=&quot;SUCCEDED&quot;" calcext:base-cell-address="'Yakindu SCT Testcase 08 - Genmodel'.F28"/>
            <calcext:condition calcext:apply-style-name="OPEN" calcext:value="=&quot;OPEN&quot;" calcext:base-cell-address="'Yakindu SCT Testcase 08 - Genmodel'.F28"/>
            <calcext:condition calcext:apply-style-name="Not Applicable" calcext:value="=&quot;N/A&quot;" calcext:base-cell-address="'Yakindu SCT Testcase 08 - Genmodel'.F28"/>
          </calcext:conditional-format>
          <calcext:conditional-format calcext:target-range-address="'Yakindu SCT Testcase 08 - Genmodel'.F29:'Yakindu SCT Testcase 08 - Genmodel'.F29">
            <calcext:condition calcext:apply-style-name="FAILED" calcext:value="=&quot;FAILED&quot;" calcext:base-cell-address="'Yakindu SCT Testcase 08 - Genmodel'.F29"/>
            <calcext:condition calcext:apply-style-name="SUCCEDED" calcext:value="=&quot;SUCCEDED&quot;" calcext:base-cell-address="'Yakindu SCT Testcase 08 - Genmodel'.F29"/>
            <calcext:condition calcext:apply-style-name="OPEN" calcext:value="=&quot;OPEN&quot;" calcext:base-cell-address="'Yakindu SCT Testcase 08 - Genmodel'.F29"/>
            <calcext:condition calcext:apply-style-name="Not Applicable" calcext:value="=&quot;N/A&quot;" calcext:base-cell-address="'Yakindu SCT Testcase 08 - Genmodel'.F29"/>
          </calcext:conditional-format>
          <calcext:conditional-format calcext:target-range-address="'Yakindu SCT Testcase 08 - Genmodel'.F30:'Yakindu SCT Testcase 08 - Genmodel'.F30">
            <calcext:condition calcext:apply-style-name="FAILED" calcext:value="=&quot;FAILED&quot;" calcext:base-cell-address="'Yakindu SCT Testcase 08 - Genmodel'.F30"/>
            <calcext:condition calcext:apply-style-name="SUCCEDED" calcext:value="=&quot;SUCCEDED&quot;" calcext:base-cell-address="'Yakindu SCT Testcase 08 - Genmodel'.F30"/>
            <calcext:condition calcext:apply-style-name="OPEN" calcext:value="=&quot;OPEN&quot;" calcext:base-cell-address="'Yakindu SCT Testcase 08 - Genmodel'.F30"/>
            <calcext:condition calcext:apply-style-name="Not Applicable" calcext:value="=&quot;N/A&quot;" calcext:base-cell-address="'Yakindu SCT Testcase 08 - Genmodel'.F30"/>
          </calcext:conditional-format>
          <calcext:conditional-format calcext:target-range-address="'Yakindu SCT Testcase 08 - Genmodel'.F31:'Yakindu SCT Testcase 08 - Genmodel'.F31">
            <calcext:condition calcext:apply-style-name="FAILED" calcext:value="=&quot;FAILED&quot;" calcext:base-cell-address="'Yakindu SCT Testcase 08 - Genmodel'.F31"/>
            <calcext:condition calcext:apply-style-name="SUCCEDED" calcext:value="=&quot;SUCCEDED&quot;" calcext:base-cell-address="'Yakindu SCT Testcase 08 - Genmodel'.F31"/>
            <calcext:condition calcext:apply-style-name="OPEN" calcext:value="=&quot;OPEN&quot;" calcext:base-cell-address="'Yakindu SCT Testcase 08 - Genmodel'.F31"/>
            <calcext:condition calcext:apply-style-name="Not Applicable" calcext:value="=&quot;N/A&quot;" calcext:base-cell-address="'Yakindu SCT Testcase 08 - Genmodel'.F31"/>
          </calcext:conditional-format>
          <calcext:conditional-format calcext:target-range-address="'Yakindu SCT Testcase 08 - Genmodel'.F32:'Yakindu SCT Testcase 08 - Genmodel'.F32">
            <calcext:condition calcext:apply-style-name="FAILED" calcext:value="=&quot;FAILED&quot;" calcext:base-cell-address="'Yakindu SCT Testcase 08 - Genmodel'.F32"/>
            <calcext:condition calcext:apply-style-name="SUCCEDED" calcext:value="=&quot;SUCCEDED&quot;" calcext:base-cell-address="'Yakindu SCT Testcase 08 - Genmodel'.F32"/>
            <calcext:condition calcext:apply-style-name="OPEN" calcext:value="=&quot;OPEN&quot;" calcext:base-cell-address="'Yakindu SCT Testcase 08 - Genmodel'.F32"/>
            <calcext:condition calcext:apply-style-name="Not Applicable" calcext:value="=&quot;N/A&quot;" calcext:base-cell-address="'Yakindu SCT Testcase 08 - Genmodel'.F32"/>
          </calcext:conditional-format>
          <calcext:conditional-format calcext:target-range-address="'Yakindu SCT Testcase 08 - Genmodel'.F33:'Yakindu SCT Testcase 08 - Genmodel'.F33">
            <calcext:condition calcext:apply-style-name="FAILED" calcext:value="=&quot;FAILED&quot;" calcext:base-cell-address="'Yakindu SCT Testcase 08 - Genmodel'.F33"/>
            <calcext:condition calcext:apply-style-name="SUCCEDED" calcext:value="=&quot;SUCCEDED&quot;" calcext:base-cell-address="'Yakindu SCT Testcase 08 - Genmodel'.F33"/>
            <calcext:condition calcext:apply-style-name="OPEN" calcext:value="=&quot;OPEN&quot;" calcext:base-cell-address="'Yakindu SCT Testcase 08 - Genmodel'.F33"/>
            <calcext:condition calcext:apply-style-name="Not Applicable" calcext:value="=&quot;N/A&quot;" calcext:base-cell-address="'Yakindu SCT Testcase 08 - Genmodel'.F33"/>
          </calcext:conditional-format>
          <calcext:conditional-format calcext:target-range-address="'Yakindu SCT Testcase 08 - Genmodel'.F34:'Yakindu SCT Testcase 08 - Genmodel'.F34">
            <calcext:condition calcext:apply-style-name="FAILED" calcext:value="=&quot;FAILED&quot;" calcext:base-cell-address="'Yakindu SCT Testcase 08 - Genmodel'.F34"/>
            <calcext:condition calcext:apply-style-name="SUCCEDED" calcext:value="=&quot;SUCCEDED&quot;" calcext:base-cell-address="'Yakindu SCT Testcase 08 - Genmodel'.F34"/>
            <calcext:condition calcext:apply-style-name="OPEN" calcext:value="=&quot;OPEN&quot;" calcext:base-cell-address="'Yakindu SCT Testcase 08 - Genmodel'.F34"/>
            <calcext:condition calcext:apply-style-name="Not Applicable" calcext:value="=&quot;N/A&quot;" calcext:base-cell-address="'Yakindu SCT Testcase 08 - Genmodel'.F34"/>
          </calcext:conditional-format>
          <calcext:conditional-format calcext:target-range-address="'Yakindu SCT Testcase 08 - Genmodel'.F35:'Yakindu SCT Testcase 08 - Genmodel'.F35">
            <calcext:condition calcext:apply-style-name="FAILED" calcext:value="=&quot;FAILED&quot;" calcext:base-cell-address="'Yakindu SCT Testcase 08 - Genmodel'.F35"/>
            <calcext:condition calcext:apply-style-name="SUCCEDED" calcext:value="=&quot;SUCCEDED&quot;" calcext:base-cell-address="'Yakindu SCT Testcase 08 - Genmodel'.F35"/>
            <calcext:condition calcext:apply-style-name="OPEN" calcext:value="=&quot;OPEN&quot;" calcext:base-cell-address="'Yakindu SCT Testcase 08 - Genmodel'.F35"/>
            <calcext:condition calcext:apply-style-name="Not Applicable" calcext:value="=&quot;N/A&quot;" calcext:base-cell-address="'Yakindu SCT Testcase 08 - Genmodel'.F35"/>
          </calcext:conditional-format>
        </calcext:conditional-formats>
      </table:table>
      <table:table table:name="Yakindu SCT Testcase 09 - Templateproposals" table:style-name="ta1">
        <office:forms form:automatic-focus="false" form:apply-design-mode="false"/>
        <table:table-column table:style-name="co21" table:default-cell-style-name="Default"/>
        <table:table-column table:style-name="co22" table:default-cell-style-name="ce2"/>
        <table:table-column table:style-name="co23" table:default-cell-style-name="ce23"/>
        <table:table-column table:style-name="co24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31" table:formula="of:=IF(COUNTIF([.F16:.F103];&quot;FAILED&quot;)=0;IF(COUNTIF([.F16:.F103];&quot;SUCCEDED&quot;) = COUNTIF([.F16:.F102];&quot;.*&quot;); &quot;Complete&quot;; &quot;Incomplete: &quot; &amp; COUNTIF([.F16:.F99];&quot;OPEN&quot;) &amp; &quot; of &quot; &amp; COUNTIF([.F16:.F99];&quot;.*&quot;) &amp; &quot; open&quot;);&quot;ERRORS&quot;)" office:value-type="string" office:string-value="Incomplete: 10 of 10 open" calcext:value-type="string">
            <text:p>Incomplete: 10 of 10 ope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32" table:formula="of:=COUNTIF([.F16:.F101];&quot;FAILED&quot;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4" calcext:value-type="date">
            <text:p>2016-04-04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8"/>
          <table:table-cell table:number-columns-repeated="4"/>
        </table:table-row>
        <table:table-row table:style-name="ro2">
          <table:table-cell/>
          <table:table-cell office:value-type="string" calcext:value-type="string">
            <text:p>Name:</text:p>
          </table:table-cell>
          <table:table-cell table:formula="of:=[$'Yakindu SCT Test Report Setup'.B9]" office:value-type="string" office:string-value="Mustermann" calcext:value-type="string">
            <text:p>Musterman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urname:</text:p>
          </table:table-cell>
          <table:table-cell table:formula="of:=[$'Yakindu SCT Test Report Setup'.B10]" office:value-type="string" office:string-value="Max" calcext:value-type="string">
            <text:p>Max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-Mail:</text:p>
          </table:table-cell>
          <table:table-cell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formula="of:=[$'Yakindu SCT Test Report Setup'.B13]" office:value-type="string" office:string-value="Win7 x64" calcext:value-type="string">
            <text:p>Win7 x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AKINDU version:</text:p>
          </table:table-cell>
          <table:table-cell table:formula="of:=[$'Yakindu SCT Test Report Setup'.B14]" office:value-type="string" office:string-value="SCT 2.6" calcext:value-type="string">
            <text:p>SCT 2.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clipse version:</text:p>
          </table:table-cell>
          <table:table-cell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style-name="ce8"/>
          <table:table-cell table:number-columns-repeated="4"/>
        </table:table-row>
        <table:table-row table:style-name="ro30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</table:table-row>
        <table:table-row table:style-name="ro1">
          <table:table-cell table:style-name="ce12"/>
          <table:table-cell table:style-name="ce17"/>
          <table:table-cell table:style-name="ce8"/>
          <table:table-cell table:number-columns-repeated="4"/>
        </table:table-row>
        <table:table-row table:style-name="ro31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</table:table-row>
        <table:table-row table:style-name="ro32">
          <table:table-cell table:style-name="ce88" office:value-type="string" calcext:value-type="string">
            <text:p>T9.1</text:p>
          </table:table-cell>
          <table:table-cell table:style-name="ce100" office:value-type="string" calcext:value-type="string">
            <text:p>Statechart Proposals <text:s/>and documentation</text:p>
          </table:table-cell>
          <table:table-cell table:style-name="ce88" office:value-type="string" calcext:value-type="string">
            <text:p>T2.6</text:p>
          </table:table-cell>
          <table:table-cell table:style-name="ce91" office:value-type="string" calcext:value-type="string">
            <text:p>Select Statechart Properties view.</text:p>
            <text:p>Hit Ctrl+Space</text:p>
            <text:p>Expected proposals: “interface”, “internal”, “namespace”</text:p>
            <text:p>Check if the proper documentation is displayed for every proposal</text:p>
          </table:table-cell>
          <table:table-cell table:style-name="ce92" office:value-type="string" calcext:value-type="string">
            <text:p>All proposals and documentation <text:s/>checked</text:p>
          </table:table-cell>
          <table:table-cell table:style-name="ce133" table:content-validation-name="val2" office:value-type="string" calcext:value-type="string">
            <text:p>OPEN</text:p>
          </table:table-cell>
          <table:table-cell table:style-name="ce91"/>
        </table:table-row>
        <table:table-row table:style-name="ro33">
          <table:table-cell table:style-name="ce88" office:value-type="string" calcext:value-type="string">
            <text:p>T9.1.1</text:p>
          </table:table-cell>
          <table:table-cell table:style-name="ce100" office:value-type="string" calcext:value-type="string">
            <text:p>Statechart Proposals <text:s/>- interface</text:p>
          </table:table-cell>
          <table:table-cell table:style-name="ce88" office:value-type="string" calcext:value-type="string">
            <text:p>T9.1</text:p>
          </table:table-cell>
          <table:table-cell table:style-name="ce91" office:value-type="string" calcext:value-type="string">
            <text:p>enter “interface” and hit Space and hit Ctrl+Space</text:p>
            <text:p>Expected proposals: “ : ” , “Name-”</text:p>
          </table:table-cell>
          <table:table-cell table:style-name="ce92"/>
          <table:table-cell table:style-name="ce134" table:content-validation-name="val2" office:value-type="string" calcext:value-type="string">
            <text:p>OPEN</text:p>
          </table:table-cell>
          <table:table-cell table:style-name="ce91"/>
        </table:table-row>
        <table:table-row table:style-name="ro33">
          <table:table-cell table:style-name="ce88" office:value-type="string" calcext:value-type="string">
            <text:p>T9.1.2</text:p>
          </table:table-cell>
          <table:table-cell table:style-name="ce14" office:value-type="string" calcext:value-type="string">
            <text:p>Statechart Proposals – internal</text:p>
          </table:table-cell>
          <table:table-cell table:style-name="ce14" office:value-type="string" calcext:value-type="string">
            <text:p>T9.1</text:p>
          </table:table-cell>
          <table:table-cell table:style-name="ce29" office:value-type="string" calcext:value-type="string">
            <text:p>enter “internal” and hit Space and hit Ctrl+Space</text:p>
            <text:p>Expected proposals: “ : “</text:p>
          </table:table-cell>
          <table:table-cell table:style-name="ce92"/>
          <table:table-cell table:style-name="ce135" table:content-validation-name="val2" office:value-type="string" calcext:value-type="string">
            <text:p>OPEN</text:p>
          </table:table-cell>
          <table:table-cell table:style-name="ce29"/>
        </table:table-row>
        <table:table-row table:style-name="ro33">
          <table:table-cell table:style-name="ce88" office:value-type="string" calcext:value-type="string">
            <text:p>T9.1.3</text:p>
          </table:table-cell>
          <table:table-cell table:style-name="ce100" office:value-type="string" calcext:value-type="string">
            <text:p>Statechart Proposals – Namespace</text:p>
          </table:table-cell>
          <table:table-cell table:style-name="ce88" office:value-type="string" calcext:value-type="string">
            <text:p>T8.2</text:p>
          </table:table-cell>
          <table:table-cell table:style-name="ce91" office:value-type="string" calcext:value-type="string">
            <text:p>enter “namespace” and hit Space and hit Ctrl+Space</text:p>
            <text:p>Expected proposals :</text:p>
          </table:table-cell>
          <table:table-cell table:style-name="ce92"/>
          <table:table-cell table:style-name="ce136" table:content-validation-name="val2" office:value-type="string" calcext:value-type="string">
            <text:p>OPEN</text:p>
          </table:table-cell>
          <table:table-cell table:style-name="ce91"/>
        </table:table-row>
        <table:table-row table:style-name="ro34">
          <table:table-cell table:style-name="ce88" office:value-type="string" calcext:value-type="string">
            <text:p>T9.2</text:p>
          </table:table-cell>
          <table:table-cell table:style-name="ce14" office:value-type="string" calcext:value-type="string">
            <text:p>Transition proposals and documentation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Select Transition Properties View</text:p>
            <text:p>Hit Ctrl+Space</text:p>
            <text:p>Expected proposals: “after”, “always”, “default”, “else”, “every”, “oncycle”, “ #” , “ [ “, “ / ”</text:p>
            <text:p>Check if the proper documentation is displayed for every proposal except the one character ones</text:p>
          </table:table-cell>
          <table:table-cell table:style-name="ce92" office:value-type="string" calcext:value-type="string">
            <text:p>All proposals and documentation <text:s/>checked</text:p>
          </table:table-cell>
          <table:table-cell table:style-name="ce137" table:content-validation-name="val2" office:value-type="string" calcext:value-type="string">
            <text:p>OPEN</text:p>
          </table:table-cell>
          <table:table-cell table:style-name="ce29"/>
        </table:table-row>
        <table:table-row table:style-name="ro35">
          <table:table-cell table:style-name="ce88" office:value-type="string" calcext:value-type="string">
            <text:p>T9.2.1</text:p>
          </table:table-cell>
          <table:table-cell table:style-name="ce100" office:value-type="string" calcext:value-type="string">
            <text:p>Transition proposals after “after”</text:p>
          </table:table-cell>
          <table:table-cell table:style-name="ce88" office:value-type="string" calcext:value-type="string">
            <text:p>T9.2</text:p>
          </table:table-cell>
          <table:table-cell table:style-name="ce91" office:value-type="string" calcext:value-type="string">
            <text:p>enter “after” as keyword and hit Ctrl+Space</text:p>
            <text:p>Expected proposals : Expression</text:p>
            <text:p>Enter a integer value and hit Ctrl+Space again.</text:p>
            <text:p>Expected proposals with documentation :”ms”, “ns”, “us”, “s”,</text:p>
            <text:p>“as”(not time unit)</text:p>
          </table:table-cell>
          <table:table-cell table:style-name="ce92"/>
          <table:table-cell table:style-name="ce138" table:content-validation-name="val2" office:value-type="string" calcext:value-type="string">
            <text:p>OPEN</text:p>
          </table:table-cell>
          <table:table-cell table:style-name="ce91"/>
        </table:table-row>
        <table:table-row table:style-name="ro35">
          <table:table-cell table:style-name="ce88" office:value-type="string" calcext:value-type="string">
            <text:p>T9.2.2</text:p>
          </table:table-cell>
          <table:table-cell table:style-name="ce14" office:value-type="string" calcext:value-type="string">
            <text:p>Transition proposals after “every”</text:p>
          </table:table-cell>
          <table:table-cell table:style-name="ce14" office:value-type="string" calcext:value-type="string">
            <text:p>T9.2</text:p>
          </table:table-cell>
          <table:table-cell table:style-name="ce29" office:value-type="string" calcext:value-type="string">
            <text:p>enter “every” as keyword and hit Ctrl+Space</text:p>
            <text:p>Expected proposals : Expression</text:p>
            <text:p>Enter a integer value and hit Ctrl+Space again.</text:p>
            <text:p>Expected proposals with documentation :”ms”, “ns”, “us”, “s”,</text:p>
            <text:p>“as”(not time unit)</text:p>
          </table:table-cell>
          <table:table-cell table:style-name="ce92"/>
          <table:table-cell table:style-name="ce139" table:content-validation-name="val2" office:value-type="string" calcext:value-type="string">
            <text:p>OPEN</text:p>
          </table:table-cell>
          <table:table-cell table:style-name="ce29"/>
        </table:table-row>
        <table:table-row table:style-name="ro32">
          <table:table-cell table:style-name="ce88" office:value-type="string" calcext:value-type="string">
            <text:p>T9.3</text:p>
          </table:table-cell>
          <table:table-cell table:style-name="ce14" office:value-type="string" calcext:value-type="string">
            <text:p>State proposals and Documentation</text:p>
          </table:table-cell>
          <table:table-cell table:style-name="ce14" office:value-type="string" calcext:value-type="string">
            <text:p>T2.6</text:p>
          </table:table-cell>
          <table:table-cell table:style-name="ce93" office:value-type="string" calcext:value-type="string">
            <text:p>Select State Properties view. Hit Ctrl+Space.</text:p>
            <text:p>Expected proposals: “after”, “always”, “entry”, “every”, “exit”, “oncycle” Check if the proper documentation is displayed for every proposal</text:p>
          </table:table-cell>
          <table:table-cell table:style-name="ce29" office:value-type="string" calcext:value-type="string">
            <text:p>All proposals and documentation <text:s/>checked</text:p>
          </table:table-cell>
          <table:table-cell table:style-name="ce140" table:content-validation-name="val2" office:value-type="string" calcext:value-type="string">
            <text:p>OPEN</text:p>
          </table:table-cell>
          <table:table-cell table:style-name="ce29"/>
        </table:table-row>
        <table:table-row table:style-name="ro35">
          <table:table-cell table:style-name="ce88" office:value-type="string" calcext:value-type="string">
            <text:p>T9.3.1</text:p>
          </table:table-cell>
          <table:table-cell table:style-name="ce100" office:value-type="string" calcext:value-type="string">
            <text:p>State proposals after “after”</text:p>
          </table:table-cell>
          <table:table-cell table:style-name="ce88" office:value-type="string" calcext:value-type="string">
            <text:p>T9.3</text:p>
          </table:table-cell>
          <table:table-cell table:style-name="ce91" office:value-type="string" calcext:value-type="string">
            <text:p>enter “after” as keyword and hit Ctrl+Space</text:p>
            <text:p>Expected proposals : Expression that evaluates to an integer value</text:p>
            <text:p>Enter a integer value and hit Ctrl+Space again.</text:p>
            <text:p>Expected proposals with documentation :”ms”, “ns”, “us”, “s”,</text:p>
            <text:p>“as”(not time unit)</text:p>
          </table:table-cell>
          <table:table-cell table:style-name="ce92"/>
          <table:table-cell table:style-name="ce141" table:content-validation-name="val2" office:value-type="string" calcext:value-type="string">
            <text:p>OPEN</text:p>
          </table:table-cell>
          <table:table-cell table:style-name="ce91"/>
        </table:table-row>
        <table:table-row table:style-name="ro35">
          <table:table-cell table:style-name="ce88" office:value-type="string" calcext:value-type="string">
            <text:p>T9.3.3</text:p>
          </table:table-cell>
          <table:table-cell table:style-name="ce100" office:value-type="string" calcext:value-type="string">
            <text:p>State proposals after “every”</text:p>
          </table:table-cell>
          <table:table-cell table:style-name="ce88" office:value-type="string" calcext:value-type="string">
            <text:p>T9.3</text:p>
          </table:table-cell>
          <table:table-cell table:style-name="ce91" office:value-type="string" calcext:value-type="string">
            <text:p>enter “every” as keyword and hit Ctrl+Space</text:p>
            <text:p>Expected proposals : Expression that evaluates to an integer value</text:p>
            <text:p>Enter a integer value and hit Ctrl+Space again.</text:p>
            <text:p>Expected proposals with documentation :”ms”, “ns”, “us”, “s”,</text:p>
            <text:p>“as”(not time unit)</text:p>
          </table:table-cell>
          <table:table-cell table:style-name="ce92"/>
          <table:table-cell table:style-name="ce142" table:content-validation-name="val2" office:value-type="string" calcext:value-type="string">
            <text:p>OPEN</text:p>
          </table:table-cell>
          <table:table-cell table:style-name="ce91"/>
        </table:table-row>
        <calcext:conditional-formats>
          <calcext:conditional-format calcext:target-range-address="'Yakindu SCT Testcase 09 - Templateproposals'.C1:'Yakindu SCT Testcase 09 - Templateproposals'.C1">
            <calcext:condition calcext:apply-style-name="Complete" calcext:value="=&quot;Complete&quot;" calcext:base-cell-address="'Yakindu SCT Testcase 09 - Templateproposals'.C1"/>
          </calcext:conditional-format>
          <calcext:conditional-format calcext:target-range-address="'Yakindu SCT Testcase 09 - Templateproposals'.C2:'Yakindu SCT Testcase 09 - Templateproposals'.C2">
            <calcext:condition calcext:apply-style-name="ERRORS" calcext:value="&gt;0" calcext:base-cell-address="'Yakindu SCT Testcase 09 - Templateproposals'.C2"/>
          </calcext:conditional-format>
          <calcext:conditional-format calcext:target-range-address="'Yakindu SCT Testcase 09 - Templateproposals'.F16:'Yakindu SCT Testcase 09 - Templateproposals'.F16">
            <calcext:condition calcext:apply-style-name="FAILED" calcext:value="=&quot;FAILED&quot;" calcext:base-cell-address="'Yakindu SCT Testcase 09 - Templateproposals'.F16"/>
            <calcext:condition calcext:apply-style-name="SUCCEDED" calcext:value="=&quot;SUCCEDED&quot;" calcext:base-cell-address="'Yakindu SCT Testcase 09 - Templateproposals'.F16"/>
            <calcext:condition calcext:apply-style-name="OPEN" calcext:value="=&quot;OPEN&quot;" calcext:base-cell-address="'Yakindu SCT Testcase 09 - Templateproposals'.F16"/>
            <calcext:condition calcext:apply-style-name="Not Applicable" calcext:value="=&quot;N/A&quot;" calcext:base-cell-address="'Yakindu SCT Testcase 09 - Templateproposals'.F16"/>
          </calcext:conditional-format>
          <calcext:conditional-format calcext:target-range-address="'Yakindu SCT Testcase 09 - Templateproposals'.F17:'Yakindu SCT Testcase 09 - Templateproposals'.F17">
            <calcext:condition calcext:apply-style-name="FAILED" calcext:value="=&quot;FAILED&quot;" calcext:base-cell-address="'Yakindu SCT Testcase 09 - Templateproposals'.F17"/>
            <calcext:condition calcext:apply-style-name="SUCCEDED" calcext:value="=&quot;SUCCEDED&quot;" calcext:base-cell-address="'Yakindu SCT Testcase 09 - Templateproposals'.F17"/>
            <calcext:condition calcext:apply-style-name="OPEN" calcext:value="=&quot;OPEN&quot;" calcext:base-cell-address="'Yakindu SCT Testcase 09 - Templateproposals'.F17"/>
            <calcext:condition calcext:apply-style-name="Not Applicable" calcext:value="=&quot;N/A&quot;" calcext:base-cell-address="'Yakindu SCT Testcase 09 - Templateproposals'.F17"/>
          </calcext:conditional-format>
          <calcext:conditional-format calcext:target-range-address="'Yakindu SCT Testcase 09 - Templateproposals'.F18:'Yakindu SCT Testcase 09 - Templateproposals'.F18">
            <calcext:condition calcext:apply-style-name="FAILED" calcext:value="=&quot;FAILED&quot;" calcext:base-cell-address="'Yakindu SCT Testcase 09 - Templateproposals'.F18"/>
            <calcext:condition calcext:apply-style-name="SUCCEDED" calcext:value="=&quot;SUCCEDED&quot;" calcext:base-cell-address="'Yakindu SCT Testcase 09 - Templateproposals'.F18"/>
            <calcext:condition calcext:apply-style-name="OPEN" calcext:value="=&quot;OPEN&quot;" calcext:base-cell-address="'Yakindu SCT Testcase 09 - Templateproposals'.F18"/>
            <calcext:condition calcext:apply-style-name="Not Applicable" calcext:value="=&quot;N/A&quot;" calcext:base-cell-address="'Yakindu SCT Testcase 09 - Templateproposals'.F18"/>
          </calcext:conditional-format>
          <calcext:conditional-format calcext:target-range-address="'Yakindu SCT Testcase 09 - Templateproposals'.F19:'Yakindu SCT Testcase 09 - Templateproposals'.F19">
            <calcext:condition calcext:apply-style-name="FAILED" calcext:value="=&quot;FAILED&quot;" calcext:base-cell-address="'Yakindu SCT Testcase 09 - Templateproposals'.F19"/>
            <calcext:condition calcext:apply-style-name="SUCCEDED" calcext:value="=&quot;SUCCEDED&quot;" calcext:base-cell-address="'Yakindu SCT Testcase 09 - Templateproposals'.F19"/>
            <calcext:condition calcext:apply-style-name="OPEN" calcext:value="=&quot;OPEN&quot;" calcext:base-cell-address="'Yakindu SCT Testcase 09 - Templateproposals'.F19"/>
            <calcext:condition calcext:apply-style-name="Not Applicable" calcext:value="=&quot;N/A&quot;" calcext:base-cell-address="'Yakindu SCT Testcase 09 - Templateproposals'.F19"/>
          </calcext:conditional-format>
          <calcext:conditional-format calcext:target-range-address="'Yakindu SCT Testcase 09 - Templateproposals'.F20:'Yakindu SCT Testcase 09 - Templateproposals'.F20">
            <calcext:condition calcext:apply-style-name="FAILED" calcext:value="=&quot;FAILED&quot;" calcext:base-cell-address="'Yakindu SCT Testcase 09 - Templateproposals'.F20"/>
            <calcext:condition calcext:apply-style-name="SUCCEDED" calcext:value="=&quot;SUCCEDED&quot;" calcext:base-cell-address="'Yakindu SCT Testcase 09 - Templateproposals'.F20"/>
            <calcext:condition calcext:apply-style-name="OPEN" calcext:value="=&quot;OPEN&quot;" calcext:base-cell-address="'Yakindu SCT Testcase 09 - Templateproposals'.F20"/>
            <calcext:condition calcext:apply-style-name="Not Applicable" calcext:value="=&quot;N/A&quot;" calcext:base-cell-address="'Yakindu SCT Testcase 09 - Templateproposals'.F20"/>
          </calcext:conditional-format>
          <calcext:conditional-format calcext:target-range-address="'Yakindu SCT Testcase 09 - Templateproposals'.F21:'Yakindu SCT Testcase 09 - Templateproposals'.F21">
            <calcext:condition calcext:apply-style-name="FAILED" calcext:value="=&quot;FAILED&quot;" calcext:base-cell-address="'Yakindu SCT Testcase 09 - Templateproposals'.F21"/>
            <calcext:condition calcext:apply-style-name="SUCCEDED" calcext:value="=&quot;SUCCEDED&quot;" calcext:base-cell-address="'Yakindu SCT Testcase 09 - Templateproposals'.F21"/>
            <calcext:condition calcext:apply-style-name="OPEN" calcext:value="=&quot;OPEN&quot;" calcext:base-cell-address="'Yakindu SCT Testcase 09 - Templateproposals'.F21"/>
            <calcext:condition calcext:apply-style-name="Not Applicable" calcext:value="=&quot;N/A&quot;" calcext:base-cell-address="'Yakindu SCT Testcase 09 - Templateproposals'.F21"/>
          </calcext:conditional-format>
          <calcext:conditional-format calcext:target-range-address="'Yakindu SCT Testcase 09 - Templateproposals'.F22:'Yakindu SCT Testcase 09 - Templateproposals'.F22">
            <calcext:condition calcext:apply-style-name="FAILED" calcext:value="=&quot;FAILED&quot;" calcext:base-cell-address="'Yakindu SCT Testcase 09 - Templateproposals'.F22"/>
            <calcext:condition calcext:apply-style-name="SUCCEDED" calcext:value="=&quot;SUCCEDED&quot;" calcext:base-cell-address="'Yakindu SCT Testcase 09 - Templateproposals'.F22"/>
            <calcext:condition calcext:apply-style-name="OPEN" calcext:value="=&quot;OPEN&quot;" calcext:base-cell-address="'Yakindu SCT Testcase 09 - Templateproposals'.F22"/>
            <calcext:condition calcext:apply-style-name="Not Applicable" calcext:value="=&quot;N/A&quot;" calcext:base-cell-address="'Yakindu SCT Testcase 09 - Templateproposals'.F22"/>
          </calcext:conditional-format>
          <calcext:conditional-format calcext:target-range-address="'Yakindu SCT Testcase 09 - Templateproposals'.F23:'Yakindu SCT Testcase 09 - Templateproposals'.F23">
            <calcext:condition calcext:apply-style-name="FAILED" calcext:value="=&quot;FAILED&quot;" calcext:base-cell-address="'Yakindu SCT Testcase 09 - Templateproposals'.F23"/>
            <calcext:condition calcext:apply-style-name="SUCCEDED" calcext:value="=&quot;SUCCEDED&quot;" calcext:base-cell-address="'Yakindu SCT Testcase 09 - Templateproposals'.F23"/>
            <calcext:condition calcext:apply-style-name="OPEN" calcext:value="=&quot;OPEN&quot;" calcext:base-cell-address="'Yakindu SCT Testcase 09 - Templateproposals'.F23"/>
            <calcext:condition calcext:apply-style-name="Not Applicable" calcext:value="=&quot;N/A&quot;" calcext:base-cell-address="'Yakindu SCT Testcase 09 - Templateproposals'.F23"/>
          </calcext:conditional-format>
          <calcext:conditional-format calcext:target-range-address="'Yakindu SCT Testcase 09 - Templateproposals'.F24:'Yakindu SCT Testcase 09 - Templateproposals'.F24">
            <calcext:condition calcext:apply-style-name="FAILED" calcext:value="=&quot;FAILED&quot;" calcext:base-cell-address="'Yakindu SCT Testcase 09 - Templateproposals'.F24"/>
            <calcext:condition calcext:apply-style-name="SUCCEDED" calcext:value="=&quot;SUCCEDED&quot;" calcext:base-cell-address="'Yakindu SCT Testcase 09 - Templateproposals'.F24"/>
            <calcext:condition calcext:apply-style-name="OPEN" calcext:value="=&quot;OPEN&quot;" calcext:base-cell-address="'Yakindu SCT Testcase 09 - Templateproposals'.F24"/>
            <calcext:condition calcext:apply-style-name="Not Applicable" calcext:value="=&quot;N/A&quot;" calcext:base-cell-address="'Yakindu SCT Testcase 09 - Templateproposals'.F24"/>
          </calcext:conditional-format>
          <calcext:conditional-format calcext:target-range-address="'Yakindu SCT Testcase 09 - Templateproposals'.F25:'Yakindu SCT Testcase 09 - Templateproposals'.F25">
            <calcext:condition calcext:apply-style-name="FAILED" calcext:value="=&quot;FAILED&quot;" calcext:base-cell-address="'Yakindu SCT Testcase 09 - Templateproposals'.F25"/>
            <calcext:condition calcext:apply-style-name="SUCCEDED" calcext:value="=&quot;SUCCEDED&quot;" calcext:base-cell-address="'Yakindu SCT Testcase 09 - Templateproposals'.F25"/>
            <calcext:condition calcext:apply-style-name="OPEN" calcext:value="=&quot;OPEN&quot;" calcext:base-cell-address="'Yakindu SCT Testcase 09 - Templateproposals'.F25"/>
            <calcext:condition calcext:apply-style-name="Not Applicable" calcext:value="=&quot;N/A&quot;" calcext:base-cell-address="'Yakindu SCT Testcase 09 - Templateproposals'.F25"/>
          </calcext:conditional-format>
        </calcext:conditional-formats>
      </table:table>
      <table:table table:name="Yakindu SCT Testcase 10 - ExampleFiles" table:style-name="ta1">
        <office:forms form:automatic-focus="false" form:apply-design-mode="false"/>
        <table:table-column table:style-name="co26" table:default-cell-style-name="Default"/>
        <table:table-column table:style-name="co5" table:default-cell-style-name="ce2"/>
        <table:table-column table:style-name="co23" table:default-cell-style-name="ce23"/>
        <table:table-column table:style-name="co27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43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1 of 1 open" calcext:value-type="string">
            <text:p>Incomplete: 1 of 1 ope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44" table:formula="of:=COUNTIF([.F16:.F101];&quot;FAILED&quot;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4" calcext:value-type="date">
            <text:p>2016-04-0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8"/>
          <table:table-cell table:number-columns-repeated="4"/>
        </table:table-row>
        <table:table-row table:style-name="ro1">
          <table:table-cell/>
          <table:table-cell office:value-type="string" calcext:value-type="string">
            <text:p>Name:</text:p>
          </table:table-cell>
          <table:table-cell table:formula="of:=[$'Yakindu SCT Test Report Setup'.B9]" office:value-type="string" office:string-value="Mustermann" calcext:value-type="string">
            <text:p>Musterman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rname:</text:p>
          </table:table-cell>
          <table:table-cell table:formula="of:=[$'Yakindu SCT Test Report Setup'.B10]" office:value-type="string" office:string-value="Max" calcext:value-type="string">
            <text:p>Ma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-Mail:</text:p>
          </table:table-cell>
          <table:table-cell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formula="of:=[$'Yakindu SCT Test Report Setup'.B13]" office:value-type="string" office:string-value="Win7 x64" calcext:value-type="string">
            <text:p>Win7 x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AKINDU version:</text:p>
          </table:table-cell>
          <table:table-cell table:formula="of:=[$'Yakindu SCT Test Report Setup'.B14]" office:value-type="string" office:string-value="SCT 2.6" calcext:value-type="string">
            <text:p>SCT 2.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clipse version:</text:p>
          </table:table-cell>
          <table:table-cell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style-name="ce8"/>
          <table:table-cell table:number-columns-repeated="4"/>
        </table:table-row>
        <table:table-row table:style-name="ro30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</table:table-row>
        <table:table-row table:style-name="ro1">
          <table:table-cell table:style-name="ce12"/>
          <table:table-cell table:style-name="ce17"/>
          <table:table-cell table:style-name="ce8"/>
          <table:table-cell table:number-columns-repeated="4"/>
        </table:table-row>
        <table:table-row table:style-name="ro31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</table:table-row>
        <table:table-row table:style-name="ro36">
          <table:table-cell table:style-name="ce88" office:value-type="string" calcext:value-type="string">
            <text:p>T10.1</text:p>
          </table:table-cell>
          <table:table-cell table:style-name="ce100" office:value-type="string" calcext:value-type="string">
            <text:p>Create Example File</text:p>
          </table:table-cell>
          <table:table-cell table:style-name="ce88" office:value-type="string" calcext:value-type="string">
            <text:p>T1.3</text:p>
          </table:table-cell>
          <table:table-cell table:style-name="ce91" office:value-type="string" calcext:value-type="string">
            <text:p>Select File--&gt; New --&gt; Example</text:p>
            <text:p>Choose “Trafficlight Example”, click Next</text:p>
            <text:p>Click Finish</text:p>
            <text:p/>
          </table:table-cell>
          <table:table-cell table:style-name="ce92" office:value-type="string" calcext:value-type="string">
            <text:p>The Trafficlight Example is created into the workspace</text:p>
          </table:table-cell>
          <table:table-cell table:style-name="ce145" table:content-validation-name="val2" office:value-type="string" calcext:value-type="string">
            <text:p>OPEN</text:p>
          </table:table-cell>
          <table:table-cell table:style-name="ce91"/>
        </table:table-row>
        <calcext:conditional-formats>
          <calcext:conditional-format calcext:target-range-address="'Yakindu SCT Testcase 10 - ExampleFiles'.C1:'Yakindu SCT Testcase 10 - ExampleFiles'.C1">
            <calcext:condition calcext:apply-style-name="Complete" calcext:value="=&quot;Complete&quot;" calcext:base-cell-address="'Yakindu SCT Testcase 10 - ExampleFiles'.C1"/>
          </calcext:conditional-format>
          <calcext:conditional-format calcext:target-range-address="'Yakindu SCT Testcase 10 - ExampleFiles'.C2:'Yakindu SCT Testcase 10 - ExampleFiles'.C2">
            <calcext:condition calcext:apply-style-name="ERRORS" calcext:value="&gt;0" calcext:base-cell-address="'Yakindu SCT Testcase 10 - ExampleFiles'.C2"/>
          </calcext:conditional-format>
          <calcext:conditional-format calcext:target-range-address="'Yakindu SCT Testcase 10 - ExampleFiles'.F16:'Yakindu SCT Testcase 10 - ExampleFiles'.F16">
            <calcext:condition calcext:apply-style-name="FAILED" calcext:value="=&quot;FAILED&quot;" calcext:base-cell-address="'Yakindu SCT Testcase 10 - ExampleFiles'.F16"/>
            <calcext:condition calcext:apply-style-name="SUCCEDED" calcext:value="=&quot;SUCCEDED&quot;" calcext:base-cell-address="'Yakindu SCT Testcase 10 - ExampleFiles'.F16"/>
            <calcext:condition calcext:apply-style-name="OPEN" calcext:value="=&quot;OPEN&quot;" calcext:base-cell-address="'Yakindu SCT Testcase 10 - ExampleFiles'.F16"/>
            <calcext:condition calcext:apply-style-name="Not Applicable" calcext:value="=&quot;N/A&quot;" calcext:base-cell-address="'Yakindu SCT Testcase 10 - ExampleFiles'.F16"/>
          </calcext:conditional-format>
        </calcext:conditional-formats>
      </table:table>
      <table:table table:name="Yakindu SCT Testcase 11 - Operations" table:style-name="ta1">
        <office:forms form:automatic-focus="false" form:apply-design-mode="false"/>
        <table:table-column table:style-name="co28" table:default-cell-style-name="Default"/>
        <table:table-column table:style-name="co18" table:default-cell-style-name="ce2"/>
        <table:table-column table:style-name="co29" table:default-cell-style-name="ce23"/>
        <table:table-column table:style-name="co30" table:default-cell-style-name="Default"/>
        <table:table-column table:style-name="co31" table:default-cell-style-name="Default"/>
        <table:table-column table:style-name="co3" table:number-columns-repeated="1019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47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7 of 7 open" calcext:value-type="string">
            <text:p>Incomplete: 7 of 7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48" table:formula="of:=COUNTIF([.F15:.F100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4" calcext:value-type="date">
            <text:p>2016-04-0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me:</text:p>
          </table:table-cell>
          <table:table-cell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rname:</text:p>
          </table:table-cell>
          <table:table-cell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-Mail:</text:p>
          </table:table-cell>
          <table:table-cell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37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YAKINDU version:</text:p>
          </table:table-cell>
          <table:table-cell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clipse version:</text:p>
          </table:table-cell>
          <table:table-cell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37">
          <table:table-cell/>
          <table:table-cell table:style-name="Default" table:number-columns-repeated="2"/>
          <table:table-cell table:number-columns-repeated="1021"/>
        </table:table-row>
        <table:table-row table:style-name="ro30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  <table:table-cell table:number-columns-repeated="1017"/>
        </table:table-row>
        <table:table-row table:style-name="ro1">
          <table:table-cell table:style-name="ce12"/>
          <table:table-cell table:style-name="ce17"/>
          <table:table-cell table:style-name="ce8"/>
          <table:table-cell table:number-columns-repeated="1021"/>
        </table:table-row>
        <table:table-row table:style-name="ro37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number-columns-repeated="1017"/>
        </table:table-row>
        <table:table-row table:style-name="ro38">
          <table:table-cell table:style-name="ce88" office:value-type="string" calcext:value-type="string">
            <text:p>T11.1</text:p>
          </table:table-cell>
          <table:table-cell table:style-name="ce100" office:value-type="string" calcext:value-type="string">
            <text:p>Preparations</text:p>
          </table:table-cell>
          <table:table-cell table:style-name="ce88" office:value-type="string" calcext:value-type="string">
            <text:p>T1.3</text:p>
          </table:table-cell>
          <table:table-cell table:style-name="ce91" office:value-type="string" calcext:value-type="string">
            <text:p>Create new Class with following contend:</text:p>
            <text:p><text:span text:style-name="T20">import</text:span><text:span text:style-name="T21"> java.io.IOException;</text:span></text:p>
            <text:p/>
            <text:p><text:span text:style-name="T20">public</text:span><text:span text:style-name="T21"> </text:span><text:span text:style-name="T22">class</text:span><text:span text:style-name="T21"> Operations {</text:span></text:p>
            <text:p/>
            <text:p><text:span text:style-name="T20">public</text:span><text:span text:style-name="T21"> </text:span><text:span text:style-name="T22">long</text:span><text:span text:style-name="T21"> returnFive(){</text:span></text:p>
            <text:p><text:span text:style-name="T20">return</text:span><text:span text:style-name="T21"> 5;</text:span></text:p>
            <text:p><text:span text:style-name="T21">}</text:span></text:p>
            <text:p/>
            <text:p><text:span text:style-name="T20">public long</text:span><text:span text:style-name="T21"> returnSum(long i, double d){</text:span></text:p>
            <text:p><text:span text:style-name="T20">return (long) (i+d)</text:span><text:span text:style-name="T21">;</text:span></text:p>
            <text:p><text:span text:style-name="T21">}</text:span></text:p>
            <text:p/>
            <text:p><text:span text:style-name="T20">public</text:span><text:span text:style-name="T21"> </text:span><text:span text:style-name="T22">void</text:span><text:span text:style-name="T21"> throwUncheckedException() {</text:span></text:p>
            <text:p><text:span text:style-name="T20">throw</text:span><text:span text:style-name="T21"> </text:span><text:span text:style-name="T22">new</text:span><text:span text:style-name="T21"> RuntimeException("Runtime Exception in executed code");</text:span></text:p>
            <text:p><text:span text:style-name="T21">}</text:span></text:p>
            <text:p/>
            <text:p><text:span text:style-name="T20">public</text:span><text:span text:style-name="T21"> </text:span><text:span text:style-name="T22">void</text:span><text:span text:style-name="T21"> throwCheckedException() </text:span><text:span text:style-name="T22">throws</text:span><text:span text:style-name="T21"> IOException {</text:span></text:p>
            <text:p><text:span text:style-name="T20">throw</text:span><text:span text:style-name="T21"> </text:span><text:span text:style-name="T22">new</text:span><text:span text:style-name="T21"> IOException("IOException in executed code");</text:span></text:p>
            <text:p><text:span text:style-name="T21">}</text:span></text:p>
            <text:p><text:span text:style-name="T21">}</text:span></text:p>
            <text:p><text:span text:style-name="T21">Right click on Staircase.sct → Run as... → Run Configurations → enter “Operations” as operations class</text:span></text:p>
            <text:p><text:span text:style-name="T21">Open Staircase.sct and add to internal scope:</text:span></text:p>
            <text:p><text:span text:style-name="T20">operation</text:span><text:span text:style-name="T21"> returnFive():integer</text:span></text:p>
            <text:p><text:span text:style-name="T20">operation</text:span><text:span text:style-name="T21"> returnSum(param1 : integer, param2 : real ):integer</text:span></text:p>
            <text:p><text:span text:style-name="T20">operation</text:span><text:span text:style-name="T21"> throwUncheckedException(): void</text:span></text:p>
            <text:p><text:span text:style-name="T20">operation</text:span><text:span text:style-name="T21"> throwCheckedException():void</text:span></text:p>
            <text:p><text:span text:style-name="T20">operation</text:span><text:span text:style-name="T21"> unsupportedMethod():void</text:span></text:p>
            <text:p/>
          </table:table-cell>
          <table:table-cell table:style-name="ce92" office:value-type="string" calcext:value-type="string">
            <text:p>Operation Class created and prepared statechart to execute external operations</text:p>
          </table:table-cell>
          <table:table-cell table:style-name="ce149" table:content-validation-name="val2" office:value-type="string" calcext:value-type="string">
            <text:p>OPEN</text:p>
          </table:table-cell>
          <table:table-cell table:style-name="ce91"/>
          <table:table-cell table:number-columns-repeated="1017"/>
        </table:table-row>
        <table:table-row table:style-name="ro39">
          <table:table-cell table:style-name="ce146" office:value-type="string" calcext:value-type="string">
            <text:p>T11.2</text:p>
          </table:table-cell>
          <table:table-cell table:style-name="ce146" office:value-type="string" calcext:value-type="string">
            <text:p>Calling a valid operation during statechat execution</text:p>
          </table:table-cell>
          <table:table-cell table:style-name="ce146" office:value-type="string" calcext:value-type="string">
            <text:p>T11.1</text:p>
          </table:table-cell>
          <table:table-cell table:style-name="ce146" office:value-type="string" calcext:value-type="string">
            <text:p>open Staircase.sct edit Transition from LightOn to LightOff:</text:p>
            <text:p>Change the expression to: “after returnFive() s” → run simulation</text:p>
          </table:table-cell>
          <table:table-cell table:style-name="ce146" office:value-type="string" calcext:value-type="string">
            <text:p>The operation is executed → state changes after 5 sec</text:p>
          </table:table-cell>
          <table:table-cell table:style-name="ce150" table:content-validation-name="val2" office:value-type="string" calcext:value-type="string">
            <text:p>OPEN</text:p>
          </table:table-cell>
          <table:table-cell table:style-name="ce111"/>
          <table:table-cell table:number-columns-repeated="1017"/>
        </table:table-row>
        <table:table-row table:style-name="ro40">
          <table:table-cell table:style-name="ce146" office:value-type="string" calcext:value-type="string">
            <text:p>T11.3</text:p>
          </table:table-cell>
          <table:table-cell table:style-name="ce146" office:value-type="string" calcext:value-type="string">
            <text:p>Runtime Exception during execution</text:p>
          </table:table-cell>
          <table:table-cell table:style-name="ce146" office:value-type="string" calcext:value-type="string">
            <text:p>T11.1</text:p>
          </table:table-cell>
          <table:table-cell table:style-name="ce146" office:value-type="string" calcext:value-type="string">
            <text:p>open Staircase.sct edit state LigthOn:</text:p>
          </table:table-cell>
          <table:table-cell table:style-name="ce146" office:value-type="string" calcext:value-type="string">
            <text:p>The operation is executed →</text:p>
            <text:p>a PopUp indicates that an exception occurs and asks to terminate or</text:p>
            <text:p>Relaunch the statechart.</text:p>
          </table:table-cell>
          <table:table-cell table:style-name="ce151" table:content-validation-name="val2" office:value-type="string" calcext:value-type="string">
            <text:p>OPEN</text:p>
          </table:table-cell>
          <table:table-cell table:style-name="ce111"/>
          <table:table-cell table:number-columns-repeated="1017"/>
        </table:table-row>
        <table:table-row table:style-name="ro39">
          <table:table-cell table:style-name="ce146" office:value-type="string" calcext:value-type="string">
            <text:p>T11.4</text:p>
          </table:table-cell>
          <table:table-cell table:style-name="ce146" office:value-type="string" calcext:value-type="string">
            <text:p>CheckedException during execution</text:p>
          </table:table-cell>
          <table:table-cell table:style-name="ce146" office:value-type="string" calcext:value-type="string">
            <text:p>T11.1</text:p>
          </table:table-cell>
          <table:table-cell table:style-name="ce146" office:value-type="string" calcext:value-type="string">
            <text:p>Change expression to „entry / throwCheckedException()” → run simulation</text:p>
          </table:table-cell>
          <table:table-cell table:style-name="ce146" office:value-type="string" calcext:value-type="string">
            <text:p>The operation is executed → a PopUp indicates that an exception occurs</text:p>
            <text:p>And asks to terminate or relaunch the statechart.</text:p>
          </table:table-cell>
          <table:table-cell table:style-name="ce152" table:content-validation-name="val2" office:value-type="string" calcext:value-type="string">
            <text:p>OPEN</text:p>
          </table:table-cell>
          <table:table-cell table:style-name="ce111"/>
          <table:table-cell table:number-columns-repeated="1017"/>
        </table:table-row>
        <table:table-row table:style-name="ro41">
          <table:table-cell table:style-name="ce146" office:value-type="string" calcext:value-type="string">
            <text:p>T11.5</text:p>
          </table:table-cell>
          <table:table-cell table:style-name="ce146" office:value-type="string" calcext:value-type="string">
            <text:p>Try to call a Method that dose not exist</text:p>
          </table:table-cell>
          <table:table-cell table:style-name="ce146" office:value-type="string" calcext:value-type="string">
            <text:p>T11.1</text:p>
          </table:table-cell>
          <table:table-cell table:style-name="ce146" office:value-type="string" calcext:value-type="string">
            <text:p>open Staircase.sct edit state LigthOn:</text:p>
            <text:p>Change expression to “entry / throwUncheckedException()” → run simulation</text:p>
          </table:table-cell>
          <table:table-cell table:style-name="ce146" office:value-type="string" calcext:value-type="string">
            <text:p>The operation is executed → a PopUp indicates that the method is not</text:p>
            <text:p>Supported and asks to terminate or relaunch the statechart.</text:p>
          </table:table-cell>
          <table:table-cell table:style-name="ce153" table:content-validation-name="val2" office:value-type="string" calcext:value-type="string">
            <text:p>OPEN</text:p>
          </table:table-cell>
          <table:table-cell table:style-name="ce111"/>
          <table:table-cell table:number-columns-repeated="1017"/>
        </table:table-row>
        <table:table-row table:style-name="ro39">
          <table:table-cell table:style-name="ce146" office:value-type="string" calcext:value-type="string">
            <text:p>T11.6</text:p>
          </table:table-cell>
          <table:table-cell table:style-name="ce146" office:value-type="string" calcext:value-type="string">
            <text:p>Calling invalid operation</text:p>
          </table:table-cell>
          <table:table-cell table:style-name="ce146" office:value-type="string" calcext:value-type="string">
            <text:p>T11.1</text:p>
          </table:table-cell>
          <table:table-cell table:style-name="ce146" office:value-type="string" calcext:value-type="string">
            <text:p>open Staircase.sct edit Transition from LightOn to LightOff:</text:p>
            <text:p>Change the expression to: “after returnFive s” (remove the brackets)</text:p>
          </table:table-cell>
          <table:table-cell table:style-name="ce146" office:value-type="string" calcext:value-type="string">
            <text:p>The transition should get an error marker</text:p>
          </table:table-cell>
          <table:table-cell table:style-name="ce154" table:content-validation-name="val2" office:value-type="string" calcext:value-type="string">
            <text:p>OPEN</text:p>
          </table:table-cell>
          <table:table-cell table:style-name="ce146"/>
          <table:table-cell table:style-name="ce99" table:number-columns-repeated="1017"/>
        </table:table-row>
        <table:table-row table:style-name="ro39">
          <table:table-cell table:style-name="ce146" office:value-type="string" calcext:value-type="string">
            <text:p>T11.7</text:p>
          </table:table-cell>
          <table:table-cell table:style-name="ce146" office:value-type="string" calcext:value-type="string">
            <text:p>Calling another valid operation during statechat execution</text:p>
          </table:table-cell>
          <table:table-cell table:style-name="ce146" office:value-type="string" calcext:value-type="string">
            <text:p>T11.1</text:p>
          </table:table-cell>
          <table:table-cell table:style-name="ce146" office:value-type="string" calcext:value-type="string">
            <text:p>open Staircase.sct edit Transition from LightOn to LightOff:</text:p>
            <text:p>Change the expression to: “after returnSum(1, 4.1)s”</text:p>
          </table:table-cell>
          <table:table-cell table:style-name="ce146" office:value-type="string" calcext:value-type="string">
            <text:p>The operation is executed → state changes after 5 sec</text:p>
          </table:table-cell>
          <table:table-cell table:style-name="ce155" table:content-validation-name="val2" office:value-type="string" calcext:value-type="string">
            <text:p>OPEN</text:p>
          </table:table-cell>
          <table:table-cell table:style-name="ce146"/>
          <table:table-cell table:style-name="ce99" table:number-columns-repeated="1017"/>
        </table:table-row>
        <calcext:conditional-formats>
          <calcext:conditional-format calcext:target-range-address="'Yakindu SCT Testcase 11 - Operations'.C1:'Yakindu SCT Testcase 11 - Operations'.C1">
            <calcext:condition calcext:apply-style-name="Complete" calcext:value="=&quot;Complete&quot;" calcext:base-cell-address="'Yakindu SCT Testcase 11 - Operations'.C1"/>
          </calcext:conditional-format>
          <calcext:conditional-format calcext:target-range-address="'Yakindu SCT Testcase 11 - Operations'.C2:'Yakindu SCT Testcase 11 - Operations'.C2">
            <calcext:condition calcext:apply-style-name="ERRORS" calcext:value="&gt;0" calcext:base-cell-address="'Yakindu SCT Testcase 11 - Operations'.C2"/>
          </calcext:conditional-format>
          <calcext:conditional-format calcext:target-range-address="'Yakindu SCT Testcase 11 - Operations'.F16:'Yakindu SCT Testcase 11 - Operations'.F16">
            <calcext:condition calcext:apply-style-name="FAILED" calcext:value="=&quot;FAILED&quot;" calcext:base-cell-address="'Yakindu SCT Testcase 11 - Operations'.F16"/>
            <calcext:condition calcext:apply-style-name="SUCCEDED" calcext:value="=&quot;SUCCEDED&quot;" calcext:base-cell-address="'Yakindu SCT Testcase 11 - Operations'.F16"/>
            <calcext:condition calcext:apply-style-name="OPEN" calcext:value="=&quot;OPEN&quot;" calcext:base-cell-address="'Yakindu SCT Testcase 11 - Operations'.F16"/>
            <calcext:condition calcext:apply-style-name="Not Applicable" calcext:value="=&quot;N/A&quot;" calcext:base-cell-address="'Yakindu SCT Testcase 11 - Operations'.F16"/>
          </calcext:conditional-format>
          <calcext:conditional-format calcext:target-range-address="'Yakindu SCT Testcase 11 - Operations'.F17:'Yakindu SCT Testcase 11 - Operations'.F17">
            <calcext:condition calcext:apply-style-name="FAILED" calcext:value="=&quot;FAILED&quot;" calcext:base-cell-address="'Yakindu SCT Testcase 11 - Operations'.F17"/>
            <calcext:condition calcext:apply-style-name="SUCCEDED" calcext:value="=&quot;SUCCEDED&quot;" calcext:base-cell-address="'Yakindu SCT Testcase 11 - Operations'.F17"/>
            <calcext:condition calcext:apply-style-name="OPEN" calcext:value="=&quot;OPEN&quot;" calcext:base-cell-address="'Yakindu SCT Testcase 11 - Operations'.F17"/>
            <calcext:condition calcext:apply-style-name="Not Applicable" calcext:value="=&quot;N/A&quot;" calcext:base-cell-address="'Yakindu SCT Testcase 11 - Operations'.F17"/>
          </calcext:conditional-format>
          <calcext:conditional-format calcext:target-range-address="'Yakindu SCT Testcase 11 - Operations'.F18:'Yakindu SCT Testcase 11 - Operations'.F18">
            <calcext:condition calcext:apply-style-name="FAILED" calcext:value="=&quot;FAILED&quot;" calcext:base-cell-address="'Yakindu SCT Testcase 11 - Operations'.F18"/>
            <calcext:condition calcext:apply-style-name="SUCCEDED" calcext:value="=&quot;SUCCEDED&quot;" calcext:base-cell-address="'Yakindu SCT Testcase 11 - Operations'.F18"/>
            <calcext:condition calcext:apply-style-name="OPEN" calcext:value="=&quot;OPEN&quot;" calcext:base-cell-address="'Yakindu SCT Testcase 11 - Operations'.F18"/>
            <calcext:condition calcext:apply-style-name="Not Applicable" calcext:value="=&quot;N/A&quot;" calcext:base-cell-address="'Yakindu SCT Testcase 11 - Operations'.F18"/>
          </calcext:conditional-format>
          <calcext:conditional-format calcext:target-range-address="'Yakindu SCT Testcase 11 - Operations'.F19:'Yakindu SCT Testcase 11 - Operations'.F19">
            <calcext:condition calcext:apply-style-name="FAILED" calcext:value="=&quot;FAILED&quot;" calcext:base-cell-address="'Yakindu SCT Testcase 11 - Operations'.F19"/>
            <calcext:condition calcext:apply-style-name="SUCCEDED" calcext:value="=&quot;SUCCEDED&quot;" calcext:base-cell-address="'Yakindu SCT Testcase 11 - Operations'.F19"/>
            <calcext:condition calcext:apply-style-name="OPEN" calcext:value="=&quot;OPEN&quot;" calcext:base-cell-address="'Yakindu SCT Testcase 11 - Operations'.F19"/>
            <calcext:condition calcext:apply-style-name="Not Applicable" calcext:value="=&quot;N/A&quot;" calcext:base-cell-address="'Yakindu SCT Testcase 11 - Operations'.F19"/>
          </calcext:conditional-format>
          <calcext:conditional-format calcext:target-range-address="'Yakindu SCT Testcase 11 - Operations'.F20:'Yakindu SCT Testcase 11 - Operations'.F20">
            <calcext:condition calcext:apply-style-name="FAILED" calcext:value="=&quot;FAILED&quot;" calcext:base-cell-address="'Yakindu SCT Testcase 11 - Operations'.F20"/>
            <calcext:condition calcext:apply-style-name="SUCCEDED" calcext:value="=&quot;SUCCEDED&quot;" calcext:base-cell-address="'Yakindu SCT Testcase 11 - Operations'.F20"/>
            <calcext:condition calcext:apply-style-name="OPEN" calcext:value="=&quot;OPEN&quot;" calcext:base-cell-address="'Yakindu SCT Testcase 11 - Operations'.F20"/>
            <calcext:condition calcext:apply-style-name="Not Applicable" calcext:value="=&quot;N/A&quot;" calcext:base-cell-address="'Yakindu SCT Testcase 11 - Operations'.F20"/>
          </calcext:conditional-format>
          <calcext:conditional-format calcext:target-range-address="'Yakindu SCT Testcase 11 - Operations'.F21:'Yakindu SCT Testcase 11 - Operations'.F21">
            <calcext:condition calcext:apply-style-name="FAILED" calcext:value="=&quot;FAILED&quot;" calcext:base-cell-address="'Yakindu SCT Testcase 11 - Operations'.F21"/>
            <calcext:condition calcext:apply-style-name="SUCCEDED" calcext:value="=&quot;SUCCEDED&quot;" calcext:base-cell-address="'Yakindu SCT Testcase 11 - Operations'.F21"/>
            <calcext:condition calcext:apply-style-name="OPEN" calcext:value="=&quot;OPEN&quot;" calcext:base-cell-address="'Yakindu SCT Testcase 11 - Operations'.F21"/>
            <calcext:condition calcext:apply-style-name="Not Applicable" calcext:value="=&quot;N/A&quot;" calcext:base-cell-address="'Yakindu SCT Testcase 11 - Operations'.F21"/>
          </calcext:conditional-format>
          <calcext:conditional-format calcext:target-range-address="'Yakindu SCT Testcase 11 - Operations'.F22:'Yakindu SCT Testcase 11 - Operations'.F22">
            <calcext:condition calcext:apply-style-name="FAILED" calcext:value="=&quot;FAILED&quot;" calcext:base-cell-address="'Yakindu SCT Testcase 11 - Operations'.F22"/>
            <calcext:condition calcext:apply-style-name="SUCCEDED" calcext:value="=&quot;SUCCEDED&quot;" calcext:base-cell-address="'Yakindu SCT Testcase 11 - Operations'.F22"/>
            <calcext:condition calcext:apply-style-name="OPEN" calcext:value="=&quot;OPEN&quot;" calcext:base-cell-address="'Yakindu SCT Testcase 11 - Operations'.F22"/>
            <calcext:condition calcext:apply-style-name="Not Applicable" calcext:value="=&quot;N/A&quot;" calcext:base-cell-address="'Yakindu SCT Testcase 11 - Operations'.F22"/>
          </calcext:conditional-format>
        </calcext:conditional-formats>
      </table:table>
      <table:table table:name="Yakindu SCT Testcase 12 - Refactoring" table:style-name="ta1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56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7 of 7 open" calcext:value-type="string">
            <text:p>Incomplete: 7 of 7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57" table:formula="of:=COUNTIF([.F15:.F100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4" calcext:value-type="date">
            <text:p>2016-04-04</text:p>
          </table:table-cell>
          <table:table-cell table:number-columns-repeated="1021"/>
        </table:table-row>
        <table:table-row table:style-name="ro37">
          <table:table-cell/>
          <table:table-cell table:style-name="ce2"/>
          <table:table-cell table:number-columns-repeated="1022"/>
        </table:table-row>
        <table:table-row table:style-name="ro37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37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37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37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37">
          <table:table-cell table:number-columns-repeated="1024"/>
        </table:table-row>
        <table:table-row table:style-name="ro30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37">
          <table:table-cell table:number-columns-repeated="1024"/>
        </table:table-row>
        <table:table-row table:style-name="ro37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42">
          <table:table-cell table:style-name="ce88" office:value-type="string" calcext:value-type="string">
            <text:p>T12.1</text:p>
          </table:table-cell>
          <table:table-cell table:style-name="ce100" office:value-type="string" calcext:value-type="string">
            <text:p>Group States Into Composite</text:p>
          </table:table-cell>
          <table:table-cell table:style-name="ce88" office:value-type="string" calcext:value-type="string">
            <text:p>T2.6</text:p>
          </table:table-cell>
          <table:table-cell table:style-name="ce91" office:value-type="string" calcext:value-type="string">
            <text:p>Select all states</text:p>
            <text:p>Right click → Refactor → Group States Into Composite</text:p>
            <text:p>Rename the new composite state “LightSwitch”</text:p>
          </table:table-cell>
          <table:table-cell table:style-name="ce92" office:value-type="string" calcext:value-type="string">
            <text:p>No specification errors should appear</text:p>
            <text:p>The states are wrapped in a compostite state named “LightSwitch”</text:p>
            <text:p/>
          </table:table-cell>
          <table:table-cell table:style-name="ce158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39">
          <table:table-cell table:style-name="ce88" office:value-type="string" calcext:value-type="string">
            <text:p>T12.1.1</text:p>
          </table:table-cell>
          <table:table-cell table:style-name="ce100" office:value-type="string" calcext:value-type="string">
            <text:p>Simulate</text:p>
          </table:table-cell>
          <table:table-cell table:style-name="ce88" office:value-type="string" calcext:value-type="string">
            <text:p>T12.1</text:p>
          </table:table-cell>
          <table:table-cell table:style-name="ce91" office:value-type="string" calcext:value-type="string">
            <text:p>Run simulation</text:p>
          </table:table-cell>
          <table:table-cell table:style-name="ce92" office:value-type="string" calcext:value-type="string">
            <text:p>Behavior should be the same as before re-factoring</text:p>
          </table:table-cell>
          <table:table-cell table:style-name="ce159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34">
          <table:table-cell table:style-name="ce14" office:value-type="string" calcext:value-type="string">
            <text:p>T12.2</text:p>
          </table:table-cell>
          <table:table-cell table:style-name="ce14" office:value-type="string" calcext:value-type="string">
            <text:p>Extract Subdiagram</text:p>
          </table:table-cell>
          <table:table-cell table:style-name="ce14" office:value-type="string" calcext:value-type="string">
            <text:p>T12.1</text:p>
          </table:table-cell>
          <table:table-cell table:style-name="ce29" office:value-type="string" calcext:value-type="string">
            <text:p>Select composite state “LightSwitch”</text:p>
            <text:p>Right click → Refactor → 'Extract Subdiagram'</text:p>
            <text:p>Hoover over the 'sub diagram' – decorator</text:p>
            <text:p>Click on the 'sub diagram' – decorator in the lower right corner to open the subdiagram.</text:p>
          </table:table-cell>
          <table:table-cell table:style-name="ce92" office:value-type="string" calcext:value-type="string">
            <text:p>No specification errors should appear</text:p>
            <text:p>hoover→ preview image of the sub diagram is displayed</text:p>
            <text:p>Click → sub diagram opens in a additional editor tab</text:p>
            <text:p/>
          </table:table-cell>
          <table:table-cell table:style-name="ce160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39">
          <table:table-cell table:style-name="ce88" office:value-type="string" calcext:value-type="string">
            <text:p>T12.2.1</text:p>
          </table:table-cell>
          <table:table-cell table:style-name="ce100" office:value-type="string" calcext:value-type="string">
            <text:p>Simulate</text:p>
          </table:table-cell>
          <table:table-cell table:style-name="ce88" office:value-type="string" calcext:value-type="string">
            <text:p>T12.2</text:p>
          </table:table-cell>
          <table:table-cell table:style-name="ce91" office:value-type="string" calcext:value-type="string">
            <text:p>Run simulation</text:p>
          </table:table-cell>
          <table:table-cell table:style-name="ce92" office:value-type="string" calcext:value-type="string">
            <text:p>Behavior should be the same as before re-factoring</text:p>
          </table:table-cell>
          <table:table-cell table:style-name="ce161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42">
          <table:table-cell table:style-name="ce14" office:value-type="string" calcext:value-type="string">
            <text:p>T12.3</text:p>
          </table:table-cell>
          <table:table-cell table:style-name="ce14" office:value-type="string" calcext:value-type="string">
            <text:p>Inline Subdiagram</text:p>
          </table:table-cell>
          <table:table-cell table:style-name="ce14" office:value-type="string" calcext:value-type="string">
            <text:p>T12.2</text:p>
          </table:table-cell>
          <table:table-cell table:style-name="ce29" office:value-type="string" calcext:value-type="string">
            <text:p>Select “LightSwitch” sate in staircase.sct</text:p>
            <text:p>Right click → Refactor → Inline Subdiagram</text:p>
            <text:p/>
          </table:table-cell>
          <table:table-cell table:style-name="ce92" office:value-type="string" calcext:value-type="string">
            <text:p>No specification errors should appear</text:p>
            <text:p>The subdiagram view is closed</text:p>
            <text:p>The 'LightOn' and 'LightOff' state are wrapped in the 'LightSwitch' state.</text:p>
          </table:table-cell>
          <table:table-cell table:style-name="ce162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39">
          <table:table-cell table:style-name="ce88" office:value-type="string" calcext:value-type="string">
            <text:p>T12.3.1</text:p>
          </table:table-cell>
          <table:table-cell table:style-name="ce100" office:value-type="string" calcext:value-type="string">
            <text:p>Simulate</text:p>
          </table:table-cell>
          <table:table-cell table:style-name="ce88" office:value-type="string" calcext:value-type="string">
            <text:p>T12.3</text:p>
          </table:table-cell>
          <table:table-cell table:style-name="ce91" office:value-type="string" calcext:value-type="string">
            <text:p>Run simulation</text:p>
          </table:table-cell>
          <table:table-cell table:style-name="ce92" office:value-type="string" calcext:value-type="string">
            <text:p>Behavior should be the same as before re-factoring</text:p>
          </table:table-cell>
          <table:table-cell table:style-name="ce163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43">
          <table:table-cell table:style-name="ce14" office:value-type="string" calcext:value-type="string">
            <text:p>T12.4</text:p>
          </table:table-cell>
          <table:table-cell table:style-name="ce14" office:value-type="string" calcext:value-type="string">
            <text:p>Toggle Alignment</text:p>
          </table:table-cell>
          <table:table-cell table:style-name="ce14"/>
          <table:table-cell table:style-name="ce29" office:value-type="string" calcext:value-type="string">
            <text:p>Create a new Statechart and delete the created state.</text:p>
            <text:p>Add a “orthogonal State” (Composite state derivative).</text:p>
            <text:p>Ignore the errors.</text:p>
            <text:p>Rightclick on the state and press “toggle subregion alignment” in the shown context menu.</text:p>
            <text:p>Do it again.</text:p>
            <text:p/>
          </table:table-cell>
          <table:table-cell table:style-name="ce29" office:value-type="string" calcext:value-type="string">
            <text:p>The alignment of the states should have changed his alignment and back after you did it the second time.</text:p>
          </table:table-cell>
          <table:table-cell table:style-name="ce164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44" table:number-rows-repeated="16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37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37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37" table:number-rows-repeated="65483">
          <table:table-cell table:number-columns-repeated="1024"/>
        </table:table-row>
        <table:table-row table:style-name="ro37">
          <table:table-cell table:number-columns-repeated="1024"/>
        </table:table-row>
        <calcext:conditional-formats>
          <calcext:conditional-format calcext:target-range-address="'Yakindu SCT Testcase 12 - Refactoring'.C1:'Yakindu SCT Testcase 12 - Refactoring'.C1">
            <calcext:condition calcext:apply-style-name="Complete" calcext:value="=&quot;Complete&quot;" calcext:base-cell-address="'Yakindu SCT Testcase 12 - Refactoring'.C1"/>
          </calcext:conditional-format>
          <calcext:conditional-format calcext:target-range-address="'Yakindu SCT Testcase 12 - Refactoring'.C2:'Yakindu SCT Testcase 12 - Refactoring'.C2">
            <calcext:condition calcext:apply-style-name="ERRORS" calcext:value="&gt;0" calcext:base-cell-address="'Yakindu SCT Testcase 12 - Refactoring'.C2"/>
          </calcext:conditional-format>
          <calcext:conditional-format calcext:target-range-address="'Yakindu SCT Testcase 12 - Refactoring'.F16:'Yakindu SCT Testcase 12 - Refactoring'.F16">
            <calcext:condition calcext:apply-style-name="FAILED" calcext:value="=&quot;FAILED&quot;" calcext:base-cell-address="'Yakindu SCT Testcase 12 - Refactoring'.F16"/>
            <calcext:condition calcext:apply-style-name="SUCCEDED" calcext:value="=&quot;SUCCEDED&quot;" calcext:base-cell-address="'Yakindu SCT Testcase 12 - Refactoring'.F16"/>
            <calcext:condition calcext:apply-style-name="OPEN" calcext:value="=&quot;OPEN&quot;" calcext:base-cell-address="'Yakindu SCT Testcase 12 - Refactoring'.F16"/>
            <calcext:condition calcext:apply-style-name="Not Applicable" calcext:value="=&quot;N/A&quot;" calcext:base-cell-address="'Yakindu SCT Testcase 12 - Refactoring'.F16"/>
          </calcext:conditional-format>
          <calcext:conditional-format calcext:target-range-address="'Yakindu SCT Testcase 12 - Refactoring'.F17:'Yakindu SCT Testcase 12 - Refactoring'.F17">
            <calcext:condition calcext:apply-style-name="FAILED" calcext:value="=&quot;FAILED&quot;" calcext:base-cell-address="'Yakindu SCT Testcase 12 - Refactoring'.F17"/>
            <calcext:condition calcext:apply-style-name="SUCCEDED" calcext:value="=&quot;SUCCEDED&quot;" calcext:base-cell-address="'Yakindu SCT Testcase 12 - Refactoring'.F17"/>
            <calcext:condition calcext:apply-style-name="OPEN" calcext:value="=&quot;OPEN&quot;" calcext:base-cell-address="'Yakindu SCT Testcase 12 - Refactoring'.F17"/>
            <calcext:condition calcext:apply-style-name="Not Applicable" calcext:value="=&quot;N/A&quot;" calcext:base-cell-address="'Yakindu SCT Testcase 12 - Refactoring'.F17"/>
          </calcext:conditional-format>
          <calcext:conditional-format calcext:target-range-address="'Yakindu SCT Testcase 12 - Refactoring'.F18:'Yakindu SCT Testcase 12 - Refactoring'.F18">
            <calcext:condition calcext:apply-style-name="FAILED" calcext:value="=&quot;FAILED&quot;" calcext:base-cell-address="'Yakindu SCT Testcase 12 - Refactoring'.F18"/>
            <calcext:condition calcext:apply-style-name="SUCCEDED" calcext:value="=&quot;SUCCEDED&quot;" calcext:base-cell-address="'Yakindu SCT Testcase 12 - Refactoring'.F18"/>
            <calcext:condition calcext:apply-style-name="OPEN" calcext:value="=&quot;OPEN&quot;" calcext:base-cell-address="'Yakindu SCT Testcase 12 - Refactoring'.F18"/>
            <calcext:condition calcext:apply-style-name="Not Applicable" calcext:value="=&quot;N/A&quot;" calcext:base-cell-address="'Yakindu SCT Testcase 12 - Refactoring'.F18"/>
          </calcext:conditional-format>
          <calcext:conditional-format calcext:target-range-address="'Yakindu SCT Testcase 12 - Refactoring'.F19:'Yakindu SCT Testcase 12 - Refactoring'.F19">
            <calcext:condition calcext:apply-style-name="FAILED" calcext:value="=&quot;FAILED&quot;" calcext:base-cell-address="'Yakindu SCT Testcase 12 - Refactoring'.F19"/>
            <calcext:condition calcext:apply-style-name="SUCCEDED" calcext:value="=&quot;SUCCEDED&quot;" calcext:base-cell-address="'Yakindu SCT Testcase 12 - Refactoring'.F19"/>
            <calcext:condition calcext:apply-style-name="OPEN" calcext:value="=&quot;OPEN&quot;" calcext:base-cell-address="'Yakindu SCT Testcase 12 - Refactoring'.F19"/>
            <calcext:condition calcext:apply-style-name="Not Applicable" calcext:value="=&quot;N/A&quot;" calcext:base-cell-address="'Yakindu SCT Testcase 12 - Refactoring'.F19"/>
          </calcext:conditional-format>
          <calcext:conditional-format calcext:target-range-address="'Yakindu SCT Testcase 12 - Refactoring'.F20:'Yakindu SCT Testcase 12 - Refactoring'.F20">
            <calcext:condition calcext:apply-style-name="FAILED" calcext:value="=&quot;FAILED&quot;" calcext:base-cell-address="'Yakindu SCT Testcase 12 - Refactoring'.F20"/>
            <calcext:condition calcext:apply-style-name="SUCCEDED" calcext:value="=&quot;SUCCEDED&quot;" calcext:base-cell-address="'Yakindu SCT Testcase 12 - Refactoring'.F20"/>
            <calcext:condition calcext:apply-style-name="OPEN" calcext:value="=&quot;OPEN&quot;" calcext:base-cell-address="'Yakindu SCT Testcase 12 - Refactoring'.F20"/>
            <calcext:condition calcext:apply-style-name="Not Applicable" calcext:value="=&quot;N/A&quot;" calcext:base-cell-address="'Yakindu SCT Testcase 12 - Refactoring'.F20"/>
          </calcext:conditional-format>
          <calcext:conditional-format calcext:target-range-address="'Yakindu SCT Testcase 12 - Refactoring'.F21:'Yakindu SCT Testcase 12 - Refactoring'.F21">
            <calcext:condition calcext:apply-style-name="FAILED" calcext:value="=&quot;FAILED&quot;" calcext:base-cell-address="'Yakindu SCT Testcase 12 - Refactoring'.F21"/>
            <calcext:condition calcext:apply-style-name="SUCCEDED" calcext:value="=&quot;SUCCEDED&quot;" calcext:base-cell-address="'Yakindu SCT Testcase 12 - Refactoring'.F21"/>
            <calcext:condition calcext:apply-style-name="OPEN" calcext:value="=&quot;OPEN&quot;" calcext:base-cell-address="'Yakindu SCT Testcase 12 - Refactoring'.F21"/>
            <calcext:condition calcext:apply-style-name="Not Applicable" calcext:value="=&quot;N/A&quot;" calcext:base-cell-address="'Yakindu SCT Testcase 12 - Refactoring'.F21"/>
          </calcext:conditional-format>
          <calcext:conditional-format calcext:target-range-address="'Yakindu SCT Testcase 12 - Refactoring'.F22:'Yakindu SCT Testcase 12 - Refactoring'.F22">
            <calcext:condition calcext:apply-style-name="FAILED" calcext:value="=&quot;FAILED&quot;" calcext:base-cell-address="'Yakindu SCT Testcase 12 - Refactoring'.F22"/>
            <calcext:condition calcext:apply-style-name="SUCCEDED" calcext:value="=&quot;SUCCEDED&quot;" calcext:base-cell-address="'Yakindu SCT Testcase 12 - Refactoring'.F22"/>
            <calcext:condition calcext:apply-style-name="OPEN" calcext:value="=&quot;OPEN&quot;" calcext:base-cell-address="'Yakindu SCT Testcase 12 - Refactoring'.F22"/>
            <calcext:condition calcext:apply-style-name="Not Applicable" calcext:value="=&quot;N/A&quot;" calcext:base-cell-address="'Yakindu SCT Testcase 12 - Refactoring'.F22"/>
          </calcext:conditional-format>
        </calcext:conditional-formats>
      </table:table>
      <table:table table:name="Yakindu SCT Testcase 13 - State Templates" table:style-name="ta1">
        <office:forms form:automatic-focus="false" form:apply-design-mode="false"/>
        <table:table-column table:style-name="co32" table:default-cell-style-name="Default"/>
        <table:table-column table:style-name="co12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66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3 of 3 open" calcext:value-type="string">
            <text:p>Incomplete: 3 of 3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67" table:formula="of:=COUNTIF([.F16:.F101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4" calcext:value-type="date">
            <text:p>2016-04-04</text:p>
          </table:table-cell>
          <table:table-cell table:number-columns-repeated="1021"/>
        </table:table-row>
        <table:table-row table:style-name="ro37">
          <table:table-cell/>
          <table:table-cell table:style-name="ce2"/>
          <table:table-cell table:number-columns-repeated="1022"/>
        </table:table-row>
        <table:table-row table:style-name="ro37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37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37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37">
          <table:table-cell table:number-columns-repeated="1024"/>
        </table:table-row>
        <table:table-row table:style-name="ro45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37">
          <table:table-cell table:number-columns-repeated="1024"/>
        </table:table-row>
        <table:table-row table:style-name="ro46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47">
          <table:table-cell table:style-name="ce165" office:value-type="string" calcext:value-type="string">
            <text:p>T13.1</text:p>
          </table:table-cell>
          <table:table-cell table:style-name="ce100" office:value-type="string" calcext:value-type="string">
            <text:p>State Templates available</text:p>
          </table:table-cell>
          <table:table-cell table:style-name="ce88"/>
          <table:table-cell table:style-name="ce91" office:value-type="string" calcext:value-type="string">
            <text:p>Select a state ans hit CTRL + space</text:p>
          </table:table-cell>
          <table:table-cell table:style-name="ce92" office:value-type="string" calcext:value-type="string">
            <text:p>A completion window should appear with the following entries: Add subregion, Add outgoing state</text:p>
          </table:table-cell>
          <table:table-cell table:style-name="ce168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42">
          <table:table-cell table:style-name="ce88" office:value-type="string" calcext:value-type="string">
            <text:p>T13.2</text:p>
          </table:table-cell>
          <table:table-cell table:style-name="ce100" office:value-type="string" calcext:value-type="string">
            <text:p>Add composite behaviour</text:p>
          </table:table-cell>
          <table:table-cell table:style-name="ce88"/>
          <table:table-cell table:style-name="ce91" office:value-type="string" calcext:value-type="string">
            <text:p>Execute the ' Add subregion' template</text:p>
          </table:table-cell>
          <table:table-cell table:style-name="ce92" office:value-type="string" calcext:value-type="string">
            <text:p>A subregion should be added to the selected state with an entry, a transition and a substate. The states bounds should enlarge so that the whole content is shown</text:p>
          </table:table-cell>
          <table:table-cell table:style-name="ce169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48">
          <table:table-cell table:style-name="ce14" office:value-type="string" calcext:value-type="string">
            <text:p>T13.3</text:p>
          </table:table-cell>
          <table:table-cell table:style-name="ce14" office:value-type="string" calcext:value-type="string">
            <text:p>Add orthogonal behavior</text:p>
          </table:table-cell>
          <table:table-cell table:style-name="ce14"/>
          <table:table-cell table:style-name="ce91" office:value-type="string" calcext:value-type="string">
            <text:p>Execute the <text:s/>'Add outgoing state' template</text:p>
          </table:table-cell>
          <table:table-cell table:style-name="ce92" office:value-type="string" calcext:value-type="string">
            <text:p>A new state should be added. A transition should be drawn from the selected state to the new state.</text:p>
          </table:table-cell>
          <table:table-cell table:style-name="ce170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">
          <table:table-cell table:style-name="ce88"/>
          <table:table-cell table:style-name="ce100"/>
          <table:table-cell table:style-name="ce88"/>
          <table:table-cell table:style-name="ce91"/>
          <table:table-cell table:style-name="ce92"/>
          <table:table-cell table:style-name="ce171" table:content-validation-name="val1"/>
          <table:table-cell table:style-name="ce91"/>
          <table:table-cell table:style-name="ce99" table:number-columns-repeated="1017"/>
        </table:table-row>
        <table:table-row table:style-name="ro1">
          <table:table-cell table:style-name="ce14" table:number-columns-repeated="3"/>
          <table:table-cell table:style-name="ce29"/>
          <table:table-cell table:style-name="ce92"/>
          <table:table-cell table:style-name="ce172" table:content-validation-name="val1"/>
          <table:table-cell table:style-name="ce29"/>
          <table:table-cell table:style-name="ce42" table:number-columns-repeated="1017"/>
        </table:table-row>
        <table:table-row table:style-name="ro1">
          <table:table-cell table:style-name="ce88"/>
          <table:table-cell table:style-name="ce100"/>
          <table:table-cell table:style-name="ce88"/>
          <table:table-cell table:style-name="ce91"/>
          <table:table-cell table:style-name="ce92"/>
          <table:table-cell table:style-name="ce173" table:content-validation-name="val1"/>
          <table:table-cell table:style-name="ce91"/>
          <table:table-cell table:style-name="ce99" table:number-columns-repeated="1017"/>
        </table:table-row>
        <table:table-row table:style-name="ro44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4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1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44" table:number-rows-repeated="1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37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37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37" table:number-rows-repeated="65483">
          <table:table-cell table:number-columns-repeated="1024"/>
        </table:table-row>
        <table:table-row table:style-name="ro37">
          <table:table-cell table:number-columns-repeated="1024"/>
        </table:table-row>
        <calcext:conditional-formats>
          <calcext:conditional-format calcext:target-range-address="'Yakindu SCT Testcase 13 - State Templates'.C1:'Yakindu SCT Testcase 13 - State Templates'.C1">
            <calcext:condition calcext:apply-style-name="Complete" calcext:value="=&quot;Complete&quot;" calcext:base-cell-address="'Yakindu SCT Testcase 13 - State Templates'.C1"/>
          </calcext:conditional-format>
          <calcext:conditional-format calcext:target-range-address="'Yakindu SCT Testcase 13 - State Templates'.C2:'Yakindu SCT Testcase 13 - State Templates'.C2">
            <calcext:condition calcext:apply-style-name="ERRORS" calcext:value="&gt;0" calcext:base-cell-address="'Yakindu SCT Testcase 13 - State Templates'.C2"/>
          </calcext:conditional-format>
          <calcext:conditional-format calcext:target-range-address="'Yakindu SCT Testcase 13 - State Templates'.F16:'Yakindu SCT Testcase 13 - State Templates'.F16">
            <calcext:condition calcext:apply-style-name="FAILED" calcext:value="=&quot;FAILED&quot;" calcext:base-cell-address="'Yakindu SCT Testcase 13 - State Templates'.F16"/>
            <calcext:condition calcext:apply-style-name="SUCCEDED" calcext:value="=&quot;SUCCEDED&quot;" calcext:base-cell-address="'Yakindu SCT Testcase 13 - State Templates'.F16"/>
            <calcext:condition calcext:apply-style-name="OPEN" calcext:value="=&quot;OPEN&quot;" calcext:base-cell-address="'Yakindu SCT Testcase 13 - State Templates'.F16"/>
            <calcext:condition calcext:apply-style-name="Not Applicable" calcext:value="=&quot;N/A&quot;" calcext:base-cell-address="'Yakindu SCT Testcase 13 - State Templates'.F16"/>
          </calcext:conditional-format>
          <calcext:conditional-format calcext:target-range-address="'Yakindu SCT Testcase 13 - State Templates'.F17:'Yakindu SCT Testcase 13 - State Templates'.F17">
            <calcext:condition calcext:apply-style-name="FAILED" calcext:value="=&quot;FAILED&quot;" calcext:base-cell-address="'Yakindu SCT Testcase 13 - State Templates'.F17"/>
            <calcext:condition calcext:apply-style-name="SUCCEDED" calcext:value="=&quot;SUCCEDED&quot;" calcext:base-cell-address="'Yakindu SCT Testcase 13 - State Templates'.F17"/>
            <calcext:condition calcext:apply-style-name="OPEN" calcext:value="=&quot;OPEN&quot;" calcext:base-cell-address="'Yakindu SCT Testcase 13 - State Templates'.F17"/>
            <calcext:condition calcext:apply-style-name="Not Applicable" calcext:value="=&quot;N/A&quot;" calcext:base-cell-address="'Yakindu SCT Testcase 13 - State Templates'.F17"/>
          </calcext:conditional-format>
          <calcext:conditional-format calcext:target-range-address="'Yakindu SCT Testcase 13 - State Templates'.F18:'Yakindu SCT Testcase 13 - State Templates'.F18">
            <calcext:condition calcext:apply-style-name="FAILED" calcext:value="=&quot;FAILED&quot;" calcext:base-cell-address="'Yakindu SCT Testcase 13 - State Templates'.F18"/>
            <calcext:condition calcext:apply-style-name="SUCCEDED" calcext:value="=&quot;SUCCEDED&quot;" calcext:base-cell-address="'Yakindu SCT Testcase 13 - State Templates'.F18"/>
            <calcext:condition calcext:apply-style-name="OPEN" calcext:value="=&quot;OPEN&quot;" calcext:base-cell-address="'Yakindu SCT Testcase 13 - State Templates'.F18"/>
            <calcext:condition calcext:apply-style-name="Not Applicable" calcext:value="=&quot;N/A&quot;" calcext:base-cell-address="'Yakindu SCT Testcase 13 - State Templates'.F18"/>
          </calcext:conditional-format>
          <calcext:conditional-format calcext:target-range-address="'Yakindu SCT Testcase 13 - State Templates'.F19:'Yakindu SCT Testcase 13 - State Templates'.F19">
            <calcext:condition calcext:apply-style-name="FAILED" calcext:value="=&quot;FAILED&quot;" calcext:base-cell-address="'Yakindu SCT Testcase 13 - State Templates'.F19"/>
            <calcext:condition calcext:apply-style-name="SUCCEDED" calcext:value="=&quot;SUCCEDED&quot;" calcext:base-cell-address="'Yakindu SCT Testcase 13 - State Templates'.F19"/>
            <calcext:condition calcext:apply-style-name="Not Applicable" calcext:value="=&quot;N/A&quot;" calcext:base-cell-address="'Yakindu SCT Testcase 13 - State Templates'.F19"/>
          </calcext:conditional-format>
          <calcext:conditional-format calcext:target-range-address="'Yakindu SCT Testcase 13 - State Templates'.F20:'Yakindu SCT Testcase 13 - State Templates'.F20">
            <calcext:condition calcext:apply-style-name="FAILED" calcext:value="=&quot;FAILED&quot;" calcext:base-cell-address="'Yakindu SCT Testcase 13 - State Templates'.F20"/>
            <calcext:condition calcext:apply-style-name="SUCCEDED" calcext:value="=&quot;SUCCEDED&quot;" calcext:base-cell-address="'Yakindu SCT Testcase 13 - State Templates'.F20"/>
            <calcext:condition calcext:apply-style-name="Not Applicable" calcext:value="=&quot;N/A&quot;" calcext:base-cell-address="'Yakindu SCT Testcase 13 - State Templates'.F20"/>
          </calcext:conditional-format>
          <calcext:conditional-format calcext:target-range-address="'Yakindu SCT Testcase 13 - State Templates'.F21:'Yakindu SCT Testcase 13 - State Templates'.F21">
            <calcext:condition calcext:apply-style-name="FAILED" calcext:value="=&quot;FAILED&quot;" calcext:base-cell-address="'Yakindu SCT Testcase 13 - State Templates'.F21"/>
            <calcext:condition calcext:apply-style-name="SUCCEDED" calcext:value="=&quot;SUCCEDED&quot;" calcext:base-cell-address="'Yakindu SCT Testcase 13 - State Templates'.F21"/>
            <calcext:condition calcext:apply-style-name="Not Applicable" calcext:value="=&quot;N/A&quot;" calcext:base-cell-address="'Yakindu SCT Testcase 13 - State Templates'.F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Tahoma" svg:font-family="Tahoma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n" fo:country="U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ILED" style:family="table-cell" style:parent-style-name="Status">
      <style:table-cell-properties fo:background-color="#ff0000"/>
    </style:style>
    <style:style style:name="SUCCEDED" style:family="table-cell" style:parent-style-name="Status">
      <style:table-cell-properties fo:background-color="#008000"/>
    </style:style>
    <style:style style:name="Not_20_Applicable" style:display-name="Not Applicable" style:family="table-cell" style:parent-style-name="Status">
      <style:table-cell-properties fo:background-color="#00ffff"/>
    </style:style>
    <style:style style:name="Status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Status_5f_Summary" style:display-name="Status_Summary" style:family="table-cell" style:parent-style-name="Default"/>
    <style:style style:name="Complete" style:family="table-cell" style:parent-style-name="Status_5f_Summary">
      <style:table-cell-properties fo:background-color="transparent"/>
      <style:text-properties fo:color="#008000"/>
    </style:style>
    <style:style style:name="ERRORS" style:family="table-cell" style:parent-style-name="Status_5f_Summary">
      <style:text-properties fo:color="#ff0000"/>
    </style:style>
    <style:style style:name="OPEN" style:family="table-cell" style:parent-style-name="Status">
      <style:table-cell-properties fo:background-color="#ffff00"/>
    </style:style>
    <style:style style:name="Incomplete" style:family="table-cell" style:parent-style-name="Status_5f_Summary">
      <style:text-properties fo:color="#ff950e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0.00.0000</text:date>, <text:time style:data-style-name="N2" text:time-value="10:43:39.34049673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ühlbrandt</meta:initial-creator>
    <meta:creation-date>2012-01-13T15:08:34</meta:creation-date>
    <dc:date>2016-04-04T10:52:35.006942851</dc:date>
    <meta:editing-duration>P2DT23H49M26S</meta:editing-duration>
    <meta:editing-cycles>325</meta:editing-cycles>
    <meta:generator>LibreOffice/5.0.4.2$Linux_X86_64 LibreOffice_project/00m0$Build-2</meta:generator>
    <meta:printed-by>Markus Mühlbrandt</meta:printed-by>
    <meta:print-date>2012-12-17T08:14:54</meta:print-date>
    <dc:creator>Rainer Klute</dc:creator>
    <meta:document-statistic meta:table-count="14" meta:cell-count="954" meta:object-count="0"/>
  </office:meta>
</office:document-meta>
</file>